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1-06 22:19:09</text:p>
          </table:table-cell>
          <table:table-cell office:value-type="float" office:value="10364400" calcext:value-type="float">
            <text:p>10364400</text:p>
          </table:table-cell>
          <table:table-cell office:value-type="float" office:value="7424" calcext:value-type="float">
            <text:p>74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672736" calcext:value-type="float">
            <text:p>5672736</text:p>
          </table:table-cell>
          <table:table-cell office:value-type="float" office:value="33132" calcext:value-type="float">
            <text:p>33132</text:p>
          </table:table-cell>
          <table:table-cell office:value-type="float" office:value="9784" calcext:value-type="float">
            <text:p>9784</text:p>
          </table:table-cell>
          <table:table-cell office:value-type="float" office:value="23348" calcext:value-type="float">
            <text:p>23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4480" calcext:value-type="float">
            <text:p>4480</text:p>
          </table:table-cell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1-06 22:19:10</text:p>
          </table:table-cell>
          <table:table-cell office:value-type="float" office:value="10306476" calcext:value-type="float">
            <text:p>103064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0676" calcext:value-type="float">
            <text:p>6080676</text:p>
          </table:table-cell>
          <table:table-cell office:value-type="float" office:value="95144" calcext:value-type="float">
            <text:p>95144</text:p>
          </table:table-cell>
          <table:table-cell office:value-type="float" office:value="59304" calcext:value-type="float">
            <text:p>59304</text:p>
          </table:table-cell>
          <table:table-cell office:value-type="float" office:value="35840" calcext:value-type="float">
            <text:p>35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0464" calcext:value-type="float">
            <text:p>190464</text:p>
          </table:table-cell>
          <table:table-cell office:value-type="float" office:value="22807" calcext:value-type="float">
            <text:p>22807</text:p>
          </table:table-cell>
          <table:table-cell office:value-type="float" office:value="13952" calcext:value-type="float">
            <text:p>13952</text:p>
          </table:table-cell>
          <table:table-cell office:value-type="float" office:value="11717" calcext:value-type="float">
            <text:p>11717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1296" calcext:value-type="float">
            <text:p>21296</text:p>
          </table:table-cell>
          <table:table-cell office:value-type="float" office:value="8768" calcext:value-type="float">
            <text:p>87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11</text:p>
          </table:table-cell>
          <table:table-cell office:value-type="float" office:value="10199652" calcext:value-type="float">
            <text:p>101996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2724" calcext:value-type="float">
            <text:p>6082724</text:p>
          </table:table-cell>
          <table:table-cell office:value-type="float" office:value="218532" calcext:value-type="float">
            <text:p>218532</text:p>
          </table:table-cell>
          <table:table-cell office:value-type="float" office:value="182692" calcext:value-type="float">
            <text:p>182692</text:p>
          </table:table-cell>
          <table:table-cell office:value-type="float" office:value="35840" calcext:value-type="float">
            <text:p>35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0464" calcext:value-type="float">
            <text:p>190464</text:p>
          </table:table-cell>
          <table:table-cell office:value-type="float" office:value="34653" calcext:value-type="float">
            <text:p>34653</text:p>
          </table:table-cell>
          <table:table-cell office:value-type="float" office:value="14976" calcext:value-type="float">
            <text:p>14976</text:p>
          </table:table-cell>
          <table:table-cell office:value-type="float" office:value="12758" calcext:value-type="float">
            <text:p>12758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1296" calcext:value-type="float">
            <text:p>21296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12</text:p>
          </table:table-cell>
          <table:table-cell office:value-type="float" office:value="10296148" calcext:value-type="float">
            <text:p>102961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2724" calcext:value-type="float">
            <text:p>6082724</text:p>
          </table:table-cell>
          <table:table-cell office:value-type="float" office:value="105624" calcext:value-type="float">
            <text:p>105624</text:p>
          </table:table-cell>
          <table:table-cell office:value-type="float" office:value="69648" calcext:value-type="float">
            <text:p>69648</text:p>
          </table:table-cell>
          <table:table-cell office:value-type="float" office:value="35976" calcext:value-type="float">
            <text:p>3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435" calcext:value-type="float">
            <text:p>4435</text:p>
          </table:table-cell>
          <table:table-cell office:value-type="float" office:value="14976" calcext:value-type="float">
            <text:p>14976</text:p>
          </table:table-cell>
          <table:table-cell office:value-type="float" office:value="13021" calcext:value-type="float">
            <text:p>1302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13</text:p>
          </table:table-cell>
          <table:table-cell office:value-type="float" office:value="10296024" calcext:value-type="float">
            <text:p>102960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2724" calcext:value-type="float">
            <text:p>6082724</text:p>
          </table:table-cell>
          <table:table-cell office:value-type="float" office:value="105624" calcext:value-type="float">
            <text:p>105624</text:p>
          </table:table-cell>
          <table:table-cell office:value-type="float" office:value="69648" calcext:value-type="float">
            <text:p>69648</text:p>
          </table:table-cell>
          <table:table-cell office:value-type="float" office:value="35976" calcext:value-type="float">
            <text:p>35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435" calcext:value-type="float">
            <text:p>4435</text:p>
          </table:table-cell>
          <table:table-cell office:value-type="float" office:value="14976" calcext:value-type="float">
            <text:p>14976</text:p>
          </table:table-cell>
          <table:table-cell office:value-type="float" office:value="13021" calcext:value-type="float">
            <text:p>1302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14</text:p>
          </table:table-cell>
          <table:table-cell office:value-type="float" office:value="10312520" calcext:value-type="float">
            <text:p>103125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2724" calcext:value-type="float">
            <text:p>6082724</text:p>
          </table:table-cell>
          <table:table-cell office:value-type="float" office:value="105624" calcext:value-type="float">
            <text:p>105624</text:p>
          </table:table-cell>
          <table:table-cell office:value-type="float" office:value="69648" calcext:value-type="float">
            <text:p>69648</text:p>
          </table:table-cell>
          <table:table-cell office:value-type="float" office:value="35976" calcext:value-type="float">
            <text:p>35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435" calcext:value-type="float">
            <text:p>4435</text:p>
          </table:table-cell>
          <table:table-cell office:value-type="float" office:value="14976" calcext:value-type="float">
            <text:p>14976</text:p>
          </table:table-cell>
          <table:table-cell office:value-type="float" office:value="13021" calcext:value-type="float">
            <text:p>1302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15</text:p>
          </table:table-cell>
          <table:table-cell office:value-type="float" office:value="10312396" calcext:value-type="float">
            <text:p>103123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2724" calcext:value-type="float">
            <text:p>6082724</text:p>
          </table:table-cell>
          <table:table-cell office:value-type="float" office:value="105624" calcext:value-type="float">
            <text:p>105624</text:p>
          </table:table-cell>
          <table:table-cell office:value-type="float" office:value="69648" calcext:value-type="float">
            <text:p>69648</text:p>
          </table:table-cell>
          <table:table-cell office:value-type="float" office:value="35976" calcext:value-type="float">
            <text:p>35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435" calcext:value-type="float">
            <text:p>4435</text:p>
          </table:table-cell>
          <table:table-cell office:value-type="float" office:value="14976" calcext:value-type="float">
            <text:p>14976</text:p>
          </table:table-cell>
          <table:table-cell office:value-type="float" office:value="13021" calcext:value-type="float">
            <text:p>1302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16</text:p>
          </table:table-cell>
          <table:table-cell office:value-type="float" office:value="10264784" calcext:value-type="float">
            <text:p>102647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7300" calcext:value-type="float">
            <text:p>6107300</text:p>
          </table:table-cell>
          <table:table-cell office:value-type="float" office:value="144868" calcext:value-type="float">
            <text:p>144868</text:p>
          </table:table-cell>
          <table:table-cell office:value-type="float" office:value="108856" calcext:value-type="float">
            <text:p>108856</text:p>
          </table:table-cell>
          <table:table-cell office:value-type="float" office:value="36012" calcext:value-type="float">
            <text:p>36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2909" calcext:value-type="float">
            <text:p>12909</text:p>
          </table:table-cell>
          <table:table-cell office:value-type="float" office:value="42188" calcext:value-type="float">
            <text:p>42188</text:p>
          </table:table-cell>
          <table:table-cell office:value-type="float" office:value="38453" calcext:value-type="float">
            <text:p>38453</text:p>
          </table:table-cell>
          <table:table-cell office:value-type="float" office:value="4096" calcext:value-type="float">
            <text:p>4096</text:p>
          </table:table-cell>
          <table:table-cell office:value-type="float" office:value="3134" calcext:value-type="float">
            <text:p>3134</text:p>
          </table:table-cell>
          <table:table-cell office:value-type="float" office:value="43008" calcext:value-type="float">
            <text:p>43008</text:p>
          </table:table-cell>
          <table:table-cell office:value-type="float" office:value="12032" calcext:value-type="float">
            <text:p>120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35" calcext:value-type="float">
            <text:p>235</text:p>
          </table:table-cell>
          <table:table-cell office:value-type="float" office:value="208" calcext:value-type="float">
            <text:p>208</text:p>
          </table:table-cell>
          <table:table-cell office:value-type="float" office:value="5336" calcext:value-type="float">
            <text:p>5336</text:p>
          </table:table-cell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17</text:p>
          </table:table-cell>
          <table:table-cell office:value-type="float" office:value="10168732" calcext:value-type="float">
            <text:p>101687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1268" calcext:value-type="float">
            <text:p>6191268</text:p>
          </table:table-cell>
          <table:table-cell office:value-type="float" office:value="241380" calcext:value-type="float">
            <text:p>241380</text:p>
          </table:table-cell>
          <table:table-cell office:value-type="float" office:value="205364" calcext:value-type="float">
            <text:p>205364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3009" calcext:value-type="float">
            <text:p>13009</text:p>
          </table:table-cell>
          <table:table-cell office:value-type="float" office:value="134604" calcext:value-type="float">
            <text:p>134604</text:p>
          </table:table-cell>
          <table:table-cell office:value-type="float" office:value="126043" calcext:value-type="float">
            <text:p>126043</text:p>
          </table:table-cell>
          <table:table-cell office:value-type="float" office:value="12544" calcext:value-type="float">
            <text:p>12544</text:p>
          </table:table-cell>
          <table:table-cell office:value-type="float" office:value="9433" calcext:value-type="float">
            <text:p>9433</text:p>
          </table:table-cell>
          <table:table-cell office:value-type="float" office:value="201728" calcext:value-type="float">
            <text:p>201728</text:p>
          </table:table-cell>
          <table:table-cell office:value-type="float" office:value="12032" calcext:value-type="float">
            <text:p>120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16" calcext:value-type="float">
            <text:p>316</text:p>
          </table:table-cell>
          <table:table-cell office:value-type="float" office:value="208" calcext:value-type="float">
            <text:p>208</text:p>
          </table:table-cell>
          <table:table-cell office:value-type="float" office:value="13445" calcext:value-type="float">
            <text:p>13445</text:p>
          </table:table-cell>
          <table:table-cell office:value-type="float" office:value="8109" calcext:value-type="float">
            <text:p>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18</text:p>
          </table:table-cell>
          <table:table-cell office:value-type="float" office:value="10080984" calcext:value-type="float">
            <text:p>100809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9332" calcext:value-type="float">
            <text:p>6279332</text:p>
          </table:table-cell>
          <table:table-cell office:value-type="float" office:value="336792" calcext:value-type="float">
            <text:p>336792</text:p>
          </table:table-cell>
          <table:table-cell office:value-type="float" office:value="300776" calcext:value-type="float">
            <text:p>300776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0493" calcext:value-type="float">
            <text:p>10493</text:p>
          </table:table-cell>
          <table:table-cell office:value-type="float" office:value="231756" calcext:value-type="float">
            <text:p>231756</text:p>
          </table:table-cell>
          <table:table-cell office:value-type="float" office:value="217972" calcext:value-type="float">
            <text:p>217972</text:p>
          </table:table-cell>
          <table:table-cell office:value-type="float" office:value="21376" calcext:value-type="float">
            <text:p>21376</text:p>
          </table:table-cell>
          <table:table-cell office:value-type="float" office:value="16044" calcext:value-type="float">
            <text:p>16044</text:p>
          </table:table-cell>
          <table:table-cell office:value-type="float" office:value="244820" calcext:value-type="float">
            <text:p>24482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1" calcext:value-type="float">
            <text:p>401</text:p>
          </table:table-cell>
          <table:table-cell office:value-type="float" office:value="208" calcext:value-type="float">
            <text:p>208</text:p>
          </table:table-cell>
          <table:table-cell office:value-type="float" office:value="21955" calcext:value-type="float">
            <text:p>21955</text:p>
          </table:table-cell>
          <table:table-cell office:value-type="float" office:value="8510" calcext:value-type="float">
            <text:p>8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19</text:p>
          </table:table-cell>
          <table:table-cell office:value-type="float" office:value="9988564" calcext:value-type="float">
            <text:p>99885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5348" calcext:value-type="float">
            <text:p>6365348</text:p>
          </table:table-cell>
          <table:table-cell office:value-type="float" office:value="428476" calcext:value-type="float">
            <text:p>428476</text:p>
          </table:table-cell>
          <table:table-cell office:value-type="float" office:value="392460" calcext:value-type="float">
            <text:p>392460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6380" calcext:value-type="float">
            <text:p>16380</text:p>
          </table:table-cell>
          <table:table-cell office:value-type="float" office:value="326484" calcext:value-type="float">
            <text:p>326484</text:p>
          </table:table-cell>
          <table:table-cell office:value-type="float" office:value="307367" calcext:value-type="float">
            <text:p>307367</text:p>
          </table:table-cell>
          <table:table-cell office:value-type="float" office:value="29952" calcext:value-type="float">
            <text:p>29952</text:p>
          </table:table-cell>
          <table:table-cell office:value-type="float" office:value="22473" calcext:value-type="float">
            <text:p>22473</text:p>
          </table:table-cell>
          <table:table-cell office:value-type="float" office:value="449420" calcext:value-type="float">
            <text:p>44942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4" calcext:value-type="float">
            <text:p>484</text:p>
          </table:table-cell>
          <table:table-cell office:value-type="float" office:value="208" calcext:value-type="float">
            <text:p>208</text:p>
          </table:table-cell>
          <table:table-cell office:value-type="float" office:value="30231" calcext:value-type="float">
            <text:p>30231</text:p>
          </table:table-cell>
          <table:table-cell office:value-type="float" office:value="8276" calcext:value-type="float">
            <text:p>8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0</text:p>
          </table:table-cell>
          <table:table-cell office:value-type="float" office:value="9901216" calcext:value-type="float">
            <text:p>99012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53412" calcext:value-type="float">
            <text:p>6453412</text:p>
          </table:table-cell>
          <table:table-cell office:value-type="float" office:value="515956" calcext:value-type="float">
            <text:p>515956</text:p>
          </table:table-cell>
          <table:table-cell office:value-type="float" office:value="479940" calcext:value-type="float">
            <text:p>479940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6844" calcext:value-type="float">
            <text:p>16844</text:p>
          </table:table-cell>
          <table:table-cell office:value-type="float" office:value="421716" calcext:value-type="float">
            <text:p>421716</text:p>
          </table:table-cell>
          <table:table-cell office:value-type="float" office:value="397308" calcext:value-type="float">
            <text:p>397308</text:p>
          </table:table-cell>
          <table:table-cell office:value-type="float" office:value="38656" calcext:value-type="float">
            <text:p>38656</text:p>
          </table:table-cell>
          <table:table-cell office:value-type="float" office:value="28942" calcext:value-type="float">
            <text:p>28942</text:p>
          </table:table-cell>
          <table:table-cell office:value-type="float" office:value="449420" calcext:value-type="float">
            <text:p>44942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67" calcext:value-type="float">
            <text:p>567</text:p>
          </table:table-cell>
          <table:table-cell office:value-type="float" office:value="208" calcext:value-type="float">
            <text:p>208</text:p>
          </table:table-cell>
          <table:table-cell office:value-type="float" office:value="38557" calcext:value-type="float">
            <text:p>38557</text:p>
          </table:table-cell>
          <table:table-cell office:value-type="float" office:value="8326" calcext:value-type="float">
            <text:p>8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1</text:p>
          </table:table-cell>
          <table:table-cell office:value-type="float" office:value="9843112" calcext:value-type="float">
            <text:p>98431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65440" calcext:value-type="float">
            <text:p>565440</text:p>
          </table:table-cell>
          <table:table-cell office:value-type="float" office:value="529424" calcext:value-type="float">
            <text:p>529424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786" calcext:value-type="float">
            <text:p>11786</text:p>
          </table:table-cell>
          <table:table-cell office:value-type="float" office:value="472404" calcext:value-type="float">
            <text:p>472404</text:p>
          </table:table-cell>
          <table:table-cell office:value-type="float" office:value="445116" calcext:value-type="float">
            <text:p>445116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4426" calcext:value-type="float">
            <text:p>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2</text:p>
          </table:table-cell>
          <table:table-cell office:value-type="float" office:value="9843112" calcext:value-type="float">
            <text:p>98431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65440" calcext:value-type="float">
            <text:p>565440</text:p>
          </table:table-cell>
          <table:table-cell office:value-type="float" office:value="529424" calcext:value-type="float">
            <text:p>52942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786" calcext:value-type="float">
            <text:p>11786</text:p>
          </table:table-cell>
          <table:table-cell office:value-type="float" office:value="472404" calcext:value-type="float">
            <text:p>472404</text:p>
          </table:table-cell>
          <table:table-cell office:value-type="float" office:value="445116" calcext:value-type="float">
            <text:p>445116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3</text:p>
          </table:table-cell>
          <table:table-cell office:value-type="float" office:value="9850756" calcext:value-type="float">
            <text:p>98507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65440" calcext:value-type="float">
            <text:p>565440</text:p>
          </table:table-cell>
          <table:table-cell office:value-type="float" office:value="529424" calcext:value-type="float">
            <text:p>52942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786" calcext:value-type="float">
            <text:p>11786</text:p>
          </table:table-cell>
          <table:table-cell office:value-type="float" office:value="472404" calcext:value-type="float">
            <text:p>472404</text:p>
          </table:table-cell>
          <table:table-cell office:value-type="float" office:value="445116" calcext:value-type="float">
            <text:p>445116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4</text:p>
          </table:table-cell>
          <table:table-cell office:value-type="float" office:value="9850756" calcext:value-type="float">
            <text:p>98507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65440" calcext:value-type="float">
            <text:p>565440</text:p>
          </table:table-cell>
          <table:table-cell office:value-type="float" office:value="529424" calcext:value-type="float">
            <text:p>52942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786" calcext:value-type="float">
            <text:p>11786</text:p>
          </table:table-cell>
          <table:table-cell office:value-type="float" office:value="472404" calcext:value-type="float">
            <text:p>472404</text:p>
          </table:table-cell>
          <table:table-cell office:value-type="float" office:value="445116" calcext:value-type="float">
            <text:p>445116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5</text:p>
          </table:table-cell>
          <table:table-cell office:value-type="float" office:value="9850180" calcext:value-type="float">
            <text:p>98501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786" calcext:value-type="float">
            <text:p>11786</text:p>
          </table:table-cell>
          <table:table-cell office:value-type="float" office:value="472404" calcext:value-type="float">
            <text:p>472404</text:p>
          </table:table-cell>
          <table:table-cell office:value-type="float" office:value="445116" calcext:value-type="float">
            <text:p>445116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6</text:p>
          </table:table-cell>
          <table:table-cell office:value-type="float" office:value="9850180" calcext:value-type="float">
            <text:p>98501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786" calcext:value-type="float">
            <text:p>11786</text:p>
          </table:table-cell>
          <table:table-cell office:value-type="float" office:value="472404" calcext:value-type="float">
            <text:p>472404</text:p>
          </table:table-cell>
          <table:table-cell office:value-type="float" office:value="445116" calcext:value-type="float">
            <text:p>445116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7</text:p>
          </table:table-cell>
          <table:table-cell office:value-type="float" office:value="9850188" calcext:value-type="float">
            <text:p>98501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786" calcext:value-type="float">
            <text:p>11786</text:p>
          </table:table-cell>
          <table:table-cell office:value-type="float" office:value="472404" calcext:value-type="float">
            <text:p>472404</text:p>
          </table:table-cell>
          <table:table-cell office:value-type="float" office:value="445116" calcext:value-type="float">
            <text:p>445116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8</text:p>
          </table:table-cell>
          <table:table-cell office:value-type="float" office:value="9858376" calcext:value-type="float">
            <text:p>98583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786" calcext:value-type="float">
            <text:p>11786</text:p>
          </table:table-cell>
          <table:table-cell office:value-type="float" office:value="472404" calcext:value-type="float">
            <text:p>472404</text:p>
          </table:table-cell>
          <table:table-cell office:value-type="float" office:value="445116" calcext:value-type="float">
            <text:p>445116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29</text:p>
          </table:table-cell>
          <table:table-cell office:value-type="float" office:value="9841512" calcext:value-type="float">
            <text:p>98415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0383" calcext:value-type="float">
            <text:p>10383</text:p>
          </table:table-cell>
          <table:table-cell office:value-type="float" office:value="472404" calcext:value-type="float">
            <text:p>472404</text:p>
          </table:table-cell>
          <table:table-cell office:value-type="float" office:value="358703" calcext:value-type="float">
            <text:p>358703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19:30</text:p>
          </table:table-cell>
          <table:table-cell office:value-type="float" office:value="9841512" calcext:value-type="float">
            <text:p>98415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0383" calcext:value-type="float">
            <text:p>10383</text:p>
          </table:table-cell>
          <table:table-cell office:value-type="float" office:value="472404" calcext:value-type="float">
            <text:p>472404</text:p>
          </table:table-cell>
          <table:table-cell office:value-type="float" office:value="358703" calcext:value-type="float">
            <text:p>358703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31</text:p>
          </table:table-cell>
          <table:table-cell office:value-type="float" office:value="9858128" calcext:value-type="float">
            <text:p>98581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0383" calcext:value-type="float">
            <text:p>10383</text:p>
          </table:table-cell>
          <table:table-cell office:value-type="float" office:value="472404" calcext:value-type="float">
            <text:p>472404</text:p>
          </table:table-cell>
          <table:table-cell office:value-type="float" office:value="358703" calcext:value-type="float">
            <text:p>358703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32</text:p>
          </table:table-cell>
          <table:table-cell office:value-type="float" office:value="9858128" calcext:value-type="float">
            <text:p>98581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0383" calcext:value-type="float">
            <text:p>10383</text:p>
          </table:table-cell>
          <table:table-cell office:value-type="float" office:value="472404" calcext:value-type="float">
            <text:p>472404</text:p>
          </table:table-cell>
          <table:table-cell office:value-type="float" office:value="358703" calcext:value-type="float">
            <text:p>358703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33</text:p>
          </table:table-cell>
          <table:table-cell office:value-type="float" office:value="9849328" calcext:value-type="float">
            <text:p>98493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0383" calcext:value-type="float">
            <text:p>10383</text:p>
          </table:table-cell>
          <table:table-cell office:value-type="float" office:value="472404" calcext:value-type="float">
            <text:p>472404</text:p>
          </table:table-cell>
          <table:table-cell office:value-type="float" office:value="358703" calcext:value-type="float">
            <text:p>358703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34</text:p>
          </table:table-cell>
          <table:table-cell office:value-type="float" office:value="9849232" calcext:value-type="float">
            <text:p>98492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0383" calcext:value-type="float">
            <text:p>10383</text:p>
          </table:table-cell>
          <table:table-cell office:value-type="float" office:value="472404" calcext:value-type="float">
            <text:p>472404</text:p>
          </table:table-cell>
          <table:table-cell office:value-type="float" office:value="358703" calcext:value-type="float">
            <text:p>358703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35</text:p>
          </table:table-cell>
          <table:table-cell office:value-type="float" office:value="9849232" calcext:value-type="float">
            <text:p>98492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0383" calcext:value-type="float">
            <text:p>10383</text:p>
          </table:table-cell>
          <table:table-cell office:value-type="float" office:value="472404" calcext:value-type="float">
            <text:p>472404</text:p>
          </table:table-cell>
          <table:table-cell office:value-type="float" office:value="358703" calcext:value-type="float">
            <text:p>358703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36</text:p>
          </table:table-cell>
          <table:table-cell office:value-type="float" office:value="9857416" calcext:value-type="float">
            <text:p>98574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652" calcext:value-type="float">
            <text:p>557652</text:p>
          </table:table-cell>
          <table:table-cell office:value-type="float" office:value="521636" calcext:value-type="float">
            <text:p>52163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0383" calcext:value-type="float">
            <text:p>10383</text:p>
          </table:table-cell>
          <table:table-cell office:value-type="float" office:value="472404" calcext:value-type="float">
            <text:p>472404</text:p>
          </table:table-cell>
          <table:table-cell office:value-type="float" office:value="358703" calcext:value-type="float">
            <text:p>358703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37</text:p>
          </table:table-cell>
          <table:table-cell office:value-type="float" office:value="9841420" calcext:value-type="float">
            <text:p>98414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916" calcext:value-type="float">
            <text:p>557916</text:p>
          </table:table-cell>
          <table:table-cell office:value-type="float" office:value="521900" calcext:value-type="float">
            <text:p>521900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961" calcext:value-type="float">
            <text:p>8961</text:p>
          </table:table-cell>
          <table:table-cell office:value-type="float" office:value="472404" calcext:value-type="float">
            <text:p>472404</text:p>
          </table:table-cell>
          <table:table-cell office:value-type="float" office:value="272290" calcext:value-type="float">
            <text:p>27229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19:38</text:p>
          </table:table-cell>
          <table:table-cell office:value-type="float" office:value="9841180" calcext:value-type="float">
            <text:p>98411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916" calcext:value-type="float">
            <text:p>557916</text:p>
          </table:table-cell>
          <table:table-cell office:value-type="float" office:value="521900" calcext:value-type="float">
            <text:p>52190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961" calcext:value-type="float">
            <text:p>8961</text:p>
          </table:table-cell>
          <table:table-cell office:value-type="float" office:value="472404" calcext:value-type="float">
            <text:p>472404</text:p>
          </table:table-cell>
          <table:table-cell office:value-type="float" office:value="272290" calcext:value-type="float">
            <text:p>27229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39</text:p>
          </table:table-cell>
          <table:table-cell office:value-type="float" office:value="9857256" calcext:value-type="float">
            <text:p>98572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916" calcext:value-type="float">
            <text:p>557916</text:p>
          </table:table-cell>
          <table:table-cell office:value-type="float" office:value="521900" calcext:value-type="float">
            <text:p>52190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961" calcext:value-type="float">
            <text:p>8961</text:p>
          </table:table-cell>
          <table:table-cell office:value-type="float" office:value="472404" calcext:value-type="float">
            <text:p>472404</text:p>
          </table:table-cell>
          <table:table-cell office:value-type="float" office:value="272290" calcext:value-type="float">
            <text:p>27229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40</text:p>
          </table:table-cell>
          <table:table-cell office:value-type="float" office:value="9857256" calcext:value-type="float">
            <text:p>98572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916" calcext:value-type="float">
            <text:p>557916</text:p>
          </table:table-cell>
          <table:table-cell office:value-type="float" office:value="521900" calcext:value-type="float">
            <text:p>52190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961" calcext:value-type="float">
            <text:p>8961</text:p>
          </table:table-cell>
          <table:table-cell office:value-type="float" office:value="472404" calcext:value-type="float">
            <text:p>472404</text:p>
          </table:table-cell>
          <table:table-cell office:value-type="float" office:value="272290" calcext:value-type="float">
            <text:p>27229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41</text:p>
          </table:table-cell>
          <table:table-cell office:value-type="float" office:value="9849488" calcext:value-type="float">
            <text:p>98494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916" calcext:value-type="float">
            <text:p>557916</text:p>
          </table:table-cell>
          <table:table-cell office:value-type="float" office:value="521900" calcext:value-type="float">
            <text:p>52190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961" calcext:value-type="float">
            <text:p>8961</text:p>
          </table:table-cell>
          <table:table-cell office:value-type="float" office:value="472404" calcext:value-type="float">
            <text:p>472404</text:p>
          </table:table-cell>
          <table:table-cell office:value-type="float" office:value="272291" calcext:value-type="float">
            <text:p>272291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42</text:p>
          </table:table-cell>
          <table:table-cell office:value-type="float" office:value="9849488" calcext:value-type="float">
            <text:p>98494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916" calcext:value-type="float">
            <text:p>557916</text:p>
          </table:table-cell>
          <table:table-cell office:value-type="float" office:value="521900" calcext:value-type="float">
            <text:p>52190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961" calcext:value-type="float">
            <text:p>8961</text:p>
          </table:table-cell>
          <table:table-cell office:value-type="float" office:value="472404" calcext:value-type="float">
            <text:p>472404</text:p>
          </table:table-cell>
          <table:table-cell office:value-type="float" office:value="272291" calcext:value-type="float">
            <text:p>272291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43</text:p>
          </table:table-cell>
          <table:table-cell office:value-type="float" office:value="9857176" calcext:value-type="float">
            <text:p>98571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916" calcext:value-type="float">
            <text:p>557916</text:p>
          </table:table-cell>
          <table:table-cell office:value-type="float" office:value="521900" calcext:value-type="float">
            <text:p>52190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961" calcext:value-type="float">
            <text:p>8961</text:p>
          </table:table-cell>
          <table:table-cell office:value-type="float" office:value="472404" calcext:value-type="float">
            <text:p>472404</text:p>
          </table:table-cell>
          <table:table-cell office:value-type="float" office:value="272291" calcext:value-type="float">
            <text:p>272291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44</text:p>
          </table:table-cell>
          <table:table-cell office:value-type="float" office:value="9857176" calcext:value-type="float">
            <text:p>98571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8468" calcext:value-type="float">
            <text:p>6498468</text:p>
          </table:table-cell>
          <table:table-cell office:value-type="float" office:value="557916" calcext:value-type="float">
            <text:p>557916</text:p>
          </table:table-cell>
          <table:table-cell office:value-type="float" office:value="521900" calcext:value-type="float">
            <text:p>52190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961" calcext:value-type="float">
            <text:p>8961</text:p>
          </table:table-cell>
          <table:table-cell office:value-type="float" office:value="472404" calcext:value-type="float">
            <text:p>472404</text:p>
          </table:table-cell>
          <table:table-cell office:value-type="float" office:value="272291" calcext:value-type="float">
            <text:p>272291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45</text:p>
          </table:table-cell>
          <table:table-cell office:value-type="float" office:value="9889580" calcext:value-type="float">
            <text:p>98895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7268" calcext:value-type="float">
            <text:p>6447268</text:p>
          </table:table-cell>
          <table:table-cell office:value-type="float" office:value="508896" calcext:value-type="float">
            <text:p>508896</text:p>
          </table:table-cell>
          <table:table-cell office:value-type="float" office:value="472880" calcext:value-type="float">
            <text:p>472880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578" calcext:value-type="float">
            <text:p>7578</text:p>
          </table:table-cell>
          <table:table-cell office:value-type="float" office:value="421204" calcext:value-type="float">
            <text:p>421204</text:p>
          </table:table-cell>
          <table:table-cell office:value-type="float" office:value="185878" calcext:value-type="float">
            <text:p>185878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19:46</text:p>
          </table:table-cell>
          <table:table-cell office:value-type="float" office:value="9889580" calcext:value-type="float">
            <text:p>98895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7268" calcext:value-type="float">
            <text:p>6447268</text:p>
          </table:table-cell>
          <table:table-cell office:value-type="float" office:value="508896" calcext:value-type="float">
            <text:p>508896</text:p>
          </table:table-cell>
          <table:table-cell office:value-type="float" office:value="472880" calcext:value-type="float">
            <text:p>47288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578" calcext:value-type="float">
            <text:p>7578</text:p>
          </table:table-cell>
          <table:table-cell office:value-type="float" office:value="421204" calcext:value-type="float">
            <text:p>421204</text:p>
          </table:table-cell>
          <table:table-cell office:value-type="float" office:value="185878" calcext:value-type="float">
            <text:p>185878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47</text:p>
          </table:table-cell>
          <table:table-cell office:value-type="float" office:value="9889404" calcext:value-type="float">
            <text:p>98894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7268" calcext:value-type="float">
            <text:p>6447268</text:p>
          </table:table-cell>
          <table:table-cell office:value-type="float" office:value="508896" calcext:value-type="float">
            <text:p>508896</text:p>
          </table:table-cell>
          <table:table-cell office:value-type="float" office:value="472880" calcext:value-type="float">
            <text:p>47288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578" calcext:value-type="float">
            <text:p>7578</text:p>
          </table:table-cell>
          <table:table-cell office:value-type="float" office:value="421204" calcext:value-type="float">
            <text:p>421204</text:p>
          </table:table-cell>
          <table:table-cell office:value-type="float" office:value="185878" calcext:value-type="float">
            <text:p>185878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48</text:p>
          </table:table-cell>
          <table:table-cell office:value-type="float" office:value="9905524" calcext:value-type="float">
            <text:p>99055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7268" calcext:value-type="float">
            <text:p>6447268</text:p>
          </table:table-cell>
          <table:table-cell office:value-type="float" office:value="508896" calcext:value-type="float">
            <text:p>508896</text:p>
          </table:table-cell>
          <table:table-cell office:value-type="float" office:value="472880" calcext:value-type="float">
            <text:p>47288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578" calcext:value-type="float">
            <text:p>7578</text:p>
          </table:table-cell>
          <table:table-cell office:value-type="float" office:value="421204" calcext:value-type="float">
            <text:p>421204</text:p>
          </table:table-cell>
          <table:table-cell office:value-type="float" office:value="185878" calcext:value-type="float">
            <text:p>185878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49</text:p>
          </table:table-cell>
          <table:table-cell office:value-type="float" office:value="9898084" calcext:value-type="float">
            <text:p>98980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7268" calcext:value-type="float">
            <text:p>6447268</text:p>
          </table:table-cell>
          <table:table-cell office:value-type="float" office:value="508896" calcext:value-type="float">
            <text:p>508896</text:p>
          </table:table-cell>
          <table:table-cell office:value-type="float" office:value="472880" calcext:value-type="float">
            <text:p>47288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578" calcext:value-type="float">
            <text:p>7578</text:p>
          </table:table-cell>
          <table:table-cell office:value-type="float" office:value="421204" calcext:value-type="float">
            <text:p>421204</text:p>
          </table:table-cell>
          <table:table-cell office:value-type="float" office:value="185878" calcext:value-type="float">
            <text:p>185878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50</text:p>
          </table:table-cell>
          <table:table-cell office:value-type="float" office:value="9897960" calcext:value-type="float">
            <text:p>98979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7268" calcext:value-type="float">
            <text:p>6447268</text:p>
          </table:table-cell>
          <table:table-cell office:value-type="float" office:value="508896" calcext:value-type="float">
            <text:p>508896</text:p>
          </table:table-cell>
          <table:table-cell office:value-type="float" office:value="472880" calcext:value-type="float">
            <text:p>47288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578" calcext:value-type="float">
            <text:p>7578</text:p>
          </table:table-cell>
          <table:table-cell office:value-type="float" office:value="421204" calcext:value-type="float">
            <text:p>421204</text:p>
          </table:table-cell>
          <table:table-cell office:value-type="float" office:value="185878" calcext:value-type="float">
            <text:p>185878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51</text:p>
          </table:table-cell>
          <table:table-cell office:value-type="float" office:value="9906272" calcext:value-type="float">
            <text:p>99062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7268" calcext:value-type="float">
            <text:p>6447268</text:p>
          </table:table-cell>
          <table:table-cell office:value-type="float" office:value="508896" calcext:value-type="float">
            <text:p>508896</text:p>
          </table:table-cell>
          <table:table-cell office:value-type="float" office:value="472880" calcext:value-type="float">
            <text:p>47288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578" calcext:value-type="float">
            <text:p>7578</text:p>
          </table:table-cell>
          <table:table-cell office:value-type="float" office:value="421204" calcext:value-type="float">
            <text:p>421204</text:p>
          </table:table-cell>
          <table:table-cell office:value-type="float" office:value="185878" calcext:value-type="float">
            <text:p>185878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52</text:p>
          </table:table-cell>
          <table:table-cell office:value-type="float" office:value="9906272" calcext:value-type="float">
            <text:p>99062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7268" calcext:value-type="float">
            <text:p>6447268</text:p>
          </table:table-cell>
          <table:table-cell office:value-type="float" office:value="508896" calcext:value-type="float">
            <text:p>508896</text:p>
          </table:table-cell>
          <table:table-cell office:value-type="float" office:value="472880" calcext:value-type="float">
            <text:p>472880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578" calcext:value-type="float">
            <text:p>7578</text:p>
          </table:table-cell>
          <table:table-cell office:value-type="float" office:value="421204" calcext:value-type="float">
            <text:p>421204</text:p>
          </table:table-cell>
          <table:table-cell office:value-type="float" office:value="185878" calcext:value-type="float">
            <text:p>185878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53</text:p>
          </table:table-cell>
          <table:table-cell office:value-type="float" office:value="9937304" calcext:value-type="float">
            <text:p>99373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19:54</text:p>
          </table:table-cell>
          <table:table-cell office:value-type="float" office:value="9937304" calcext:value-type="float">
            <text:p>99373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55</text:p>
          </table:table-cell>
          <table:table-cell office:value-type="float" office:value="9953468" calcext:value-type="float">
            <text:p>99534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56</text:p>
          </table:table-cell>
          <table:table-cell office:value-type="float" office:value="9953516" calcext:value-type="float">
            <text:p>99535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57</text:p>
          </table:table-cell>
          <table:table-cell office:value-type="float" office:value="9945828" calcext:value-type="float">
            <text:p>99458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58</text:p>
          </table:table-cell>
          <table:table-cell office:value-type="float" office:value="9945580" calcext:value-type="float">
            <text:p>99455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19:59</text:p>
          </table:table-cell>
          <table:table-cell office:value-type="float" office:value="9953644" calcext:value-type="float">
            <text:p>99536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0</text:p>
          </table:table-cell>
          <table:table-cell office:value-type="float" office:value="9953528" calcext:value-type="float">
            <text:p>99535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1</text:p>
          </table:table-cell>
          <table:table-cell office:value-type="float" office:value="9953540" calcext:value-type="float">
            <text:p>99535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2</text:p>
          </table:table-cell>
          <table:table-cell office:value-type="float" office:value="9953416" calcext:value-type="float">
            <text:p>99534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3</text:p>
          </table:table-cell>
          <table:table-cell office:value-type="float" office:value="9953392" calcext:value-type="float">
            <text:p>99533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4</text:p>
          </table:table-cell>
          <table:table-cell office:value-type="float" office:value="9953548" calcext:value-type="float">
            <text:p>99535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5</text:p>
          </table:table-cell>
          <table:table-cell office:value-type="float" office:value="9953548" calcext:value-type="float">
            <text:p>99535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6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7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8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09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0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1</text:p>
          </table:table-cell>
          <table:table-cell office:value-type="float" office:value="9953428" calcext:value-type="float">
            <text:p>99534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2</text:p>
          </table:table-cell>
          <table:table-cell office:value-type="float" office:value="9953428" calcext:value-type="float">
            <text:p>99534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3</text:p>
          </table:table-cell>
          <table:table-cell office:value-type="float" office:value="9953428" calcext:value-type="float">
            <text:p>99534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4</text:p>
          </table:table-cell>
          <table:table-cell office:value-type="float" office:value="9953428" calcext:value-type="float">
            <text:p>99534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5</text:p>
          </table:table-cell>
          <table:table-cell office:value-type="float" office:value="9953432" calcext:value-type="float">
            <text:p>99534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6</text:p>
          </table:table-cell>
          <table:table-cell office:value-type="float" office:value="9953380" calcext:value-type="float">
            <text:p>99533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7</text:p>
          </table:table-cell>
          <table:table-cell office:value-type="float" office:value="9953444" calcext:value-type="float">
            <text:p>99534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8</text:p>
          </table:table-cell>
          <table:table-cell office:value-type="float" office:value="9953452" calcext:value-type="float">
            <text:p>99534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19</text:p>
          </table:table-cell>
          <table:table-cell office:value-type="float" office:value="9953452" calcext:value-type="float">
            <text:p>99534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0</text:p>
          </table:table-cell>
          <table:table-cell office:value-type="float" office:value="9953452" calcext:value-type="float">
            <text:p>99534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1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2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3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4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5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6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7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8</text:p>
          </table:table-cell>
          <table:table-cell office:value-type="float" office:value="9953552" calcext:value-type="float">
            <text:p>9953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29</text:p>
          </table:table-cell>
          <table:table-cell office:value-type="float" office:value="9953428" calcext:value-type="float">
            <text:p>99534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0</text:p>
          </table:table-cell>
          <table:table-cell office:value-type="float" office:value="9953428" calcext:value-type="float">
            <text:p>99534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1</text:p>
          </table:table-cell>
          <table:table-cell office:value-type="float" office:value="9953432" calcext:value-type="float">
            <text:p>99534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2</text:p>
          </table:table-cell>
          <table:table-cell office:value-type="float" office:value="9953432" calcext:value-type="float">
            <text:p>99534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3</text:p>
          </table:table-cell>
          <table:table-cell office:value-type="float" office:value="9953432" calcext:value-type="float">
            <text:p>99534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4</text:p>
          </table:table-cell>
          <table:table-cell office:value-type="float" office:value="9953432" calcext:value-type="float">
            <text:p>99534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5</text:p>
          </table:table-cell>
          <table:table-cell office:value-type="float" office:value="9953312" calcext:value-type="float">
            <text:p>99533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6</text:p>
          </table:table-cell>
          <table:table-cell office:value-type="float" office:value="9953440" calcext:value-type="float">
            <text:p>99534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7</text:p>
          </table:table-cell>
          <table:table-cell office:value-type="float" office:value="9953440" calcext:value-type="float">
            <text:p>99534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8</text:p>
          </table:table-cell>
          <table:table-cell office:value-type="float" office:value="9953440" calcext:value-type="float">
            <text:p>99534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39</text:p>
          </table:table-cell>
          <table:table-cell office:value-type="float" office:value="9953440" calcext:value-type="float">
            <text:p>99534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0</text:p>
          </table:table-cell>
          <table:table-cell office:value-type="float" office:value="9953440" calcext:value-type="float">
            <text:p>99534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1</text:p>
          </table:table-cell>
          <table:table-cell office:value-type="float" office:value="9953440" calcext:value-type="float">
            <text:p>99534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2</text:p>
          </table:table-cell>
          <table:table-cell office:value-type="float" office:value="9953440" calcext:value-type="float">
            <text:p>99534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3</text:p>
          </table:table-cell>
          <table:table-cell office:value-type="float" office:value="9953440" calcext:value-type="float">
            <text:p>99534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4</text:p>
          </table:table-cell>
          <table:table-cell office:value-type="float" office:value="9953440" calcext:value-type="float">
            <text:p>99534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5</text:p>
          </table:table-cell>
          <table:table-cell office:value-type="float" office:value="9953316" calcext:value-type="float">
            <text:p>99533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6</text:p>
          </table:table-cell>
          <table:table-cell office:value-type="float" office:value="9953316" calcext:value-type="float">
            <text:p>99533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7</text:p>
          </table:table-cell>
          <table:table-cell office:value-type="float" office:value="9953316" calcext:value-type="float">
            <text:p>99533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8</text:p>
          </table:table-cell>
          <table:table-cell office:value-type="float" office:value="9953192" calcext:value-type="float">
            <text:p>99531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49</text:p>
          </table:table-cell>
          <table:table-cell office:value-type="float" office:value="9953192" calcext:value-type="float">
            <text:p>99531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0</text:p>
          </table:table-cell>
          <table:table-cell office:value-type="float" office:value="9953192" calcext:value-type="float">
            <text:p>99531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1</text:p>
          </table:table-cell>
          <table:table-cell office:value-type="float" office:value="9953204" calcext:value-type="float">
            <text:p>99532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2</text:p>
          </table:table-cell>
          <table:table-cell office:value-type="float" office:value="9953204" calcext:value-type="float">
            <text:p>99532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3</text:p>
          </table:table-cell>
          <table:table-cell office:value-type="float" office:value="9953208" calcext:value-type="float">
            <text:p>99532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4</text:p>
          </table:table-cell>
          <table:table-cell office:value-type="float" office:value="9953208" calcext:value-type="float">
            <text:p>99532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5</text:p>
          </table:table-cell>
          <table:table-cell office:value-type="float" office:value="9953208" calcext:value-type="float">
            <text:p>99532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6</text:p>
          </table:table-cell>
          <table:table-cell office:value-type="float" office:value="9953208" calcext:value-type="float">
            <text:p>99532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472" calcext:value-type="float">
            <text:p>461472</text:p>
          </table:table-cell>
          <table:table-cell office:value-type="float" office:value="425456" calcext:value-type="float">
            <text:p>425456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75" calcext:value-type="float">
            <text:p>6175</text:p>
          </table:table-cell>
          <table:table-cell office:value-type="float" office:value="372052" calcext:value-type="float">
            <text:p>372052</text:p>
          </table:table-cell>
          <table:table-cell office:value-type="float" office:value="99464" calcext:value-type="float">
            <text:p>9946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7</text:p>
          </table:table-cell>
          <table:table-cell office:value-type="float" office:value="9944776" calcext:value-type="float">
            <text:p>99447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1724" calcext:value-type="float">
            <text:p>461724</text:p>
          </table:table-cell>
          <table:table-cell office:value-type="float" office:value="425708" calcext:value-type="float">
            <text:p>425708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3895" calcext:value-type="float">
            <text:p>13895</text:p>
          </table:table-cell>
          <table:table-cell office:value-type="float" office:value="372052" calcext:value-type="float">
            <text:p>372052</text:p>
          </table:table-cell>
          <table:table-cell office:value-type="float" office:value="115346" calcext:value-type="float">
            <text:p>115346</text:p>
          </table:table-cell>
          <table:table-cell office:value-type="float" office:value="43264" calcext:value-type="float">
            <text:p>43264</text:p>
          </table:table-cell>
          <table:table-cell office:value-type="float" office:value="8662" calcext:value-type="float">
            <text:p>8662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06" calcext:value-type="float">
            <text:p>306</text:p>
          </table:table-cell>
          <table:table-cell office:value-type="float" office:value="208" calcext:value-type="float">
            <text:p>208</text:p>
          </table:table-cell>
          <table:table-cell office:value-type="float" office:value="12454" calcext:value-type="float">
            <text:p>12454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8</text:p>
          </table:table-cell>
          <table:table-cell office:value-type="float" office:value="9941552" calcext:value-type="float">
            <text:p>99415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64892" calcext:value-type="float">
            <text:p>464892</text:p>
          </table:table-cell>
          <table:table-cell office:value-type="float" office:value="428876" calcext:value-type="float">
            <text:p>428876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383" calcext:value-type="float">
            <text:p>11383</text:p>
          </table:table-cell>
          <table:table-cell office:value-type="float" office:value="372052" calcext:value-type="float">
            <text:p>372052</text:p>
          </table:table-cell>
          <table:table-cell office:value-type="float" office:value="213788" calcext:value-type="float">
            <text:p>213788</text:p>
          </table:table-cell>
          <table:table-cell office:value-type="float" office:value="43264" calcext:value-type="float">
            <text:p>43264</text:p>
          </table:table-cell>
          <table:table-cell office:value-type="float" office:value="15743" calcext:value-type="float">
            <text:p>15743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97" calcext:value-type="float">
            <text:p>397</text:p>
          </table:table-cell>
          <table:table-cell office:value-type="float" office:value="208" calcext:value-type="float">
            <text:p>208</text:p>
          </table:table-cell>
          <table:table-cell office:value-type="float" office:value="21567" calcext:value-type="float">
            <text:p>21567</text:p>
          </table:table-cell>
          <table:table-cell office:value-type="float" office:value="9113" calcext:value-type="float">
            <text:p>9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0:59</text:p>
          </table:table-cell>
          <table:table-cell office:value-type="float" office:value="9944008" calcext:value-type="float">
            <text:p>99440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8116" calcext:value-type="float">
            <text:p>6398116</text:p>
          </table:table-cell>
          <table:table-cell office:value-type="float" office:value="470436" calcext:value-type="float">
            <text:p>470436</text:p>
          </table:table-cell>
          <table:table-cell office:value-type="float" office:value="434420" calcext:value-type="float">
            <text:p>434420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9948" calcext:value-type="float">
            <text:p>9948</text:p>
          </table:table-cell>
          <table:table-cell office:value-type="float" office:value="372052" calcext:value-type="float">
            <text:p>372052</text:p>
          </table:table-cell>
          <table:table-cell office:value-type="float" office:value="311986" calcext:value-type="float">
            <text:p>311986</text:p>
          </table:table-cell>
          <table:table-cell office:value-type="float" office:value="43264" calcext:value-type="float">
            <text:p>43264</text:p>
          </table:table-cell>
          <table:table-cell office:value-type="float" office:value="22805" calcext:value-type="float">
            <text:p>22805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8" calcext:value-type="float">
            <text:p>488</text:p>
          </table:table-cell>
          <table:table-cell office:value-type="float" office:value="208" calcext:value-type="float">
            <text:p>208</text:p>
          </table:table-cell>
          <table:table-cell office:value-type="float" office:value="30658" calcext:value-type="float">
            <text:p>30658</text:p>
          </table:table-cell>
          <table:table-cell office:value-type="float" office:value="9091" calcext:value-type="float">
            <text:p>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0</text:p>
          </table:table-cell>
          <table:table-cell office:value-type="float" office:value="9879428" calcext:value-type="float">
            <text:p>98794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61604" calcext:value-type="float">
            <text:p>6461604</text:p>
          </table:table-cell>
          <table:table-cell office:value-type="float" office:value="535244" calcext:value-type="float">
            <text:p>535244</text:p>
          </table:table-cell>
          <table:table-cell office:value-type="float" office:value="499228" calcext:value-type="float">
            <text:p>499228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4670" calcext:value-type="float">
            <text:p>14670</text:p>
          </table:table-cell>
          <table:table-cell office:value-type="float" office:value="435796" calcext:value-type="float">
            <text:p>435796</text:p>
          </table:table-cell>
          <table:table-cell office:value-type="float" office:value="406630" calcext:value-type="float">
            <text:p>406630</text:p>
          </table:table-cell>
          <table:table-cell office:value-type="float" office:value="43264" calcext:value-type="float">
            <text:p>43264</text:p>
          </table:table-cell>
          <table:table-cell office:value-type="float" office:value="29612" calcext:value-type="float">
            <text:p>29612</text:p>
          </table:table-cell>
          <table:table-cell office:value-type="float" office:value="787340" calcext:value-type="float">
            <text:p>787340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76" calcext:value-type="float">
            <text:p>576</text:p>
          </table:table-cell>
          <table:table-cell office:value-type="float" office:value="208" calcext:value-type="float">
            <text:p>208</text:p>
          </table:table-cell>
          <table:table-cell office:value-type="float" office:value="39420" calcext:value-type="float">
            <text:p>39420</text:p>
          </table:table-cell>
          <table:table-cell office:value-type="float" office:value="8762" calcext:value-type="float">
            <text:p>8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1</text:p>
          </table:table-cell>
          <table:table-cell office:value-type="float" office:value="9787916" calcext:value-type="float">
            <text:p>97879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9668" calcext:value-type="float">
            <text:p>6549668</text:p>
          </table:table-cell>
          <table:table-cell office:value-type="float" office:value="626836" calcext:value-type="float">
            <text:p>626836</text:p>
          </table:table-cell>
          <table:table-cell office:value-type="float" office:value="590820" calcext:value-type="float">
            <text:p>590820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696" calcext:value-type="float">
            <text:p>29696</text:p>
          </table:table-cell>
          <table:table-cell office:value-type="float" office:value="16352" calcext:value-type="float">
            <text:p>16352</text:p>
          </table:table-cell>
          <table:table-cell office:value-type="float" office:value="528980" calcext:value-type="float">
            <text:p>528980</text:p>
          </table:table-cell>
          <table:table-cell office:value-type="float" office:value="498461" calcext:value-type="float">
            <text:p>498461</text:p>
          </table:table-cell>
          <table:table-cell office:value-type="float" office:value="48384" calcext:value-type="float">
            <text:p>48384</text:p>
          </table:table-cell>
          <table:table-cell office:value-type="float" office:value="36217" calcext:value-type="float">
            <text:p>36217</text:p>
          </table:table-cell>
          <table:table-cell office:value-type="float" office:value="872676" calcext:value-type="float">
            <text:p>8726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61" calcext:value-type="float">
            <text:p>661</text:p>
          </table:table-cell>
          <table:table-cell office:value-type="float" office:value="208" calcext:value-type="float">
            <text:p>208</text:p>
          </table:table-cell>
          <table:table-cell office:value-type="float" office:value="47922" calcext:value-type="float">
            <text:p>47922</text:p>
          </table:table-cell>
          <table:table-cell office:value-type="float" office:value="8502" calcext:value-type="float">
            <text:p>8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2</text:p>
          </table:table-cell>
          <table:table-cell office:value-type="float" office:value="9744896" calcext:value-type="float">
            <text:p>97448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3289" calcext:value-type="float">
            <text:p>13289</text:p>
          </table:table-cell>
          <table:table-cell office:value-type="float" office:value="563924" calcext:value-type="float">
            <text:p>563924</text:p>
          </table:table-cell>
          <table:table-cell office:value-type="float" office:value="531532" calcext:value-type="float">
            <text:p>53153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3</text:p>
          </table:table-cell>
          <table:table-cell office:value-type="float" office:value="9745020" calcext:value-type="float">
            <text:p>97450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3289" calcext:value-type="float">
            <text:p>13289</text:p>
          </table:table-cell>
          <table:table-cell office:value-type="float" office:value="563924" calcext:value-type="float">
            <text:p>563924</text:p>
          </table:table-cell>
          <table:table-cell office:value-type="float" office:value="531532" calcext:value-type="float">
            <text:p>53153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4</text:p>
          </table:table-cell>
          <table:table-cell office:value-type="float" office:value="9745020" calcext:value-type="float">
            <text:p>97450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3289" calcext:value-type="float">
            <text:p>13289</text:p>
          </table:table-cell>
          <table:table-cell office:value-type="float" office:value="563924" calcext:value-type="float">
            <text:p>563924</text:p>
          </table:table-cell>
          <table:table-cell office:value-type="float" office:value="531532" calcext:value-type="float">
            <text:p>53153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5</text:p>
          </table:table-cell>
          <table:table-cell office:value-type="float" office:value="9753252" calcext:value-type="float">
            <text:p>97532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3289" calcext:value-type="float">
            <text:p>13289</text:p>
          </table:table-cell>
          <table:table-cell office:value-type="float" office:value="563924" calcext:value-type="float">
            <text:p>563924</text:p>
          </table:table-cell>
          <table:table-cell office:value-type="float" office:value="531532" calcext:value-type="float">
            <text:p>53153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6</text:p>
          </table:table-cell>
          <table:table-cell office:value-type="float" office:value="9745640" calcext:value-type="float">
            <text:p>97456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3289" calcext:value-type="float">
            <text:p>13289</text:p>
          </table:table-cell>
          <table:table-cell office:value-type="float" office:value="563924" calcext:value-type="float">
            <text:p>563924</text:p>
          </table:table-cell>
          <table:table-cell office:value-type="float" office:value="531532" calcext:value-type="float">
            <text:p>53153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7</text:p>
          </table:table-cell>
          <table:table-cell office:value-type="float" office:value="9745640" calcext:value-type="float">
            <text:p>97456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3289" calcext:value-type="float">
            <text:p>13289</text:p>
          </table:table-cell>
          <table:table-cell office:value-type="float" office:value="563924" calcext:value-type="float">
            <text:p>563924</text:p>
          </table:table-cell>
          <table:table-cell office:value-type="float" office:value="531532" calcext:value-type="float">
            <text:p>53153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8</text:p>
          </table:table-cell>
          <table:table-cell office:value-type="float" office:value="9753824" calcext:value-type="float">
            <text:p>97538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3289" calcext:value-type="float">
            <text:p>13289</text:p>
          </table:table-cell>
          <table:table-cell office:value-type="float" office:value="563924" calcext:value-type="float">
            <text:p>563924</text:p>
          </table:table-cell>
          <table:table-cell office:value-type="float" office:value="531532" calcext:value-type="float">
            <text:p>53153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09</text:p>
          </table:table-cell>
          <table:table-cell office:value-type="float" office:value="9753824" calcext:value-type="float">
            <text:p>97538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3289" calcext:value-type="float">
            <text:p>13289</text:p>
          </table:table-cell>
          <table:table-cell office:value-type="float" office:value="563924" calcext:value-type="float">
            <text:p>563924</text:p>
          </table:table-cell>
          <table:table-cell office:value-type="float" office:value="531532" calcext:value-type="float">
            <text:p>53153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10</text:p>
          </table:table-cell>
          <table:table-cell office:value-type="float" office:value="9736712" calcext:value-type="float">
            <text:p>97367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1867" calcext:value-type="float">
            <text:p>11867</text:p>
          </table:table-cell>
          <table:table-cell office:value-type="float" office:value="563924" calcext:value-type="float">
            <text:p>563924</text:p>
          </table:table-cell>
          <table:table-cell office:value-type="float" office:value="445119" calcext:value-type="float">
            <text:p>44511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1:11</text:p>
          </table:table-cell>
          <table:table-cell office:value-type="float" office:value="9744904" calcext:value-type="float">
            <text:p>97449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1867" calcext:value-type="float">
            <text:p>11867</text:p>
          </table:table-cell>
          <table:table-cell office:value-type="float" office:value="563924" calcext:value-type="float">
            <text:p>563924</text:p>
          </table:table-cell>
          <table:table-cell office:value-type="float" office:value="445119" calcext:value-type="float">
            <text:p>44511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12</text:p>
          </table:table-cell>
          <table:table-cell office:value-type="float" office:value="9752940" calcext:value-type="float">
            <text:p>97529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1867" calcext:value-type="float">
            <text:p>11867</text:p>
          </table:table-cell>
          <table:table-cell office:value-type="float" office:value="563924" calcext:value-type="float">
            <text:p>563924</text:p>
          </table:table-cell>
          <table:table-cell office:value-type="float" office:value="445119" calcext:value-type="float">
            <text:p>44511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13</text:p>
          </table:table-cell>
          <table:table-cell office:value-type="float" office:value="9753088" calcext:value-type="float">
            <text:p>97530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1867" calcext:value-type="float">
            <text:p>11867</text:p>
          </table:table-cell>
          <table:table-cell office:value-type="float" office:value="563924" calcext:value-type="float">
            <text:p>563924</text:p>
          </table:table-cell>
          <table:table-cell office:value-type="float" office:value="445119" calcext:value-type="float">
            <text:p>44511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14</text:p>
          </table:table-cell>
          <table:table-cell office:value-type="float" office:value="9745276" calcext:value-type="float">
            <text:p>97452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1867" calcext:value-type="float">
            <text:p>11867</text:p>
          </table:table-cell>
          <table:table-cell office:value-type="float" office:value="563924" calcext:value-type="float">
            <text:p>563924</text:p>
          </table:table-cell>
          <table:table-cell office:value-type="float" office:value="445119" calcext:value-type="float">
            <text:p>44511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15</text:p>
          </table:table-cell>
          <table:table-cell office:value-type="float" office:value="9745276" calcext:value-type="float">
            <text:p>97452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1867" calcext:value-type="float">
            <text:p>11867</text:p>
          </table:table-cell>
          <table:table-cell office:value-type="float" office:value="563924" calcext:value-type="float">
            <text:p>563924</text:p>
          </table:table-cell>
          <table:table-cell office:value-type="float" office:value="445119" calcext:value-type="float">
            <text:p>44511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16</text:p>
          </table:table-cell>
          <table:table-cell office:value-type="float" office:value="9745152" calcext:value-type="float">
            <text:p>97451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1867" calcext:value-type="float">
            <text:p>11867</text:p>
          </table:table-cell>
          <table:table-cell office:value-type="float" office:value="563924" calcext:value-type="float">
            <text:p>563924</text:p>
          </table:table-cell>
          <table:table-cell office:value-type="float" office:value="445119" calcext:value-type="float">
            <text:p>44511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17</text:p>
          </table:table-cell>
          <table:table-cell office:value-type="float" office:value="9752800" calcext:value-type="float">
            <text:p>97528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2436" calcext:value-type="float">
            <text:p>6582436</text:p>
          </table:table-cell>
          <table:table-cell office:value-type="float" office:value="661348" calcext:value-type="float">
            <text:p>661348</text:p>
          </table:table-cell>
          <table:table-cell office:value-type="float" office:value="625332" calcext:value-type="float">
            <text:p>625332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1867" calcext:value-type="float">
            <text:p>11867</text:p>
          </table:table-cell>
          <table:table-cell office:value-type="float" office:value="563924" calcext:value-type="float">
            <text:p>563924</text:p>
          </table:table-cell>
          <table:table-cell office:value-type="float" office:value="445119" calcext:value-type="float">
            <text:p>44511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18</text:p>
          </table:table-cell>
          <table:table-cell office:value-type="float" office:value="9738780" calcext:value-type="float">
            <text:p>97387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0388" calcext:value-type="float">
            <text:p>6580388</text:p>
          </table:table-cell>
          <table:table-cell office:value-type="float" office:value="659644" calcext:value-type="float">
            <text:p>659644</text:p>
          </table:table-cell>
          <table:table-cell office:value-type="float" office:value="623628" calcext:value-type="float">
            <text:p>623628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0464" calcext:value-type="float">
            <text:p>10464</text:p>
          </table:table-cell>
          <table:table-cell office:value-type="float" office:value="561876" calcext:value-type="float">
            <text:p>561876</text:p>
          </table:table-cell>
          <table:table-cell office:value-type="float" office:value="358706" calcext:value-type="float">
            <text:p>35870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1:19</text:p>
          </table:table-cell>
          <table:table-cell office:value-type="float" office:value="9738832" calcext:value-type="float">
            <text:p>97388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0388" calcext:value-type="float">
            <text:p>6580388</text:p>
          </table:table-cell>
          <table:table-cell office:value-type="float" office:value="659644" calcext:value-type="float">
            <text:p>659644</text:p>
          </table:table-cell>
          <table:table-cell office:value-type="float" office:value="623628" calcext:value-type="float">
            <text:p>6236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0464" calcext:value-type="float">
            <text:p>10464</text:p>
          </table:table-cell>
          <table:table-cell office:value-type="float" office:value="561876" calcext:value-type="float">
            <text:p>561876</text:p>
          </table:table-cell>
          <table:table-cell office:value-type="float" office:value="358706" calcext:value-type="float">
            <text:p>35870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20</text:p>
          </table:table-cell>
          <table:table-cell office:value-type="float" office:value="9754704" calcext:value-type="float">
            <text:p>97547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0388" calcext:value-type="float">
            <text:p>6580388</text:p>
          </table:table-cell>
          <table:table-cell office:value-type="float" office:value="659644" calcext:value-type="float">
            <text:p>659644</text:p>
          </table:table-cell>
          <table:table-cell office:value-type="float" office:value="623628" calcext:value-type="float">
            <text:p>6236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0464" calcext:value-type="float">
            <text:p>10464</text:p>
          </table:table-cell>
          <table:table-cell office:value-type="float" office:value="561876" calcext:value-type="float">
            <text:p>561876</text:p>
          </table:table-cell>
          <table:table-cell office:value-type="float" office:value="358706" calcext:value-type="float">
            <text:p>35870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21</text:p>
          </table:table-cell>
          <table:table-cell office:value-type="float" office:value="9754704" calcext:value-type="float">
            <text:p>97547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0388" calcext:value-type="float">
            <text:p>6580388</text:p>
          </table:table-cell>
          <table:table-cell office:value-type="float" office:value="659644" calcext:value-type="float">
            <text:p>659644</text:p>
          </table:table-cell>
          <table:table-cell office:value-type="float" office:value="623628" calcext:value-type="float">
            <text:p>6236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0464" calcext:value-type="float">
            <text:p>10464</text:p>
          </table:table-cell>
          <table:table-cell office:value-type="float" office:value="561876" calcext:value-type="float">
            <text:p>561876</text:p>
          </table:table-cell>
          <table:table-cell office:value-type="float" office:value="358706" calcext:value-type="float">
            <text:p>35870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22</text:p>
          </table:table-cell>
          <table:table-cell office:value-type="float" office:value="9746896" calcext:value-type="float">
            <text:p>97468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0388" calcext:value-type="float">
            <text:p>6580388</text:p>
          </table:table-cell>
          <table:table-cell office:value-type="float" office:value="659644" calcext:value-type="float">
            <text:p>659644</text:p>
          </table:table-cell>
          <table:table-cell office:value-type="float" office:value="623628" calcext:value-type="float">
            <text:p>6236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0464" calcext:value-type="float">
            <text:p>10464</text:p>
          </table:table-cell>
          <table:table-cell office:value-type="float" office:value="561876" calcext:value-type="float">
            <text:p>561876</text:p>
          </table:table-cell>
          <table:table-cell office:value-type="float" office:value="358706" calcext:value-type="float">
            <text:p>35870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23</text:p>
          </table:table-cell>
          <table:table-cell office:value-type="float" office:value="9746896" calcext:value-type="float">
            <text:p>97468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0388" calcext:value-type="float">
            <text:p>6580388</text:p>
          </table:table-cell>
          <table:table-cell office:value-type="float" office:value="659644" calcext:value-type="float">
            <text:p>659644</text:p>
          </table:table-cell>
          <table:table-cell office:value-type="float" office:value="623628" calcext:value-type="float">
            <text:p>6236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0464" calcext:value-type="float">
            <text:p>10464</text:p>
          </table:table-cell>
          <table:table-cell office:value-type="float" office:value="561876" calcext:value-type="float">
            <text:p>561876</text:p>
          </table:table-cell>
          <table:table-cell office:value-type="float" office:value="358706" calcext:value-type="float">
            <text:p>35870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24</text:p>
          </table:table-cell>
          <table:table-cell office:value-type="float" office:value="9746896" calcext:value-type="float">
            <text:p>97468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0388" calcext:value-type="float">
            <text:p>6580388</text:p>
          </table:table-cell>
          <table:table-cell office:value-type="float" office:value="659644" calcext:value-type="float">
            <text:p>659644</text:p>
          </table:table-cell>
          <table:table-cell office:value-type="float" office:value="623628" calcext:value-type="float">
            <text:p>6236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0464" calcext:value-type="float">
            <text:p>10464</text:p>
          </table:table-cell>
          <table:table-cell office:value-type="float" office:value="561876" calcext:value-type="float">
            <text:p>561876</text:p>
          </table:table-cell>
          <table:table-cell office:value-type="float" office:value="358706" calcext:value-type="float">
            <text:p>35870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25</text:p>
          </table:table-cell>
          <table:table-cell office:value-type="float" office:value="9755708" calcext:value-type="float">
            <text:p>97557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0388" calcext:value-type="float">
            <text:p>6580388</text:p>
          </table:table-cell>
          <table:table-cell office:value-type="float" office:value="659644" calcext:value-type="float">
            <text:p>659644</text:p>
          </table:table-cell>
          <table:table-cell office:value-type="float" office:value="623628" calcext:value-type="float">
            <text:p>6236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10464" calcext:value-type="float">
            <text:p>10464</text:p>
          </table:table-cell>
          <table:table-cell office:value-type="float" office:value="561876" calcext:value-type="float">
            <text:p>561876</text:p>
          </table:table-cell>
          <table:table-cell office:value-type="float" office:value="358706" calcext:value-type="float">
            <text:p>35870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26</text:p>
          </table:table-cell>
          <table:table-cell office:value-type="float" office:value="9766992" calcext:value-type="float">
            <text:p>97669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1716" calcext:value-type="float">
            <text:p>6551716</text:p>
          </table:table-cell>
          <table:table-cell office:value-type="float" office:value="631944" calcext:value-type="float">
            <text:p>631944</text:p>
          </table:table-cell>
          <table:table-cell office:value-type="float" office:value="595928" calcext:value-type="float">
            <text:p>595928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9080" calcext:value-type="float">
            <text:p>9080</text:p>
          </table:table-cell>
          <table:table-cell office:value-type="float" office:value="533204" calcext:value-type="float">
            <text:p>533204</text:p>
          </table:table-cell>
          <table:table-cell office:value-type="float" office:value="272293" calcext:value-type="float">
            <text:p>272293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1:27</text:p>
          </table:table-cell>
          <table:table-cell office:value-type="float" office:value="9766992" calcext:value-type="float">
            <text:p>97669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1716" calcext:value-type="float">
            <text:p>6551716</text:p>
          </table:table-cell>
          <table:table-cell office:value-type="float" office:value="631944" calcext:value-type="float">
            <text:p>631944</text:p>
          </table:table-cell>
          <table:table-cell office:value-type="float" office:value="595928" calcext:value-type="float">
            <text:p>5959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9080" calcext:value-type="float">
            <text:p>9080</text:p>
          </table:table-cell>
          <table:table-cell office:value-type="float" office:value="533204" calcext:value-type="float">
            <text:p>533204</text:p>
          </table:table-cell>
          <table:table-cell office:value-type="float" office:value="272293" calcext:value-type="float">
            <text:p>272293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28</text:p>
          </table:table-cell>
          <table:table-cell office:value-type="float" office:value="9783484" calcext:value-type="float">
            <text:p>97834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1716" calcext:value-type="float">
            <text:p>6551716</text:p>
          </table:table-cell>
          <table:table-cell office:value-type="float" office:value="631944" calcext:value-type="float">
            <text:p>631944</text:p>
          </table:table-cell>
          <table:table-cell office:value-type="float" office:value="595928" calcext:value-type="float">
            <text:p>5959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9080" calcext:value-type="float">
            <text:p>9080</text:p>
          </table:table-cell>
          <table:table-cell office:value-type="float" office:value="533204" calcext:value-type="float">
            <text:p>533204</text:p>
          </table:table-cell>
          <table:table-cell office:value-type="float" office:value="272293" calcext:value-type="float">
            <text:p>272293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29</text:p>
          </table:table-cell>
          <table:table-cell office:value-type="float" office:value="9783484" calcext:value-type="float">
            <text:p>97834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1716" calcext:value-type="float">
            <text:p>6551716</text:p>
          </table:table-cell>
          <table:table-cell office:value-type="float" office:value="631944" calcext:value-type="float">
            <text:p>631944</text:p>
          </table:table-cell>
          <table:table-cell office:value-type="float" office:value="595928" calcext:value-type="float">
            <text:p>5959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9080" calcext:value-type="float">
            <text:p>9080</text:p>
          </table:table-cell>
          <table:table-cell office:value-type="float" office:value="533204" calcext:value-type="float">
            <text:p>533204</text:p>
          </table:table-cell>
          <table:table-cell office:value-type="float" office:value="272293" calcext:value-type="float">
            <text:p>272293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30</text:p>
          </table:table-cell>
          <table:table-cell office:value-type="float" office:value="9775796" calcext:value-type="float">
            <text:p>97757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1716" calcext:value-type="float">
            <text:p>6551716</text:p>
          </table:table-cell>
          <table:table-cell office:value-type="float" office:value="631944" calcext:value-type="float">
            <text:p>631944</text:p>
          </table:table-cell>
          <table:table-cell office:value-type="float" office:value="595928" calcext:value-type="float">
            <text:p>5959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9080" calcext:value-type="float">
            <text:p>9080</text:p>
          </table:table-cell>
          <table:table-cell office:value-type="float" office:value="533204" calcext:value-type="float">
            <text:p>533204</text:p>
          </table:table-cell>
          <table:table-cell office:value-type="float" office:value="272294" calcext:value-type="float">
            <text:p>27229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31</text:p>
          </table:table-cell>
          <table:table-cell office:value-type="float" office:value="9775548" calcext:value-type="float">
            <text:p>97755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1716" calcext:value-type="float">
            <text:p>6551716</text:p>
          </table:table-cell>
          <table:table-cell office:value-type="float" office:value="631944" calcext:value-type="float">
            <text:p>631944</text:p>
          </table:table-cell>
          <table:table-cell office:value-type="float" office:value="595928" calcext:value-type="float">
            <text:p>5959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9080" calcext:value-type="float">
            <text:p>9080</text:p>
          </table:table-cell>
          <table:table-cell office:value-type="float" office:value="533204" calcext:value-type="float">
            <text:p>533204</text:p>
          </table:table-cell>
          <table:table-cell office:value-type="float" office:value="272294" calcext:value-type="float">
            <text:p>27229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32</text:p>
          </table:table-cell>
          <table:table-cell office:value-type="float" office:value="9783192" calcext:value-type="float">
            <text:p>97831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1716" calcext:value-type="float">
            <text:p>6551716</text:p>
          </table:table-cell>
          <table:table-cell office:value-type="float" office:value="631944" calcext:value-type="float">
            <text:p>631944</text:p>
          </table:table-cell>
          <table:table-cell office:value-type="float" office:value="595928" calcext:value-type="float">
            <text:p>5959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9080" calcext:value-type="float">
            <text:p>9080</text:p>
          </table:table-cell>
          <table:table-cell office:value-type="float" office:value="533204" calcext:value-type="float">
            <text:p>533204</text:p>
          </table:table-cell>
          <table:table-cell office:value-type="float" office:value="272294" calcext:value-type="float">
            <text:p>27229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33</text:p>
          </table:table-cell>
          <table:table-cell office:value-type="float" office:value="9783112" calcext:value-type="float">
            <text:p>97831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1716" calcext:value-type="float">
            <text:p>6551716</text:p>
          </table:table-cell>
          <table:table-cell office:value-type="float" office:value="631944" calcext:value-type="float">
            <text:p>631944</text:p>
          </table:table-cell>
          <table:table-cell office:value-type="float" office:value="595928" calcext:value-type="float">
            <text:p>595928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9080" calcext:value-type="float">
            <text:p>9080</text:p>
          </table:table-cell>
          <table:table-cell office:value-type="float" office:value="533204" calcext:value-type="float">
            <text:p>533204</text:p>
          </table:table-cell>
          <table:table-cell office:value-type="float" office:value="272294" calcext:value-type="float">
            <text:p>27229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34</text:p>
          </table:table-cell>
          <table:table-cell office:value-type="float" office:value="9792608" calcext:value-type="float">
            <text:p>97926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5092" calcext:value-type="float">
            <text:p>6525092</text:p>
          </table:table-cell>
          <table:table-cell office:value-type="float" office:value="606220" calcext:value-type="float">
            <text:p>606220</text:p>
          </table:table-cell>
          <table:table-cell office:value-type="float" office:value="570204" calcext:value-type="float">
            <text:p>570204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77" calcext:value-type="float">
            <text:p>7677</text:p>
          </table:table-cell>
          <table:table-cell office:value-type="float" office:value="506580" calcext:value-type="float">
            <text:p>506580</text:p>
          </table:table-cell>
          <table:table-cell office:value-type="float" office:value="185890" calcext:value-type="float">
            <text:p>18589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1:35</text:p>
          </table:table-cell>
          <table:table-cell office:value-type="float" office:value="9792660" calcext:value-type="float">
            <text:p>97926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5092" calcext:value-type="float">
            <text:p>6525092</text:p>
          </table:table-cell>
          <table:table-cell office:value-type="float" office:value="606220" calcext:value-type="float">
            <text:p>606220</text:p>
          </table:table-cell>
          <table:table-cell office:value-type="float" office:value="570204" calcext:value-type="float">
            <text:p>57020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77" calcext:value-type="float">
            <text:p>7677</text:p>
          </table:table-cell>
          <table:table-cell office:value-type="float" office:value="506580" calcext:value-type="float">
            <text:p>506580</text:p>
          </table:table-cell>
          <table:table-cell office:value-type="float" office:value="185890" calcext:value-type="float">
            <text:p>18589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36</text:p>
          </table:table-cell>
          <table:table-cell office:value-type="float" office:value="9792660" calcext:value-type="float">
            <text:p>97926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5092" calcext:value-type="float">
            <text:p>6525092</text:p>
          </table:table-cell>
          <table:table-cell office:value-type="float" office:value="606220" calcext:value-type="float">
            <text:p>606220</text:p>
          </table:table-cell>
          <table:table-cell office:value-type="float" office:value="570204" calcext:value-type="float">
            <text:p>57020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77" calcext:value-type="float">
            <text:p>7677</text:p>
          </table:table-cell>
          <table:table-cell office:value-type="float" office:value="506580" calcext:value-type="float">
            <text:p>506580</text:p>
          </table:table-cell>
          <table:table-cell office:value-type="float" office:value="185890" calcext:value-type="float">
            <text:p>18589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37</text:p>
          </table:table-cell>
          <table:table-cell office:value-type="float" office:value="9808656" calcext:value-type="float">
            <text:p>98086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5092" calcext:value-type="float">
            <text:p>6525092</text:p>
          </table:table-cell>
          <table:table-cell office:value-type="float" office:value="606220" calcext:value-type="float">
            <text:p>606220</text:p>
          </table:table-cell>
          <table:table-cell office:value-type="float" office:value="570204" calcext:value-type="float">
            <text:p>57020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77" calcext:value-type="float">
            <text:p>7677</text:p>
          </table:table-cell>
          <table:table-cell office:value-type="float" office:value="506580" calcext:value-type="float">
            <text:p>506580</text:p>
          </table:table-cell>
          <table:table-cell office:value-type="float" office:value="185890" calcext:value-type="float">
            <text:p>18589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38</text:p>
          </table:table-cell>
          <table:table-cell office:value-type="float" office:value="9800472" calcext:value-type="float">
            <text:p>98004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5092" calcext:value-type="float">
            <text:p>6525092</text:p>
          </table:table-cell>
          <table:table-cell office:value-type="float" office:value="606220" calcext:value-type="float">
            <text:p>606220</text:p>
          </table:table-cell>
          <table:table-cell office:value-type="float" office:value="570204" calcext:value-type="float">
            <text:p>57020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77" calcext:value-type="float">
            <text:p>7677</text:p>
          </table:table-cell>
          <table:table-cell office:value-type="float" office:value="506580" calcext:value-type="float">
            <text:p>506580</text:p>
          </table:table-cell>
          <table:table-cell office:value-type="float" office:value="185890" calcext:value-type="float">
            <text:p>18589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39</text:p>
          </table:table-cell>
          <table:table-cell office:value-type="float" office:value="9800472" calcext:value-type="float">
            <text:p>98004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5092" calcext:value-type="float">
            <text:p>6525092</text:p>
          </table:table-cell>
          <table:table-cell office:value-type="float" office:value="606220" calcext:value-type="float">
            <text:p>606220</text:p>
          </table:table-cell>
          <table:table-cell office:value-type="float" office:value="570204" calcext:value-type="float">
            <text:p>57020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77" calcext:value-type="float">
            <text:p>7677</text:p>
          </table:table-cell>
          <table:table-cell office:value-type="float" office:value="506580" calcext:value-type="float">
            <text:p>506580</text:p>
          </table:table-cell>
          <table:table-cell office:value-type="float" office:value="185890" calcext:value-type="float">
            <text:p>18589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1:40" calcext:value-type="date">
            <text:p>11/06/19 10:21 PM</text:p>
          </table:table-cell>
          <table:table-cell office:value-type="float" office:value="9808532" calcext:value-type="float">
            <text:p>98085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5092" calcext:value-type="float">
            <text:p>6525092</text:p>
          </table:table-cell>
          <table:table-cell office:value-type="float" office:value="606220" calcext:value-type="float">
            <text:p>606220</text:p>
          </table:table-cell>
          <table:table-cell office:value-type="float" office:value="570204" calcext:value-type="float">
            <text:p>57020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77" calcext:value-type="float">
            <text:p>7677</text:p>
          </table:table-cell>
          <table:table-cell office:value-type="float" office:value="506580" calcext:value-type="float">
            <text:p>506580</text:p>
          </table:table-cell>
          <table:table-cell office:value-type="float" office:value="185890" calcext:value-type="float">
            <text:p>18589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1:41" calcext:value-type="date">
            <text:p>11/06/19 10:21 PM</text:p>
          </table:table-cell>
          <table:table-cell office:value-type="float" office:value="9808656" calcext:value-type="float">
            <text:p>98086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5092" calcext:value-type="float">
            <text:p>6525092</text:p>
          </table:table-cell>
          <table:table-cell office:value-type="float" office:value="606220" calcext:value-type="float">
            <text:p>606220</text:p>
          </table:table-cell>
          <table:table-cell office:value-type="float" office:value="570204" calcext:value-type="float">
            <text:p>57020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77" calcext:value-type="float">
            <text:p>7677</text:p>
          </table:table-cell>
          <table:table-cell office:value-type="float" office:value="506580" calcext:value-type="float">
            <text:p>506580</text:p>
          </table:table-cell>
          <table:table-cell office:value-type="float" office:value="185890" calcext:value-type="float">
            <text:p>18589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39876" calcext:value-type="float">
            <text:p>93987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1:42" calcext:value-type="date">
            <text:p>11/06/19 10:21 PM</text:p>
          </table:table-cell>
          <table:table-cell office:value-type="float" office:value="10235204" calcext:value-type="float">
            <text:p>102352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4772" calcext:value-type="float">
            <text:p>6084772</text:p>
          </table:table-cell>
          <table:table-cell office:value-type="float" office:value="163500" calcext:value-type="float">
            <text:p>163500</text:p>
          </table:table-cell>
          <table:table-cell office:value-type="float" office:value="127484" calcext:value-type="float">
            <text:p>127484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33" calcext:value-type="float">
            <text:p>4733</text:p>
          </table:table-cell>
          <table:table-cell office:value-type="float" office:value="66432" calcext:value-type="float">
            <text:p>66432</text:p>
          </table:table-cell>
          <table:table-cell office:value-type="float" office:value="13064" calcext:value-type="float">
            <text:p>13064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036" calcext:value-type="float">
            <text:p>86803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1-06T22:21:43" calcext:value-type="date">
            <text:p>11/06/19 10:21 PM</text:p>
          </table:table-cell>
          <table:table-cell office:value-type="float" office:value="10235204" calcext:value-type="float">
            <text:p>102352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4772" calcext:value-type="float">
            <text:p>6084772</text:p>
          </table:table-cell>
          <table:table-cell office:value-type="float" office:value="163500" calcext:value-type="float">
            <text:p>163500</text:p>
          </table:table-cell>
          <table:table-cell office:value-type="float" office:value="127484" calcext:value-type="float">
            <text:p>12748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33" calcext:value-type="float">
            <text:p>4733</text:p>
          </table:table-cell>
          <table:table-cell office:value-type="float" office:value="66432" calcext:value-type="float">
            <text:p>66432</text:p>
          </table:table-cell>
          <table:table-cell office:value-type="float" office:value="13064" calcext:value-type="float">
            <text:p>13064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036" calcext:value-type="float">
            <text:p>86803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1:44" calcext:value-type="date">
            <text:p>11/06/19 10:21 PM</text:p>
          </table:table-cell>
          <table:table-cell office:value-type="float" office:value="10252336" calcext:value-type="float">
            <text:p>102523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4772" calcext:value-type="float">
            <text:p>6084772</text:p>
          </table:table-cell>
          <table:table-cell office:value-type="float" office:value="163500" calcext:value-type="float">
            <text:p>163500</text:p>
          </table:table-cell>
          <table:table-cell office:value-type="float" office:value="127484" calcext:value-type="float">
            <text:p>12748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33" calcext:value-type="float">
            <text:p>4733</text:p>
          </table:table-cell>
          <table:table-cell office:value-type="float" office:value="66432" calcext:value-type="float">
            <text:p>66432</text:p>
          </table:table-cell>
          <table:table-cell office:value-type="float" office:value="13064" calcext:value-type="float">
            <text:p>13064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036" calcext:value-type="float">
            <text:p>86803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1:45" calcext:value-type="date">
            <text:p>11/06/19 10:21 PM</text:p>
          </table:table-cell>
          <table:table-cell office:value-type="float" office:value="10252336" calcext:value-type="float">
            <text:p>102523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4772" calcext:value-type="float">
            <text:p>6084772</text:p>
          </table:table-cell>
          <table:table-cell office:value-type="float" office:value="163500" calcext:value-type="float">
            <text:p>163500</text:p>
          </table:table-cell>
          <table:table-cell office:value-type="float" office:value="127484" calcext:value-type="float">
            <text:p>127484</text:p>
          </table:table-cell>
          <table:table-cell office:value-type="float" office:value="36016" calcext:value-type="float">
            <text:p>36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33" calcext:value-type="float">
            <text:p>4733</text:p>
          </table:table-cell>
          <table:table-cell office:value-type="float" office:value="66432" calcext:value-type="float">
            <text:p>66432</text:p>
          </table:table-cell>
          <table:table-cell office:value-type="float" office:value="13064" calcext:value-type="float">
            <text:p>13064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036" calcext:value-type="float">
            <text:p>868036</text:p>
          </table:table-cell>
          <table:table-cell office:value-type="float" office:value="12096" calcext:value-type="float">
            <text:p>120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8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nol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1-06 22:21:46</text:p>
          </table:table-cell>
          <table:table-cell office:value-type="float" office:value="10364696" calcext:value-type="float">
            <text:p>10364696</text:p>
          </table:table-cell>
          <table:table-cell office:value-type="float" office:value="7424" calcext:value-type="float">
            <text:p>74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813676" calcext:value-type="float">
            <text:p>5813676</text:p>
          </table:table-cell>
          <table:table-cell office:value-type="float" office:value="34128" calcext:value-type="float">
            <text:p>34128</text:p>
          </table:table-cell>
          <table:table-cell office:value-type="float" office:value="9496" calcext:value-type="float">
            <text:p>9496</text:p>
          </table:table-cell>
          <table:table-cell office:value-type="float" office:value="24632" calcext:value-type="float">
            <text:p>24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98" calcext:value-type="float">
            <text:p>1398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1-06 22:21:47</text:p>
          </table:table-cell>
          <table:table-cell office:value-type="float" office:value="10283756" calcext:value-type="float">
            <text:p>102837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17564" calcext:value-type="float">
            <text:p>117564</text:p>
          </table:table-cell>
          <table:table-cell office:value-type="float" office:value="80752" calcext:value-type="float">
            <text:p>80752</text:p>
          </table:table-cell>
          <table:table-cell office:value-type="float" office:value="36812" calcext:value-type="float">
            <text:p>36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0464" calcext:value-type="float">
            <text:p>190464</text:p>
          </table:table-cell>
          <table:table-cell office:value-type="float" office:value="30361" calcext:value-type="float">
            <text:p>30361</text:p>
          </table:table-cell>
          <table:table-cell office:value-type="float" office:value="12032" calcext:value-type="float">
            <text:p>12032</text:p>
          </table:table-cell>
          <table:table-cell office:value-type="float" office:value="11697" calcext:value-type="float">
            <text:p>11697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9152" calcext:value-type="float">
            <text:p>91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48</text:p>
          </table:table-cell>
          <table:table-cell office:value-type="float" office:value="10181620" calcext:value-type="float">
            <text:p>101816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236096" calcext:value-type="float">
            <text:p>236096</text:p>
          </table:table-cell>
          <table:table-cell office:value-type="float" office:value="199284" calcext:value-type="float">
            <text:p>199284</text:p>
          </table:table-cell>
          <table:table-cell office:value-type="float" office:value="36812" calcext:value-type="float">
            <text:p>36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0464" calcext:value-type="float">
            <text:p>190464</text:p>
          </table:table-cell>
          <table:table-cell office:value-type="float" office:value="76179" calcext:value-type="float">
            <text:p>76179</text:p>
          </table:table-cell>
          <table:table-cell office:value-type="float" office:value="12992" calcext:value-type="float">
            <text:p>12992</text:p>
          </table:table-cell>
          <table:table-cell office:value-type="float" office:value="12686" calcext:value-type="float">
            <text:p>12686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49</text:p>
          </table:table-cell>
          <table:table-cell office:value-type="float" office:value="10285604" calcext:value-type="float">
            <text:p>102856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24028" calcext:value-type="float">
            <text:p>124028</text:p>
          </table:table-cell>
          <table:table-cell office:value-type="float" office:value="87152" calcext:value-type="float">
            <text:p>87152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550" calcext:value-type="float">
            <text:p>4550</text:p>
          </table:table-cell>
          <table:table-cell office:value-type="float" office:value="13312" calcext:value-type="float">
            <text:p>13312</text:p>
          </table:table-cell>
          <table:table-cell office:value-type="float" office:value="13048" calcext:value-type="float">
            <text:p>13048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0</text:p>
          </table:table-cell>
          <table:table-cell office:value-type="float" office:value="10277348" calcext:value-type="float">
            <text:p>102773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24028" calcext:value-type="float">
            <text:p>124028</text:p>
          </table:table-cell>
          <table:table-cell office:value-type="float" office:value="87152" calcext:value-type="float">
            <text:p>87152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550" calcext:value-type="float">
            <text:p>4550</text:p>
          </table:table-cell>
          <table:table-cell office:value-type="float" office:value="13312" calcext:value-type="float">
            <text:p>13312</text:p>
          </table:table-cell>
          <table:table-cell office:value-type="float" office:value="13048" calcext:value-type="float">
            <text:p>13048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1</text:p>
          </table:table-cell>
          <table:table-cell office:value-type="float" office:value="10293616" calcext:value-type="float">
            <text:p>102936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24028" calcext:value-type="float">
            <text:p>124028</text:p>
          </table:table-cell>
          <table:table-cell office:value-type="float" office:value="87152" calcext:value-type="float">
            <text:p>8715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550" calcext:value-type="float">
            <text:p>4550</text:p>
          </table:table-cell>
          <table:table-cell office:value-type="float" office:value="13312" calcext:value-type="float">
            <text:p>13312</text:p>
          </table:table-cell>
          <table:table-cell office:value-type="float" office:value="13048" calcext:value-type="float">
            <text:p>13048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2</text:p>
          </table:table-cell>
          <table:table-cell office:value-type="float" office:value="10305868" calcext:value-type="float">
            <text:p>103058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11716" calcext:value-type="float">
            <text:p>111716</text:p>
          </table:table-cell>
          <table:table-cell office:value-type="float" office:value="74840" calcext:value-type="float">
            <text:p>748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550" calcext:value-type="float">
            <text:p>4550</text:p>
          </table:table-cell>
          <table:table-cell office:value-type="float" office:value="13312" calcext:value-type="float">
            <text:p>13312</text:p>
          </table:table-cell>
          <table:table-cell office:value-type="float" office:value="13048" calcext:value-type="float">
            <text:p>13048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3</text:p>
          </table:table-cell>
          <table:table-cell office:value-type="float" office:value="10305868" calcext:value-type="float">
            <text:p>103058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11976" calcext:value-type="float">
            <text:p>111976</text:p>
          </table:table-cell>
          <table:table-cell office:value-type="float" office:value="75100" calcext:value-type="float">
            <text:p>7510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550" calcext:value-type="float">
            <text:p>4550</text:p>
          </table:table-cell>
          <table:table-cell office:value-type="float" office:value="13440" calcext:value-type="float">
            <text:p>13440</text:p>
          </table:table-cell>
          <table:table-cell office:value-type="float" office:value="13146" calcext:value-type="float">
            <text:p>13146</text:p>
          </table:table-cell>
          <table:table-cell office:value-type="float" office:value="1472" calcext:value-type="float">
            <text:p>1472</text:p>
          </table:table-cell>
          <table:table-cell office:value-type="float" office:value="1320" calcext:value-type="float">
            <text:p>1320</text:p>
          </table:table-cell>
          <table:table-cell office:value-type="float" office:value="22208" calcext:value-type="float">
            <text:p>2220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996" calcext:value-type="float">
            <text:p>299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4</text:p>
          </table:table-cell>
          <table:table-cell office:value-type="float" office:value="10192168" calcext:value-type="float">
            <text:p>101921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9740" calcext:value-type="float">
            <text:p>6309740</text:p>
          </table:table-cell>
          <table:table-cell office:value-type="float" office:value="217740" calcext:value-type="float">
            <text:p>217740</text:p>
          </table:table-cell>
          <table:table-cell office:value-type="float" office:value="180864" calcext:value-type="float">
            <text:p>18086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7774" calcext:value-type="float">
            <text:p>7774</text:p>
          </table:table-cell>
          <table:table-cell office:value-type="float" office:value="98880" calcext:value-type="float">
            <text:p>98880</text:p>
          </table:table-cell>
          <table:table-cell office:value-type="float" office:value="97810" calcext:value-type="float">
            <text:p>97810</text:p>
          </table:table-cell>
          <table:table-cell office:value-type="float" office:value="7744" calcext:value-type="float">
            <text:p>7744</text:p>
          </table:table-cell>
          <table:table-cell office:value-type="float" office:value="7352" calcext:value-type="float">
            <text:p>7352</text:p>
          </table:table-cell>
          <table:table-cell office:value-type="float" office:value="131968" calcext:value-type="float">
            <text:p>13196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0" calcext:value-type="float">
            <text:p>290</text:p>
          </table:table-cell>
          <table:table-cell office:value-type="float" office:value="208" calcext:value-type="float">
            <text:p>208</text:p>
          </table:table-cell>
          <table:table-cell office:value-type="float" office:value="10845" calcext:value-type="float">
            <text:p>10845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5</text:p>
          </table:table-cell>
          <table:table-cell office:value-type="float" office:value="10105120" calcext:value-type="float">
            <text:p>101051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1660" calcext:value-type="float">
            <text:p>6391660</text:p>
          </table:table-cell>
          <table:table-cell office:value-type="float" office:value="312380" calcext:value-type="float">
            <text:p>312380</text:p>
          </table:table-cell>
          <table:table-cell office:value-type="float" office:value="275504" calcext:value-type="float">
            <text:p>27550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13351" calcext:value-type="float">
            <text:p>13351</text:p>
          </table:table-cell>
          <table:table-cell office:value-type="float" office:value="191680" calcext:value-type="float">
            <text:p>191680</text:p>
          </table:table-cell>
          <table:table-cell office:value-type="float" office:value="189782" calcext:value-type="float">
            <text:p>189782</text:p>
          </table:table-cell>
          <table:table-cell office:value-type="float" office:value="14592" calcext:value-type="float">
            <text:p>14592</text:p>
          </table:table-cell>
          <table:table-cell office:value-type="float" office:value="13904" calcext:value-type="float">
            <text:p>13904</text:p>
          </table:table-cell>
          <table:table-cell office:value-type="float" office:value="245696" calcext:value-type="float">
            <text:p>24569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5" calcext:value-type="float">
            <text:p>375</text:p>
          </table:table-cell>
          <table:table-cell office:value-type="float" office:value="208" calcext:value-type="float">
            <text:p>208</text:p>
          </table:table-cell>
          <table:table-cell office:value-type="float" office:value="19372" calcext:value-type="float">
            <text:p>19372</text:p>
          </table:table-cell>
          <table:table-cell office:value-type="float" office:value="8527" calcext:value-type="float">
            <text:p>8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6</text:p>
          </table:table-cell>
          <table:table-cell office:value-type="float" office:value="10004928" calcext:value-type="float">
            <text:p>100049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1772" calcext:value-type="float">
            <text:p>6481772</text:p>
          </table:table-cell>
          <table:table-cell office:value-type="float" office:value="412168" calcext:value-type="float">
            <text:p>412168</text:p>
          </table:table-cell>
          <table:table-cell office:value-type="float" office:value="375292" calcext:value-type="float">
            <text:p>375292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4448" calcext:value-type="float">
            <text:p>104448</text:p>
          </table:table-cell>
          <table:table-cell office:value-type="float" office:value="15274" calcext:value-type="float">
            <text:p>15274</text:p>
          </table:table-cell>
          <table:table-cell office:value-type="float" office:value="282688" calcext:value-type="float">
            <text:p>282688</text:p>
          </table:table-cell>
          <table:table-cell office:value-type="float" office:value="280032" calcext:value-type="float">
            <text:p>280032</text:p>
          </table:table-cell>
          <table:table-cell office:value-type="float" office:value="21248" calcext:value-type="float">
            <text:p>21248</text:p>
          </table:table-cell>
          <table:table-cell office:value-type="float" office:value="20334" calcext:value-type="float">
            <text:p>20334</text:p>
          </table:table-cell>
          <table:table-cell office:value-type="float" office:value="432128" calcext:value-type="float">
            <text:p>432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9" calcext:value-type="float">
            <text:p>459</text:p>
          </table:table-cell>
          <table:table-cell office:value-type="float" office:value="208" calcext:value-type="float">
            <text:p>208</text:p>
          </table:table-cell>
          <table:table-cell office:value-type="float" office:value="27740" calcext:value-type="float">
            <text:p>27740</text:p>
          </table:table-cell>
          <table:table-cell office:value-type="float" office:value="8368" calcext:value-type="float">
            <text:p>8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7</text:p>
          </table:table-cell>
          <table:table-cell office:value-type="float" office:value="9868032" calcext:value-type="float">
            <text:p>98680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3692" calcext:value-type="float">
            <text:p>6563692</text:p>
          </table:table-cell>
          <table:table-cell office:value-type="float" office:value="548632" calcext:value-type="float">
            <text:p>548632</text:p>
          </table:table-cell>
          <table:table-cell office:value-type="float" office:value="511756" calcext:value-type="float">
            <text:p>51175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4448" calcext:value-type="float">
            <text:p>104448</text:p>
          </table:table-cell>
          <table:table-cell office:value-type="float" office:value="59823" calcext:value-type="float">
            <text:p>59823</text:p>
          </table:table-cell>
          <table:table-cell office:value-type="float" office:value="374656" calcext:value-type="float">
            <text:p>374656</text:p>
          </table:table-cell>
          <table:table-cell office:value-type="float" office:value="371132" calcext:value-type="float">
            <text:p>371132</text:p>
          </table:table-cell>
          <table:table-cell office:value-type="float" office:value="28032" calcext:value-type="float">
            <text:p>28032</text:p>
          </table:table-cell>
          <table:table-cell office:value-type="float" office:value="26825" calcext:value-type="float">
            <text:p>26825</text:p>
          </table:table-cell>
          <table:table-cell office:value-type="float" office:value="432128" calcext:value-type="float">
            <text:p>432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4" calcext:value-type="float">
            <text:p>544</text:p>
          </table:table-cell>
          <table:table-cell office:value-type="float" office:value="208" calcext:value-type="float">
            <text:p>208</text:p>
          </table:table-cell>
          <table:table-cell office:value-type="float" office:value="36188" calcext:value-type="float">
            <text:p>36188</text:p>
          </table:table-cell>
          <table:table-cell office:value-type="float" office:value="8448" calcext:value-type="float">
            <text:p>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8</text:p>
          </table:table-cell>
          <table:table-cell office:value-type="float" office:value="9829840" calcext:value-type="float">
            <text:p>98298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578652" calcext:value-type="float">
            <text:p>578652</text:p>
          </table:table-cell>
          <table:table-cell office:value-type="float" office:value="541776" calcext:value-type="float">
            <text:p>54177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72" calcext:value-type="float">
            <text:p>12172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4467" calcext:value-type="float">
            <text:p>444467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6799" calcext:value-type="float">
            <text:p>6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1:59</text:p>
          </table:table-cell>
          <table:table-cell office:value-type="float" office:value="9829840" calcext:value-type="float">
            <text:p>98298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578652" calcext:value-type="float">
            <text:p>578652</text:p>
          </table:table-cell>
          <table:table-cell office:value-type="float" office:value="541776" calcext:value-type="float">
            <text:p>5417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72" calcext:value-type="float">
            <text:p>12172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4467" calcext:value-type="float">
            <text:p>444467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00</text:p>
          </table:table-cell>
          <table:table-cell office:value-type="float" office:value="9837900" calcext:value-type="float">
            <text:p>98379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578652" calcext:value-type="float">
            <text:p>578652</text:p>
          </table:table-cell>
          <table:table-cell office:value-type="float" office:value="541776" calcext:value-type="float">
            <text:p>5417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72" calcext:value-type="float">
            <text:p>12172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4467" calcext:value-type="float">
            <text:p>444467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01</text:p>
          </table:table-cell>
          <table:table-cell office:value-type="float" office:value="9837776" calcext:value-type="float">
            <text:p>98377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578652" calcext:value-type="float">
            <text:p>578652</text:p>
          </table:table-cell>
          <table:table-cell office:value-type="float" office:value="541776" calcext:value-type="float">
            <text:p>5417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72" calcext:value-type="float">
            <text:p>12172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4467" calcext:value-type="float">
            <text:p>444467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02</text:p>
          </table:table-cell>
          <table:table-cell office:value-type="float" office:value="9829840" calcext:value-type="float">
            <text:p>98298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578652" calcext:value-type="float">
            <text:p>578652</text:p>
          </table:table-cell>
          <table:table-cell office:value-type="float" office:value="541776" calcext:value-type="float">
            <text:p>5417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72" calcext:value-type="float">
            <text:p>12172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4467" calcext:value-type="float">
            <text:p>444467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03</text:p>
          </table:table-cell>
          <table:table-cell office:value-type="float" office:value="9829840" calcext:value-type="float">
            <text:p>98298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578652" calcext:value-type="float">
            <text:p>578652</text:p>
          </table:table-cell>
          <table:table-cell office:value-type="float" office:value="541776" calcext:value-type="float">
            <text:p>5417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72" calcext:value-type="float">
            <text:p>12172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4467" calcext:value-type="float">
            <text:p>444467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04</text:p>
          </table:table-cell>
          <table:table-cell office:value-type="float" office:value="9829840" calcext:value-type="float">
            <text:p>98298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578652" calcext:value-type="float">
            <text:p>578652</text:p>
          </table:table-cell>
          <table:table-cell office:value-type="float" office:value="541776" calcext:value-type="float">
            <text:p>5417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72" calcext:value-type="float">
            <text:p>12172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4467" calcext:value-type="float">
            <text:p>444467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05</text:p>
          </table:table-cell>
          <table:table-cell office:value-type="float" office:value="9837652" calcext:value-type="float">
            <text:p>98376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578652" calcext:value-type="float">
            <text:p>578652</text:p>
          </table:table-cell>
          <table:table-cell office:value-type="float" office:value="541776" calcext:value-type="float">
            <text:p>5417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72" calcext:value-type="float">
            <text:p>12172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4467" calcext:value-type="float">
            <text:p>444467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06</text:p>
          </table:table-cell>
          <table:table-cell office:value-type="float" office:value="9912772" calcext:value-type="float">
            <text:p>99127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95460" calcext:value-type="float">
            <text:p>495460</text:p>
          </table:table-cell>
          <table:table-cell office:value-type="float" office:value="458584" calcext:value-type="float">
            <text:p>45858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0" calcext:value-type="float">
            <text:p>10730</text:p>
          </table:table-cell>
          <table:table-cell office:value-type="float" office:value="369152" calcext:value-type="float">
            <text:p>369152</text:p>
          </table:table-cell>
          <table:table-cell office:value-type="float" office:value="358189" calcext:value-type="float">
            <text:p>358189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2:07</text:p>
          </table:table-cell>
          <table:table-cell office:value-type="float" office:value="9912924" calcext:value-type="float">
            <text:p>99129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95460" calcext:value-type="float">
            <text:p>495460</text:p>
          </table:table-cell>
          <table:table-cell office:value-type="float" office:value="458584" calcext:value-type="float">
            <text:p>458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0" calcext:value-type="float">
            <text:p>10730</text:p>
          </table:table-cell>
          <table:table-cell office:value-type="float" office:value="369152" calcext:value-type="float">
            <text:p>369152</text:p>
          </table:table-cell>
          <table:table-cell office:value-type="float" office:value="358189" calcext:value-type="float">
            <text:p>358189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08</text:p>
          </table:table-cell>
          <table:table-cell office:value-type="float" office:value="9921156" calcext:value-type="float">
            <text:p>99211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95460" calcext:value-type="float">
            <text:p>495460</text:p>
          </table:table-cell>
          <table:table-cell office:value-type="float" office:value="458584" calcext:value-type="float">
            <text:p>458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0" calcext:value-type="float">
            <text:p>10730</text:p>
          </table:table-cell>
          <table:table-cell office:value-type="float" office:value="369152" calcext:value-type="float">
            <text:p>369152</text:p>
          </table:table-cell>
          <table:table-cell office:value-type="float" office:value="358189" calcext:value-type="float">
            <text:p>358189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09</text:p>
          </table:table-cell>
          <table:table-cell office:value-type="float" office:value="9921232" calcext:value-type="float">
            <text:p>99212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95460" calcext:value-type="float">
            <text:p>495460</text:p>
          </table:table-cell>
          <table:table-cell office:value-type="float" office:value="458584" calcext:value-type="float">
            <text:p>458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0" calcext:value-type="float">
            <text:p>10730</text:p>
          </table:table-cell>
          <table:table-cell office:value-type="float" office:value="369152" calcext:value-type="float">
            <text:p>369152</text:p>
          </table:table-cell>
          <table:table-cell office:value-type="float" office:value="358189" calcext:value-type="float">
            <text:p>358189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10</text:p>
          </table:table-cell>
          <table:table-cell office:value-type="float" office:value="9913548" calcext:value-type="float">
            <text:p>99135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95460" calcext:value-type="float">
            <text:p>495460</text:p>
          </table:table-cell>
          <table:table-cell office:value-type="float" office:value="458584" calcext:value-type="float">
            <text:p>458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0" calcext:value-type="float">
            <text:p>10730</text:p>
          </table:table-cell>
          <table:table-cell office:value-type="float" office:value="369152" calcext:value-type="float">
            <text:p>369152</text:p>
          </table:table-cell>
          <table:table-cell office:value-type="float" office:value="358189" calcext:value-type="float">
            <text:p>358189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11</text:p>
          </table:table-cell>
          <table:table-cell office:value-type="float" office:value="9913548" calcext:value-type="float">
            <text:p>99135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95460" calcext:value-type="float">
            <text:p>495460</text:p>
          </table:table-cell>
          <table:table-cell office:value-type="float" office:value="458584" calcext:value-type="float">
            <text:p>458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0" calcext:value-type="float">
            <text:p>10730</text:p>
          </table:table-cell>
          <table:table-cell office:value-type="float" office:value="369152" calcext:value-type="float">
            <text:p>369152</text:p>
          </table:table-cell>
          <table:table-cell office:value-type="float" office:value="358189" calcext:value-type="float">
            <text:p>358189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12</text:p>
          </table:table-cell>
          <table:table-cell office:value-type="float" office:value="9921236" calcext:value-type="float">
            <text:p>99212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95460" calcext:value-type="float">
            <text:p>495460</text:p>
          </table:table-cell>
          <table:table-cell office:value-type="float" office:value="458584" calcext:value-type="float">
            <text:p>458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0" calcext:value-type="float">
            <text:p>10730</text:p>
          </table:table-cell>
          <table:table-cell office:value-type="float" office:value="369152" calcext:value-type="float">
            <text:p>369152</text:p>
          </table:table-cell>
          <table:table-cell office:value-type="float" office:value="358189" calcext:value-type="float">
            <text:p>358189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13</text:p>
          </table:table-cell>
          <table:table-cell office:value-type="float" office:value="9921236" calcext:value-type="float">
            <text:p>99212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95460" calcext:value-type="float">
            <text:p>495460</text:p>
          </table:table-cell>
          <table:table-cell office:value-type="float" office:value="458584" calcext:value-type="float">
            <text:p>458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0" calcext:value-type="float">
            <text:p>10730</text:p>
          </table:table-cell>
          <table:table-cell office:value-type="float" office:value="369152" calcext:value-type="float">
            <text:p>369152</text:p>
          </table:table-cell>
          <table:table-cell office:value-type="float" office:value="358189" calcext:value-type="float">
            <text:p>358189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14</text:p>
          </table:table-cell>
          <table:table-cell office:value-type="float" office:value="10001464" calcext:value-type="float">
            <text:p>100014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07052" calcext:value-type="float">
            <text:p>407052</text:p>
          </table:table-cell>
          <table:table-cell office:value-type="float" office:value="370176" calcext:value-type="float">
            <text:p>37017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227" calcext:value-type="float">
            <text:p>9227</text:p>
          </table:table-cell>
          <table:table-cell office:value-type="float" office:value="282112" calcext:value-type="float">
            <text:p>282112</text:p>
          </table:table-cell>
          <table:table-cell office:value-type="float" office:value="271911" calcext:value-type="float">
            <text:p>271911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2:15</text:p>
          </table:table-cell>
          <table:table-cell office:value-type="float" office:value="9993164" calcext:value-type="float">
            <text:p>99931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07052" calcext:value-type="float">
            <text:p>407052</text:p>
          </table:table-cell>
          <table:table-cell office:value-type="float" office:value="370176" calcext:value-type="float">
            <text:p>3701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227" calcext:value-type="float">
            <text:p>9227</text:p>
          </table:table-cell>
          <table:table-cell office:value-type="float" office:value="282112" calcext:value-type="float">
            <text:p>282112</text:p>
          </table:table-cell>
          <table:table-cell office:value-type="float" office:value="271911" calcext:value-type="float">
            <text:p>271911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16</text:p>
          </table:table-cell>
          <table:table-cell office:value-type="float" office:value="10009272" calcext:value-type="float">
            <text:p>100092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07052" calcext:value-type="float">
            <text:p>407052</text:p>
          </table:table-cell>
          <table:table-cell office:value-type="float" office:value="370176" calcext:value-type="float">
            <text:p>3701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227" calcext:value-type="float">
            <text:p>9227</text:p>
          </table:table-cell>
          <table:table-cell office:value-type="float" office:value="282112" calcext:value-type="float">
            <text:p>282112</text:p>
          </table:table-cell>
          <table:table-cell office:value-type="float" office:value="271911" calcext:value-type="float">
            <text:p>271911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17</text:p>
          </table:table-cell>
          <table:table-cell office:value-type="float" office:value="10009416" calcext:value-type="float">
            <text:p>100094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07052" calcext:value-type="float">
            <text:p>407052</text:p>
          </table:table-cell>
          <table:table-cell office:value-type="float" office:value="370176" calcext:value-type="float">
            <text:p>3701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227" calcext:value-type="float">
            <text:p>9227</text:p>
          </table:table-cell>
          <table:table-cell office:value-type="float" office:value="282112" calcext:value-type="float">
            <text:p>282112</text:p>
          </table:table-cell>
          <table:table-cell office:value-type="float" office:value="271911" calcext:value-type="float">
            <text:p>271911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18</text:p>
          </table:table-cell>
          <table:table-cell office:value-type="float" office:value="10009416" calcext:value-type="float">
            <text:p>100094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07052" calcext:value-type="float">
            <text:p>407052</text:p>
          </table:table-cell>
          <table:table-cell office:value-type="float" office:value="370176" calcext:value-type="float">
            <text:p>3701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227" calcext:value-type="float">
            <text:p>9227</text:p>
          </table:table-cell>
          <table:table-cell office:value-type="float" office:value="282112" calcext:value-type="float">
            <text:p>282112</text:p>
          </table:table-cell>
          <table:table-cell office:value-type="float" office:value="271912" calcext:value-type="float">
            <text:p>27191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19</text:p>
          </table:table-cell>
          <table:table-cell office:value-type="float" office:value="10001728" calcext:value-type="float">
            <text:p>100017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07052" calcext:value-type="float">
            <text:p>407052</text:p>
          </table:table-cell>
          <table:table-cell office:value-type="float" office:value="370176" calcext:value-type="float">
            <text:p>3701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227" calcext:value-type="float">
            <text:p>9227</text:p>
          </table:table-cell>
          <table:table-cell office:value-type="float" office:value="282112" calcext:value-type="float">
            <text:p>282112</text:p>
          </table:table-cell>
          <table:table-cell office:value-type="float" office:value="271912" calcext:value-type="float">
            <text:p>27191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20</text:p>
          </table:table-cell>
          <table:table-cell office:value-type="float" office:value="10001728" calcext:value-type="float">
            <text:p>100017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07052" calcext:value-type="float">
            <text:p>407052</text:p>
          </table:table-cell>
          <table:table-cell office:value-type="float" office:value="370176" calcext:value-type="float">
            <text:p>3701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227" calcext:value-type="float">
            <text:p>9227</text:p>
          </table:table-cell>
          <table:table-cell office:value-type="float" office:value="282112" calcext:value-type="float">
            <text:p>282112</text:p>
          </table:table-cell>
          <table:table-cell office:value-type="float" office:value="271912" calcext:value-type="float">
            <text:p>27191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21</text:p>
          </table:table-cell>
          <table:table-cell office:value-type="float" office:value="10009372" calcext:value-type="float">
            <text:p>100093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07052" calcext:value-type="float">
            <text:p>407052</text:p>
          </table:table-cell>
          <table:table-cell office:value-type="float" office:value="370176" calcext:value-type="float">
            <text:p>3701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227" calcext:value-type="float">
            <text:p>9227</text:p>
          </table:table-cell>
          <table:table-cell office:value-type="float" office:value="282112" calcext:value-type="float">
            <text:p>282112</text:p>
          </table:table-cell>
          <table:table-cell office:value-type="float" office:value="271912" calcext:value-type="float">
            <text:p>27191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22</text:p>
          </table:table-cell>
          <table:table-cell office:value-type="float" office:value="10087600" calcext:value-type="float">
            <text:p>100876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0332" calcext:value-type="float">
            <text:p>320332</text:p>
          </table:table-cell>
          <table:table-cell office:value-type="float" office:value="283456" calcext:value-type="float">
            <text:p>28345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443" calcext:value-type="float">
            <text:p>7443</text:p>
          </table:table-cell>
          <table:table-cell office:value-type="float" office:value="195072" calcext:value-type="float">
            <text:p>195072</text:p>
          </table:table-cell>
          <table:table-cell office:value-type="float" office:value="185633" calcext:value-type="float">
            <text:p>185633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2:23</text:p>
          </table:table-cell>
          <table:table-cell office:value-type="float" office:value="10079852" calcext:value-type="float">
            <text:p>100798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0240" calcext:value-type="float">
            <text:p>320240</text:p>
          </table:table-cell>
          <table:table-cell office:value-type="float" office:value="283364" calcext:value-type="float">
            <text:p>28336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65" calcext:value-type="float">
            <text:p>7765</text:p>
          </table:table-cell>
          <table:table-cell office:value-type="float" office:value="195072" calcext:value-type="float">
            <text:p>195072</text:p>
          </table:table-cell>
          <table:table-cell office:value-type="float" office:value="185633" calcext:value-type="float">
            <text:p>185633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24</text:p>
          </table:table-cell>
          <table:table-cell office:value-type="float" office:value="10087768" calcext:value-type="float">
            <text:p>100877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0240" calcext:value-type="float">
            <text:p>320240</text:p>
          </table:table-cell>
          <table:table-cell office:value-type="float" office:value="283364" calcext:value-type="float">
            <text:p>28336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65" calcext:value-type="float">
            <text:p>7765</text:p>
          </table:table-cell>
          <table:table-cell office:value-type="float" office:value="195072" calcext:value-type="float">
            <text:p>195072</text:p>
          </table:table-cell>
          <table:table-cell office:value-type="float" office:value="185633" calcext:value-type="float">
            <text:p>185633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25</text:p>
          </table:table-cell>
          <table:table-cell office:value-type="float" office:value="10095828" calcext:value-type="float">
            <text:p>100958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0240" calcext:value-type="float">
            <text:p>320240</text:p>
          </table:table-cell>
          <table:table-cell office:value-type="float" office:value="283364" calcext:value-type="float">
            <text:p>28336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65" calcext:value-type="float">
            <text:p>7765</text:p>
          </table:table-cell>
          <table:table-cell office:value-type="float" office:value="195072" calcext:value-type="float">
            <text:p>195072</text:p>
          </table:table-cell>
          <table:table-cell office:value-type="float" office:value="185633" calcext:value-type="float">
            <text:p>185633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26</text:p>
          </table:table-cell>
          <table:table-cell office:value-type="float" office:value="10095976" calcext:value-type="float">
            <text:p>100959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0240" calcext:value-type="float">
            <text:p>320240</text:p>
          </table:table-cell>
          <table:table-cell office:value-type="float" office:value="283364" calcext:value-type="float">
            <text:p>28336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65" calcext:value-type="float">
            <text:p>7765</text:p>
          </table:table-cell>
          <table:table-cell office:value-type="float" office:value="195072" calcext:value-type="float">
            <text:p>195072</text:p>
          </table:table-cell>
          <table:table-cell office:value-type="float" office:value="185633" calcext:value-type="float">
            <text:p>185633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27</text:p>
          </table:table-cell>
          <table:table-cell office:value-type="float" office:value="10087792" calcext:value-type="float">
            <text:p>100877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0240" calcext:value-type="float">
            <text:p>320240</text:p>
          </table:table-cell>
          <table:table-cell office:value-type="float" office:value="283364" calcext:value-type="float">
            <text:p>28336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65" calcext:value-type="float">
            <text:p>7765</text:p>
          </table:table-cell>
          <table:table-cell office:value-type="float" office:value="195072" calcext:value-type="float">
            <text:p>195072</text:p>
          </table:table-cell>
          <table:table-cell office:value-type="float" office:value="185633" calcext:value-type="float">
            <text:p>185633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28</text:p>
          </table:table-cell>
          <table:table-cell office:value-type="float" office:value="10095976" calcext:value-type="float">
            <text:p>100959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0240" calcext:value-type="float">
            <text:p>320240</text:p>
          </table:table-cell>
          <table:table-cell office:value-type="float" office:value="283364" calcext:value-type="float">
            <text:p>28336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65" calcext:value-type="float">
            <text:p>7765</text:p>
          </table:table-cell>
          <table:table-cell office:value-type="float" office:value="195072" calcext:value-type="float">
            <text:p>195072</text:p>
          </table:table-cell>
          <table:table-cell office:value-type="float" office:value="185633" calcext:value-type="float">
            <text:p>185633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29</text:p>
          </table:table-cell>
          <table:table-cell office:value-type="float" office:value="10095976" calcext:value-type="float">
            <text:p>100959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0240" calcext:value-type="float">
            <text:p>320240</text:p>
          </table:table-cell>
          <table:table-cell office:value-type="float" office:value="283364" calcext:value-type="float">
            <text:p>28336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65" calcext:value-type="float">
            <text:p>7765</text:p>
          </table:table-cell>
          <table:table-cell office:value-type="float" office:value="195072" calcext:value-type="float">
            <text:p>195072</text:p>
          </table:table-cell>
          <table:table-cell office:value-type="float" office:value="185633" calcext:value-type="float">
            <text:p>185633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30</text:p>
          </table:table-cell>
          <table:table-cell office:value-type="float" office:value="10095976" calcext:value-type="float">
            <text:p>100959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0240" calcext:value-type="float">
            <text:p>320240</text:p>
          </table:table-cell>
          <table:table-cell office:value-type="float" office:value="283364" calcext:value-type="float">
            <text:p>28336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65" calcext:value-type="float">
            <text:p>7765</text:p>
          </table:table-cell>
          <table:table-cell office:value-type="float" office:value="195072" calcext:value-type="float">
            <text:p>195072</text:p>
          </table:table-cell>
          <table:table-cell office:value-type="float" office:value="185633" calcext:value-type="float">
            <text:p>185633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31</text:p>
          </table:table-cell>
          <table:table-cell office:value-type="float" office:value="10167160" calcext:value-type="float">
            <text:p>10167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2:32</text:p>
          </table:table-cell>
          <table:table-cell office:value-type="float" office:value="10183428" calcext:value-type="float">
            <text:p>101834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33</text:p>
          </table:table-cell>
          <table:table-cell office:value-type="float" office:value="10183404" calcext:value-type="float">
            <text:p>101834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34</text:p>
          </table:table-cell>
          <table:table-cell office:value-type="float" office:value="10183404" calcext:value-type="float">
            <text:p>101834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35</text:p>
          </table:table-cell>
          <table:table-cell office:value-type="float" office:value="10175716" calcext:value-type="float">
            <text:p>101757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36</text:p>
          </table:table-cell>
          <table:table-cell office:value-type="float" office:value="10175716" calcext:value-type="float">
            <text:p>101757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37</text:p>
          </table:table-cell>
          <table:table-cell office:value-type="float" office:value="10183432" calcext:value-type="float">
            <text:p>101834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38</text:p>
          </table:table-cell>
          <table:table-cell office:value-type="float" office:value="10183528" calcext:value-type="float">
            <text:p>101835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39</text:p>
          </table:table-cell>
          <table:table-cell office:value-type="float" office:value="10183536" calcext:value-type="float">
            <text:p>101835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0</text:p>
          </table:table-cell>
          <table:table-cell office:value-type="float" office:value="10183536" calcext:value-type="float">
            <text:p>101835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1</text:p>
          </table:table-cell>
          <table:table-cell office:value-type="float" office:value="10183412" calcext:value-type="float">
            <text:p>101834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2</text:p>
          </table:table-cell>
          <table:table-cell office:value-type="float" office:value="10183412" calcext:value-type="float">
            <text:p>101834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3</text:p>
          </table:table-cell>
          <table:table-cell office:value-type="float" office:value="10183412" calcext:value-type="float">
            <text:p>101834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4</text:p>
          </table:table-cell>
          <table:table-cell office:value-type="float" office:value="10183412" calcext:value-type="float">
            <text:p>101834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5</text:p>
          </table:table-cell>
          <table:table-cell office:value-type="float" office:value="10183412" calcext:value-type="float">
            <text:p>101834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6</text:p>
          </table:table-cell>
          <table:table-cell office:value-type="float" office:value="10183412" calcext:value-type="float">
            <text:p>101834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7</text:p>
          </table:table-cell>
          <table:table-cell office:value-type="float" office:value="10183412" calcext:value-type="float">
            <text:p>101834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8</text:p>
          </table:table-cell>
          <table:table-cell office:value-type="float" office:value="10183412" calcext:value-type="float">
            <text:p>101834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49</text:p>
          </table:table-cell>
          <table:table-cell office:value-type="float" office:value="10183420" calcext:value-type="float">
            <text:p>101834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0</text:p>
          </table:table-cell>
          <table:table-cell office:value-type="float" office:value="10183420" calcext:value-type="float">
            <text:p>101834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1</text:p>
          </table:table-cell>
          <table:table-cell office:value-type="float" office:value="10183544" calcext:value-type="float">
            <text:p>101835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2</text:p>
          </table:table-cell>
          <table:table-cell office:value-type="float" office:value="10183544" calcext:value-type="float">
            <text:p>101835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3</text:p>
          </table:table-cell>
          <table:table-cell office:value-type="float" office:value="10183544" calcext:value-type="float">
            <text:p>101835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4</text:p>
          </table:table-cell>
          <table:table-cell office:value-type="float" office:value="10183544" calcext:value-type="float">
            <text:p>101835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5</text:p>
          </table:table-cell>
          <table:table-cell office:value-type="float" office:value="10183544" calcext:value-type="float">
            <text:p>101835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6</text:p>
          </table:table-cell>
          <table:table-cell office:value-type="float" office:value="10183544" calcext:value-type="float">
            <text:p>101835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7</text:p>
          </table:table-cell>
          <table:table-cell office:value-type="float" office:value="10183544" calcext:value-type="float">
            <text:p>101835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8</text:p>
          </table:table-cell>
          <table:table-cell office:value-type="float" office:value="10184544" calcext:value-type="float">
            <text:p>101845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2:59</text:p>
          </table:table-cell>
          <table:table-cell office:value-type="float" office:value="10184544" calcext:value-type="float">
            <text:p>101845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0</text:p>
          </table:table-cell>
          <table:table-cell office:value-type="float" office:value="10184048" calcext:value-type="float">
            <text:p>101840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1</text:p>
          </table:table-cell>
          <table:table-cell office:value-type="float" office:value="10184048" calcext:value-type="float">
            <text:p>101840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2</text:p>
          </table:table-cell>
          <table:table-cell office:value-type="float" office:value="10183924" calcext:value-type="float">
            <text:p>101839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3</text:p>
          </table:table-cell>
          <table:table-cell office:value-type="float" office:value="10183924" calcext:value-type="float">
            <text:p>101839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4</text:p>
          </table:table-cell>
          <table:table-cell office:value-type="float" office:value="10183924" calcext:value-type="float">
            <text:p>101839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5</text:p>
          </table:table-cell>
          <table:table-cell office:value-type="float" office:value="10183924" calcext:value-type="float">
            <text:p>101839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6</text:p>
          </table:table-cell>
          <table:table-cell office:value-type="float" office:value="10183800" calcext:value-type="float">
            <text:p>101838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7</text:p>
          </table:table-cell>
          <table:table-cell office:value-type="float" office:value="10183800" calcext:value-type="float">
            <text:p>101838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8</text:p>
          </table:table-cell>
          <table:table-cell office:value-type="float" office:value="10183800" calcext:value-type="float">
            <text:p>101838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09</text:p>
          </table:table-cell>
          <table:table-cell office:value-type="float" office:value="10182792" calcext:value-type="float">
            <text:p>101827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0</text:p>
          </table:table-cell>
          <table:table-cell office:value-type="float" office:value="10182792" calcext:value-type="float">
            <text:p>101827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1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2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3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4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5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6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7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8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19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0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1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2</text:p>
          </table:table-cell>
          <table:table-cell office:value-type="float" office:value="10183160" calcext:value-type="float">
            <text:p>10183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3</text:p>
          </table:table-cell>
          <table:table-cell office:value-type="float" office:value="10183164" calcext:value-type="float">
            <text:p>101831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4</text:p>
          </table:table-cell>
          <table:table-cell office:value-type="float" office:value="10183164" calcext:value-type="float">
            <text:p>101831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5</text:p>
          </table:table-cell>
          <table:table-cell office:value-type="float" office:value="10183168" calcext:value-type="float">
            <text:p>101831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6</text:p>
          </table:table-cell>
          <table:table-cell office:value-type="float" office:value="10183168" calcext:value-type="float">
            <text:p>101831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7</text:p>
          </table:table-cell>
          <table:table-cell office:value-type="float" office:value="10183168" calcext:value-type="float">
            <text:p>101831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8</text:p>
          </table:table-cell>
          <table:table-cell office:value-type="float" office:value="10183168" calcext:value-type="float">
            <text:p>101831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29</text:p>
          </table:table-cell>
          <table:table-cell office:value-type="float" office:value="10183168" calcext:value-type="float">
            <text:p>101831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0</text:p>
          </table:table-cell>
          <table:table-cell office:value-type="float" office:value="10183172" calcext:value-type="float">
            <text:p>101831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1</text:p>
          </table:table-cell>
          <table:table-cell office:value-type="float" office:value="10183172" calcext:value-type="float">
            <text:p>101831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2</text:p>
          </table:table-cell>
          <table:table-cell office:value-type="float" office:value="10155880" calcext:value-type="float">
            <text:p>101558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3</text:p>
          </table:table-cell>
          <table:table-cell office:value-type="float" office:value="10155948" calcext:value-type="float">
            <text:p>101559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4</text:p>
          </table:table-cell>
          <table:table-cell office:value-type="float" office:value="10155824" calcext:value-type="float">
            <text:p>101558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233460" calcext:value-type="float">
            <text:p>233460</text:p>
          </table:table-cell>
          <table:table-cell office:value-type="float" office:value="196584" calcext:value-type="float">
            <text:p>1965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303" calcext:value-type="float">
            <text:p>6303</text:p>
          </table:table-cell>
          <table:table-cell office:value-type="float" office:value="108032" calcext:value-type="float">
            <text:p>108032</text:p>
          </table:table-cell>
          <table:table-cell office:value-type="float" office:value="99355" calcext:value-type="float">
            <text:p>99355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5</text:p>
          </table:table-cell>
          <table:table-cell office:value-type="float" office:value="10056624" calcext:value-type="float">
            <text:p>100566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324504" calcext:value-type="float">
            <text:p>324504</text:p>
          </table:table-cell>
          <table:table-cell office:value-type="float" office:value="287628" calcext:value-type="float">
            <text:p>2876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1583" calcext:value-type="float">
            <text:p>11583</text:p>
          </table:table-cell>
          <table:table-cell office:value-type="float" office:value="192000" calcext:value-type="float">
            <text:p>192000</text:p>
          </table:table-cell>
          <table:table-cell office:value-type="float" office:value="190134" calcext:value-type="float">
            <text:p>190134</text:p>
          </table:table-cell>
          <table:table-cell office:value-type="float" office:value="14592" calcext:value-type="float">
            <text:p>14592</text:p>
          </table:table-cell>
          <table:table-cell office:value-type="float" office:value="13930" calcext:value-type="float">
            <text:p>13930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08" calcext:value-type="float">
            <text:p>208</text:p>
          </table:table-cell>
          <table:table-cell office:value-type="float" office:value="19405" calcext:value-type="float">
            <text:p>19405</text:p>
          </table:table-cell>
          <table:table-cell office:value-type="float" office:value="8418" calcext:value-type="float">
            <text:p>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6</text:p>
          </table:table-cell>
          <table:table-cell office:value-type="float" office:value="9969700" calcext:value-type="float">
            <text:p>99697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419844" calcext:value-type="float">
            <text:p>419844</text:p>
          </table:table-cell>
          <table:table-cell office:value-type="float" office:value="382968" calcext:value-type="float">
            <text:p>38296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4760" calcext:value-type="float">
            <text:p>14760</text:p>
          </table:table-cell>
          <table:table-cell office:value-type="float" office:value="287360" calcext:value-type="float">
            <text:p>287360</text:p>
          </table:table-cell>
          <table:table-cell office:value-type="float" office:value="284679" calcext:value-type="float">
            <text:p>284679</text:p>
          </table:table-cell>
          <table:table-cell office:value-type="float" office:value="21568" calcext:value-type="float">
            <text:p>21568</text:p>
          </table:table-cell>
          <table:table-cell office:value-type="float" office:value="20665" calcext:value-type="float">
            <text:p>20665</text:p>
          </table:table-cell>
          <table:table-cell office:value-type="float" office:value="360128" calcext:value-type="float">
            <text:p>3601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3" calcext:value-type="float">
            <text:p>463</text:p>
          </table:table-cell>
          <table:table-cell office:value-type="float" office:value="208" calcext:value-type="float">
            <text:p>208</text:p>
          </table:table-cell>
          <table:table-cell office:value-type="float" office:value="28171" calcext:value-type="float">
            <text:p>28171</text:p>
          </table:table-cell>
          <table:table-cell office:value-type="float" office:value="8766" calcext:value-type="float">
            <text:p>8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7</text:p>
          </table:table-cell>
          <table:table-cell office:value-type="float" office:value="9875584" calcext:value-type="float">
            <text:p>98755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228" calcext:value-type="float">
            <text:p>6629228</text:p>
          </table:table-cell>
          <table:table-cell office:value-type="float" office:value="513868" calcext:value-type="float">
            <text:p>513868</text:p>
          </table:table-cell>
          <table:table-cell office:value-type="float" office:value="476992" calcext:value-type="float">
            <text:p>476992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547" calcext:value-type="float">
            <text:p>13547</text:p>
          </table:table-cell>
          <table:table-cell office:value-type="float" office:value="381696" calcext:value-type="float">
            <text:p>381696</text:p>
          </table:table-cell>
          <table:table-cell office:value-type="float" office:value="378122" calcext:value-type="float">
            <text:p>378122</text:p>
          </table:table-cell>
          <table:table-cell office:value-type="float" office:value="28544" calcext:value-type="float">
            <text:p>28544</text:p>
          </table:table-cell>
          <table:table-cell office:value-type="float" office:value="27324" calcext:value-type="float">
            <text:p>27324</text:p>
          </table:table-cell>
          <table:table-cell office:value-type="float" office:value="630080" calcext:value-type="float">
            <text:p>63008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50" calcext:value-type="float">
            <text:p>550</text:p>
          </table:table-cell>
          <table:table-cell office:value-type="float" office:value="208" calcext:value-type="float">
            <text:p>208</text:p>
          </table:table-cell>
          <table:table-cell office:value-type="float" office:value="36835" calcext:value-type="float">
            <text:p>36835</text:p>
          </table:table-cell>
          <table:table-cell office:value-type="float" office:value="8664" calcext:value-type="float">
            <text:p>8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8</text:p>
          </table:table-cell>
          <table:table-cell office:value-type="float" office:value="9773788" calcext:value-type="float">
            <text:p>97737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3804" calcext:value-type="float">
            <text:p>6653804</text:p>
          </table:table-cell>
          <table:table-cell office:value-type="float" office:value="614304" calcext:value-type="float">
            <text:p>614304</text:p>
          </table:table-cell>
          <table:table-cell office:value-type="float" office:value="577428" calcext:value-type="float">
            <text:p>5774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9568" calcext:value-type="float">
            <text:p>109568</text:p>
          </table:table-cell>
          <table:table-cell office:value-type="float" office:value="17710" calcext:value-type="float">
            <text:p>17710</text:p>
          </table:table-cell>
          <table:table-cell office:value-type="float" office:value="475136" calcext:value-type="float">
            <text:p>475136</text:p>
          </table:table-cell>
          <table:table-cell office:value-type="float" office:value="470807" calcext:value-type="float">
            <text:p>470807</text:p>
          </table:table-cell>
          <table:table-cell office:value-type="float" office:value="35392" calcext:value-type="float">
            <text:p>35392</text:p>
          </table:table-cell>
          <table:table-cell office:value-type="float" office:value="33927" calcext:value-type="float">
            <text:p>33927</text:p>
          </table:table-cell>
          <table:table-cell office:value-type="float" office:value="757696" calcext:value-type="float">
            <text:p>75769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36" calcext:value-type="float">
            <text:p>636</text:p>
          </table:table-cell>
          <table:table-cell office:value-type="float" office:value="208" calcext:value-type="float">
            <text:p>208</text:p>
          </table:table-cell>
          <table:table-cell office:value-type="float" office:value="45429" calcext:value-type="float">
            <text:p>45429</text:p>
          </table:table-cell>
          <table:table-cell office:value-type="float" office:value="8594" calcext:value-type="float">
            <text:p>8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39</text:p>
          </table:table-cell>
          <table:table-cell office:value-type="float" office:value="9709184" calcext:value-type="float">
            <text:p>97091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670016" calcext:value-type="float">
            <text:p>670016</text:p>
          </table:table-cell>
          <table:table-cell office:value-type="float" office:value="633140" calcext:value-type="float">
            <text:p>633140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689" calcext:value-type="float">
            <text:p>13689</text:p>
          </table:table-cell>
          <table:table-cell office:value-type="float" office:value="535616" calcext:value-type="float">
            <text:p>535616</text:p>
          </table:table-cell>
          <table:table-cell office:value-type="float" office:value="530748" calcext:value-type="float">
            <text:p>530748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office:value-type="float" office:value="5558" calcext:value-type="float">
            <text:p>5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40</text:p>
          </table:table-cell>
          <table:table-cell office:value-type="float" office:value="9709628" calcext:value-type="float">
            <text:p>97096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670016" calcext:value-type="float">
            <text:p>670016</text:p>
          </table:table-cell>
          <table:table-cell office:value-type="float" office:value="633140" calcext:value-type="float">
            <text:p>6331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689" calcext:value-type="float">
            <text:p>13689</text:p>
          </table:table-cell>
          <table:table-cell office:value-type="float" office:value="535616" calcext:value-type="float">
            <text:p>535616</text:p>
          </table:table-cell>
          <table:table-cell office:value-type="float" office:value="530748" calcext:value-type="float">
            <text:p>530748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41</text:p>
          </table:table-cell>
          <table:table-cell office:value-type="float" office:value="9718408" calcext:value-type="float">
            <text:p>97184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670016" calcext:value-type="float">
            <text:p>670016</text:p>
          </table:table-cell>
          <table:table-cell office:value-type="float" office:value="633140" calcext:value-type="float">
            <text:p>6331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689" calcext:value-type="float">
            <text:p>13689</text:p>
          </table:table-cell>
          <table:table-cell office:value-type="float" office:value="535616" calcext:value-type="float">
            <text:p>535616</text:p>
          </table:table-cell>
          <table:table-cell office:value-type="float" office:value="530748" calcext:value-type="float">
            <text:p>530748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42</text:p>
          </table:table-cell>
          <table:table-cell office:value-type="float" office:value="9718612" calcext:value-type="float">
            <text:p>97186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670016" calcext:value-type="float">
            <text:p>670016</text:p>
          </table:table-cell>
          <table:table-cell office:value-type="float" office:value="633140" calcext:value-type="float">
            <text:p>6331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689" calcext:value-type="float">
            <text:p>13689</text:p>
          </table:table-cell>
          <table:table-cell office:value-type="float" office:value="535616" calcext:value-type="float">
            <text:p>535616</text:p>
          </table:table-cell>
          <table:table-cell office:value-type="float" office:value="530748" calcext:value-type="float">
            <text:p>530748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43</text:p>
          </table:table-cell>
          <table:table-cell office:value-type="float" office:value="9710676" calcext:value-type="float">
            <text:p>97106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670016" calcext:value-type="float">
            <text:p>670016</text:p>
          </table:table-cell>
          <table:table-cell office:value-type="float" office:value="633140" calcext:value-type="float">
            <text:p>6331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689" calcext:value-type="float">
            <text:p>13689</text:p>
          </table:table-cell>
          <table:table-cell office:value-type="float" office:value="535616" calcext:value-type="float">
            <text:p>535616</text:p>
          </table:table-cell>
          <table:table-cell office:value-type="float" office:value="530748" calcext:value-type="float">
            <text:p>530748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44</text:p>
          </table:table-cell>
          <table:table-cell office:value-type="float" office:value="9710676" calcext:value-type="float">
            <text:p>97106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670016" calcext:value-type="float">
            <text:p>670016</text:p>
          </table:table-cell>
          <table:table-cell office:value-type="float" office:value="633140" calcext:value-type="float">
            <text:p>6331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689" calcext:value-type="float">
            <text:p>13689</text:p>
          </table:table-cell>
          <table:table-cell office:value-type="float" office:value="535616" calcext:value-type="float">
            <text:p>535616</text:p>
          </table:table-cell>
          <table:table-cell office:value-type="float" office:value="530748" calcext:value-type="float">
            <text:p>530748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45</text:p>
          </table:table-cell>
          <table:table-cell office:value-type="float" office:value="9718364" calcext:value-type="float">
            <text:p>97183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670016" calcext:value-type="float">
            <text:p>670016</text:p>
          </table:table-cell>
          <table:table-cell office:value-type="float" office:value="633140" calcext:value-type="float">
            <text:p>6331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689" calcext:value-type="float">
            <text:p>13689</text:p>
          </table:table-cell>
          <table:table-cell office:value-type="float" office:value="535616" calcext:value-type="float">
            <text:p>535616</text:p>
          </table:table-cell>
          <table:table-cell office:value-type="float" office:value="530748" calcext:value-type="float">
            <text:p>530748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46</text:p>
          </table:table-cell>
          <table:table-cell office:value-type="float" office:value="9718240" calcext:value-type="float">
            <text:p>97182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670016" calcext:value-type="float">
            <text:p>670016</text:p>
          </table:table-cell>
          <table:table-cell office:value-type="float" office:value="633140" calcext:value-type="float">
            <text:p>6331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689" calcext:value-type="float">
            <text:p>13689</text:p>
          </table:table-cell>
          <table:table-cell office:value-type="float" office:value="535616" calcext:value-type="float">
            <text:p>535616</text:p>
          </table:table-cell>
          <table:table-cell office:value-type="float" office:value="530748" calcext:value-type="float">
            <text:p>530748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47</text:p>
          </table:table-cell>
          <table:table-cell office:value-type="float" office:value="9791864" calcext:value-type="float">
            <text:p>97918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91184" calcext:value-type="float">
            <text:p>591184</text:p>
          </table:table-cell>
          <table:table-cell office:value-type="float" office:value="554308" calcext:value-type="float">
            <text:p>55430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238" calcext:value-type="float">
            <text:p>12238</text:p>
          </table:table-cell>
          <table:table-cell office:value-type="float" office:value="456448" calcext:value-type="float">
            <text:p>456448</text:p>
          </table:table-cell>
          <table:table-cell office:value-type="float" office:value="444471" calcext:value-type="float">
            <text:p>444471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3:48</text:p>
          </table:table-cell>
          <table:table-cell office:value-type="float" office:value="9807920" calcext:value-type="float">
            <text:p>98079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91184" calcext:value-type="float">
            <text:p>591184</text:p>
          </table:table-cell>
          <table:table-cell office:value-type="float" office:value="554308" calcext:value-type="float">
            <text:p>5543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238" calcext:value-type="float">
            <text:p>12238</text:p>
          </table:table-cell>
          <table:table-cell office:value-type="float" office:value="456448" calcext:value-type="float">
            <text:p>456448</text:p>
          </table:table-cell>
          <table:table-cell office:value-type="float" office:value="444471" calcext:value-type="float">
            <text:p>444471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49</text:p>
          </table:table-cell>
          <table:table-cell office:value-type="float" office:value="9825004" calcext:value-type="float">
            <text:p>98250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91184" calcext:value-type="float">
            <text:p>591184</text:p>
          </table:table-cell>
          <table:table-cell office:value-type="float" office:value="554308" calcext:value-type="float">
            <text:p>5543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238" calcext:value-type="float">
            <text:p>12238</text:p>
          </table:table-cell>
          <table:table-cell office:value-type="float" office:value="456448" calcext:value-type="float">
            <text:p>456448</text:p>
          </table:table-cell>
          <table:table-cell office:value-type="float" office:value="444471" calcext:value-type="float">
            <text:p>444471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50</text:p>
          </table:table-cell>
          <table:table-cell office:value-type="float" office:value="9825032" calcext:value-type="float">
            <text:p>98250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91184" calcext:value-type="float">
            <text:p>591184</text:p>
          </table:table-cell>
          <table:table-cell office:value-type="float" office:value="554308" calcext:value-type="float">
            <text:p>5543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238" calcext:value-type="float">
            <text:p>12238</text:p>
          </table:table-cell>
          <table:table-cell office:value-type="float" office:value="456448" calcext:value-type="float">
            <text:p>456448</text:p>
          </table:table-cell>
          <table:table-cell office:value-type="float" office:value="444471" calcext:value-type="float">
            <text:p>444471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51</text:p>
          </table:table-cell>
          <table:table-cell office:value-type="float" office:value="9817312" calcext:value-type="float">
            <text:p>98173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91184" calcext:value-type="float">
            <text:p>591184</text:p>
          </table:table-cell>
          <table:table-cell office:value-type="float" office:value="554308" calcext:value-type="float">
            <text:p>5543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238" calcext:value-type="float">
            <text:p>12238</text:p>
          </table:table-cell>
          <table:table-cell office:value-type="float" office:value="456448" calcext:value-type="float">
            <text:p>456448</text:p>
          </table:table-cell>
          <table:table-cell office:value-type="float" office:value="444471" calcext:value-type="float">
            <text:p>444471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52</text:p>
          </table:table-cell>
          <table:table-cell office:value-type="float" office:value="9817064" calcext:value-type="float">
            <text:p>98170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91184" calcext:value-type="float">
            <text:p>591184</text:p>
          </table:table-cell>
          <table:table-cell office:value-type="float" office:value="554308" calcext:value-type="float">
            <text:p>5543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238" calcext:value-type="float">
            <text:p>12238</text:p>
          </table:table-cell>
          <table:table-cell office:value-type="float" office:value="456448" calcext:value-type="float">
            <text:p>456448</text:p>
          </table:table-cell>
          <table:table-cell office:value-type="float" office:value="444471" calcext:value-type="float">
            <text:p>444471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53</text:p>
          </table:table-cell>
          <table:table-cell office:value-type="float" office:value="9824584" calcext:value-type="float">
            <text:p>98245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91184" calcext:value-type="float">
            <text:p>591184</text:p>
          </table:table-cell>
          <table:table-cell office:value-type="float" office:value="554308" calcext:value-type="float">
            <text:p>5543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238" calcext:value-type="float">
            <text:p>12238</text:p>
          </table:table-cell>
          <table:table-cell office:value-type="float" office:value="456448" calcext:value-type="float">
            <text:p>456448</text:p>
          </table:table-cell>
          <table:table-cell office:value-type="float" office:value="444471" calcext:value-type="float">
            <text:p>444471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54</text:p>
          </table:table-cell>
          <table:table-cell office:value-type="float" office:value="9824512" calcext:value-type="float">
            <text:p>98245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91184" calcext:value-type="float">
            <text:p>591184</text:p>
          </table:table-cell>
          <table:table-cell office:value-type="float" office:value="554308" calcext:value-type="float">
            <text:p>5543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238" calcext:value-type="float">
            <text:p>12238</text:p>
          </table:table-cell>
          <table:table-cell office:value-type="float" office:value="456448" calcext:value-type="float">
            <text:p>456448</text:p>
          </table:table-cell>
          <table:table-cell office:value-type="float" office:value="444471" calcext:value-type="float">
            <text:p>444471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55</text:p>
          </table:table-cell>
          <table:table-cell office:value-type="float" office:value="9893332" calcext:value-type="float">
            <text:p>98933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05968" calcext:value-type="float">
            <text:p>505968</text:p>
          </table:table-cell>
          <table:table-cell office:value-type="float" office:value="469092" calcext:value-type="float">
            <text:p>469092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76" calcext:value-type="float">
            <text:p>10776</text:p>
          </table:table-cell>
          <table:table-cell office:value-type="float" office:value="370944" calcext:value-type="float">
            <text:p>370944</text:p>
          </table:table-cell>
          <table:table-cell office:value-type="float" office:value="358193" calcext:value-type="float">
            <text:p>358193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3:56</text:p>
          </table:table-cell>
          <table:table-cell office:value-type="float" office:value="9893332" calcext:value-type="float">
            <text:p>98933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05968" calcext:value-type="float">
            <text:p>505968</text:p>
          </table:table-cell>
          <table:table-cell office:value-type="float" office:value="469092" calcext:value-type="float">
            <text:p>46909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76" calcext:value-type="float">
            <text:p>10776</text:p>
          </table:table-cell>
          <table:table-cell office:value-type="float" office:value="370944" calcext:value-type="float">
            <text:p>370944</text:p>
          </table:table-cell>
          <table:table-cell office:value-type="float" office:value="358193" calcext:value-type="float">
            <text:p>358193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57</text:p>
          </table:table-cell>
          <table:table-cell office:value-type="float" office:value="9909796" calcext:value-type="float">
            <text:p>99097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05968" calcext:value-type="float">
            <text:p>505968</text:p>
          </table:table-cell>
          <table:table-cell office:value-type="float" office:value="469092" calcext:value-type="float">
            <text:p>46909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76" calcext:value-type="float">
            <text:p>10776</text:p>
          </table:table-cell>
          <table:table-cell office:value-type="float" office:value="370944" calcext:value-type="float">
            <text:p>370944</text:p>
          </table:table-cell>
          <table:table-cell office:value-type="float" office:value="358193" calcext:value-type="float">
            <text:p>358193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58</text:p>
          </table:table-cell>
          <table:table-cell office:value-type="float" office:value="9909824" calcext:value-type="float">
            <text:p>99098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05968" calcext:value-type="float">
            <text:p>505968</text:p>
          </table:table-cell>
          <table:table-cell office:value-type="float" office:value="469092" calcext:value-type="float">
            <text:p>46909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76" calcext:value-type="float">
            <text:p>10776</text:p>
          </table:table-cell>
          <table:table-cell office:value-type="float" office:value="370944" calcext:value-type="float">
            <text:p>370944</text:p>
          </table:table-cell>
          <table:table-cell office:value-type="float" office:value="358193" calcext:value-type="float">
            <text:p>358193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3:59</text:p>
          </table:table-cell>
          <table:table-cell office:value-type="float" office:value="9901644" calcext:value-type="float">
            <text:p>99016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05968" calcext:value-type="float">
            <text:p>505968</text:p>
          </table:table-cell>
          <table:table-cell office:value-type="float" office:value="469092" calcext:value-type="float">
            <text:p>46909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76" calcext:value-type="float">
            <text:p>10776</text:p>
          </table:table-cell>
          <table:table-cell office:value-type="float" office:value="370944" calcext:value-type="float">
            <text:p>370944</text:p>
          </table:table-cell>
          <table:table-cell office:value-type="float" office:value="358193" calcext:value-type="float">
            <text:p>358193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00</text:p>
          </table:table-cell>
          <table:table-cell office:value-type="float" office:value="9901520" calcext:value-type="float">
            <text:p>99015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05968" calcext:value-type="float">
            <text:p>505968</text:p>
          </table:table-cell>
          <table:table-cell office:value-type="float" office:value="469092" calcext:value-type="float">
            <text:p>46909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76" calcext:value-type="float">
            <text:p>10776</text:p>
          </table:table-cell>
          <table:table-cell office:value-type="float" office:value="370944" calcext:value-type="float">
            <text:p>370944</text:p>
          </table:table-cell>
          <table:table-cell office:value-type="float" office:value="358193" calcext:value-type="float">
            <text:p>358193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01</text:p>
          </table:table-cell>
          <table:table-cell office:value-type="float" office:value="9901524" calcext:value-type="float">
            <text:p>99015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05968" calcext:value-type="float">
            <text:p>505968</text:p>
          </table:table-cell>
          <table:table-cell office:value-type="float" office:value="469092" calcext:value-type="float">
            <text:p>46909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76" calcext:value-type="float">
            <text:p>10776</text:p>
          </table:table-cell>
          <table:table-cell office:value-type="float" office:value="370944" calcext:value-type="float">
            <text:p>370944</text:p>
          </table:table-cell>
          <table:table-cell office:value-type="float" office:value="358193" calcext:value-type="float">
            <text:p>358193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02</text:p>
          </table:table-cell>
          <table:table-cell office:value-type="float" office:value="9909600" calcext:value-type="float">
            <text:p>99096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505968" calcext:value-type="float">
            <text:p>505968</text:p>
          </table:table-cell>
          <table:table-cell office:value-type="float" office:value="469092" calcext:value-type="float">
            <text:p>46909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776" calcext:value-type="float">
            <text:p>10776</text:p>
          </table:table-cell>
          <table:table-cell office:value-type="float" office:value="370944" calcext:value-type="float">
            <text:p>370944</text:p>
          </table:table-cell>
          <table:table-cell office:value-type="float" office:value="358193" calcext:value-type="float">
            <text:p>358193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03</text:p>
          </table:table-cell>
          <table:table-cell office:value-type="float" office:value="9986480" calcext:value-type="float">
            <text:p>99864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421012" calcext:value-type="float">
            <text:p>421012</text:p>
          </table:table-cell>
          <table:table-cell office:value-type="float" office:value="384136" calcext:value-type="float">
            <text:p>38413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314" calcext:value-type="float">
            <text:p>9314</text:p>
          </table:table-cell>
          <table:table-cell office:value-type="float" office:value="285696" calcext:value-type="float">
            <text:p>285696</text:p>
          </table:table-cell>
          <table:table-cell office:value-type="float" office:value="271915" calcext:value-type="float">
            <text:p>271915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4:04</text:p>
          </table:table-cell>
          <table:table-cell office:value-type="float" office:value="9978296" calcext:value-type="float">
            <text:p>99782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421012" calcext:value-type="float">
            <text:p>421012</text:p>
          </table:table-cell>
          <table:table-cell office:value-type="float" office:value="384136" calcext:value-type="float">
            <text:p>3841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314" calcext:value-type="float">
            <text:p>9314</text:p>
          </table:table-cell>
          <table:table-cell office:value-type="float" office:value="285696" calcext:value-type="float">
            <text:p>285696</text:p>
          </table:table-cell>
          <table:table-cell office:value-type="float" office:value="271915" calcext:value-type="float">
            <text:p>271915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05</text:p>
          </table:table-cell>
          <table:table-cell office:value-type="float" office:value="9994788" calcext:value-type="float">
            <text:p>99947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421012" calcext:value-type="float">
            <text:p>421012</text:p>
          </table:table-cell>
          <table:table-cell office:value-type="float" office:value="384136" calcext:value-type="float">
            <text:p>3841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314" calcext:value-type="float">
            <text:p>9314</text:p>
          </table:table-cell>
          <table:table-cell office:value-type="float" office:value="285696" calcext:value-type="float">
            <text:p>285696</text:p>
          </table:table-cell>
          <table:table-cell office:value-type="float" office:value="271915" calcext:value-type="float">
            <text:p>271915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06</text:p>
          </table:table-cell>
          <table:table-cell office:value-type="float" office:value="9994664" calcext:value-type="float">
            <text:p>99946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421012" calcext:value-type="float">
            <text:p>421012</text:p>
          </table:table-cell>
          <table:table-cell office:value-type="float" office:value="384136" calcext:value-type="float">
            <text:p>3841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314" calcext:value-type="float">
            <text:p>9314</text:p>
          </table:table-cell>
          <table:table-cell office:value-type="float" office:value="285696" calcext:value-type="float">
            <text:p>285696</text:p>
          </table:table-cell>
          <table:table-cell office:value-type="float" office:value="271915" calcext:value-type="float">
            <text:p>271915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07</text:p>
          </table:table-cell>
          <table:table-cell office:value-type="float" office:value="9994788" calcext:value-type="float">
            <text:p>99947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421012" calcext:value-type="float">
            <text:p>421012</text:p>
          </table:table-cell>
          <table:table-cell office:value-type="float" office:value="384136" calcext:value-type="float">
            <text:p>3841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314" calcext:value-type="float">
            <text:p>9314</text:p>
          </table:table-cell>
          <table:table-cell office:value-type="float" office:value="285696" calcext:value-type="float">
            <text:p>285696</text:p>
          </table:table-cell>
          <table:table-cell office:value-type="float" office:value="271916" calcext:value-type="float">
            <text:p>27191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08</text:p>
          </table:table-cell>
          <table:table-cell office:value-type="float" office:value="9986480" calcext:value-type="float">
            <text:p>99864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421012" calcext:value-type="float">
            <text:p>421012</text:p>
          </table:table-cell>
          <table:table-cell office:value-type="float" office:value="384136" calcext:value-type="float">
            <text:p>3841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314" calcext:value-type="float">
            <text:p>9314</text:p>
          </table:table-cell>
          <table:table-cell office:value-type="float" office:value="285696" calcext:value-type="float">
            <text:p>285696</text:p>
          </table:table-cell>
          <table:table-cell office:value-type="float" office:value="271916" calcext:value-type="float">
            <text:p>27191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09</text:p>
          </table:table-cell>
          <table:table-cell office:value-type="float" office:value="9965152" calcext:value-type="float">
            <text:p>99651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421012" calcext:value-type="float">
            <text:p>421012</text:p>
          </table:table-cell>
          <table:table-cell office:value-type="float" office:value="384136" calcext:value-type="float">
            <text:p>3841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314" calcext:value-type="float">
            <text:p>9314</text:p>
          </table:table-cell>
          <table:table-cell office:value-type="float" office:value="285696" calcext:value-type="float">
            <text:p>285696</text:p>
          </table:table-cell>
          <table:table-cell office:value-type="float" office:value="271916" calcext:value-type="float">
            <text:p>27191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10</text:p>
          </table:table-cell>
          <table:table-cell office:value-type="float" office:value="9965152" calcext:value-type="float">
            <text:p>99651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421012" calcext:value-type="float">
            <text:p>421012</text:p>
          </table:table-cell>
          <table:table-cell office:value-type="float" office:value="384136" calcext:value-type="float">
            <text:p>3841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314" calcext:value-type="float">
            <text:p>9314</text:p>
          </table:table-cell>
          <table:table-cell office:value-type="float" office:value="285696" calcext:value-type="float">
            <text:p>285696</text:p>
          </table:table-cell>
          <table:table-cell office:value-type="float" office:value="271916" calcext:value-type="float">
            <text:p>27191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11</text:p>
          </table:table-cell>
          <table:table-cell office:value-type="float" office:value="10042136" calcext:value-type="float">
            <text:p>100421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336036" calcext:value-type="float">
            <text:p>336036</text:p>
          </table:table-cell>
          <table:table-cell office:value-type="float" office:value="299160" calcext:value-type="float">
            <text:p>299160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489" calcext:value-type="float">
            <text:p>7489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5638" calcext:value-type="float">
            <text:p>185638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336" calcext:value-type="float">
            <text:p>8703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06 22:24:12</text:p>
          </table:table-cell>
          <table:table-cell office:value-type="float" office:value="10033860" calcext:value-type="float">
            <text:p>100338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336036" calcext:value-type="float">
            <text:p>336036</text:p>
          </table:table-cell>
          <table:table-cell office:value-type="float" office:value="299160" calcext:value-type="float">
            <text:p>29916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811" calcext:value-type="float">
            <text:p>7811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5647" calcext:value-type="float">
            <text:p>185647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336" calcext:value-type="float">
            <text:p>8703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13</text:p>
          </table:table-cell>
          <table:table-cell office:value-type="float" office:value="10041624" calcext:value-type="float">
            <text:p>100416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336036" calcext:value-type="float">
            <text:p>336036</text:p>
          </table:table-cell>
          <table:table-cell office:value-type="float" office:value="299160" calcext:value-type="float">
            <text:p>29916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811" calcext:value-type="float">
            <text:p>7811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5647" calcext:value-type="float">
            <text:p>185647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336" calcext:value-type="float">
            <text:p>8703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14</text:p>
          </table:table-cell>
          <table:table-cell office:value-type="float" office:value="10049840" calcext:value-type="float">
            <text:p>100498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336036" calcext:value-type="float">
            <text:p>336036</text:p>
          </table:table-cell>
          <table:table-cell office:value-type="float" office:value="299160" calcext:value-type="float">
            <text:p>29916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811" calcext:value-type="float">
            <text:p>7811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5647" calcext:value-type="float">
            <text:p>185647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336" calcext:value-type="float">
            <text:p>8703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15</text:p>
          </table:table-cell>
          <table:table-cell office:value-type="float" office:value="10049988" calcext:value-type="float">
            <text:p>100499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336036" calcext:value-type="float">
            <text:p>336036</text:p>
          </table:table-cell>
          <table:table-cell office:value-type="float" office:value="299160" calcext:value-type="float">
            <text:p>29916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811" calcext:value-type="float">
            <text:p>7811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5647" calcext:value-type="float">
            <text:p>185647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336" calcext:value-type="float">
            <text:p>8703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16</text:p>
          </table:table-cell>
          <table:table-cell office:value-type="float" office:value="10042176" calcext:value-type="float">
            <text:p>100421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336036" calcext:value-type="float">
            <text:p>336036</text:p>
          </table:table-cell>
          <table:table-cell office:value-type="float" office:value="299160" calcext:value-type="float">
            <text:p>29916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811" calcext:value-type="float">
            <text:p>7811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5647" calcext:value-type="float">
            <text:p>185647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336" calcext:value-type="float">
            <text:p>8703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17</text:p>
          </table:table-cell>
          <table:table-cell office:value-type="float" office:value="10049892" calcext:value-type="float">
            <text:p>100498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336036" calcext:value-type="float">
            <text:p>336036</text:p>
          </table:table-cell>
          <table:table-cell office:value-type="float" office:value="299160" calcext:value-type="float">
            <text:p>29916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811" calcext:value-type="float">
            <text:p>7811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5647" calcext:value-type="float">
            <text:p>185647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336" calcext:value-type="float">
            <text:p>8703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06 22:24:18</text:p>
          </table:table-cell>
          <table:table-cell office:value-type="float" office:value="10049988" calcext:value-type="float">
            <text:p>100499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148" calcext:value-type="float">
            <text:p>6711148</text:p>
          </table:table-cell>
          <table:table-cell office:value-type="float" office:value="336036" calcext:value-type="float">
            <text:p>336036</text:p>
          </table:table-cell>
          <table:table-cell office:value-type="float" office:value="299160" calcext:value-type="float">
            <text:p>29916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811" calcext:value-type="float">
            <text:p>7811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5647" calcext:value-type="float">
            <text:p>185647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336" calcext:value-type="float">
            <text:p>87033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19" calcext:value-type="date">
            <text:p>11/06/19 10:24 PM</text:p>
          </table:table-cell>
          <table:table-cell office:value-type="float" office:value="10245008" calcext:value-type="float">
            <text:p>102450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40300" calcext:value-type="float">
            <text:p>140300</text:p>
          </table:table-cell>
          <table:table-cell office:value-type="float" office:value="103424" calcext:value-type="float">
            <text:p>10342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640" calcext:value-type="float">
            <text:p>4640</text:p>
          </table:table-cell>
          <table:table-cell office:value-type="float" office:value="13376" calcext:value-type="float">
            <text:p>13376</text:p>
          </table:table-cell>
          <table:table-cell office:value-type="float" office:value="13091" calcext:value-type="float">
            <text:p>1309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540096" calcext:value-type="float">
            <text:p>54009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1-06T22:24:20" calcext:value-type="date">
            <text:p>11/06/19 10:24 PM</text:p>
          </table:table-cell>
          <table:table-cell office:value-type="float" office:value="10174008" calcext:value-type="float">
            <text:p>1017400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40300" calcext:value-type="float">
            <text:p>140300</text:p>
          </table:table-cell>
          <table:table-cell office:value-type="float" office:value="103424" calcext:value-type="float">
            <text:p>1034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862" calcext:value-type="float">
            <text:p>4862</text:p>
          </table:table-cell>
          <table:table-cell office:value-type="float" office:value="13376" calcext:value-type="float">
            <text:p>13376</text:p>
          </table:table-cell>
          <table:table-cell office:value-type="float" office:value="13091" calcext:value-type="float">
            <text:p>1309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21" calcext:value-type="date">
            <text:p>11/06/19 10:24 PM</text:p>
          </table:table-cell>
          <table:table-cell office:value-type="float" office:value="10174124" calcext:value-type="float">
            <text:p>101741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40300" calcext:value-type="float">
            <text:p>140300</text:p>
          </table:table-cell>
          <table:table-cell office:value-type="float" office:value="103424" calcext:value-type="float">
            <text:p>1034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862" calcext:value-type="float">
            <text:p>4862</text:p>
          </table:table-cell>
          <table:table-cell office:value-type="float" office:value="13376" calcext:value-type="float">
            <text:p>13376</text:p>
          </table:table-cell>
          <table:table-cell office:value-type="float" office:value="13091" calcext:value-type="float">
            <text:p>1309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22" calcext:value-type="date">
            <text:p>11/06/19 10:24 PM</text:p>
          </table:table-cell>
          <table:table-cell office:value-type="float" office:value="10173576" calcext:value-type="float">
            <text:p>101735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40300" calcext:value-type="float">
            <text:p>140300</text:p>
          </table:table-cell>
          <table:table-cell office:value-type="float" office:value="103424" calcext:value-type="float">
            <text:p>1034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862" calcext:value-type="float">
            <text:p>4862</text:p>
          </table:table-cell>
          <table:table-cell office:value-type="float" office:value="13376" calcext:value-type="float">
            <text:p>13376</text:p>
          </table:table-cell>
          <table:table-cell office:value-type="float" office:value="13091" calcext:value-type="float">
            <text:p>1309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23" calcext:value-type="date">
            <text:p>11/06/19 10:24 PM</text:p>
          </table:table-cell>
          <table:table-cell office:value-type="float" office:value="10173492" calcext:value-type="float">
            <text:p>101734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820" calcext:value-type="float">
            <text:p>6227820</text:p>
          </table:table-cell>
          <table:table-cell office:value-type="float" office:value="140300" calcext:value-type="float">
            <text:p>140300</text:p>
          </table:table-cell>
          <table:table-cell office:value-type="float" office:value="103424" calcext:value-type="float">
            <text:p>1034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862" calcext:value-type="float">
            <text:p>4862</text:p>
          </table:table-cell>
          <table:table-cell office:value-type="float" office:value="13376" calcext:value-type="float">
            <text:p>13376</text:p>
          </table:table-cell>
          <table:table-cell office:value-type="float" office:value="13091" calcext:value-type="float">
            <text:p>1309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lom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19-11-06T22:24:23" calcext:value-type="date">
            <text:p>11/06/19 10:24 PM</text:p>
          </table:table-cell>
          <table:table-cell office:value-type="float" office:value="10268760" calcext:value-type="float">
            <text:p>10268760</text:p>
          </table:table-cell>
          <table:table-cell office:value-type="float" office:value="7424" calcext:value-type="float">
            <text:p>74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48140" calcext:value-type="float">
            <text:p>5748140</text:p>
          </table:table-cell>
          <table:table-cell office:value-type="float" office:value="34212" calcext:value-type="float">
            <text:p>34212</text:p>
          </table:table-cell>
          <table:table-cell office:value-type="float" office:value="9484" calcext:value-type="float">
            <text:p>9484</text:p>
          </table:table-cell>
          <table:table-cell office:value-type="float" office:value="24728" calcext:value-type="float">
            <text:p>247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98" calcext:value-type="float">
            <text:p>1398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11-06T22:24:24" calcext:value-type="date">
            <text:p>11/06/19 10:24 PM</text:p>
          </table:table-cell>
          <table:table-cell office:value-type="float" office:value="10242764" calcext:value-type="float">
            <text:p>102427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110312" calcext:value-type="float">
            <text:p>110312</text:p>
          </table:table-cell>
          <table:table-cell office:value-type="float" office:value="73564" calcext:value-type="float">
            <text:p>73564</text:p>
          </table:table-cell>
          <table:table-cell office:value-type="float" office:value="36748" calcext:value-type="float">
            <text:p>36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28442" calcext:value-type="float">
            <text:p>28442</text:p>
          </table:table-cell>
          <table:table-cell office:value-type="float" office:value="12032" calcext:value-type="float">
            <text:p>12032</text:p>
          </table:table-cell>
          <table:table-cell office:value-type="float" office:value="11709" calcext:value-type="float">
            <text:p>11709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25" calcext:value-type="date">
            <text:p>11/06/19 10:24 PM</text:p>
          </table:table-cell>
          <table:table-cell office:value-type="float" office:value="10117896" calcext:value-type="float">
            <text:p>101178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241620" calcext:value-type="float">
            <text:p>241620</text:p>
          </table:table-cell>
          <table:table-cell office:value-type="float" office:value="204872" calcext:value-type="float">
            <text:p>204872</text:p>
          </table:table-cell>
          <table:table-cell office:value-type="float" office:value="36748" calcext:value-type="float">
            <text:p>36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76212" calcext:value-type="float">
            <text:p>76212</text:p>
          </table:table-cell>
          <table:table-cell office:value-type="float" office:value="12992" calcext:value-type="float">
            <text:p>12992</text:p>
          </table:table-cell>
          <table:table-cell office:value-type="float" office:value="12712" calcext:value-type="float">
            <text:p>12712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11584" calcext:value-type="float">
            <text:p>115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26" calcext:value-type="date">
            <text:p>11/06/19 10:24 PM</text:p>
          </table:table-cell>
          <table:table-cell office:value-type="float" office:value="10076572" calcext:value-type="float">
            <text:p>100765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282524" calcext:value-type="float">
            <text:p>282524</text:p>
          </table:table-cell>
          <table:table-cell office:value-type="float" office:value="245712" calcext:value-type="float">
            <text:p>245712</text:p>
          </table:table-cell>
          <table:table-cell office:value-type="float" office:value="36812" calcext:value-type="float">
            <text:p>36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9376" calcext:value-type="float">
            <text:p>229376</text:p>
          </table:table-cell>
          <table:table-cell office:value-type="float" office:value="135002" calcext:value-type="float">
            <text:p>135002</text:p>
          </table:table-cell>
          <table:table-cell office:value-type="float" office:value="13312" calcext:value-type="float">
            <text:p>13312</text:p>
          </table:table-cell>
          <table:table-cell office:value-type="float" office:value="12957" calcext:value-type="float">
            <text:p>12957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12224" calcext:value-type="float">
            <text:p>122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27" calcext:value-type="date">
            <text:p>11/06/19 10:24 PM</text:p>
          </table:table-cell>
          <table:table-cell office:value-type="float" office:value="10218676" calcext:value-type="float">
            <text:p>102186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132704" calcext:value-type="float">
            <text:p>132704</text:p>
          </table:table-cell>
          <table:table-cell office:value-type="float" office:value="95828" calcext:value-type="float">
            <text:p>958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558" calcext:value-type="float">
            <text:p>4558</text:p>
          </table:table-cell>
          <table:table-cell office:value-type="float" office:value="13312" calcext:value-type="float">
            <text:p>13312</text:p>
          </table:table-cell>
          <table:table-cell office:value-type="float" office:value="13020" calcext:value-type="float">
            <text:p>1302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28" calcext:value-type="date">
            <text:p>11/06/19 10:24 PM</text:p>
          </table:table-cell>
          <table:table-cell office:value-type="float" office:value="10218676" calcext:value-type="float">
            <text:p>102186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132704" calcext:value-type="float">
            <text:p>132704</text:p>
          </table:table-cell>
          <table:table-cell office:value-type="float" office:value="95828" calcext:value-type="float">
            <text:p>958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558" calcext:value-type="float">
            <text:p>4558</text:p>
          </table:table-cell>
          <table:table-cell office:value-type="float" office:value="13312" calcext:value-type="float">
            <text:p>13312</text:p>
          </table:table-cell>
          <table:table-cell office:value-type="float" office:value="13020" calcext:value-type="float">
            <text:p>1302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29" calcext:value-type="date">
            <text:p>11/06/19 10:24 PM</text:p>
          </table:table-cell>
          <table:table-cell office:value-type="float" office:value="10228476" calcext:value-type="float">
            <text:p>102284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122616" calcext:value-type="float">
            <text:p>122616</text:p>
          </table:table-cell>
          <table:table-cell office:value-type="float" office:value="85740" calcext:value-type="float">
            <text:p>857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558" calcext:value-type="float">
            <text:p>4558</text:p>
          </table:table-cell>
          <table:table-cell office:value-type="float" office:value="13312" calcext:value-type="float">
            <text:p>13312</text:p>
          </table:table-cell>
          <table:table-cell office:value-type="float" office:value="13020" calcext:value-type="float">
            <text:p>1302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0" calcext:value-type="date">
            <text:p>11/06/19 10:24 PM</text:p>
          </table:table-cell>
          <table:table-cell office:value-type="float" office:value="10244280" calcext:value-type="float">
            <text:p>102442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122616" calcext:value-type="float">
            <text:p>122616</text:p>
          </table:table-cell>
          <table:table-cell office:value-type="float" office:value="85740" calcext:value-type="float">
            <text:p>8574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558" calcext:value-type="float">
            <text:p>4558</text:p>
          </table:table-cell>
          <table:table-cell office:value-type="float" office:value="13312" calcext:value-type="float">
            <text:p>13312</text:p>
          </table:table-cell>
          <table:table-cell office:value-type="float" office:value="13020" calcext:value-type="float">
            <text:p>1302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1" calcext:value-type="date">
            <text:p>11/06/19 10:24 PM</text:p>
          </table:table-cell>
          <table:table-cell office:value-type="float" office:value="10167976" calcext:value-type="float">
            <text:p>101679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1728" calcext:value-type="float">
            <text:p>6351728</text:p>
          </table:table-cell>
          <table:table-cell office:value-type="float" office:value="191900" calcext:value-type="float">
            <text:p>191900</text:p>
          </table:table-cell>
          <table:table-cell office:value-type="float" office:value="155024" calcext:value-type="float">
            <text:p>15502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10408" calcext:value-type="float">
            <text:p>10408</text:p>
          </table:table-cell>
          <table:table-cell office:value-type="float" office:value="72128" calcext:value-type="float">
            <text:p>72128</text:p>
          </table:table-cell>
          <table:table-cell office:value-type="float" office:value="70846" calcext:value-type="float">
            <text:p>70846</text:p>
          </table:table-cell>
          <table:table-cell office:value-type="float" office:value="5760" calcext:value-type="float">
            <text:p>5760</text:p>
          </table:table-cell>
          <table:table-cell office:value-type="float" office:value="5465" calcext:value-type="float">
            <text:p>5465</text:p>
          </table:table-cell>
          <table:table-cell office:value-type="float" office:value="104768" calcext:value-type="float">
            <text:p>1047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66" calcext:value-type="float">
            <text:p>266</text:p>
          </table:table-cell>
          <table:table-cell office:value-type="float" office:value="208" calcext:value-type="float">
            <text:p>208</text:p>
          </table:table-cell>
          <table:table-cell office:value-type="float" office:value="8389" calcext:value-type="float">
            <text:p>8389</text:p>
          </table:table-cell>
          <table:table-cell office:value-type="float" office:value="5402" calcext:value-type="float">
            <text:p>5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2" calcext:value-type="date">
            <text:p>11/06/19 10:24 PM</text:p>
          </table:table-cell>
          <table:table-cell office:value-type="float" office:value="10072248" calcext:value-type="float">
            <text:p>100722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33648" calcext:value-type="float">
            <text:p>6433648</text:p>
          </table:table-cell>
          <table:table-cell office:value-type="float" office:value="288104" calcext:value-type="float">
            <text:p>288104</text:p>
          </table:table-cell>
          <table:table-cell office:value-type="float" office:value="251228" calcext:value-type="float">
            <text:p>2512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7312" calcext:value-type="float">
            <text:p>7312</text:p>
          </table:table-cell>
          <table:table-cell office:value-type="float" office:value="163264" calcext:value-type="float">
            <text:p>163264</text:p>
          </table:table-cell>
          <table:table-cell office:value-type="float" office:value="160521" calcext:value-type="float">
            <text:p>160521</text:p>
          </table:table-cell>
          <table:table-cell office:value-type="float" office:value="12480" calcext:value-type="float">
            <text:p>12480</text:p>
          </table:table-cell>
          <table:table-cell office:value-type="float" office:value="11903" calcext:value-type="float">
            <text:p>11903</text:p>
          </table:table-cell>
          <table:table-cell office:value-type="float" office:value="246016" calcext:value-type="float">
            <text:p>24601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49" calcext:value-type="float">
            <text:p>349</text:p>
          </table:table-cell>
          <table:table-cell office:value-type="float" office:value="208" calcext:value-type="float">
            <text:p>208</text:p>
          </table:table-cell>
          <table:table-cell office:value-type="float" office:value="16768" calcext:value-type="float">
            <text:p>16768</text:p>
          </table:table-cell>
          <table:table-cell office:value-type="float" office:value="8379" calcext:value-type="float">
            <text:p>8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3" calcext:value-type="date">
            <text:p>11/06/19 10:24 PM</text:p>
          </table:table-cell>
          <table:table-cell office:value-type="float" office:value="9985696" calcext:value-type="float">
            <text:p>99856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3760" calcext:value-type="float">
            <text:p>6523760</text:p>
          </table:table-cell>
          <table:table-cell office:value-type="float" office:value="382272" calcext:value-type="float">
            <text:p>382272</text:p>
          </table:table-cell>
          <table:table-cell office:value-type="float" office:value="345396" calcext:value-type="float">
            <text:p>34539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13696" calcext:value-type="float">
            <text:p>13696</text:p>
          </table:table-cell>
          <table:table-cell office:value-type="float" office:value="256128" calcext:value-type="float">
            <text:p>256128</text:p>
          </table:table-cell>
          <table:table-cell office:value-type="float" office:value="251844" calcext:value-type="float">
            <text:p>251844</text:p>
          </table:table-cell>
          <table:table-cell office:value-type="float" office:value="19328" calcext:value-type="float">
            <text:p>19328</text:p>
          </table:table-cell>
          <table:table-cell office:value-type="float" office:value="18459" calcext:value-type="float">
            <text:p>18459</text:p>
          </table:table-cell>
          <table:table-cell office:value-type="float" office:value="411776" calcext:value-type="float">
            <text:p>41177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35" calcext:value-type="float">
            <text:p>435</text:p>
          </table:table-cell>
          <table:table-cell office:value-type="float" office:value="208" calcext:value-type="float">
            <text:p>208</text:p>
          </table:table-cell>
          <table:table-cell office:value-type="float" office:value="25300" calcext:value-type="float">
            <text:p>25300</text:p>
          </table:table-cell>
          <table:table-cell office:value-type="float" office:value="8532" calcext:value-type="float">
            <text:p>8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4" calcext:value-type="date">
            <text:p>11/06/19 10:24 PM</text:p>
          </table:table-cell>
          <table:table-cell office:value-type="float" office:value="9903484" calcext:value-type="float">
            <text:p>99034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7488" calcext:value-type="float">
            <text:p>6597488</text:p>
          </table:table-cell>
          <table:table-cell office:value-type="float" office:value="463900" calcext:value-type="float">
            <text:p>463900</text:p>
          </table:table-cell>
          <table:table-cell office:value-type="float" office:value="427024" calcext:value-type="float">
            <text:p>42702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528" calcext:value-type="float">
            <text:p>22528</text:p>
          </table:table-cell>
          <table:table-cell office:value-type="float" office:value="15823" calcext:value-type="float">
            <text:p>15823</text:p>
          </table:table-cell>
          <table:table-cell office:value-type="float" office:value="342272" calcext:value-type="float">
            <text:p>342272</text:p>
          </table:table-cell>
          <table:table-cell office:value-type="float" office:value="336556" calcext:value-type="float">
            <text:p>336556</text:p>
          </table:table-cell>
          <table:table-cell office:value-type="float" office:value="25664" calcext:value-type="float">
            <text:p>25664</text:p>
          </table:table-cell>
          <table:table-cell office:value-type="float" office:value="24542" calcext:value-type="float">
            <text:p>24542</text:p>
          </table:table-cell>
          <table:table-cell office:value-type="float" office:value="553600" calcext:value-type="float">
            <text:p>55360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14" calcext:value-type="float">
            <text:p>514</text:p>
          </table:table-cell>
          <table:table-cell office:value-type="float" office:value="208" calcext:value-type="float">
            <text:p>208</text:p>
          </table:table-cell>
          <table:table-cell office:value-type="float" office:value="33215" calcext:value-type="float">
            <text:p>33215</text:p>
          </table:table-cell>
          <table:table-cell office:value-type="float" office:value="7915" calcext:value-type="float">
            <text:p>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5" calcext:value-type="date">
            <text:p>11/06/19 10:24 PM</text:p>
          </table:table-cell>
          <table:table-cell office:value-type="float" office:value="9765100" calcext:value-type="float">
            <text:p>97651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7600" calcext:value-type="float">
            <text:p>6687600</text:p>
          </table:table-cell>
          <table:table-cell office:value-type="float" office:value="602056" calcext:value-type="float">
            <text:p>602056</text:p>
          </table:table-cell>
          <table:table-cell office:value-type="float" office:value="565180" calcext:value-type="float">
            <text:p>565180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5472" calcext:value-type="float">
            <text:p>105472</text:p>
          </table:table-cell>
          <table:table-cell office:value-type="float" office:value="55982" calcext:value-type="float">
            <text:p>55982</text:p>
          </table:table-cell>
          <table:table-cell office:value-type="float" office:value="435648" calcext:value-type="float">
            <text:p>435648</text:p>
          </table:table-cell>
          <table:table-cell office:value-type="float" office:value="428419" calcext:value-type="float">
            <text:p>428419</text:p>
          </table:table-cell>
          <table:table-cell office:value-type="float" office:value="32512" calcext:value-type="float">
            <text:p>32512</text:p>
          </table:table-cell>
          <table:table-cell office:value-type="float" office:value="31137" calcext:value-type="float">
            <text:p>31137</text:p>
          </table:table-cell>
          <table:table-cell office:value-type="float" office:value="553600" calcext:value-type="float">
            <text:p>55360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00" calcext:value-type="float">
            <text:p>600</text:p>
          </table:table-cell>
          <table:table-cell office:value-type="float" office:value="208" calcext:value-type="float">
            <text:p>208</text:p>
          </table:table-cell>
          <table:table-cell office:value-type="float" office:value="41799" calcext:value-type="float">
            <text:p>41799</text:p>
          </table:table-cell>
          <table:table-cell office:value-type="float" office:value="8584" calcext:value-type="float">
            <text:p>8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6" calcext:value-type="date">
            <text:p>11/06/19 10:24 PM</text:p>
          </table:table-cell>
          <table:table-cell office:value-type="float" office:value="9787676" calcext:value-type="float">
            <text:p>97876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570500" calcext:value-type="float">
            <text:p>570500</text:p>
          </table:table-cell>
          <table:table-cell office:value-type="float" office:value="533624" calcext:value-type="float">
            <text:p>53362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13" calcext:value-type="float">
            <text:p>12213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40" calcext:value-type="float">
            <text:p>44114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7" calcext:value-type="date">
            <text:p>11/06/19 10:24 PM</text:p>
          </table:table-cell>
          <table:table-cell office:value-type="float" office:value="9787676" calcext:value-type="float">
            <text:p>97876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570500" calcext:value-type="float">
            <text:p>570500</text:p>
          </table:table-cell>
          <table:table-cell office:value-type="float" office:value="533624" calcext:value-type="float">
            <text:p>5336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13" calcext:value-type="float">
            <text:p>12213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40" calcext:value-type="float">
            <text:p>44114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8" calcext:value-type="date">
            <text:p>11/06/19 10:24 PM</text:p>
          </table:table-cell>
          <table:table-cell office:value-type="float" office:value="9787676" calcext:value-type="float">
            <text:p>97876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570500" calcext:value-type="float">
            <text:p>570500</text:p>
          </table:table-cell>
          <table:table-cell office:value-type="float" office:value="533624" calcext:value-type="float">
            <text:p>5336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13" calcext:value-type="float">
            <text:p>12213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40" calcext:value-type="float">
            <text:p>44114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39" calcext:value-type="date">
            <text:p>11/06/19 10:24 PM</text:p>
          </table:table-cell>
          <table:table-cell office:value-type="float" office:value="9795612" calcext:value-type="float">
            <text:p>97956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570500" calcext:value-type="float">
            <text:p>570500</text:p>
          </table:table-cell>
          <table:table-cell office:value-type="float" office:value="533624" calcext:value-type="float">
            <text:p>5336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13" calcext:value-type="float">
            <text:p>12213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40" calcext:value-type="float">
            <text:p>44114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40" calcext:value-type="date">
            <text:p>11/06/19 10:24 PM</text:p>
          </table:table-cell>
          <table:table-cell office:value-type="float" office:value="9787924" calcext:value-type="float">
            <text:p>97879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570500" calcext:value-type="float">
            <text:p>570500</text:p>
          </table:table-cell>
          <table:table-cell office:value-type="float" office:value="533624" calcext:value-type="float">
            <text:p>5336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13" calcext:value-type="float">
            <text:p>12213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40" calcext:value-type="float">
            <text:p>44114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41" calcext:value-type="date">
            <text:p>11/06/19 10:24 PM</text:p>
          </table:table-cell>
          <table:table-cell office:value-type="float" office:value="9787924" calcext:value-type="float">
            <text:p>97879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570500" calcext:value-type="float">
            <text:p>570500</text:p>
          </table:table-cell>
          <table:table-cell office:value-type="float" office:value="533624" calcext:value-type="float">
            <text:p>5336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13" calcext:value-type="float">
            <text:p>12213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40" calcext:value-type="float">
            <text:p>44114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42" calcext:value-type="date">
            <text:p>11/06/19 10:24 PM</text:p>
          </table:table-cell>
          <table:table-cell office:value-type="float" office:value="9787924" calcext:value-type="float">
            <text:p>978792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570500" calcext:value-type="float">
            <text:p>570500</text:p>
          </table:table-cell>
          <table:table-cell office:value-type="float" office:value="533624" calcext:value-type="float">
            <text:p>5336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13" calcext:value-type="float">
            <text:p>12213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40" calcext:value-type="float">
            <text:p>44114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43" calcext:value-type="date">
            <text:p>11/06/19 10:24 PM</text:p>
          </table:table-cell>
          <table:table-cell office:value-type="float" office:value="9795864" calcext:value-type="float">
            <text:p>97958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570500" calcext:value-type="float">
            <text:p>570500</text:p>
          </table:table-cell>
          <table:table-cell office:value-type="float" office:value="533624" calcext:value-type="float">
            <text:p>5336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13" calcext:value-type="float">
            <text:p>12213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40" calcext:value-type="float">
            <text:p>44114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44" calcext:value-type="date">
            <text:p>11/06/19 10:24 PM</text:p>
          </table:table-cell>
          <table:table-cell office:value-type="float" office:value="9858496" calcext:value-type="float">
            <text:p>98584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91492" calcext:value-type="float">
            <text:p>491492</text:p>
          </table:table-cell>
          <table:table-cell office:value-type="float" office:value="454616" calcext:value-type="float">
            <text:p>45461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21" calcext:value-type="float">
            <text:p>35552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06T22:24:45" calcext:value-type="date">
            <text:p>11/06/19 10:24 PM</text:p>
          </table:table-cell>
          <table:table-cell office:value-type="float" office:value="9858496" calcext:value-type="float">
            <text:p>98584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91492" calcext:value-type="float">
            <text:p>491492</text:p>
          </table:table-cell>
          <table:table-cell office:value-type="float" office:value="454616" calcext:value-type="float">
            <text:p>45461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21" calcext:value-type="float">
            <text:p>35552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46" calcext:value-type="date">
            <text:p>11/06/19 10:24 PM</text:p>
          </table:table-cell>
          <table:table-cell office:value-type="float" office:value="9866140" calcext:value-type="float">
            <text:p>98661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91492" calcext:value-type="float">
            <text:p>491492</text:p>
          </table:table-cell>
          <table:table-cell office:value-type="float" office:value="454616" calcext:value-type="float">
            <text:p>45461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21" calcext:value-type="float">
            <text:p>35552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47" calcext:value-type="date">
            <text:p>11/06/19 10:24 PM</text:p>
          </table:table-cell>
          <table:table-cell office:value-type="float" office:value="9874492" calcext:value-type="float">
            <text:p>98744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91492" calcext:value-type="float">
            <text:p>491492</text:p>
          </table:table-cell>
          <table:table-cell office:value-type="float" office:value="454616" calcext:value-type="float">
            <text:p>45461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21" calcext:value-type="float">
            <text:p>35552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48" calcext:value-type="date">
            <text:p>11/06/19 10:24 PM</text:p>
          </table:table-cell>
          <table:table-cell office:value-type="float" office:value="9866804" calcext:value-type="float">
            <text:p>98668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91492" calcext:value-type="float">
            <text:p>491492</text:p>
          </table:table-cell>
          <table:table-cell office:value-type="float" office:value="454616" calcext:value-type="float">
            <text:p>45461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21" calcext:value-type="float">
            <text:p>35552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49" calcext:value-type="date">
            <text:p>11/06/19 10:24 PM</text:p>
          </table:table-cell>
          <table:table-cell office:value-type="float" office:value="9866804" calcext:value-type="float">
            <text:p>98668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91492" calcext:value-type="float">
            <text:p>491492</text:p>
          </table:table-cell>
          <table:table-cell office:value-type="float" office:value="454616" calcext:value-type="float">
            <text:p>45461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21" calcext:value-type="float">
            <text:p>35552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50" calcext:value-type="date">
            <text:p>11/06/19 10:24 PM</text:p>
          </table:table-cell>
          <table:table-cell office:value-type="float" office:value="9866804" calcext:value-type="float">
            <text:p>98668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91492" calcext:value-type="float">
            <text:p>491492</text:p>
          </table:table-cell>
          <table:table-cell office:value-type="float" office:value="454616" calcext:value-type="float">
            <text:p>45461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21" calcext:value-type="float">
            <text:p>35552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51" calcext:value-type="date">
            <text:p>11/06/19 10:24 PM</text:p>
          </table:table-cell>
          <table:table-cell office:value-type="float" office:value="9874368" calcext:value-type="float">
            <text:p>98743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91492" calcext:value-type="float">
            <text:p>491492</text:p>
          </table:table-cell>
          <table:table-cell office:value-type="float" office:value="454616" calcext:value-type="float">
            <text:p>45461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21" calcext:value-type="float">
            <text:p>35552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52" calcext:value-type="date">
            <text:p>11/06/19 10:24 PM</text:p>
          </table:table-cell>
          <table:table-cell office:value-type="float" office:value="9942784" calcext:value-type="float">
            <text:p>99427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05884" calcext:value-type="float">
            <text:p>405884</text:p>
          </table:table-cell>
          <table:table-cell office:value-type="float" office:value="369008" calcext:value-type="float">
            <text:p>36900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29" calcext:value-type="float">
            <text:p>922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02" calcext:value-type="float">
            <text:p>26990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06T22:24:53" calcext:value-type="date">
            <text:p>11/06/19 10:24 PM</text:p>
          </table:table-cell>
          <table:table-cell office:value-type="float" office:value="9942692" calcext:value-type="float">
            <text:p>99426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05884" calcext:value-type="float">
            <text:p>405884</text:p>
          </table:table-cell>
          <table:table-cell office:value-type="float" office:value="369008" calcext:value-type="float">
            <text:p>3690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29" calcext:value-type="float">
            <text:p>922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02" calcext:value-type="float">
            <text:p>26990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54" calcext:value-type="date">
            <text:p>11/06/19 10:24 PM</text:p>
          </table:table-cell>
          <table:table-cell office:value-type="float" office:value="9942816" calcext:value-type="float">
            <text:p>99428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05884" calcext:value-type="float">
            <text:p>405884</text:p>
          </table:table-cell>
          <table:table-cell office:value-type="float" office:value="369008" calcext:value-type="float">
            <text:p>3690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29" calcext:value-type="float">
            <text:p>922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02" calcext:value-type="float">
            <text:p>26990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55" calcext:value-type="date">
            <text:p>11/06/19 10:24 PM</text:p>
          </table:table-cell>
          <table:table-cell office:value-type="float" office:value="9959680" calcext:value-type="float">
            <text:p>99596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05884" calcext:value-type="float">
            <text:p>405884</text:p>
          </table:table-cell>
          <table:table-cell office:value-type="float" office:value="369008" calcext:value-type="float">
            <text:p>3690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29" calcext:value-type="float">
            <text:p>922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02" calcext:value-type="float">
            <text:p>26990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56" calcext:value-type="date">
            <text:p>11/06/19 10:24 PM</text:p>
          </table:table-cell>
          <table:table-cell office:value-type="float" office:value="9951992" calcext:value-type="float">
            <text:p>99519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05884" calcext:value-type="float">
            <text:p>405884</text:p>
          </table:table-cell>
          <table:table-cell office:value-type="float" office:value="369008" calcext:value-type="float">
            <text:p>3690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29" calcext:value-type="float">
            <text:p>922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04" calcext:value-type="float">
            <text:p>26990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57" calcext:value-type="date">
            <text:p>11/06/19 10:24 PM</text:p>
          </table:table-cell>
          <table:table-cell office:value-type="float" office:value="9951868" calcext:value-type="float">
            <text:p>99518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05884" calcext:value-type="float">
            <text:p>405884</text:p>
          </table:table-cell>
          <table:table-cell office:value-type="float" office:value="369008" calcext:value-type="float">
            <text:p>3690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29" calcext:value-type="float">
            <text:p>922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04" calcext:value-type="float">
            <text:p>26990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58" calcext:value-type="date">
            <text:p>11/06/19 10:24 PM</text:p>
          </table:table-cell>
          <table:table-cell office:value-type="float" office:value="9951744" calcext:value-type="float">
            <text:p>99517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05884" calcext:value-type="float">
            <text:p>405884</text:p>
          </table:table-cell>
          <table:table-cell office:value-type="float" office:value="369008" calcext:value-type="float">
            <text:p>3690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29" calcext:value-type="float">
            <text:p>922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04" calcext:value-type="float">
            <text:p>26990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4:59" calcext:value-type="date">
            <text:p>11/06/19 10:24 PM</text:p>
          </table:table-cell>
          <table:table-cell office:value-type="float" office:value="9951744" calcext:value-type="float">
            <text:p>99517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05884" calcext:value-type="float">
            <text:p>405884</text:p>
          </table:table-cell>
          <table:table-cell office:value-type="float" office:value="369008" calcext:value-type="float">
            <text:p>36900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29" calcext:value-type="float">
            <text:p>922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04" calcext:value-type="float">
            <text:p>26990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00" calcext:value-type="date">
            <text:p>11/06/19 10:25 PM</text:p>
          </table:table-cell>
          <table:table-cell office:value-type="float" office:value="10029740" calcext:value-type="float">
            <text:p>100297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319808" calcext:value-type="float">
            <text:p>319808</text:p>
          </table:table-cell>
          <table:table-cell office:value-type="float" office:value="282932" calcext:value-type="float">
            <text:p>282932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07" calcext:value-type="float">
            <text:p>780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285" calcext:value-type="float">
            <text:p>18428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06T22:25:01" calcext:value-type="date">
            <text:p>11/06/19 10:25 PM</text:p>
          </table:table-cell>
          <table:table-cell office:value-type="float" office:value="10029616" calcext:value-type="float">
            <text:p>100296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319808" calcext:value-type="float">
            <text:p>319808</text:p>
          </table:table-cell>
          <table:table-cell office:value-type="float" office:value="282932" calcext:value-type="float">
            <text:p>28293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07" calcext:value-type="float">
            <text:p>780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285" calcext:value-type="float">
            <text:p>18428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02" calcext:value-type="date">
            <text:p>11/06/19 10:25 PM</text:p>
          </table:table-cell>
          <table:table-cell office:value-type="float" office:value="10046112" calcext:value-type="float">
            <text:p>100461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319808" calcext:value-type="float">
            <text:p>319808</text:p>
          </table:table-cell>
          <table:table-cell office:value-type="float" office:value="282932" calcext:value-type="float">
            <text:p>28293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07" calcext:value-type="float">
            <text:p>780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285" calcext:value-type="float">
            <text:p>18428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03" calcext:value-type="date">
            <text:p>11/06/19 10:25 PM</text:p>
          </table:table-cell>
          <table:table-cell office:value-type="float" office:value="10046184" calcext:value-type="float">
            <text:p>100461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319808" calcext:value-type="float">
            <text:p>319808</text:p>
          </table:table-cell>
          <table:table-cell office:value-type="float" office:value="282932" calcext:value-type="float">
            <text:p>28293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07" calcext:value-type="float">
            <text:p>780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285" calcext:value-type="float">
            <text:p>18428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04" calcext:value-type="date">
            <text:p>11/06/19 10:25 PM</text:p>
          </table:table-cell>
          <table:table-cell office:value-type="float" office:value="10038548" calcext:value-type="float">
            <text:p>100385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319808" calcext:value-type="float">
            <text:p>319808</text:p>
          </table:table-cell>
          <table:table-cell office:value-type="float" office:value="282932" calcext:value-type="float">
            <text:p>28293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07" calcext:value-type="float">
            <text:p>780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285" calcext:value-type="float">
            <text:p>18428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05" calcext:value-type="date">
            <text:p>11/06/19 10:25 PM</text:p>
          </table:table-cell>
          <table:table-cell office:value-type="float" office:value="10038548" calcext:value-type="float">
            <text:p>100385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319808" calcext:value-type="float">
            <text:p>319808</text:p>
          </table:table-cell>
          <table:table-cell office:value-type="float" office:value="282932" calcext:value-type="float">
            <text:p>28293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07" calcext:value-type="float">
            <text:p>780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285" calcext:value-type="float">
            <text:p>18428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06" calcext:value-type="date">
            <text:p>11/06/19 10:25 PM</text:p>
          </table:table-cell>
          <table:table-cell office:value-type="float" office:value="10038672" calcext:value-type="float">
            <text:p>100386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319808" calcext:value-type="float">
            <text:p>319808</text:p>
          </table:table-cell>
          <table:table-cell office:value-type="float" office:value="282932" calcext:value-type="float">
            <text:p>28293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07" calcext:value-type="float">
            <text:p>780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285" calcext:value-type="float">
            <text:p>18428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07" calcext:value-type="date">
            <text:p>11/06/19 10:25 PM</text:p>
          </table:table-cell>
          <table:table-cell office:value-type="float" office:value="10046584" calcext:value-type="float">
            <text:p>100465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319808" calcext:value-type="float">
            <text:p>319808</text:p>
          </table:table-cell>
          <table:table-cell office:value-type="float" office:value="282932" calcext:value-type="float">
            <text:p>28293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07" calcext:value-type="float">
            <text:p>780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285" calcext:value-type="float">
            <text:p>18428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08" calcext:value-type="date">
            <text:p>11/06/19 10:25 PM</text:p>
          </table:table-cell>
          <table:table-cell office:value-type="float" office:value="10116672" calcext:value-type="float">
            <text:p>101166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06T22:25:09" calcext:value-type="date">
            <text:p>11/06/19 10:25 PM</text:p>
          </table:table-cell>
          <table:table-cell office:value-type="float" office:value="10116796" calcext:value-type="float">
            <text:p>101167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0" calcext:value-type="date">
            <text:p>11/06/19 10:25 PM</text:p>
          </table:table-cell>
          <table:table-cell office:value-type="float" office:value="10124980" calcext:value-type="float">
            <text:p>101249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1" calcext:value-type="date">
            <text:p>11/06/19 10:25 PM</text:p>
          </table:table-cell>
          <table:table-cell office:value-type="float" office:value="10133164" calcext:value-type="float">
            <text:p>101331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2" calcext:value-type="date">
            <text:p>11/06/19 10:25 PM</text:p>
          </table:table-cell>
          <table:table-cell office:value-type="float" office:value="10125476" calcext:value-type="float">
            <text:p>101254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3" calcext:value-type="date">
            <text:p>11/06/19 10:25 PM</text:p>
          </table:table-cell>
          <table:table-cell office:value-type="float" office:value="10125476" calcext:value-type="float">
            <text:p>101254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4" calcext:value-type="date">
            <text:p>11/06/19 10:25 PM</text:p>
          </table:table-cell>
          <table:table-cell office:value-type="float" office:value="10133120" calcext:value-type="float">
            <text:p>1013312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5" calcext:value-type="date">
            <text:p>11/06/19 10:25 PM</text:p>
          </table:table-cell>
          <table:table-cell office:value-type="float" office:value="10133164" calcext:value-type="float">
            <text:p>101331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6" calcext:value-type="date">
            <text:p>11/06/19 10:25 PM</text:p>
          </table:table-cell>
          <table:table-cell office:value-type="float" office:value="10133164" calcext:value-type="float">
            <text:p>101331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7" calcext:value-type="date">
            <text:p>11/06/19 10:25 PM</text:p>
          </table:table-cell>
          <table:table-cell office:value-type="float" office:value="10133164" calcext:value-type="float">
            <text:p>101331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8" calcext:value-type="date">
            <text:p>11/06/19 10:25 PM</text:p>
          </table:table-cell>
          <table:table-cell office:value-type="float" office:value="10133172" calcext:value-type="float">
            <text:p>101331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19" calcext:value-type="date">
            <text:p>11/06/19 10:25 PM</text:p>
          </table:table-cell>
          <table:table-cell office:value-type="float" office:value="10133172" calcext:value-type="float">
            <text:p>101331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0" calcext:value-type="date">
            <text:p>11/06/19 10:25 PM</text:p>
          </table:table-cell>
          <table:table-cell office:value-type="float" office:value="10133296" calcext:value-type="float">
            <text:p>101332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1" calcext:value-type="date">
            <text:p>11/06/19 10:25 PM</text:p>
          </table:table-cell>
          <table:table-cell office:value-type="float" office:value="10133296" calcext:value-type="float">
            <text:p>101332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2" calcext:value-type="date">
            <text:p>11/06/19 10:25 PM</text:p>
          </table:table-cell>
          <table:table-cell office:value-type="float" office:value="10133296" calcext:value-type="float">
            <text:p>101332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3" calcext:value-type="date">
            <text:p>11/06/19 10:25 PM</text:p>
          </table:table-cell>
          <table:table-cell office:value-type="float" office:value="10133296" calcext:value-type="float">
            <text:p>101332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4" calcext:value-type="date">
            <text:p>11/06/19 10:25 PM</text:p>
          </table:table-cell>
          <table:table-cell office:value-type="float" office:value="10133296" calcext:value-type="float">
            <text:p>101332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5" calcext:value-type="date">
            <text:p>11/06/19 10:25 PM</text:p>
          </table:table-cell>
          <table:table-cell office:value-type="float" office:value="10133172" calcext:value-type="float">
            <text:p>101331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6" calcext:value-type="date">
            <text:p>11/06/19 10:25 PM</text:p>
          </table:table-cell>
          <table:table-cell office:value-type="float" office:value="10133216" calcext:value-type="float">
            <text:p>101332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7" calcext:value-type="date">
            <text:p>11/06/19 10:25 PM</text:p>
          </table:table-cell>
          <table:table-cell office:value-type="float" office:value="10133056" calcext:value-type="float">
            <text:p>101330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8" calcext:value-type="date">
            <text:p>11/06/19 10:25 PM</text:p>
          </table:table-cell>
          <table:table-cell office:value-type="float" office:value="10133056" calcext:value-type="float">
            <text:p>101330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29" calcext:value-type="date">
            <text:p>11/06/19 10:25 PM</text:p>
          </table:table-cell>
          <table:table-cell office:value-type="float" office:value="10133056" calcext:value-type="float">
            <text:p>101330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0" calcext:value-type="date">
            <text:p>11/06/19 10:25 PM</text:p>
          </table:table-cell>
          <table:table-cell office:value-type="float" office:value="10133056" calcext:value-type="float">
            <text:p>101330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1" calcext:value-type="date">
            <text:p>11/06/19 10:25 PM</text:p>
          </table:table-cell>
          <table:table-cell office:value-type="float" office:value="10133056" calcext:value-type="float">
            <text:p>101330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2" calcext:value-type="date">
            <text:p>11/06/19 10:25 PM</text:p>
          </table:table-cell>
          <table:table-cell office:value-type="float" office:value="10133056" calcext:value-type="float">
            <text:p>101330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3" calcext:value-type="date">
            <text:p>11/06/19 10:25 PM</text:p>
          </table:table-cell>
          <table:table-cell office:value-type="float" office:value="10133060" calcext:value-type="float">
            <text:p>101330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4" calcext:value-type="date">
            <text:p>11/06/19 10:25 PM</text:p>
          </table:table-cell>
          <table:table-cell office:value-type="float" office:value="10133060" calcext:value-type="float">
            <text:p>101330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5" calcext:value-type="date">
            <text:p>11/06/19 10:25 PM</text:p>
          </table:table-cell>
          <table:table-cell office:value-type="float" office:value="10132936" calcext:value-type="float">
            <text:p>101329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6" calcext:value-type="date">
            <text:p>11/06/19 10:25 PM</text:p>
          </table:table-cell>
          <table:table-cell office:value-type="float" office:value="10132936" calcext:value-type="float">
            <text:p>101329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7" calcext:value-type="date">
            <text:p>11/06/19 10:25 PM</text:p>
          </table:table-cell>
          <table:table-cell office:value-type="float" office:value="10132936" calcext:value-type="float">
            <text:p>101329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8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39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0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1" calcext:value-type="date">
            <text:p>11/06/19 10:25 PM</text:p>
          </table:table-cell>
          <table:table-cell office:value-type="float" office:value="10133096" calcext:value-type="float">
            <text:p>101330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2" calcext:value-type="date">
            <text:p>11/06/19 10:25 PM</text:p>
          </table:table-cell>
          <table:table-cell office:value-type="float" office:value="10132848" calcext:value-type="float">
            <text:p>101328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3" calcext:value-type="date">
            <text:p>11/06/19 10:25 PM</text:p>
          </table:table-cell>
          <table:table-cell office:value-type="float" office:value="10132848" calcext:value-type="float">
            <text:p>1013284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4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5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6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7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8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49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0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1" calcext:value-type="date">
            <text:p>11/06/19 10:25 PM</text:p>
          </table:table-cell>
          <table:table-cell office:value-type="float" office:value="10132972" calcext:value-type="float">
            <text:p>101329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2" calcext:value-type="date">
            <text:p>11/06/19 10:25 PM</text:p>
          </table:table-cell>
          <table:table-cell office:value-type="float" office:value="10132984" calcext:value-type="float">
            <text:p>101329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3" calcext:value-type="date">
            <text:p>11/06/19 10:25 PM</text:p>
          </table:table-cell>
          <table:table-cell office:value-type="float" office:value="10132984" calcext:value-type="float">
            <text:p>101329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4" calcext:value-type="date">
            <text:p>11/06/19 10:25 PM</text:p>
          </table:table-cell>
          <table:table-cell office:value-type="float" office:value="10132984" calcext:value-type="float">
            <text:p>101329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5" calcext:value-type="date">
            <text:p>11/06/19 10:25 PM</text:p>
          </table:table-cell>
          <table:table-cell office:value-type="float" office:value="10132984" calcext:value-type="float">
            <text:p>101329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6" calcext:value-type="date">
            <text:p>11/06/19 10:25 PM</text:p>
          </table:table-cell>
          <table:table-cell office:value-type="float" office:value="10132984" calcext:value-type="float">
            <text:p>101329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7" calcext:value-type="date">
            <text:p>11/06/19 10:25 PM</text:p>
          </table:table-cell>
          <table:table-cell office:value-type="float" office:value="10132984" calcext:value-type="float">
            <text:p>1013298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8" calcext:value-type="date">
            <text:p>11/06/19 10:25 PM</text:p>
          </table:table-cell>
          <table:table-cell office:value-type="float" office:value="10132860" calcext:value-type="float">
            <text:p>101328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5:59" calcext:value-type="date">
            <text:p>11/06/19 10:25 PM</text:p>
          </table:table-cell>
          <table:table-cell office:value-type="float" office:value="10132860" calcext:value-type="float">
            <text:p>101328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0" calcext:value-type="date">
            <text:p>11/06/19 10:26 PM</text:p>
          </table:table-cell>
          <table:table-cell office:value-type="float" office:value="10132860" calcext:value-type="float">
            <text:p>101328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1" calcext:value-type="date">
            <text:p>11/06/19 10:26 PM</text:p>
          </table:table-cell>
          <table:table-cell office:value-type="float" office:value="10132736" calcext:value-type="float">
            <text:p>101327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2" calcext:value-type="date">
            <text:p>11/06/19 10:26 PM</text:p>
          </table:table-cell>
          <table:table-cell office:value-type="float" office:value="10132736" calcext:value-type="float">
            <text:p>101327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3" calcext:value-type="date">
            <text:p>11/06/19 10:26 PM</text:p>
          </table:table-cell>
          <table:table-cell office:value-type="float" office:value="10132736" calcext:value-type="float">
            <text:p>101327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4" calcext:value-type="date">
            <text:p>11/06/19 10:26 PM</text:p>
          </table:table-cell>
          <table:table-cell office:value-type="float" office:value="10132736" calcext:value-type="float">
            <text:p>101327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5" calcext:value-type="date">
            <text:p>11/06/19 10:26 PM</text:p>
          </table:table-cell>
          <table:table-cell office:value-type="float" office:value="10132736" calcext:value-type="float">
            <text:p>101327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6" calcext:value-type="date">
            <text:p>11/06/19 10:26 PM</text:p>
          </table:table-cell>
          <table:table-cell office:value-type="float" office:value="10132736" calcext:value-type="float">
            <text:p>101327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7" calcext:value-type="date">
            <text:p>11/06/19 10:26 PM</text:p>
          </table:table-cell>
          <table:table-cell office:value-type="float" office:value="10132744" calcext:value-type="float">
            <text:p>101327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8" calcext:value-type="date">
            <text:p>11/06/19 10:26 PM</text:p>
          </table:table-cell>
          <table:table-cell office:value-type="float" office:value="10132744" calcext:value-type="float">
            <text:p>101327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09" calcext:value-type="date">
            <text:p>11/06/19 10:26 PM</text:p>
          </table:table-cell>
          <table:table-cell office:value-type="float" office:value="10132744" calcext:value-type="float">
            <text:p>101327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0" calcext:value-type="date">
            <text:p>11/06/19 10:26 PM</text:p>
          </table:table-cell>
          <table:table-cell office:value-type="float" office:value="10132744" calcext:value-type="float">
            <text:p>101327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1" calcext:value-type="date">
            <text:p>11/06/19 10:26 PM</text:p>
          </table:table-cell>
          <table:table-cell office:value-type="float" office:value="10132744" calcext:value-type="float">
            <text:p>101327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33400" calcext:value-type="float">
            <text:p>233400</text:p>
          </table:table-cell>
          <table:table-cell office:value-type="float" office:value="196524" calcext:value-type="float">
            <text:p>19652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305" calcext:value-type="float">
            <text:p>6305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66" calcext:value-type="float">
            <text:p>9866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2" calcext:value-type="date">
            <text:p>11/06/19 10:26 PM</text:p>
          </table:table-cell>
          <table:table-cell office:value-type="float" office:value="10075456" calcext:value-type="float">
            <text:p>100754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283084" calcext:value-type="float">
            <text:p>283084</text:p>
          </table:table-cell>
          <table:table-cell office:value-type="float" office:value="246208" calcext:value-type="float">
            <text:p>24620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7836" calcext:value-type="float">
            <text:p>17836</text:p>
          </table:table-cell>
          <table:table-cell office:value-type="float" office:value="152384" calcext:value-type="float">
            <text:p>152384</text:p>
          </table:table-cell>
          <table:table-cell office:value-type="float" office:value="149834" calcext:value-type="float">
            <text:p>149834</text:p>
          </table:table-cell>
          <table:table-cell office:value-type="float" office:value="11648" calcext:value-type="float">
            <text:p>11648</text:p>
          </table:table-cell>
          <table:table-cell office:value-type="float" office:value="11136" calcext:value-type="float">
            <text:p>11136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39" calcext:value-type="float">
            <text:p>339</text:p>
          </table:table-cell>
          <table:table-cell office:value-type="float" office:value="208" calcext:value-type="float">
            <text:p>208</text:p>
          </table:table-cell>
          <table:table-cell office:value-type="float" office:value="15768" calcext:value-type="float">
            <text:p>15768</text:p>
          </table:table-cell>
          <table:table-cell office:value-type="float" office:value="4781" calcext:value-type="float">
            <text:p>4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3" calcext:value-type="date">
            <text:p>11/06/19 10:26 PM</text:p>
          </table:table-cell>
          <table:table-cell office:value-type="float" office:value="9984564" calcext:value-type="float">
            <text:p>99845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373672" calcext:value-type="float">
            <text:p>373672</text:p>
          </table:table-cell>
          <table:table-cell office:value-type="float" office:value="336796" calcext:value-type="float">
            <text:p>33679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4788" calcext:value-type="float">
            <text:p>14788</text:p>
          </table:table-cell>
          <table:table-cell office:value-type="float" office:value="244032" calcext:value-type="float">
            <text:p>244032</text:p>
          </table:table-cell>
          <table:table-cell office:value-type="float" office:value="239924" calcext:value-type="float">
            <text:p>239924</text:p>
          </table:table-cell>
          <table:table-cell office:value-type="float" office:value="18432" calcext:value-type="float">
            <text:p>18432</text:p>
          </table:table-cell>
          <table:table-cell office:value-type="float" office:value="17603" calcext:value-type="float">
            <text:p>17603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23" calcext:value-type="float">
            <text:p>423</text:p>
          </table:table-cell>
          <table:table-cell office:value-type="float" office:value="208" calcext:value-type="float">
            <text:p>208</text:p>
          </table:table-cell>
          <table:table-cell office:value-type="float" office:value="24186" calcext:value-type="float">
            <text:p>24186</text:p>
          </table:table-cell>
          <table:table-cell office:value-type="float" office:value="8418" calcext:value-type="float">
            <text:p>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4" calcext:value-type="date">
            <text:p>11/06/19 10:26 PM</text:p>
          </table:table-cell>
          <table:table-cell office:value-type="float" office:value="9899376" calcext:value-type="float">
            <text:p>98993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466992" calcext:value-type="float">
            <text:p>466992</text:p>
          </table:table-cell>
          <table:table-cell office:value-type="float" office:value="430116" calcext:value-type="float">
            <text:p>43011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2972" calcext:value-type="float">
            <text:p>12972</text:p>
          </table:table-cell>
          <table:table-cell office:value-type="float" office:value="338368" calcext:value-type="float">
            <text:p>338368</text:p>
          </table:table-cell>
          <table:table-cell office:value-type="float" office:value="332750" calcext:value-type="float">
            <text:p>332750</text:p>
          </table:table-cell>
          <table:table-cell office:value-type="float" office:value="25344" calcext:value-type="float">
            <text:p>25344</text:p>
          </table:table-cell>
          <table:table-cell office:value-type="float" office:value="24268" calcext:value-type="float">
            <text:p>24268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10" calcext:value-type="float">
            <text:p>510</text:p>
          </table:table-cell>
          <table:table-cell office:value-type="float" office:value="208" calcext:value-type="float">
            <text:p>208</text:p>
          </table:table-cell>
          <table:table-cell office:value-type="float" office:value="32859" calcext:value-type="float">
            <text:p>32859</text:p>
          </table:table-cell>
          <table:table-cell office:value-type="float" office:value="8673" calcext:value-type="float">
            <text:p>8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5" calcext:value-type="date">
            <text:p>11/06/19 10:26 PM</text:p>
          </table:table-cell>
          <table:table-cell office:value-type="float" office:value="9806772" calcext:value-type="float">
            <text:p>98067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5792" calcext:value-type="float">
            <text:p>6695792</text:p>
          </table:table-cell>
          <table:table-cell office:value-type="float" office:value="559364" calcext:value-type="float">
            <text:p>559364</text:p>
          </table:table-cell>
          <table:table-cell office:value-type="float" office:value="522488" calcext:value-type="float">
            <text:p>52248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4746" calcext:value-type="float">
            <text:p>14746</text:p>
          </table:table-cell>
          <table:table-cell office:value-type="float" office:value="431488" calcext:value-type="float">
            <text:p>431488</text:p>
          </table:table-cell>
          <table:table-cell office:value-type="float" office:value="424383" calcext:value-type="float">
            <text:p>424383</text:p>
          </table:table-cell>
          <table:table-cell office:value-type="float" office:value="32192" calcext:value-type="float">
            <text:p>32192</text:p>
          </table:table-cell>
          <table:table-cell office:value-type="float" office:value="30847" calcext:value-type="float">
            <text:p>30847</text:p>
          </table:table-cell>
          <table:table-cell office:value-type="float" office:value="629568" calcext:value-type="float">
            <text:p>62956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96" calcext:value-type="float">
            <text:p>596</text:p>
          </table:table-cell>
          <table:table-cell office:value-type="float" office:value="208" calcext:value-type="float">
            <text:p>208</text:p>
          </table:table-cell>
          <table:table-cell office:value-type="float" office:value="41421" calcext:value-type="float">
            <text:p>41421</text:p>
          </table:table-cell>
          <table:table-cell office:value-type="float" office:value="8562" calcext:value-type="float">
            <text:p>8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6" calcext:value-type="date">
            <text:p>11/06/19 10:26 PM</text:p>
          </table:table-cell>
          <table:table-cell office:value-type="float" office:value="9678556" calcext:value-type="float">
            <text:p>96785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9520" calcext:value-type="float">
            <text:p>6769520</text:p>
          </table:table-cell>
          <table:table-cell office:value-type="float" office:value="687392" calcext:value-type="float">
            <text:p>687392</text:p>
          </table:table-cell>
          <table:table-cell office:value-type="float" office:value="650516" calcext:value-type="float">
            <text:p>65051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8544" calcext:value-type="float">
            <text:p>108544</text:p>
          </table:table-cell>
          <table:table-cell office:value-type="float" office:value="47692" calcext:value-type="float">
            <text:p>47692</text:p>
          </table:table-cell>
          <table:table-cell office:value-type="float" office:value="525312" calcext:value-type="float">
            <text:p>525312</text:p>
          </table:table-cell>
          <table:table-cell office:value-type="float" office:value="516640" calcext:value-type="float">
            <text:p>516640</text:p>
          </table:table-cell>
          <table:table-cell office:value-type="float" office:value="39104" calcext:value-type="float">
            <text:p>39104</text:p>
          </table:table-cell>
          <table:table-cell office:value-type="float" office:value="37471" calcext:value-type="float">
            <text:p>37471</text:p>
          </table:table-cell>
          <table:table-cell office:value-type="float" office:value="736000" calcext:value-type="float">
            <text:p>73600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82" calcext:value-type="float">
            <text:p>682</text:p>
          </table:table-cell>
          <table:table-cell office:value-type="float" office:value="208" calcext:value-type="float">
            <text:p>208</text:p>
          </table:table-cell>
          <table:table-cell office:value-type="float" office:value="50042" calcext:value-type="float">
            <text:p>50042</text:p>
          </table:table-cell>
          <table:table-cell office:value-type="float" office:value="8621" calcext:value-type="float">
            <text:p>8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7" calcext:value-type="date">
            <text:p>11/06/19 10:26 PM</text:p>
          </table:table-cell>
          <table:table-cell office:value-type="float" office:value="9694928" calcext:value-type="float">
            <text:p>96949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663056" calcext:value-type="float">
            <text:p>663056</text:p>
          </table:table-cell>
          <table:table-cell office:value-type="float" office:value="626180" calcext:value-type="float">
            <text:p>626180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2" calcext:value-type="float">
            <text:p>13692</text:p>
          </table:table-cell>
          <table:table-cell office:value-type="float" office:value="535616" calcext:value-type="float">
            <text:p>535616</text:p>
          </table:table-cell>
          <table:table-cell office:value-type="float" office:value="526763" calcext:value-type="float">
            <text:p>52676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8" calcext:value-type="date">
            <text:p>11/06/19 10:26 PM</text:p>
          </table:table-cell>
          <table:table-cell office:value-type="float" office:value="9694928" calcext:value-type="float">
            <text:p>96949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663056" calcext:value-type="float">
            <text:p>663056</text:p>
          </table:table-cell>
          <table:table-cell office:value-type="float" office:value="626180" calcext:value-type="float">
            <text:p>62618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2" calcext:value-type="float">
            <text:p>13692</text:p>
          </table:table-cell>
          <table:table-cell office:value-type="float" office:value="535616" calcext:value-type="float">
            <text:p>535616</text:p>
          </table:table-cell>
          <table:table-cell office:value-type="float" office:value="526763" calcext:value-type="float">
            <text:p>52676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19" calcext:value-type="date">
            <text:p>11/06/19 10:26 PM</text:p>
          </table:table-cell>
          <table:table-cell office:value-type="float" office:value="9694928" calcext:value-type="float">
            <text:p>96949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663056" calcext:value-type="float">
            <text:p>663056</text:p>
          </table:table-cell>
          <table:table-cell office:value-type="float" office:value="626180" calcext:value-type="float">
            <text:p>62618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2" calcext:value-type="float">
            <text:p>13692</text:p>
          </table:table-cell>
          <table:table-cell office:value-type="float" office:value="535616" calcext:value-type="float">
            <text:p>535616</text:p>
          </table:table-cell>
          <table:table-cell office:value-type="float" office:value="526763" calcext:value-type="float">
            <text:p>52676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20" calcext:value-type="date">
            <text:p>11/06/19 10:26 PM</text:p>
          </table:table-cell>
          <table:table-cell office:value-type="float" office:value="9702740" calcext:value-type="float">
            <text:p>97027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663056" calcext:value-type="float">
            <text:p>663056</text:p>
          </table:table-cell>
          <table:table-cell office:value-type="float" office:value="626180" calcext:value-type="float">
            <text:p>62618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2" calcext:value-type="float">
            <text:p>13692</text:p>
          </table:table-cell>
          <table:table-cell office:value-type="float" office:value="535616" calcext:value-type="float">
            <text:p>535616</text:p>
          </table:table-cell>
          <table:table-cell office:value-type="float" office:value="526763" calcext:value-type="float">
            <text:p>52676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21" calcext:value-type="date">
            <text:p>11/06/19 10:26 PM</text:p>
          </table:table-cell>
          <table:table-cell office:value-type="float" office:value="9695052" calcext:value-type="float">
            <text:p>96950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663056" calcext:value-type="float">
            <text:p>663056</text:p>
          </table:table-cell>
          <table:table-cell office:value-type="float" office:value="626180" calcext:value-type="float">
            <text:p>62618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2" calcext:value-type="float">
            <text:p>13692</text:p>
          </table:table-cell>
          <table:table-cell office:value-type="float" office:value="535616" calcext:value-type="float">
            <text:p>535616</text:p>
          </table:table-cell>
          <table:table-cell office:value-type="float" office:value="526763" calcext:value-type="float">
            <text:p>52676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22" calcext:value-type="date">
            <text:p>11/06/19 10:26 PM</text:p>
          </table:table-cell>
          <table:table-cell office:value-type="float" office:value="9695052" calcext:value-type="float">
            <text:p>969505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663056" calcext:value-type="float">
            <text:p>663056</text:p>
          </table:table-cell>
          <table:table-cell office:value-type="float" office:value="626180" calcext:value-type="float">
            <text:p>62618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2" calcext:value-type="float">
            <text:p>13692</text:p>
          </table:table-cell>
          <table:table-cell office:value-type="float" office:value="535616" calcext:value-type="float">
            <text:p>535616</text:p>
          </table:table-cell>
          <table:table-cell office:value-type="float" office:value="526763" calcext:value-type="float">
            <text:p>52676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23" calcext:value-type="date">
            <text:p>11/06/19 10:26 PM</text:p>
          </table:table-cell>
          <table:table-cell office:value-type="float" office:value="9703240" calcext:value-type="float">
            <text:p>97032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663056" calcext:value-type="float">
            <text:p>663056</text:p>
          </table:table-cell>
          <table:table-cell office:value-type="float" office:value="626180" calcext:value-type="float">
            <text:p>62618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2" calcext:value-type="float">
            <text:p>13692</text:p>
          </table:table-cell>
          <table:table-cell office:value-type="float" office:value="535616" calcext:value-type="float">
            <text:p>535616</text:p>
          </table:table-cell>
          <table:table-cell office:value-type="float" office:value="526763" calcext:value-type="float">
            <text:p>52676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24" calcext:value-type="date">
            <text:p>11/06/19 10:26 PM</text:p>
          </table:table-cell>
          <table:table-cell office:value-type="float" office:value="9703116" calcext:value-type="float">
            <text:p>970311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663056" calcext:value-type="float">
            <text:p>663056</text:p>
          </table:table-cell>
          <table:table-cell office:value-type="float" office:value="626180" calcext:value-type="float">
            <text:p>626180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2" calcext:value-type="float">
            <text:p>13692</text:p>
          </table:table-cell>
          <table:table-cell office:value-type="float" office:value="535616" calcext:value-type="float">
            <text:p>535616</text:p>
          </table:table-cell>
          <table:table-cell office:value-type="float" office:value="526763" calcext:value-type="float">
            <text:p>52676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25" calcext:value-type="date">
            <text:p>11/06/19 10:26 PM</text:p>
          </table:table-cell>
          <table:table-cell office:value-type="float" office:value="9764500" calcext:value-type="float">
            <text:p>976450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584132" calcext:value-type="float">
            <text:p>584132</text:p>
          </table:table-cell>
          <table:table-cell office:value-type="float" office:value="547256" calcext:value-type="float">
            <text:p>54725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39" calcext:value-type="float">
            <text:p>1223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44" calcext:value-type="float">
            <text:p>44114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06T22:26:26" calcext:value-type="date">
            <text:p>11/06/19 10:26 PM</text:p>
          </table:table-cell>
          <table:table-cell office:value-type="float" office:value="9764376" calcext:value-type="float">
            <text:p>97643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584132" calcext:value-type="float">
            <text:p>584132</text:p>
          </table:table-cell>
          <table:table-cell office:value-type="float" office:value="547256" calcext:value-type="float">
            <text:p>54725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39" calcext:value-type="float">
            <text:p>1223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44" calcext:value-type="float">
            <text:p>44114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27" calcext:value-type="date">
            <text:p>11/06/19 10:26 PM</text:p>
          </table:table-cell>
          <table:table-cell office:value-type="float" office:value="9780744" calcext:value-type="float">
            <text:p>97807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584132" calcext:value-type="float">
            <text:p>584132</text:p>
          </table:table-cell>
          <table:table-cell office:value-type="float" office:value="547256" calcext:value-type="float">
            <text:p>54725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39" calcext:value-type="float">
            <text:p>1223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44" calcext:value-type="float">
            <text:p>44114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28" calcext:value-type="date">
            <text:p>11/06/19 10:26 PM</text:p>
          </table:table-cell>
          <table:table-cell office:value-type="float" office:value="9780744" calcext:value-type="float">
            <text:p>978074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584132" calcext:value-type="float">
            <text:p>584132</text:p>
          </table:table-cell>
          <table:table-cell office:value-type="float" office:value="547256" calcext:value-type="float">
            <text:p>54725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39" calcext:value-type="float">
            <text:p>1223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44" calcext:value-type="float">
            <text:p>44114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29" calcext:value-type="date">
            <text:p>11/06/19 10:26 PM</text:p>
          </table:table-cell>
          <table:table-cell office:value-type="float" office:value="9773056" calcext:value-type="float">
            <text:p>97730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584132" calcext:value-type="float">
            <text:p>584132</text:p>
          </table:table-cell>
          <table:table-cell office:value-type="float" office:value="547256" calcext:value-type="float">
            <text:p>54725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39" calcext:value-type="float">
            <text:p>1223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44" calcext:value-type="float">
            <text:p>44114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30" calcext:value-type="date">
            <text:p>11/06/19 10:26 PM</text:p>
          </table:table-cell>
          <table:table-cell office:value-type="float" office:value="9773056" calcext:value-type="float">
            <text:p>97730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584132" calcext:value-type="float">
            <text:p>584132</text:p>
          </table:table-cell>
          <table:table-cell office:value-type="float" office:value="547256" calcext:value-type="float">
            <text:p>54725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39" calcext:value-type="float">
            <text:p>1223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44" calcext:value-type="float">
            <text:p>44114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31" calcext:value-type="date">
            <text:p>11/06/19 10:26 PM</text:p>
          </table:table-cell>
          <table:table-cell office:value-type="float" office:value="9773056" calcext:value-type="float">
            <text:p>977305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584132" calcext:value-type="float">
            <text:p>584132</text:p>
          </table:table-cell>
          <table:table-cell office:value-type="float" office:value="547256" calcext:value-type="float">
            <text:p>54725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39" calcext:value-type="float">
            <text:p>1223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44" calcext:value-type="float">
            <text:p>44114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32" calcext:value-type="date">
            <text:p>11/06/19 10:26 PM</text:p>
          </table:table-cell>
          <table:table-cell office:value-type="float" office:value="9780868" calcext:value-type="float">
            <text:p>97808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584132" calcext:value-type="float">
            <text:p>584132</text:p>
          </table:table-cell>
          <table:table-cell office:value-type="float" office:value="547256" calcext:value-type="float">
            <text:p>54725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239" calcext:value-type="float">
            <text:p>1223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44" calcext:value-type="float">
            <text:p>44114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33" calcext:value-type="date">
            <text:p>11/06/19 10:26 PM</text:p>
          </table:table-cell>
          <table:table-cell office:value-type="float" office:value="9848636" calcext:value-type="float">
            <text:p>98486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99528" calcext:value-type="float">
            <text:p>499528</text:p>
          </table:table-cell>
          <table:table-cell office:value-type="float" office:value="462652" calcext:value-type="float">
            <text:p>462652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57" calcext:value-type="float">
            <text:p>10757</text:p>
          </table:table-cell>
          <table:table-cell office:value-type="float" office:value="370880" calcext:value-type="float">
            <text:p>370880</text:p>
          </table:table-cell>
          <table:table-cell office:value-type="float" office:value="355525" calcext:value-type="float">
            <text:p>35552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06T22:26:34" calcext:value-type="date">
            <text:p>11/06/19 10:26 PM</text:p>
          </table:table-cell>
          <table:table-cell office:value-type="float" office:value="9848572" calcext:value-type="float">
            <text:p>98485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99528" calcext:value-type="float">
            <text:p>499528</text:p>
          </table:table-cell>
          <table:table-cell office:value-type="float" office:value="462652" calcext:value-type="float">
            <text:p>46265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57" calcext:value-type="float">
            <text:p>10757</text:p>
          </table:table-cell>
          <table:table-cell office:value-type="float" office:value="370880" calcext:value-type="float">
            <text:p>370880</text:p>
          </table:table-cell>
          <table:table-cell office:value-type="float" office:value="355525" calcext:value-type="float">
            <text:p>35552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35" calcext:value-type="date">
            <text:p>11/06/19 10:26 PM</text:p>
          </table:table-cell>
          <table:table-cell office:value-type="float" office:value="9865312" calcext:value-type="float">
            <text:p>986531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99528" calcext:value-type="float">
            <text:p>499528</text:p>
          </table:table-cell>
          <table:table-cell office:value-type="float" office:value="462652" calcext:value-type="float">
            <text:p>46265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57" calcext:value-type="float">
            <text:p>10757</text:p>
          </table:table-cell>
          <table:table-cell office:value-type="float" office:value="370880" calcext:value-type="float">
            <text:p>370880</text:p>
          </table:table-cell>
          <table:table-cell office:value-type="float" office:value="355525" calcext:value-type="float">
            <text:p>35552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36" calcext:value-type="date">
            <text:p>11/06/19 10:26 PM</text:p>
          </table:table-cell>
          <table:table-cell office:value-type="float" office:value="9865188" calcext:value-type="float">
            <text:p>98651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99528" calcext:value-type="float">
            <text:p>499528</text:p>
          </table:table-cell>
          <table:table-cell office:value-type="float" office:value="462652" calcext:value-type="float">
            <text:p>46265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57" calcext:value-type="float">
            <text:p>10757</text:p>
          </table:table-cell>
          <table:table-cell office:value-type="float" office:value="370880" calcext:value-type="float">
            <text:p>370880</text:p>
          </table:table-cell>
          <table:table-cell office:value-type="float" office:value="355525" calcext:value-type="float">
            <text:p>35552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37" calcext:value-type="date">
            <text:p>11/06/19 10:26 PM</text:p>
          </table:table-cell>
          <table:table-cell office:value-type="float" office:value="9857376" calcext:value-type="float">
            <text:p>98573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99528" calcext:value-type="float">
            <text:p>499528</text:p>
          </table:table-cell>
          <table:table-cell office:value-type="float" office:value="462652" calcext:value-type="float">
            <text:p>46265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57" calcext:value-type="float">
            <text:p>10757</text:p>
          </table:table-cell>
          <table:table-cell office:value-type="float" office:value="370880" calcext:value-type="float">
            <text:p>370880</text:p>
          </table:table-cell>
          <table:table-cell office:value-type="float" office:value="355525" calcext:value-type="float">
            <text:p>35552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38" calcext:value-type="date">
            <text:p>11/06/19 10:26 PM</text:p>
          </table:table-cell>
          <table:table-cell office:value-type="float" office:value="9857376" calcext:value-type="float">
            <text:p>98573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99528" calcext:value-type="float">
            <text:p>499528</text:p>
          </table:table-cell>
          <table:table-cell office:value-type="float" office:value="462652" calcext:value-type="float">
            <text:p>46265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57" calcext:value-type="float">
            <text:p>10757</text:p>
          </table:table-cell>
          <table:table-cell office:value-type="float" office:value="370880" calcext:value-type="float">
            <text:p>370880</text:p>
          </table:table-cell>
          <table:table-cell office:value-type="float" office:value="355525" calcext:value-type="float">
            <text:p>35552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39" calcext:value-type="date">
            <text:p>11/06/19 10:26 PM</text:p>
          </table:table-cell>
          <table:table-cell office:value-type="float" office:value="9857376" calcext:value-type="float">
            <text:p>985737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99528" calcext:value-type="float">
            <text:p>499528</text:p>
          </table:table-cell>
          <table:table-cell office:value-type="float" office:value="462652" calcext:value-type="float">
            <text:p>46265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57" calcext:value-type="float">
            <text:p>10757</text:p>
          </table:table-cell>
          <table:table-cell office:value-type="float" office:value="370880" calcext:value-type="float">
            <text:p>370880</text:p>
          </table:table-cell>
          <table:table-cell office:value-type="float" office:value="355525" calcext:value-type="float">
            <text:p>35552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40" calcext:value-type="date">
            <text:p>11/06/19 10:26 PM</text:p>
          </table:table-cell>
          <table:table-cell office:value-type="float" office:value="9865188" calcext:value-type="float">
            <text:p>98651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99528" calcext:value-type="float">
            <text:p>499528</text:p>
          </table:table-cell>
          <table:table-cell office:value-type="float" office:value="462652" calcext:value-type="float">
            <text:p>46265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757" calcext:value-type="float">
            <text:p>10757</text:p>
          </table:table-cell>
          <table:table-cell office:value-type="float" office:value="370880" calcext:value-type="float">
            <text:p>370880</text:p>
          </table:table-cell>
          <table:table-cell office:value-type="float" office:value="355525" calcext:value-type="float">
            <text:p>35552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41" calcext:value-type="date">
            <text:p>11/06/19 10:26 PM</text:p>
          </table:table-cell>
          <table:table-cell office:value-type="float" office:value="9933388" calcext:value-type="float">
            <text:p>993338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15180" calcext:value-type="float">
            <text:p>415180</text:p>
          </table:table-cell>
          <table:table-cell office:value-type="float" office:value="378304" calcext:value-type="float">
            <text:p>37830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55" calcext:value-type="float">
            <text:p>9255</text:p>
          </table:table-cell>
          <table:table-cell office:value-type="float" office:value="285632" calcext:value-type="float">
            <text:p>285632</text:p>
          </table:table-cell>
          <table:table-cell office:value-type="float" office:value="269906" calcext:value-type="float">
            <text:p>26990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06T22:26:42" calcext:value-type="date">
            <text:p>11/06/19 10:26 PM</text:p>
          </table:table-cell>
          <table:table-cell office:value-type="float" office:value="9933268" calcext:value-type="float">
            <text:p>99332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15180" calcext:value-type="float">
            <text:p>415180</text:p>
          </table:table-cell>
          <table:table-cell office:value-type="float" office:value="378304" calcext:value-type="float">
            <text:p>37830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55" calcext:value-type="float">
            <text:p>9255</text:p>
          </table:table-cell>
          <table:table-cell office:value-type="float" office:value="285632" calcext:value-type="float">
            <text:p>285632</text:p>
          </table:table-cell>
          <table:table-cell office:value-type="float" office:value="269906" calcext:value-type="float">
            <text:p>26990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43" calcext:value-type="date">
            <text:p>11/06/19 10:26 PM</text:p>
          </table:table-cell>
          <table:table-cell office:value-type="float" office:value="9949536" calcext:value-type="float">
            <text:p>994953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15180" calcext:value-type="float">
            <text:p>415180</text:p>
          </table:table-cell>
          <table:table-cell office:value-type="float" office:value="378304" calcext:value-type="float">
            <text:p>37830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55" calcext:value-type="float">
            <text:p>9255</text:p>
          </table:table-cell>
          <table:table-cell office:value-type="float" office:value="285632" calcext:value-type="float">
            <text:p>285632</text:p>
          </table:table-cell>
          <table:table-cell office:value-type="float" office:value="269906" calcext:value-type="float">
            <text:p>26990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44" calcext:value-type="date">
            <text:p>11/06/19 10:26 PM</text:p>
          </table:table-cell>
          <table:table-cell office:value-type="float" office:value="9949540" calcext:value-type="float">
            <text:p>994954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15180" calcext:value-type="float">
            <text:p>415180</text:p>
          </table:table-cell>
          <table:table-cell office:value-type="float" office:value="378304" calcext:value-type="float">
            <text:p>37830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55" calcext:value-type="float">
            <text:p>9255</text:p>
          </table:table-cell>
          <table:table-cell office:value-type="float" office:value="285632" calcext:value-type="float">
            <text:p>285632</text:p>
          </table:table-cell>
          <table:table-cell office:value-type="float" office:value="269906" calcext:value-type="float">
            <text:p>26990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45" calcext:value-type="date">
            <text:p>11/06/19 10:26 PM</text:p>
          </table:table-cell>
          <table:table-cell office:value-type="float" office:value="9941172" calcext:value-type="float">
            <text:p>99411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15180" calcext:value-type="float">
            <text:p>415180</text:p>
          </table:table-cell>
          <table:table-cell office:value-type="float" office:value="378304" calcext:value-type="float">
            <text:p>37830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55" calcext:value-type="float">
            <text:p>9255</text:p>
          </table:table-cell>
          <table:table-cell office:value-type="float" office:value="285632" calcext:value-type="float">
            <text:p>285632</text:p>
          </table:table-cell>
          <table:table-cell office:value-type="float" office:value="269908" calcext:value-type="float">
            <text:p>26990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46" calcext:value-type="date">
            <text:p>11/06/19 10:26 PM</text:p>
          </table:table-cell>
          <table:table-cell office:value-type="float" office:value="9941172" calcext:value-type="float">
            <text:p>99411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15180" calcext:value-type="float">
            <text:p>415180</text:p>
          </table:table-cell>
          <table:table-cell office:value-type="float" office:value="378304" calcext:value-type="float">
            <text:p>37830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55" calcext:value-type="float">
            <text:p>9255</text:p>
          </table:table-cell>
          <table:table-cell office:value-type="float" office:value="285632" calcext:value-type="float">
            <text:p>285632</text:p>
          </table:table-cell>
          <table:table-cell office:value-type="float" office:value="269908" calcext:value-type="float">
            <text:p>26990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47" calcext:value-type="date">
            <text:p>11/06/19 10:26 PM</text:p>
          </table:table-cell>
          <table:table-cell office:value-type="float" office:value="9941172" calcext:value-type="float">
            <text:p>994117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15180" calcext:value-type="float">
            <text:p>415180</text:p>
          </table:table-cell>
          <table:table-cell office:value-type="float" office:value="378304" calcext:value-type="float">
            <text:p>37830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55" calcext:value-type="float">
            <text:p>9255</text:p>
          </table:table-cell>
          <table:table-cell office:value-type="float" office:value="285632" calcext:value-type="float">
            <text:p>285632</text:p>
          </table:table-cell>
          <table:table-cell office:value-type="float" office:value="269908" calcext:value-type="float">
            <text:p>26990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48" calcext:value-type="date">
            <text:p>11/06/19 10:26 PM</text:p>
          </table:table-cell>
          <table:table-cell office:value-type="float" office:value="9949604" calcext:value-type="float">
            <text:p>99496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415180" calcext:value-type="float">
            <text:p>415180</text:p>
          </table:table-cell>
          <table:table-cell office:value-type="float" office:value="378304" calcext:value-type="float">
            <text:p>37830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255" calcext:value-type="float">
            <text:p>9255</text:p>
          </table:table-cell>
          <table:table-cell office:value-type="float" office:value="285632" calcext:value-type="float">
            <text:p>285632</text:p>
          </table:table-cell>
          <table:table-cell office:value-type="float" office:value="269908" calcext:value-type="float">
            <text:p>26990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736" calcext:value-type="float">
            <text:p>89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49" calcext:value-type="date">
            <text:p>11/06/19 10:26 PM</text:p>
          </table:table-cell>
          <table:table-cell office:value-type="float" office:value="10017692" calcext:value-type="float">
            <text:p>100176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330820" calcext:value-type="float">
            <text:p>330820</text:p>
          </table:table-cell>
          <table:table-cell office:value-type="float" office:value="293944" calcext:value-type="float">
            <text:p>29394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33" calcext:value-type="float">
            <text:p>7833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99" calcext:value-type="float">
            <text:p>18429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272" calcext:value-type="float">
            <text:p>870272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06T22:26:50" calcext:value-type="date">
            <text:p>11/06/19 10:26 PM</text:p>
          </table:table-cell>
          <table:table-cell office:value-type="float" office:value="10017696" calcext:value-type="float">
            <text:p>100176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330820" calcext:value-type="float">
            <text:p>330820</text:p>
          </table:table-cell>
          <table:table-cell office:value-type="float" office:value="293944" calcext:value-type="float">
            <text:p>29394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33" calcext:value-type="float">
            <text:p>7833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99" calcext:value-type="float">
            <text:p>18429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272" calcext:value-type="float">
            <text:p>870272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51" calcext:value-type="date">
            <text:p>11/06/19 10:26 PM</text:p>
          </table:table-cell>
          <table:table-cell office:value-type="float" office:value="10017696" calcext:value-type="float">
            <text:p>10017696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330820" calcext:value-type="float">
            <text:p>330820</text:p>
          </table:table-cell>
          <table:table-cell office:value-type="float" office:value="293944" calcext:value-type="float">
            <text:p>29394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33" calcext:value-type="float">
            <text:p>7833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99" calcext:value-type="float">
            <text:p>18429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272" calcext:value-type="float">
            <text:p>870272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52" calcext:value-type="date">
            <text:p>11/06/19 10:26 PM</text:p>
          </table:table-cell>
          <table:table-cell office:value-type="float" office:value="10033768" calcext:value-type="float">
            <text:p>100337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330820" calcext:value-type="float">
            <text:p>330820</text:p>
          </table:table-cell>
          <table:table-cell office:value-type="float" office:value="293944" calcext:value-type="float">
            <text:p>29394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33" calcext:value-type="float">
            <text:p>7833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99" calcext:value-type="float">
            <text:p>18429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272" calcext:value-type="float">
            <text:p>870272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53" calcext:value-type="date">
            <text:p>11/06/19 10:26 PM</text:p>
          </table:table-cell>
          <table:table-cell office:value-type="float" office:value="10026128" calcext:value-type="float">
            <text:p>1002612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330820" calcext:value-type="float">
            <text:p>330820</text:p>
          </table:table-cell>
          <table:table-cell office:value-type="float" office:value="293944" calcext:value-type="float">
            <text:p>29394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33" calcext:value-type="float">
            <text:p>7833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99" calcext:value-type="float">
            <text:p>18429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272" calcext:value-type="float">
            <text:p>870272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54" calcext:value-type="date">
            <text:p>11/06/19 10:26 PM</text:p>
          </table:table-cell>
          <table:table-cell office:value-type="float" office:value="10026004" calcext:value-type="float">
            <text:p>100260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330820" calcext:value-type="float">
            <text:p>330820</text:p>
          </table:table-cell>
          <table:table-cell office:value-type="float" office:value="293944" calcext:value-type="float">
            <text:p>29394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33" calcext:value-type="float">
            <text:p>7833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99" calcext:value-type="float">
            <text:p>18429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272" calcext:value-type="float">
            <text:p>870272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55" calcext:value-type="date">
            <text:p>11/06/19 10:26 PM</text:p>
          </table:table-cell>
          <table:table-cell office:value-type="float" office:value="10033704" calcext:value-type="float">
            <text:p>100337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330820" calcext:value-type="float">
            <text:p>330820</text:p>
          </table:table-cell>
          <table:table-cell office:value-type="float" office:value="293944" calcext:value-type="float">
            <text:p>29394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33" calcext:value-type="float">
            <text:p>7833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99" calcext:value-type="float">
            <text:p>18429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272" calcext:value-type="float">
            <text:p>870272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56" calcext:value-type="date">
            <text:p>11/06/19 10:26 PM</text:p>
          </table:table-cell>
          <table:table-cell office:value-type="float" office:value="10033704" calcext:value-type="float">
            <text:p>1003370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7712" calcext:value-type="float">
            <text:p>6777712</text:p>
          </table:table-cell>
          <table:table-cell office:value-type="float" office:value="330820" calcext:value-type="float">
            <text:p>330820</text:p>
          </table:table-cell>
          <table:table-cell office:value-type="float" office:value="293944" calcext:value-type="float">
            <text:p>29394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7833" calcext:value-type="float">
            <text:p>7833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99" calcext:value-type="float">
            <text:p>18429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272" calcext:value-type="float">
            <text:p>870272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57" calcext:value-type="date">
            <text:p>11/06/19 10:26 PM</text:p>
          </table:table-cell>
          <table:table-cell office:value-type="float" office:value="10210032" calcext:value-type="float">
            <text:p>1021003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139088" calcext:value-type="float">
            <text:p>139088</text:p>
          </table:table-cell>
          <table:table-cell office:value-type="float" office:value="102212" calcext:value-type="float">
            <text:p>102212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844" calcext:value-type="float">
            <text:p>4844</text:p>
          </table:table-cell>
          <table:table-cell office:value-type="float" office:value="13376" calcext:value-type="float">
            <text:p>13376</text:p>
          </table:table-cell>
          <table:table-cell office:value-type="float" office:value="13061" calcext:value-type="float">
            <text:p>1306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1-06T22:26:58" calcext:value-type="date">
            <text:p>11/06/19 10:26 PM</text:p>
          </table:table-cell>
          <table:table-cell office:value-type="float" office:value="10210160" calcext:value-type="float">
            <text:p>1021016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139088" calcext:value-type="float">
            <text:p>139088</text:p>
          </table:table-cell>
          <table:table-cell office:value-type="float" office:value="102212" calcext:value-type="float">
            <text:p>10221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844" calcext:value-type="float">
            <text:p>4844</text:p>
          </table:table-cell>
          <table:table-cell office:value-type="float" office:value="13376" calcext:value-type="float">
            <text:p>13376</text:p>
          </table:table-cell>
          <table:table-cell office:value-type="float" office:value="13061" calcext:value-type="float">
            <text:p>1306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6:59" calcext:value-type="date">
            <text:p>11/06/19 10:26 PM</text:p>
          </table:table-cell>
          <table:table-cell office:value-type="float" office:value="10218468" calcext:value-type="float">
            <text:p>102184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139088" calcext:value-type="float">
            <text:p>139088</text:p>
          </table:table-cell>
          <table:table-cell office:value-type="float" office:value="102212" calcext:value-type="float">
            <text:p>10221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844" calcext:value-type="float">
            <text:p>4844</text:p>
          </table:table-cell>
          <table:table-cell office:value-type="float" office:value="13376" calcext:value-type="float">
            <text:p>13376</text:p>
          </table:table-cell>
          <table:table-cell office:value-type="float" office:value="13061" calcext:value-type="float">
            <text:p>1306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06T22:27:00" calcext:value-type="date">
            <text:p>11/06/19 10:27 PM</text:p>
          </table:table-cell>
          <table:table-cell office:value-type="float" office:value="10226280" calcext:value-type="float">
            <text:p>10226280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384" calcext:value-type="float">
            <text:p>6294384</text:p>
          </table:table-cell>
          <table:table-cell office:value-type="float" office:value="139088" calcext:value-type="float">
            <text:p>139088</text:p>
          </table:table-cell>
          <table:table-cell office:value-type="float" office:value="102212" calcext:value-type="float">
            <text:p>102212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844" calcext:value-type="float">
            <text:p>4844</text:p>
          </table:table-cell>
          <table:table-cell office:value-type="float" office:value="13376" calcext:value-type="float">
            <text:p>13376</text:p>
          </table:table-cell>
          <table:table-cell office:value-type="float" office:value="13061" calcext:value-type="float">
            <text:p>1306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office:value-type="string" calcext:value-type="string">
            <text:p>patched-nolom</text:p>
          </table:table-cell>
          <table:table-cell table:style-name="ce5" office:value-type="string" calcext:value-type="string">
            <text:p>Patched-nolom</text:p>
          </table:table-cell>
          <table:table-cell office:value-type="string" calcext:value-type="string">
            <text:p>Patched-nolom</text:p>
          </table:table-cell>
          <table:table-cell office:value-type="string" calcext:value-type="string">
            <text:p>patched-lom</text:p>
          </table:table-cell>
          <table:table-cell table:number-columns-repeated="2" office:value-type="string" calcext:value-type="string">
            <text:p>Patched-lom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nolom'.AB3]" office:value-type="string" office:string-value="meta-comm" calcext:value-type="string">
            <text:p>meta-comm</text:p>
          </table:table-cell>
          <table:table-cell table:formula="of:=['patched-nolom'.AC3]" office:value-type="string" office:string-value="meta-used" calcext:value-type="string">
            <text:p>meta-used</text:p>
          </table:table-cell>
          <table:table-cell table:formula="of:=['patched-nolom'.O3]" office:value-type="string" office:string-value="rss-all" calcext:value-type="string">
            <text:p>rss-all</text:p>
          </table:table-cell>
          <table:table-cell table:formula="of:=['patched-lom'.AB3]" office:value-type="string" office:string-value="meta-comm" calcext:value-type="string">
            <text:p>meta-comm</text:p>
          </table:table-cell>
          <table:table-cell table:formula="of:=['patched-lom'.AC3]" office:value-type="string" office:string-value="meta-used" calcext:value-type="string">
            <text:p>meta-used</text:p>
          </table:table-cell>
          <table:table-cell table:formula="of:=['patched-lom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nolom'.AB4]" office:value-type="float" office:value="0" calcext:value-type="float">
            <text:p>0</text:p>
          </table:table-cell>
          <table:table-cell table:formula="of:=['patched-nolom'.AC4]" office:value-type="float" office:value="0" calcext:value-type="float">
            <text:p>0</text:p>
          </table:table-cell>
          <table:table-cell table:formula="of:=['patched-nolom'.O4]" office:value-type="float" office:value="0" calcext:value-type="float">
            <text:p>0</text:p>
          </table:table-cell>
          <table:table-cell table:formula="of:=['patched-lom'.AB4]" office:value-type="float" office:value="0" calcext:value-type="float">
            <text:p>0</text:p>
          </table:table-cell>
          <table:table-cell table:formula="of:=['patched-lom'.AC4]" office:value-type="float" office:value="0" calcext:value-type="float">
            <text:p>0</text:p>
          </table:table-cell>
          <table:table-cell table:formula="of:=['patched-lom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2" calcext:value-type="float">
            <text:p>102</text:p>
          </table:table-cell>
          <table:table-cell table:formula="of:=[original.O5]" office:value-type="float" office:value="33132" calcext:value-type="float">
            <text:p>33132</text:p>
          </table:table-cell>
          <table:table-cell table:formula="of:=['patched-nolom'.AB5]" office:value-type="float" office:value="192" calcext:value-type="float">
            <text:p>192</text:p>
          </table:table-cell>
          <table:table-cell table:formula="of:=['patched-nolom'.AC5]" office:value-type="float" office:value="108" calcext:value-type="float">
            <text:p>108</text:p>
          </table:table-cell>
          <table:table-cell table:formula="of:=['patched-nolom'.O5]" office:value-type="float" office:value="34128" calcext:value-type="float">
            <text:p>34128</text:p>
          </table:table-cell>
          <table:table-cell table:formula="of:=['patched-lom'.AB5]" office:value-type="float" office:value="192" calcext:value-type="float">
            <text:p>192</text:p>
          </table:table-cell>
          <table:table-cell table:formula="of:=['patched-lom'.AC5]" office:value-type="float" office:value="108" calcext:value-type="float">
            <text:p>108</text:p>
          </table:table-cell>
          <table:table-cell table:formula="of:=['patched-lom'.O5]" office:value-type="float" office:value="34212" calcext:value-type="float">
            <text:p>34212</text:p>
          </table:table-cell>
        </table:table-row>
        <table:table-row table:style-name="ro1">
          <table:table-cell table:formula="of:=[original.AB6]" office:value-type="float" office:value="13952" calcext:value-type="float">
            <text:p>13952</text:p>
          </table:table-cell>
          <table:table-cell table:formula="of:=[original.AC6]" office:value-type="float" office:value="11717" calcext:value-type="float">
            <text:p>11717</text:p>
          </table:table-cell>
          <table:table-cell table:formula="of:=[original.O6]" office:value-type="float" office:value="95144" calcext:value-type="float">
            <text:p>95144</text:p>
          </table:table-cell>
          <table:table-cell table:formula="of:=['patched-nolom'.AB6]" office:value-type="float" office:value="12032" calcext:value-type="float">
            <text:p>12032</text:p>
          </table:table-cell>
          <table:table-cell table:formula="of:=['patched-nolom'.AC6]" office:value-type="float" office:value="11697" calcext:value-type="float">
            <text:p>11697</text:p>
          </table:table-cell>
          <table:table-cell table:formula="of:=['patched-nolom'.O6]" office:value-type="float" office:value="117564" calcext:value-type="float">
            <text:p>117564</text:p>
          </table:table-cell>
          <table:table-cell table:formula="of:=['patched-lom'.AB6]" office:value-type="float" office:value="12032" calcext:value-type="float">
            <text:p>12032</text:p>
          </table:table-cell>
          <table:table-cell table:formula="of:=['patched-lom'.AC6]" office:value-type="float" office:value="11709" calcext:value-type="float">
            <text:p>11709</text:p>
          </table:table-cell>
          <table:table-cell table:formula="of:=['patched-lom'.O6]" office:value-type="float" office:value="110312" calcext:value-type="float">
            <text:p>110312</text:p>
          </table:table-cell>
        </table:table-row>
        <table:table-row table:style-name="ro1">
          <table:table-cell table:formula="of:=[original.AB7]" office:value-type="float" office:value="14976" calcext:value-type="float">
            <text:p>14976</text:p>
          </table:table-cell>
          <table:table-cell table:formula="of:=[original.AC7]" office:value-type="float" office:value="12758" calcext:value-type="float">
            <text:p>12758</text:p>
          </table:table-cell>
          <table:table-cell table:formula="of:=[original.O7]" office:value-type="float" office:value="218532" calcext:value-type="float">
            <text:p>218532</text:p>
          </table:table-cell>
          <table:table-cell table:formula="of:=['patched-nolom'.AB7]" office:value-type="float" office:value="12992" calcext:value-type="float">
            <text:p>12992</text:p>
          </table:table-cell>
          <table:table-cell table:formula="of:=['patched-nolom'.AC7]" office:value-type="float" office:value="12686" calcext:value-type="float">
            <text:p>12686</text:p>
          </table:table-cell>
          <table:table-cell table:formula="of:=['patched-nolom'.O7]" office:value-type="float" office:value="236096" calcext:value-type="float">
            <text:p>236096</text:p>
          </table:table-cell>
          <table:table-cell table:formula="of:=['patched-lom'.AB7]" office:value-type="float" office:value="12992" calcext:value-type="float">
            <text:p>12992</text:p>
          </table:table-cell>
          <table:table-cell table:formula="of:=['patched-lom'.AC7]" office:value-type="float" office:value="12712" calcext:value-type="float">
            <text:p>12712</text:p>
          </table:table-cell>
          <table:table-cell table:formula="of:=['patched-lom'.O7]" office:value-type="float" office:value="241620" calcext:value-type="float">
            <text:p>241620</text:p>
          </table:table-cell>
        </table:table-row>
        <table:table-row table:style-name="ro1">
          <table:table-cell table:formula="of:=[original.AB8]" office:value-type="float" office:value="14976" calcext:value-type="float">
            <text:p>14976</text:p>
          </table:table-cell>
          <table:table-cell table:formula="of:=[original.AC8]" office:value-type="float" office:value="13021" calcext:value-type="float">
            <text:p>13021</text:p>
          </table:table-cell>
          <table:table-cell table:formula="of:=[original.O8]" office:value-type="float" office:value="105624" calcext:value-type="float">
            <text:p>105624</text:p>
          </table:table-cell>
          <table:table-cell table:formula="of:=['patched-nolom'.AB8]" office:value-type="float" office:value="13312" calcext:value-type="float">
            <text:p>13312</text:p>
          </table:table-cell>
          <table:table-cell table:formula="of:=['patched-nolom'.AC8]" office:value-type="float" office:value="13048" calcext:value-type="float">
            <text:p>13048</text:p>
          </table:table-cell>
          <table:table-cell table:formula="of:=['patched-nolom'.O8]" office:value-type="float" office:value="124028" calcext:value-type="float">
            <text:p>124028</text:p>
          </table:table-cell>
          <table:table-cell table:formula="of:=['patched-lom'.AB8]" office:value-type="float" office:value="13312" calcext:value-type="float">
            <text:p>13312</text:p>
          </table:table-cell>
          <table:table-cell table:formula="of:=['patched-lom'.AC8]" office:value-type="float" office:value="12957" calcext:value-type="float">
            <text:p>12957</text:p>
          </table:table-cell>
          <table:table-cell table:formula="of:=['patched-lom'.O8]" office:value-type="float" office:value="282524" calcext:value-type="float">
            <text:p>282524</text:p>
          </table:table-cell>
        </table:table-row>
        <table:table-row table:style-name="ro1">
          <table:table-cell table:formula="of:=[original.AB9]" office:value-type="float" office:value="14976" calcext:value-type="float">
            <text:p>14976</text:p>
          </table:table-cell>
          <table:table-cell table:formula="of:=[original.AC9]" office:value-type="float" office:value="13021" calcext:value-type="float">
            <text:p>13021</text:p>
          </table:table-cell>
          <table:table-cell table:formula="of:=[original.O9]" office:value-type="float" office:value="105624" calcext:value-type="float">
            <text:p>105624</text:p>
          </table:table-cell>
          <table:table-cell table:formula="of:=['patched-nolom'.AB9]" office:value-type="float" office:value="13312" calcext:value-type="float">
            <text:p>13312</text:p>
          </table:table-cell>
          <table:table-cell table:formula="of:=['patched-nolom'.AC9]" office:value-type="float" office:value="13048" calcext:value-type="float">
            <text:p>13048</text:p>
          </table:table-cell>
          <table:table-cell table:formula="of:=['patched-nolom'.O9]" office:value-type="float" office:value="124028" calcext:value-type="float">
            <text:p>124028</text:p>
          </table:table-cell>
          <table:table-cell table:formula="of:=['patched-lom'.AB9]" office:value-type="float" office:value="13312" calcext:value-type="float">
            <text:p>13312</text:p>
          </table:table-cell>
          <table:table-cell table:formula="of:=['patched-lom'.AC9]" office:value-type="float" office:value="13020" calcext:value-type="float">
            <text:p>13020</text:p>
          </table:table-cell>
          <table:table-cell table:formula="of:=['patched-lom'.O9]" office:value-type="float" office:value="132704" calcext:value-type="float">
            <text:p>132704</text:p>
          </table:table-cell>
        </table:table-row>
        <table:table-row table:style-name="ro1">
          <table:table-cell table:formula="of:=[original.AB10]" office:value-type="float" office:value="14976" calcext:value-type="float">
            <text:p>14976</text:p>
          </table:table-cell>
          <table:table-cell table:formula="of:=[original.AC10]" office:value-type="float" office:value="13021" calcext:value-type="float">
            <text:p>13021</text:p>
          </table:table-cell>
          <table:table-cell table:formula="of:=[original.O10]" office:value-type="float" office:value="105624" calcext:value-type="float">
            <text:p>105624</text:p>
          </table:table-cell>
          <table:table-cell table:formula="of:=['patched-nolom'.AB10]" office:value-type="float" office:value="13312" calcext:value-type="float">
            <text:p>13312</text:p>
          </table:table-cell>
          <table:table-cell table:formula="of:=['patched-nolom'.AC10]" office:value-type="float" office:value="13048" calcext:value-type="float">
            <text:p>13048</text:p>
          </table:table-cell>
          <table:table-cell table:formula="of:=['patched-nolom'.O10]" office:value-type="float" office:value="124028" calcext:value-type="float">
            <text:p>124028</text:p>
          </table:table-cell>
          <table:table-cell table:formula="of:=['patched-lom'.AB10]" office:value-type="float" office:value="13312" calcext:value-type="float">
            <text:p>13312</text:p>
          </table:table-cell>
          <table:table-cell table:formula="of:=['patched-lom'.AC10]" office:value-type="float" office:value="13020" calcext:value-type="float">
            <text:p>13020</text:p>
          </table:table-cell>
          <table:table-cell table:formula="of:=['patched-lom'.O10]" office:value-type="float" office:value="132704" calcext:value-type="float">
            <text:p>132704</text:p>
          </table:table-cell>
        </table:table-row>
        <table:table-row table:style-name="ro1">
          <table:table-cell table:formula="of:=[original.AB11]" office:value-type="float" office:value="14976" calcext:value-type="float">
            <text:p>14976</text:p>
          </table:table-cell>
          <table:table-cell table:formula="of:=[original.AC11]" office:value-type="float" office:value="13021" calcext:value-type="float">
            <text:p>13021</text:p>
          </table:table-cell>
          <table:table-cell table:formula="of:=[original.O11]" office:value-type="float" office:value="105624" calcext:value-type="float">
            <text:p>105624</text:p>
          </table:table-cell>
          <table:table-cell table:formula="of:=['patched-nolom'.AB11]" office:value-type="float" office:value="13312" calcext:value-type="float">
            <text:p>13312</text:p>
          </table:table-cell>
          <table:table-cell table:formula="of:=['patched-nolom'.AC11]" office:value-type="float" office:value="13048" calcext:value-type="float">
            <text:p>13048</text:p>
          </table:table-cell>
          <table:table-cell table:formula="of:=['patched-nolom'.O11]" office:value-type="float" office:value="111716" calcext:value-type="float">
            <text:p>111716</text:p>
          </table:table-cell>
          <table:table-cell table:formula="of:=['patched-lom'.AB11]" office:value-type="float" office:value="13312" calcext:value-type="float">
            <text:p>13312</text:p>
          </table:table-cell>
          <table:table-cell table:formula="of:=['patched-lom'.AC11]" office:value-type="float" office:value="13020" calcext:value-type="float">
            <text:p>13020</text:p>
          </table:table-cell>
          <table:table-cell table:formula="of:=['patched-lom'.O11]" office:value-type="float" office:value="122616" calcext:value-type="float">
            <text:p>122616</text:p>
          </table:table-cell>
        </table:table-row>
        <table:table-row table:style-name="ro1">
          <table:table-cell table:formula="of:=[original.AB12]" office:value-type="float" office:value="42188" calcext:value-type="float">
            <text:p>42188</text:p>
          </table:table-cell>
          <table:table-cell table:formula="of:=[original.AC12]" office:value-type="float" office:value="38453" calcext:value-type="float">
            <text:p>38453</text:p>
          </table:table-cell>
          <table:table-cell table:formula="of:=[original.O12]" office:value-type="float" office:value="144868" calcext:value-type="float">
            <text:p>144868</text:p>
          </table:table-cell>
          <table:table-cell table:formula="of:=['patched-nolom'.AB12]" office:value-type="float" office:value="13440" calcext:value-type="float">
            <text:p>13440</text:p>
          </table:table-cell>
          <table:table-cell table:formula="of:=['patched-nolom'.AC12]" office:value-type="float" office:value="13146" calcext:value-type="float">
            <text:p>13146</text:p>
          </table:table-cell>
          <table:table-cell table:formula="of:=['patched-nolom'.O12]" office:value-type="float" office:value="111976" calcext:value-type="float">
            <text:p>111976</text:p>
          </table:table-cell>
          <table:table-cell table:formula="of:=['patched-lom'.AB12]" office:value-type="float" office:value="13312" calcext:value-type="float">
            <text:p>13312</text:p>
          </table:table-cell>
          <table:table-cell table:formula="of:=['patched-lom'.AC12]" office:value-type="float" office:value="13020" calcext:value-type="float">
            <text:p>13020</text:p>
          </table:table-cell>
          <table:table-cell table:formula="of:=['patched-lom'.O12]" office:value-type="float" office:value="122616" calcext:value-type="float">
            <text:p>122616</text:p>
          </table:table-cell>
        </table:table-row>
        <table:table-row table:style-name="ro1">
          <table:table-cell table:formula="of:=[original.AB13]" office:value-type="float" office:value="134604" calcext:value-type="float">
            <text:p>134604</text:p>
          </table:table-cell>
          <table:table-cell table:formula="of:=[original.AC13]" office:value-type="float" office:value="126043" calcext:value-type="float">
            <text:p>126043</text:p>
          </table:table-cell>
          <table:table-cell table:formula="of:=[original.O13]" office:value-type="float" office:value="241380" calcext:value-type="float">
            <text:p>241380</text:p>
          </table:table-cell>
          <table:table-cell table:formula="of:=['patched-nolom'.AB13]" office:value-type="float" office:value="98880" calcext:value-type="float">
            <text:p>98880</text:p>
          </table:table-cell>
          <table:table-cell table:formula="of:=['patched-nolom'.AC13]" office:value-type="float" office:value="97810" calcext:value-type="float">
            <text:p>97810</text:p>
          </table:table-cell>
          <table:table-cell table:formula="of:=['patched-nolom'.O13]" office:value-type="float" office:value="217740" calcext:value-type="float">
            <text:p>217740</text:p>
          </table:table-cell>
          <table:table-cell table:formula="of:=['patched-lom'.AB13]" office:value-type="float" office:value="72128" calcext:value-type="float">
            <text:p>72128</text:p>
          </table:table-cell>
          <table:table-cell table:formula="of:=['patched-lom'.AC13]" office:value-type="float" office:value="70846" calcext:value-type="float">
            <text:p>70846</text:p>
          </table:table-cell>
          <table:table-cell table:formula="of:=['patched-lom'.O13]" office:value-type="float" office:value="191900" calcext:value-type="float">
            <text:p>191900</text:p>
          </table:table-cell>
        </table:table-row>
        <table:table-row table:style-name="ro1">
          <table:table-cell table:formula="of:=[original.AB14]" office:value-type="float" office:value="231756" calcext:value-type="float">
            <text:p>231756</text:p>
          </table:table-cell>
          <table:table-cell table:formula="of:=[original.AC14]" office:value-type="float" office:value="217972" calcext:value-type="float">
            <text:p>217972</text:p>
          </table:table-cell>
          <table:table-cell table:formula="of:=[original.O14]" office:value-type="float" office:value="336792" calcext:value-type="float">
            <text:p>336792</text:p>
          </table:table-cell>
          <table:table-cell table:formula="of:=['patched-nolom'.AB14]" office:value-type="float" office:value="191680" calcext:value-type="float">
            <text:p>191680</text:p>
          </table:table-cell>
          <table:table-cell table:formula="of:=['patched-nolom'.AC14]" office:value-type="float" office:value="189782" calcext:value-type="float">
            <text:p>189782</text:p>
          </table:table-cell>
          <table:table-cell table:formula="of:=['patched-nolom'.O14]" office:value-type="float" office:value="312380" calcext:value-type="float">
            <text:p>312380</text:p>
          </table:table-cell>
          <table:table-cell table:formula="of:=['patched-lom'.AB14]" office:value-type="float" office:value="163264" calcext:value-type="float">
            <text:p>163264</text:p>
          </table:table-cell>
          <table:table-cell table:formula="of:=['patched-lom'.AC14]" office:value-type="float" office:value="160521" calcext:value-type="float">
            <text:p>160521</text:p>
          </table:table-cell>
          <table:table-cell table:formula="of:=['patched-lom'.O14]" office:value-type="float" office:value="288104" calcext:value-type="float">
            <text:p>288104</text:p>
          </table:table-cell>
        </table:table-row>
        <table:table-row table:style-name="ro1">
          <table:table-cell table:formula="of:=[original.AB15]" office:value-type="float" office:value="326484" calcext:value-type="float">
            <text:p>326484</text:p>
          </table:table-cell>
          <table:table-cell table:formula="of:=[original.AC15]" office:value-type="float" office:value="307367" calcext:value-type="float">
            <text:p>307367</text:p>
          </table:table-cell>
          <table:table-cell table:formula="of:=[original.O15]" office:value-type="float" office:value="428476" calcext:value-type="float">
            <text:p>428476</text:p>
          </table:table-cell>
          <table:table-cell table:formula="of:=['patched-nolom'.AB15]" office:value-type="float" office:value="282688" calcext:value-type="float">
            <text:p>282688</text:p>
          </table:table-cell>
          <table:table-cell table:formula="of:=['patched-nolom'.AC15]" office:value-type="float" office:value="280032" calcext:value-type="float">
            <text:p>280032</text:p>
          </table:table-cell>
          <table:table-cell table:formula="of:=['patched-nolom'.O15]" office:value-type="float" office:value="412168" calcext:value-type="float">
            <text:p>412168</text:p>
          </table:table-cell>
          <table:table-cell table:formula="of:=['patched-lom'.AB15]" office:value-type="float" office:value="256128" calcext:value-type="float">
            <text:p>256128</text:p>
          </table:table-cell>
          <table:table-cell table:formula="of:=['patched-lom'.AC15]" office:value-type="float" office:value="251844" calcext:value-type="float">
            <text:p>251844</text:p>
          </table:table-cell>
          <table:table-cell table:formula="of:=['patched-lom'.O15]" office:value-type="float" office:value="382272" calcext:value-type="float">
            <text:p>382272</text:p>
          </table:table-cell>
        </table:table-row>
        <table:table-row table:style-name="ro1">
          <table:table-cell table:formula="of:=[original.AB16]" office:value-type="float" office:value="421716" calcext:value-type="float">
            <text:p>421716</text:p>
          </table:table-cell>
          <table:table-cell table:formula="of:=[original.AC16]" office:value-type="float" office:value="397308" calcext:value-type="float">
            <text:p>397308</text:p>
          </table:table-cell>
          <table:table-cell table:formula="of:=[original.O16]" office:value-type="float" office:value="515956" calcext:value-type="float">
            <text:p>515956</text:p>
          </table:table-cell>
          <table:table-cell table:formula="of:=['patched-nolom'.AB16]" office:value-type="float" office:value="374656" calcext:value-type="float">
            <text:p>374656</text:p>
          </table:table-cell>
          <table:table-cell table:formula="of:=['patched-nolom'.AC16]" office:value-type="float" office:value="371132" calcext:value-type="float">
            <text:p>371132</text:p>
          </table:table-cell>
          <table:table-cell table:formula="of:=['patched-nolom'.O16]" office:value-type="float" office:value="548632" calcext:value-type="float">
            <text:p>548632</text:p>
          </table:table-cell>
          <table:table-cell table:formula="of:=['patched-lom'.AB16]" office:value-type="float" office:value="342272" calcext:value-type="float">
            <text:p>342272</text:p>
          </table:table-cell>
          <table:table-cell table:formula="of:=['patched-lom'.AC16]" office:value-type="float" office:value="336556" calcext:value-type="float">
            <text:p>336556</text:p>
          </table:table-cell>
          <table:table-cell table:formula="of:=['patched-lom'.O16]" office:value-type="float" office:value="463900" calcext:value-type="float">
            <text:p>463900</text:p>
          </table:table-cell>
        </table:table-row>
        <table:table-row table:style-name="ro1">
          <table:table-cell table:formula="of:=[original.AB17]" office:value-type="float" office:value="472404" calcext:value-type="float">
            <text:p>472404</text:p>
          </table:table-cell>
          <table:table-cell table:formula="of:=[original.AC17]" office:value-type="float" office:value="445116" calcext:value-type="float">
            <text:p>445116</text:p>
          </table:table-cell>
          <table:table-cell table:formula="of:=[original.O17]" office:value-type="float" office:value="565440" calcext:value-type="float">
            <text:p>565440</text:p>
          </table:table-cell>
          <table:table-cell table:formula="of:=['patched-nolom'.AB17]" office:value-type="float" office:value="448576" calcext:value-type="float">
            <text:p>448576</text:p>
          </table:table-cell>
          <table:table-cell table:formula="of:=['patched-nolom'.AC17]" office:value-type="float" office:value="444467" calcext:value-type="float">
            <text:p>444467</text:p>
          </table:table-cell>
          <table:table-cell table:formula="of:=['patched-nolom'.O17]" office:value-type="float" office:value="578652" calcext:value-type="float">
            <text:p>578652</text:p>
          </table:table-cell>
          <table:table-cell table:formula="of:=['patched-lom'.AB17]" office:value-type="float" office:value="435648" calcext:value-type="float">
            <text:p>435648</text:p>
          </table:table-cell>
          <table:table-cell table:formula="of:=['patched-lom'.AC17]" office:value-type="float" office:value="428419" calcext:value-type="float">
            <text:p>428419</text:p>
          </table:table-cell>
          <table:table-cell table:formula="of:=['patched-lom'.O17]" office:value-type="float" office:value="602056" calcext:value-type="float">
            <text:p>602056</text:p>
          </table:table-cell>
        </table:table-row>
        <table:table-row table:style-name="ro1">
          <table:table-cell table:formula="of:=[original.AB18]" office:value-type="float" office:value="472404" calcext:value-type="float">
            <text:p>472404</text:p>
          </table:table-cell>
          <table:table-cell table:formula="of:=[original.AC18]" office:value-type="float" office:value="445116" calcext:value-type="float">
            <text:p>445116</text:p>
          </table:table-cell>
          <table:table-cell table:formula="of:=[original.O18]" office:value-type="float" office:value="565440" calcext:value-type="float">
            <text:p>565440</text:p>
          </table:table-cell>
          <table:table-cell table:formula="of:=['patched-nolom'.AB18]" office:value-type="float" office:value="448576" calcext:value-type="float">
            <text:p>448576</text:p>
          </table:table-cell>
          <table:table-cell table:formula="of:=['patched-nolom'.AC18]" office:value-type="float" office:value="444467" calcext:value-type="float">
            <text:p>444467</text:p>
          </table:table-cell>
          <table:table-cell table:formula="of:=['patched-nolom'.O18]" office:value-type="float" office:value="578652" calcext:value-type="float">
            <text:p>578652</text:p>
          </table:table-cell>
          <table:table-cell table:formula="of:=['patched-lom'.AB18]" office:value-type="float" office:value="448576" calcext:value-type="float">
            <text:p>448576</text:p>
          </table:table-cell>
          <table:table-cell table:formula="of:=['patched-lom'.AC18]" office:value-type="float" office:value="441140" calcext:value-type="float">
            <text:p>441140</text:p>
          </table:table-cell>
          <table:table-cell table:formula="of:=['patched-lom'.O18]" office:value-type="float" office:value="570500" calcext:value-type="float">
            <text:p>570500</text:p>
          </table:table-cell>
        </table:table-row>
        <table:table-row table:style-name="ro1">
          <table:table-cell table:formula="of:=[original.AB19]" office:value-type="float" office:value="472404" calcext:value-type="float">
            <text:p>472404</text:p>
          </table:table-cell>
          <table:table-cell table:formula="of:=[original.AC19]" office:value-type="float" office:value="445116" calcext:value-type="float">
            <text:p>445116</text:p>
          </table:table-cell>
          <table:table-cell table:formula="of:=[original.O19]" office:value-type="float" office:value="565440" calcext:value-type="float">
            <text:p>565440</text:p>
          </table:table-cell>
          <table:table-cell table:formula="of:=['patched-nolom'.AB19]" office:value-type="float" office:value="448576" calcext:value-type="float">
            <text:p>448576</text:p>
          </table:table-cell>
          <table:table-cell table:formula="of:=['patched-nolom'.AC19]" office:value-type="float" office:value="444467" calcext:value-type="float">
            <text:p>444467</text:p>
          </table:table-cell>
          <table:table-cell table:formula="of:=['patched-nolom'.O19]" office:value-type="float" office:value="578652" calcext:value-type="float">
            <text:p>578652</text:p>
          </table:table-cell>
          <table:table-cell table:formula="of:=['patched-lom'.AB19]" office:value-type="float" office:value="448576" calcext:value-type="float">
            <text:p>448576</text:p>
          </table:table-cell>
          <table:table-cell table:formula="of:=['patched-lom'.AC19]" office:value-type="float" office:value="441140" calcext:value-type="float">
            <text:p>441140</text:p>
          </table:table-cell>
          <table:table-cell table:formula="of:=['patched-lom'.O19]" office:value-type="float" office:value="570500" calcext:value-type="float">
            <text:p>570500</text:p>
          </table:table-cell>
        </table:table-row>
        <table:table-row table:style-name="ro1">
          <table:table-cell table:formula="of:=[original.AB20]" office:value-type="float" office:value="472404" calcext:value-type="float">
            <text:p>472404</text:p>
          </table:table-cell>
          <table:table-cell table:formula="of:=[original.AC20]" office:value-type="float" office:value="445116" calcext:value-type="float">
            <text:p>445116</text:p>
          </table:table-cell>
          <table:table-cell table:formula="of:=[original.O20]" office:value-type="float" office:value="565440" calcext:value-type="float">
            <text:p>565440</text:p>
          </table:table-cell>
          <table:table-cell table:formula="of:=['patched-nolom'.AB20]" office:value-type="float" office:value="448576" calcext:value-type="float">
            <text:p>448576</text:p>
          </table:table-cell>
          <table:table-cell table:formula="of:=['patched-nolom'.AC20]" office:value-type="float" office:value="444467" calcext:value-type="float">
            <text:p>444467</text:p>
          </table:table-cell>
          <table:table-cell table:formula="of:=['patched-nolom'.O20]" office:value-type="float" office:value="578652" calcext:value-type="float">
            <text:p>578652</text:p>
          </table:table-cell>
          <table:table-cell table:formula="of:=['patched-lom'.AB20]" office:value-type="float" office:value="448576" calcext:value-type="float">
            <text:p>448576</text:p>
          </table:table-cell>
          <table:table-cell table:formula="of:=['patched-lom'.AC20]" office:value-type="float" office:value="441140" calcext:value-type="float">
            <text:p>441140</text:p>
          </table:table-cell>
          <table:table-cell table:formula="of:=['patched-lom'.O20]" office:value-type="float" office:value="570500" calcext:value-type="float">
            <text:p>570500</text:p>
          </table:table-cell>
        </table:table-row>
        <table:table-row table:style-name="ro1">
          <table:table-cell table:formula="of:=[original.AB21]" office:value-type="float" office:value="472404" calcext:value-type="float">
            <text:p>472404</text:p>
          </table:table-cell>
          <table:table-cell table:formula="of:=[original.AC21]" office:value-type="float" office:value="445116" calcext:value-type="float">
            <text:p>445116</text:p>
          </table:table-cell>
          <table:table-cell table:formula="of:=[original.O21]" office:value-type="float" office:value="557652" calcext:value-type="float">
            <text:p>557652</text:p>
          </table:table-cell>
          <table:table-cell table:formula="of:=['patched-nolom'.AB21]" office:value-type="float" office:value="448576" calcext:value-type="float">
            <text:p>448576</text:p>
          </table:table-cell>
          <table:table-cell table:formula="of:=['patched-nolom'.AC21]" office:value-type="float" office:value="444467" calcext:value-type="float">
            <text:p>444467</text:p>
          </table:table-cell>
          <table:table-cell table:formula="of:=['patched-nolom'.O21]" office:value-type="float" office:value="578652" calcext:value-type="float">
            <text:p>578652</text:p>
          </table:table-cell>
          <table:table-cell table:formula="of:=['patched-lom'.AB21]" office:value-type="float" office:value="448576" calcext:value-type="float">
            <text:p>448576</text:p>
          </table:table-cell>
          <table:table-cell table:formula="of:=['patched-lom'.AC21]" office:value-type="float" office:value="441140" calcext:value-type="float">
            <text:p>441140</text:p>
          </table:table-cell>
          <table:table-cell table:formula="of:=['patched-lom'.O21]" office:value-type="float" office:value="570500" calcext:value-type="float">
            <text:p>570500</text:p>
          </table:table-cell>
        </table:table-row>
        <table:table-row table:style-name="ro1">
          <table:table-cell table:formula="of:=[original.AB22]" office:value-type="float" office:value="472404" calcext:value-type="float">
            <text:p>472404</text:p>
          </table:table-cell>
          <table:table-cell table:formula="of:=[original.AC22]" office:value-type="float" office:value="445116" calcext:value-type="float">
            <text:p>445116</text:p>
          </table:table-cell>
          <table:table-cell table:formula="of:=[original.O22]" office:value-type="float" office:value="557652" calcext:value-type="float">
            <text:p>557652</text:p>
          </table:table-cell>
          <table:table-cell table:formula="of:=['patched-nolom'.AB22]" office:value-type="float" office:value="448576" calcext:value-type="float">
            <text:p>448576</text:p>
          </table:table-cell>
          <table:table-cell table:formula="of:=['patched-nolom'.AC22]" office:value-type="float" office:value="444467" calcext:value-type="float">
            <text:p>444467</text:p>
          </table:table-cell>
          <table:table-cell table:formula="of:=['patched-nolom'.O22]" office:value-type="float" office:value="578652" calcext:value-type="float">
            <text:p>578652</text:p>
          </table:table-cell>
          <table:table-cell table:formula="of:=['patched-lom'.AB22]" office:value-type="float" office:value="448576" calcext:value-type="float">
            <text:p>448576</text:p>
          </table:table-cell>
          <table:table-cell table:formula="of:=['patched-lom'.AC22]" office:value-type="float" office:value="441140" calcext:value-type="float">
            <text:p>441140</text:p>
          </table:table-cell>
          <table:table-cell table:formula="of:=['patched-lom'.O22]" office:value-type="float" office:value="570500" calcext:value-type="float">
            <text:p>570500</text:p>
          </table:table-cell>
        </table:table-row>
        <table:table-row table:style-name="ro1">
          <table:table-cell table:formula="of:=[original.AB23]" office:value-type="float" office:value="472404" calcext:value-type="float">
            <text:p>472404</text:p>
          </table:table-cell>
          <table:table-cell table:formula="of:=[original.AC23]" office:value-type="float" office:value="445116" calcext:value-type="float">
            <text:p>445116</text:p>
          </table:table-cell>
          <table:table-cell table:formula="of:=[original.O23]" office:value-type="float" office:value="557652" calcext:value-type="float">
            <text:p>557652</text:p>
          </table:table-cell>
          <table:table-cell table:formula="of:=['patched-nolom'.AB23]" office:value-type="float" office:value="448576" calcext:value-type="float">
            <text:p>448576</text:p>
          </table:table-cell>
          <table:table-cell table:formula="of:=['patched-nolom'.AC23]" office:value-type="float" office:value="444467" calcext:value-type="float">
            <text:p>444467</text:p>
          </table:table-cell>
          <table:table-cell table:formula="of:=['patched-nolom'.O23]" office:value-type="float" office:value="578652" calcext:value-type="float">
            <text:p>578652</text:p>
          </table:table-cell>
          <table:table-cell table:formula="of:=['patched-lom'.AB23]" office:value-type="float" office:value="448576" calcext:value-type="float">
            <text:p>448576</text:p>
          </table:table-cell>
          <table:table-cell table:formula="of:=['patched-lom'.AC23]" office:value-type="float" office:value="441140" calcext:value-type="float">
            <text:p>441140</text:p>
          </table:table-cell>
          <table:table-cell table:formula="of:=['patched-lom'.O23]" office:value-type="float" office:value="570500" calcext:value-type="float">
            <text:p>570500</text:p>
          </table:table-cell>
        </table:table-row>
        <table:table-row table:style-name="ro1">
          <table:table-cell table:formula="of:=[original.AB24]" office:value-type="float" office:value="472404" calcext:value-type="float">
            <text:p>472404</text:p>
          </table:table-cell>
          <table:table-cell table:formula="of:=[original.AC24]" office:value-type="float" office:value="445116" calcext:value-type="float">
            <text:p>445116</text:p>
          </table:table-cell>
          <table:table-cell table:formula="of:=[original.O24]" office:value-type="float" office:value="557652" calcext:value-type="float">
            <text:p>557652</text:p>
          </table:table-cell>
          <table:table-cell table:formula="of:=['patched-nolom'.AB24]" office:value-type="float" office:value="448576" calcext:value-type="float">
            <text:p>448576</text:p>
          </table:table-cell>
          <table:table-cell table:formula="of:=['patched-nolom'.AC24]" office:value-type="float" office:value="444467" calcext:value-type="float">
            <text:p>444467</text:p>
          </table:table-cell>
          <table:table-cell table:formula="of:=['patched-nolom'.O24]" office:value-type="float" office:value="578652" calcext:value-type="float">
            <text:p>578652</text:p>
          </table:table-cell>
          <table:table-cell table:formula="of:=['patched-lom'.AB24]" office:value-type="float" office:value="448576" calcext:value-type="float">
            <text:p>448576</text:p>
          </table:table-cell>
          <table:table-cell table:formula="of:=['patched-lom'.AC24]" office:value-type="float" office:value="441140" calcext:value-type="float">
            <text:p>441140</text:p>
          </table:table-cell>
          <table:table-cell table:formula="of:=['patched-lom'.O24]" office:value-type="float" office:value="570500" calcext:value-type="float">
            <text:p>570500</text:p>
          </table:table-cell>
        </table:table-row>
        <table:table-row table:style-name="ro1">
          <table:table-cell table:formula="of:=[original.AB25]" office:value-type="float" office:value="472404" calcext:value-type="float">
            <text:p>472404</text:p>
          </table:table-cell>
          <table:table-cell table:formula="of:=[original.AC25]" office:value-type="float" office:value="358703" calcext:value-type="float">
            <text:p>358703</text:p>
          </table:table-cell>
          <table:table-cell table:formula="of:=[original.O25]" office:value-type="float" office:value="557652" calcext:value-type="float">
            <text:p>557652</text:p>
          </table:table-cell>
          <table:table-cell table:formula="of:=['patched-nolom'.AB25]" office:value-type="float" office:value="369152" calcext:value-type="float">
            <text:p>369152</text:p>
          </table:table-cell>
          <table:table-cell table:formula="of:=['patched-nolom'.AC25]" office:value-type="float" office:value="358189" calcext:value-type="float">
            <text:p>358189</text:p>
          </table:table-cell>
          <table:table-cell table:formula="of:=['patched-nolom'.O25]" office:value-type="float" office:value="495460" calcext:value-type="float">
            <text:p>495460</text:p>
          </table:table-cell>
          <table:table-cell table:formula="of:=['patched-lom'.AB25]" office:value-type="float" office:value="448576" calcext:value-type="float">
            <text:p>448576</text:p>
          </table:table-cell>
          <table:table-cell table:formula="of:=['patched-lom'.AC25]" office:value-type="float" office:value="441140" calcext:value-type="float">
            <text:p>441140</text:p>
          </table:table-cell>
          <table:table-cell table:formula="of:=['patched-lom'.O25]" office:value-type="float" office:value="570500" calcext:value-type="float">
            <text:p>570500</text:p>
          </table:table-cell>
        </table:table-row>
        <table:table-row table:style-name="ro1">
          <table:table-cell table:formula="of:=[original.AB26]" office:value-type="float" office:value="472404" calcext:value-type="float">
            <text:p>472404</text:p>
          </table:table-cell>
          <table:table-cell table:formula="of:=[original.AC26]" office:value-type="float" office:value="358703" calcext:value-type="float">
            <text:p>358703</text:p>
          </table:table-cell>
          <table:table-cell table:formula="of:=[original.O26]" office:value-type="float" office:value="557652" calcext:value-type="float">
            <text:p>557652</text:p>
          </table:table-cell>
          <table:table-cell table:formula="of:=['patched-nolom'.AB26]" office:value-type="float" office:value="369152" calcext:value-type="float">
            <text:p>369152</text:p>
          </table:table-cell>
          <table:table-cell table:formula="of:=['patched-nolom'.AC26]" office:value-type="float" office:value="358189" calcext:value-type="float">
            <text:p>358189</text:p>
          </table:table-cell>
          <table:table-cell table:formula="of:=['patched-nolom'.O26]" office:value-type="float" office:value="495460" calcext:value-type="float">
            <text:p>495460</text:p>
          </table:table-cell>
          <table:table-cell table:formula="of:=['patched-lom'.AB26]" office:value-type="float" office:value="369088" calcext:value-type="float">
            <text:p>369088</text:p>
          </table:table-cell>
          <table:table-cell table:formula="of:=['patched-lom'.AC26]" office:value-type="float" office:value="355521" calcext:value-type="float">
            <text:p>355521</text:p>
          </table:table-cell>
          <table:table-cell table:formula="of:=['patched-lom'.O26]" office:value-type="float" office:value="491492" calcext:value-type="float">
            <text:p>491492</text:p>
          </table:table-cell>
        </table:table-row>
        <table:table-row table:style-name="ro1">
          <table:table-cell table:formula="of:=[original.AB27]" office:value-type="float" office:value="472404" calcext:value-type="float">
            <text:p>472404</text:p>
          </table:table-cell>
          <table:table-cell table:formula="of:=[original.AC27]" office:value-type="float" office:value="358703" calcext:value-type="float">
            <text:p>358703</text:p>
          </table:table-cell>
          <table:table-cell table:formula="of:=[original.O27]" office:value-type="float" office:value="557652" calcext:value-type="float">
            <text:p>557652</text:p>
          </table:table-cell>
          <table:table-cell table:formula="of:=['patched-nolom'.AB27]" office:value-type="float" office:value="369152" calcext:value-type="float">
            <text:p>369152</text:p>
          </table:table-cell>
          <table:table-cell table:formula="of:=['patched-nolom'.AC27]" office:value-type="float" office:value="358189" calcext:value-type="float">
            <text:p>358189</text:p>
          </table:table-cell>
          <table:table-cell table:formula="of:=['patched-nolom'.O27]" office:value-type="float" office:value="495460" calcext:value-type="float">
            <text:p>495460</text:p>
          </table:table-cell>
          <table:table-cell table:formula="of:=['patched-lom'.AB27]" office:value-type="float" office:value="369088" calcext:value-type="float">
            <text:p>369088</text:p>
          </table:table-cell>
          <table:table-cell table:formula="of:=['patched-lom'.AC27]" office:value-type="float" office:value="355521" calcext:value-type="float">
            <text:p>355521</text:p>
          </table:table-cell>
          <table:table-cell table:formula="of:=['patched-lom'.O27]" office:value-type="float" office:value="491492" calcext:value-type="float">
            <text:p>491492</text:p>
          </table:table-cell>
        </table:table-row>
        <table:table-row table:style-name="ro1">
          <table:table-cell table:formula="of:=[original.AB28]" office:value-type="float" office:value="472404" calcext:value-type="float">
            <text:p>472404</text:p>
          </table:table-cell>
          <table:table-cell table:formula="of:=[original.AC28]" office:value-type="float" office:value="358703" calcext:value-type="float">
            <text:p>358703</text:p>
          </table:table-cell>
          <table:table-cell table:formula="of:=[original.O28]" office:value-type="float" office:value="557652" calcext:value-type="float">
            <text:p>557652</text:p>
          </table:table-cell>
          <table:table-cell table:formula="of:=['patched-nolom'.AB28]" office:value-type="float" office:value="369152" calcext:value-type="float">
            <text:p>369152</text:p>
          </table:table-cell>
          <table:table-cell table:formula="of:=['patched-nolom'.AC28]" office:value-type="float" office:value="358189" calcext:value-type="float">
            <text:p>358189</text:p>
          </table:table-cell>
          <table:table-cell table:formula="of:=['patched-nolom'.O28]" office:value-type="float" office:value="495460" calcext:value-type="float">
            <text:p>495460</text:p>
          </table:table-cell>
          <table:table-cell table:formula="of:=['patched-lom'.AB28]" office:value-type="float" office:value="369088" calcext:value-type="float">
            <text:p>369088</text:p>
          </table:table-cell>
          <table:table-cell table:formula="of:=['patched-lom'.AC28]" office:value-type="float" office:value="355521" calcext:value-type="float">
            <text:p>355521</text:p>
          </table:table-cell>
          <table:table-cell table:formula="of:=['patched-lom'.O28]" office:value-type="float" office:value="491492" calcext:value-type="float">
            <text:p>491492</text:p>
          </table:table-cell>
        </table:table-row>
        <table:table-row table:style-name="ro1">
          <table:table-cell table:formula="of:=[original.AB29]" office:value-type="float" office:value="472404" calcext:value-type="float">
            <text:p>472404</text:p>
          </table:table-cell>
          <table:table-cell table:formula="of:=[original.AC29]" office:value-type="float" office:value="358703" calcext:value-type="float">
            <text:p>358703</text:p>
          </table:table-cell>
          <table:table-cell table:formula="of:=[original.O29]" office:value-type="float" office:value="557652" calcext:value-type="float">
            <text:p>557652</text:p>
          </table:table-cell>
          <table:table-cell table:formula="of:=['patched-nolom'.AB29]" office:value-type="float" office:value="369152" calcext:value-type="float">
            <text:p>369152</text:p>
          </table:table-cell>
          <table:table-cell table:formula="of:=['patched-nolom'.AC29]" office:value-type="float" office:value="358189" calcext:value-type="float">
            <text:p>358189</text:p>
          </table:table-cell>
          <table:table-cell table:formula="of:=['patched-nolom'.O29]" office:value-type="float" office:value="495460" calcext:value-type="float">
            <text:p>495460</text:p>
          </table:table-cell>
          <table:table-cell table:formula="of:=['patched-lom'.AB29]" office:value-type="float" office:value="369088" calcext:value-type="float">
            <text:p>369088</text:p>
          </table:table-cell>
          <table:table-cell table:formula="of:=['patched-lom'.AC29]" office:value-type="float" office:value="355521" calcext:value-type="float">
            <text:p>355521</text:p>
          </table:table-cell>
          <table:table-cell table:formula="of:=['patched-lom'.O29]" office:value-type="float" office:value="491492" calcext:value-type="float">
            <text:p>491492</text:p>
          </table:table-cell>
        </table:table-row>
        <table:table-row table:style-name="ro1">
          <table:table-cell table:formula="of:=[original.AB30]" office:value-type="float" office:value="472404" calcext:value-type="float">
            <text:p>472404</text:p>
          </table:table-cell>
          <table:table-cell table:formula="of:=[original.AC30]" office:value-type="float" office:value="358703" calcext:value-type="float">
            <text:p>358703</text:p>
          </table:table-cell>
          <table:table-cell table:formula="of:=[original.O30]" office:value-type="float" office:value="557652" calcext:value-type="float">
            <text:p>557652</text:p>
          </table:table-cell>
          <table:table-cell table:formula="of:=['patched-nolom'.AB30]" office:value-type="float" office:value="369152" calcext:value-type="float">
            <text:p>369152</text:p>
          </table:table-cell>
          <table:table-cell table:formula="of:=['patched-nolom'.AC30]" office:value-type="float" office:value="358189" calcext:value-type="float">
            <text:p>358189</text:p>
          </table:table-cell>
          <table:table-cell table:formula="of:=['patched-nolom'.O30]" office:value-type="float" office:value="495460" calcext:value-type="float">
            <text:p>495460</text:p>
          </table:table-cell>
          <table:table-cell table:formula="of:=['patched-lom'.AB30]" office:value-type="float" office:value="369088" calcext:value-type="float">
            <text:p>369088</text:p>
          </table:table-cell>
          <table:table-cell table:formula="of:=['patched-lom'.AC30]" office:value-type="float" office:value="355521" calcext:value-type="float">
            <text:p>355521</text:p>
          </table:table-cell>
          <table:table-cell table:formula="of:=['patched-lom'.O30]" office:value-type="float" office:value="491492" calcext:value-type="float">
            <text:p>491492</text:p>
          </table:table-cell>
        </table:table-row>
        <table:table-row table:style-name="ro1">
          <table:table-cell table:formula="of:=[original.AB31]" office:value-type="float" office:value="472404" calcext:value-type="float">
            <text:p>472404</text:p>
          </table:table-cell>
          <table:table-cell table:formula="of:=[original.AC31]" office:value-type="float" office:value="358703" calcext:value-type="float">
            <text:p>358703</text:p>
          </table:table-cell>
          <table:table-cell table:formula="of:=[original.O31]" office:value-type="float" office:value="557652" calcext:value-type="float">
            <text:p>557652</text:p>
          </table:table-cell>
          <table:table-cell table:formula="of:=['patched-nolom'.AB31]" office:value-type="float" office:value="369152" calcext:value-type="float">
            <text:p>369152</text:p>
          </table:table-cell>
          <table:table-cell table:formula="of:=['patched-nolom'.AC31]" office:value-type="float" office:value="358189" calcext:value-type="float">
            <text:p>358189</text:p>
          </table:table-cell>
          <table:table-cell table:formula="of:=['patched-nolom'.O31]" office:value-type="float" office:value="495460" calcext:value-type="float">
            <text:p>495460</text:p>
          </table:table-cell>
          <table:table-cell table:formula="of:=['patched-lom'.AB31]" office:value-type="float" office:value="369088" calcext:value-type="float">
            <text:p>369088</text:p>
          </table:table-cell>
          <table:table-cell table:formula="of:=['patched-lom'.AC31]" office:value-type="float" office:value="355521" calcext:value-type="float">
            <text:p>355521</text:p>
          </table:table-cell>
          <table:table-cell table:formula="of:=['patched-lom'.O31]" office:value-type="float" office:value="491492" calcext:value-type="float">
            <text:p>491492</text:p>
          </table:table-cell>
        </table:table-row>
        <table:table-row table:style-name="ro1">
          <table:table-cell table:formula="of:=[original.AB32]" office:value-type="float" office:value="472404" calcext:value-type="float">
            <text:p>472404</text:p>
          </table:table-cell>
          <table:table-cell table:formula="of:=[original.AC32]" office:value-type="float" office:value="358703" calcext:value-type="float">
            <text:p>358703</text:p>
          </table:table-cell>
          <table:table-cell table:formula="of:=[original.O32]" office:value-type="float" office:value="557652" calcext:value-type="float">
            <text:p>557652</text:p>
          </table:table-cell>
          <table:table-cell table:formula="of:=['patched-nolom'.AB32]" office:value-type="float" office:value="369152" calcext:value-type="float">
            <text:p>369152</text:p>
          </table:table-cell>
          <table:table-cell table:formula="of:=['patched-nolom'.AC32]" office:value-type="float" office:value="358189" calcext:value-type="float">
            <text:p>358189</text:p>
          </table:table-cell>
          <table:table-cell table:formula="of:=['patched-nolom'.O32]" office:value-type="float" office:value="495460" calcext:value-type="float">
            <text:p>495460</text:p>
          </table:table-cell>
          <table:table-cell table:formula="of:=['patched-lom'.AB32]" office:value-type="float" office:value="369088" calcext:value-type="float">
            <text:p>369088</text:p>
          </table:table-cell>
          <table:table-cell table:formula="of:=['patched-lom'.AC32]" office:value-type="float" office:value="355521" calcext:value-type="float">
            <text:p>355521</text:p>
          </table:table-cell>
          <table:table-cell table:formula="of:=['patched-lom'.O32]" office:value-type="float" office:value="491492" calcext:value-type="float">
            <text:p>491492</text:p>
          </table:table-cell>
        </table:table-row>
        <table:table-row table:style-name="ro1">
          <table:table-cell table:formula="of:=[original.AB33]" office:value-type="float" office:value="472404" calcext:value-type="float">
            <text:p>472404</text:p>
          </table:table-cell>
          <table:table-cell table:formula="of:=[original.AC33]" office:value-type="float" office:value="272290" calcext:value-type="float">
            <text:p>272290</text:p>
          </table:table-cell>
          <table:table-cell table:formula="of:=[original.O33]" office:value-type="float" office:value="557916" calcext:value-type="float">
            <text:p>557916</text:p>
          </table:table-cell>
          <table:table-cell table:formula="of:=['patched-nolom'.AB33]" office:value-type="float" office:value="282112" calcext:value-type="float">
            <text:p>282112</text:p>
          </table:table-cell>
          <table:table-cell table:formula="of:=['patched-nolom'.AC33]" office:value-type="float" office:value="271911" calcext:value-type="float">
            <text:p>271911</text:p>
          </table:table-cell>
          <table:table-cell table:formula="of:=['patched-nolom'.O33]" office:value-type="float" office:value="407052" calcext:value-type="float">
            <text:p>407052</text:p>
          </table:table-cell>
          <table:table-cell table:formula="of:=['patched-lom'.AB33]" office:value-type="float" office:value="369088" calcext:value-type="float">
            <text:p>369088</text:p>
          </table:table-cell>
          <table:table-cell table:formula="of:=['patched-lom'.AC33]" office:value-type="float" office:value="355521" calcext:value-type="float">
            <text:p>355521</text:p>
          </table:table-cell>
          <table:table-cell table:formula="of:=['patched-lom'.O33]" office:value-type="float" office:value="491492" calcext:value-type="float">
            <text:p>491492</text:p>
          </table:table-cell>
        </table:table-row>
        <table:table-row table:style-name="ro1">
          <table:table-cell table:formula="of:=[original.AB34]" office:value-type="float" office:value="472404" calcext:value-type="float">
            <text:p>472404</text:p>
          </table:table-cell>
          <table:table-cell table:formula="of:=[original.AC34]" office:value-type="float" office:value="272290" calcext:value-type="float">
            <text:p>272290</text:p>
          </table:table-cell>
          <table:table-cell table:formula="of:=[original.O34]" office:value-type="float" office:value="557916" calcext:value-type="float">
            <text:p>557916</text:p>
          </table:table-cell>
          <table:table-cell table:formula="of:=['patched-nolom'.AB34]" office:value-type="float" office:value="282112" calcext:value-type="float">
            <text:p>282112</text:p>
          </table:table-cell>
          <table:table-cell table:formula="of:=['patched-nolom'.AC34]" office:value-type="float" office:value="271911" calcext:value-type="float">
            <text:p>271911</text:p>
          </table:table-cell>
          <table:table-cell table:formula="of:=['patched-nolom'.O34]" office:value-type="float" office:value="407052" calcext:value-type="float">
            <text:p>407052</text:p>
          </table:table-cell>
          <table:table-cell table:formula="of:=['patched-lom'.AB34]" office:value-type="float" office:value="282048" calcext:value-type="float">
            <text:p>282048</text:p>
          </table:table-cell>
          <table:table-cell table:formula="of:=['patched-lom'.AC34]" office:value-type="float" office:value="269902" calcext:value-type="float">
            <text:p>269902</text:p>
          </table:table-cell>
          <table:table-cell table:formula="of:=['patched-lom'.O34]" office:value-type="float" office:value="405884" calcext:value-type="float">
            <text:p>405884</text:p>
          </table:table-cell>
        </table:table-row>
        <table:table-row table:style-name="ro1">
          <table:table-cell table:formula="of:=[original.AB35]" office:value-type="float" office:value="472404" calcext:value-type="float">
            <text:p>472404</text:p>
          </table:table-cell>
          <table:table-cell table:formula="of:=[original.AC35]" office:value-type="float" office:value="272290" calcext:value-type="float">
            <text:p>272290</text:p>
          </table:table-cell>
          <table:table-cell table:formula="of:=[original.O35]" office:value-type="float" office:value="557916" calcext:value-type="float">
            <text:p>557916</text:p>
          </table:table-cell>
          <table:table-cell table:formula="of:=['patched-nolom'.AB35]" office:value-type="float" office:value="282112" calcext:value-type="float">
            <text:p>282112</text:p>
          </table:table-cell>
          <table:table-cell table:formula="of:=['patched-nolom'.AC35]" office:value-type="float" office:value="271911" calcext:value-type="float">
            <text:p>271911</text:p>
          </table:table-cell>
          <table:table-cell table:formula="of:=['patched-nolom'.O35]" office:value-type="float" office:value="407052" calcext:value-type="float">
            <text:p>407052</text:p>
          </table:table-cell>
          <table:table-cell table:formula="of:=['patched-lom'.AB35]" office:value-type="float" office:value="282048" calcext:value-type="float">
            <text:p>282048</text:p>
          </table:table-cell>
          <table:table-cell table:formula="of:=['patched-lom'.AC35]" office:value-type="float" office:value="269902" calcext:value-type="float">
            <text:p>269902</text:p>
          </table:table-cell>
          <table:table-cell table:formula="of:=['patched-lom'.O35]" office:value-type="float" office:value="405884" calcext:value-type="float">
            <text:p>405884</text:p>
          </table:table-cell>
        </table:table-row>
        <table:table-row table:style-name="ro1">
          <table:table-cell table:formula="of:=[original.AB36]" office:value-type="float" office:value="472404" calcext:value-type="float">
            <text:p>472404</text:p>
          </table:table-cell>
          <table:table-cell table:formula="of:=[original.AC36]" office:value-type="float" office:value="272290" calcext:value-type="float">
            <text:p>272290</text:p>
          </table:table-cell>
          <table:table-cell table:formula="of:=[original.O36]" office:value-type="float" office:value="557916" calcext:value-type="float">
            <text:p>557916</text:p>
          </table:table-cell>
          <table:table-cell table:formula="of:=['patched-nolom'.AB36]" office:value-type="float" office:value="282112" calcext:value-type="float">
            <text:p>282112</text:p>
          </table:table-cell>
          <table:table-cell table:formula="of:=['patched-nolom'.AC36]" office:value-type="float" office:value="271911" calcext:value-type="float">
            <text:p>271911</text:p>
          </table:table-cell>
          <table:table-cell table:formula="of:=['patched-nolom'.O36]" office:value-type="float" office:value="407052" calcext:value-type="float">
            <text:p>407052</text:p>
          </table:table-cell>
          <table:table-cell table:formula="of:=['patched-lom'.AB36]" office:value-type="float" office:value="282048" calcext:value-type="float">
            <text:p>282048</text:p>
          </table:table-cell>
          <table:table-cell table:formula="of:=['patched-lom'.AC36]" office:value-type="float" office:value="269902" calcext:value-type="float">
            <text:p>269902</text:p>
          </table:table-cell>
          <table:table-cell table:formula="of:=['patched-lom'.O36]" office:value-type="float" office:value="405884" calcext:value-type="float">
            <text:p>405884</text:p>
          </table:table-cell>
        </table:table-row>
        <table:table-row table:style-name="ro1">
          <table:table-cell table:formula="of:=[original.AB37]" office:value-type="float" office:value="472404" calcext:value-type="float">
            <text:p>472404</text:p>
          </table:table-cell>
          <table:table-cell table:formula="of:=[original.AC37]" office:value-type="float" office:value="272291" calcext:value-type="float">
            <text:p>272291</text:p>
          </table:table-cell>
          <table:table-cell table:formula="of:=[original.O37]" office:value-type="float" office:value="557916" calcext:value-type="float">
            <text:p>557916</text:p>
          </table:table-cell>
          <table:table-cell table:formula="of:=['patched-nolom'.AB37]" office:value-type="float" office:value="282112" calcext:value-type="float">
            <text:p>282112</text:p>
          </table:table-cell>
          <table:table-cell table:formula="of:=['patched-nolom'.AC37]" office:value-type="float" office:value="271912" calcext:value-type="float">
            <text:p>271912</text:p>
          </table:table-cell>
          <table:table-cell table:formula="of:=['patched-nolom'.O37]" office:value-type="float" office:value="407052" calcext:value-type="float">
            <text:p>407052</text:p>
          </table:table-cell>
          <table:table-cell table:formula="of:=['patched-lom'.AB37]" office:value-type="float" office:value="282048" calcext:value-type="float">
            <text:p>282048</text:p>
          </table:table-cell>
          <table:table-cell table:formula="of:=['patched-lom'.AC37]" office:value-type="float" office:value="269902" calcext:value-type="float">
            <text:p>269902</text:p>
          </table:table-cell>
          <table:table-cell table:formula="of:=['patched-lom'.O37]" office:value-type="float" office:value="405884" calcext:value-type="float">
            <text:p>405884</text:p>
          </table:table-cell>
        </table:table-row>
        <table:table-row table:style-name="ro1">
          <table:table-cell table:formula="of:=[original.AB38]" office:value-type="float" office:value="472404" calcext:value-type="float">
            <text:p>472404</text:p>
          </table:table-cell>
          <table:table-cell table:formula="of:=[original.AC38]" office:value-type="float" office:value="272291" calcext:value-type="float">
            <text:p>272291</text:p>
          </table:table-cell>
          <table:table-cell table:formula="of:=[original.O38]" office:value-type="float" office:value="557916" calcext:value-type="float">
            <text:p>557916</text:p>
          </table:table-cell>
          <table:table-cell table:formula="of:=['patched-nolom'.AB38]" office:value-type="float" office:value="282112" calcext:value-type="float">
            <text:p>282112</text:p>
          </table:table-cell>
          <table:table-cell table:formula="of:=['patched-nolom'.AC38]" office:value-type="float" office:value="271912" calcext:value-type="float">
            <text:p>271912</text:p>
          </table:table-cell>
          <table:table-cell table:formula="of:=['patched-nolom'.O38]" office:value-type="float" office:value="407052" calcext:value-type="float">
            <text:p>407052</text:p>
          </table:table-cell>
          <table:table-cell table:formula="of:=['patched-lom'.AB38]" office:value-type="float" office:value="282048" calcext:value-type="float">
            <text:p>282048</text:p>
          </table:table-cell>
          <table:table-cell table:formula="of:=['patched-lom'.AC38]" office:value-type="float" office:value="269904" calcext:value-type="float">
            <text:p>269904</text:p>
          </table:table-cell>
          <table:table-cell table:formula="of:=['patched-lom'.O38]" office:value-type="float" office:value="405884" calcext:value-type="float">
            <text:p>405884</text:p>
          </table:table-cell>
        </table:table-row>
        <table:table-row table:style-name="ro1">
          <table:table-cell table:formula="of:=[original.AB39]" office:value-type="float" office:value="472404" calcext:value-type="float">
            <text:p>472404</text:p>
          </table:table-cell>
          <table:table-cell table:formula="of:=[original.AC39]" office:value-type="float" office:value="272291" calcext:value-type="float">
            <text:p>272291</text:p>
          </table:table-cell>
          <table:table-cell table:formula="of:=[original.O39]" office:value-type="float" office:value="557916" calcext:value-type="float">
            <text:p>557916</text:p>
          </table:table-cell>
          <table:table-cell table:formula="of:=['patched-nolom'.AB39]" office:value-type="float" office:value="282112" calcext:value-type="float">
            <text:p>282112</text:p>
          </table:table-cell>
          <table:table-cell table:formula="of:=['patched-nolom'.AC39]" office:value-type="float" office:value="271912" calcext:value-type="float">
            <text:p>271912</text:p>
          </table:table-cell>
          <table:table-cell table:formula="of:=['patched-nolom'.O39]" office:value-type="float" office:value="407052" calcext:value-type="float">
            <text:p>407052</text:p>
          </table:table-cell>
          <table:table-cell table:formula="of:=['patched-lom'.AB39]" office:value-type="float" office:value="282048" calcext:value-type="float">
            <text:p>282048</text:p>
          </table:table-cell>
          <table:table-cell table:formula="of:=['patched-lom'.AC39]" office:value-type="float" office:value="269904" calcext:value-type="float">
            <text:p>269904</text:p>
          </table:table-cell>
          <table:table-cell table:formula="of:=['patched-lom'.O39]" office:value-type="float" office:value="405884" calcext:value-type="float">
            <text:p>405884</text:p>
          </table:table-cell>
        </table:table-row>
        <table:table-row table:style-name="ro1">
          <table:table-cell table:formula="of:=[original.AB40]" office:value-type="float" office:value="472404" calcext:value-type="float">
            <text:p>472404</text:p>
          </table:table-cell>
          <table:table-cell table:formula="of:=[original.AC40]" office:value-type="float" office:value="272291" calcext:value-type="float">
            <text:p>272291</text:p>
          </table:table-cell>
          <table:table-cell table:formula="of:=[original.O40]" office:value-type="float" office:value="557916" calcext:value-type="float">
            <text:p>557916</text:p>
          </table:table-cell>
          <table:table-cell table:formula="of:=['patched-nolom'.AB40]" office:value-type="float" office:value="282112" calcext:value-type="float">
            <text:p>282112</text:p>
          </table:table-cell>
          <table:table-cell table:formula="of:=['patched-nolom'.AC40]" office:value-type="float" office:value="271912" calcext:value-type="float">
            <text:p>271912</text:p>
          </table:table-cell>
          <table:table-cell table:formula="of:=['patched-nolom'.O40]" office:value-type="float" office:value="407052" calcext:value-type="float">
            <text:p>407052</text:p>
          </table:table-cell>
          <table:table-cell table:formula="of:=['patched-lom'.AB40]" office:value-type="float" office:value="282048" calcext:value-type="float">
            <text:p>282048</text:p>
          </table:table-cell>
          <table:table-cell table:formula="of:=['patched-lom'.AC40]" office:value-type="float" office:value="269904" calcext:value-type="float">
            <text:p>269904</text:p>
          </table:table-cell>
          <table:table-cell table:formula="of:=['patched-lom'.O40]" office:value-type="float" office:value="405884" calcext:value-type="float">
            <text:p>405884</text:p>
          </table:table-cell>
        </table:table-row>
        <table:table-row table:style-name="ro1">
          <table:table-cell table:formula="of:=[original.AB41]" office:value-type="float" office:value="421204" calcext:value-type="float">
            <text:p>421204</text:p>
          </table:table-cell>
          <table:table-cell table:formula="of:=[original.AC41]" office:value-type="float" office:value="185878" calcext:value-type="float">
            <text:p>185878</text:p>
          </table:table-cell>
          <table:table-cell table:formula="of:=[original.O41]" office:value-type="float" office:value="508896" calcext:value-type="float">
            <text:p>508896</text:p>
          </table:table-cell>
          <table:table-cell table:formula="of:=['patched-nolom'.AB41]" office:value-type="float" office:value="195072" calcext:value-type="float">
            <text:p>195072</text:p>
          </table:table-cell>
          <table:table-cell table:formula="of:=['patched-nolom'.AC41]" office:value-type="float" office:value="185633" calcext:value-type="float">
            <text:p>185633</text:p>
          </table:table-cell>
          <table:table-cell table:formula="of:=['patched-nolom'.O41]" office:value-type="float" office:value="320332" calcext:value-type="float">
            <text:p>320332</text:p>
          </table:table-cell>
          <table:table-cell table:formula="of:=['patched-lom'.AB41]" office:value-type="float" office:value="282048" calcext:value-type="float">
            <text:p>282048</text:p>
          </table:table-cell>
          <table:table-cell table:formula="of:=['patched-lom'.AC41]" office:value-type="float" office:value="269904" calcext:value-type="float">
            <text:p>269904</text:p>
          </table:table-cell>
          <table:table-cell table:formula="of:=['patched-lom'.O41]" office:value-type="float" office:value="405884" calcext:value-type="float">
            <text:p>405884</text:p>
          </table:table-cell>
        </table:table-row>
        <table:table-row table:style-name="ro1">
          <table:table-cell table:formula="of:=[original.AB42]" office:value-type="float" office:value="421204" calcext:value-type="float">
            <text:p>421204</text:p>
          </table:table-cell>
          <table:table-cell table:formula="of:=[original.AC42]" office:value-type="float" office:value="185878" calcext:value-type="float">
            <text:p>185878</text:p>
          </table:table-cell>
          <table:table-cell table:formula="of:=[original.O42]" office:value-type="float" office:value="508896" calcext:value-type="float">
            <text:p>508896</text:p>
          </table:table-cell>
          <table:table-cell table:formula="of:=['patched-nolom'.AB42]" office:value-type="float" office:value="195072" calcext:value-type="float">
            <text:p>195072</text:p>
          </table:table-cell>
          <table:table-cell table:formula="of:=['patched-nolom'.AC42]" office:value-type="float" office:value="185633" calcext:value-type="float">
            <text:p>185633</text:p>
          </table:table-cell>
          <table:table-cell table:formula="of:=['patched-nolom'.O42]" office:value-type="float" office:value="320240" calcext:value-type="float">
            <text:p>320240</text:p>
          </table:table-cell>
          <table:table-cell table:formula="of:=['patched-lom'.AB42]" office:value-type="float" office:value="195008" calcext:value-type="float">
            <text:p>195008</text:p>
          </table:table-cell>
          <table:table-cell table:formula="of:=['patched-lom'.AC42]" office:value-type="float" office:value="184285" calcext:value-type="float">
            <text:p>184285</text:p>
          </table:table-cell>
          <table:table-cell table:formula="of:=['patched-lom'.O42]" office:value-type="float" office:value="319808" calcext:value-type="float">
            <text:p>319808</text:p>
          </table:table-cell>
        </table:table-row>
        <table:table-row table:style-name="ro1">
          <table:table-cell table:formula="of:=[original.AB43]" office:value-type="float" office:value="421204" calcext:value-type="float">
            <text:p>421204</text:p>
          </table:table-cell>
          <table:table-cell table:formula="of:=[original.AC43]" office:value-type="float" office:value="185878" calcext:value-type="float">
            <text:p>185878</text:p>
          </table:table-cell>
          <table:table-cell table:formula="of:=[original.O43]" office:value-type="float" office:value="508896" calcext:value-type="float">
            <text:p>508896</text:p>
          </table:table-cell>
          <table:table-cell table:formula="of:=['patched-nolom'.AB43]" office:value-type="float" office:value="195072" calcext:value-type="float">
            <text:p>195072</text:p>
          </table:table-cell>
          <table:table-cell table:formula="of:=['patched-nolom'.AC43]" office:value-type="float" office:value="185633" calcext:value-type="float">
            <text:p>185633</text:p>
          </table:table-cell>
          <table:table-cell table:formula="of:=['patched-nolom'.O43]" office:value-type="float" office:value="320240" calcext:value-type="float">
            <text:p>320240</text:p>
          </table:table-cell>
          <table:table-cell table:formula="of:=['patched-lom'.AB43]" office:value-type="float" office:value="195008" calcext:value-type="float">
            <text:p>195008</text:p>
          </table:table-cell>
          <table:table-cell table:formula="of:=['patched-lom'.AC43]" office:value-type="float" office:value="184285" calcext:value-type="float">
            <text:p>184285</text:p>
          </table:table-cell>
          <table:table-cell table:formula="of:=['patched-lom'.O43]" office:value-type="float" office:value="319808" calcext:value-type="float">
            <text:p>319808</text:p>
          </table:table-cell>
        </table:table-row>
        <table:table-row table:style-name="ro1">
          <table:table-cell table:formula="of:=[original.AB44]" office:value-type="float" office:value="421204" calcext:value-type="float">
            <text:p>421204</text:p>
          </table:table-cell>
          <table:table-cell table:formula="of:=[original.AC44]" office:value-type="float" office:value="185878" calcext:value-type="float">
            <text:p>185878</text:p>
          </table:table-cell>
          <table:table-cell table:formula="of:=[original.O44]" office:value-type="float" office:value="508896" calcext:value-type="float">
            <text:p>508896</text:p>
          </table:table-cell>
          <table:table-cell table:formula="of:=['patched-nolom'.AB44]" office:value-type="float" office:value="195072" calcext:value-type="float">
            <text:p>195072</text:p>
          </table:table-cell>
          <table:table-cell table:formula="of:=['patched-nolom'.AC44]" office:value-type="float" office:value="185633" calcext:value-type="float">
            <text:p>185633</text:p>
          </table:table-cell>
          <table:table-cell table:formula="of:=['patched-nolom'.O44]" office:value-type="float" office:value="320240" calcext:value-type="float">
            <text:p>320240</text:p>
          </table:table-cell>
          <table:table-cell table:formula="of:=['patched-lom'.AB44]" office:value-type="float" office:value="195008" calcext:value-type="float">
            <text:p>195008</text:p>
          </table:table-cell>
          <table:table-cell table:formula="of:=['patched-lom'.AC44]" office:value-type="float" office:value="184285" calcext:value-type="float">
            <text:p>184285</text:p>
          </table:table-cell>
          <table:table-cell table:formula="of:=['patched-lom'.O44]" office:value-type="float" office:value="319808" calcext:value-type="float">
            <text:p>319808</text:p>
          </table:table-cell>
        </table:table-row>
        <table:table-row table:style-name="ro1">
          <table:table-cell table:formula="of:=[original.AB45]" office:value-type="float" office:value="421204" calcext:value-type="float">
            <text:p>421204</text:p>
          </table:table-cell>
          <table:table-cell table:formula="of:=[original.AC45]" office:value-type="float" office:value="185878" calcext:value-type="float">
            <text:p>185878</text:p>
          </table:table-cell>
          <table:table-cell table:formula="of:=[original.O45]" office:value-type="float" office:value="508896" calcext:value-type="float">
            <text:p>508896</text:p>
          </table:table-cell>
          <table:table-cell table:formula="of:=['patched-nolom'.AB45]" office:value-type="float" office:value="195072" calcext:value-type="float">
            <text:p>195072</text:p>
          </table:table-cell>
          <table:table-cell table:formula="of:=['patched-nolom'.AC45]" office:value-type="float" office:value="185633" calcext:value-type="float">
            <text:p>185633</text:p>
          </table:table-cell>
          <table:table-cell table:formula="of:=['patched-nolom'.O45]" office:value-type="float" office:value="320240" calcext:value-type="float">
            <text:p>320240</text:p>
          </table:table-cell>
          <table:table-cell table:formula="of:=['patched-lom'.AB45]" office:value-type="float" office:value="195008" calcext:value-type="float">
            <text:p>195008</text:p>
          </table:table-cell>
          <table:table-cell table:formula="of:=['patched-lom'.AC45]" office:value-type="float" office:value="184285" calcext:value-type="float">
            <text:p>184285</text:p>
          </table:table-cell>
          <table:table-cell table:formula="of:=['patched-lom'.O45]" office:value-type="float" office:value="319808" calcext:value-type="float">
            <text:p>319808</text:p>
          </table:table-cell>
        </table:table-row>
        <table:table-row table:style-name="ro1">
          <table:table-cell table:formula="of:=[original.AB46]" office:value-type="float" office:value="421204" calcext:value-type="float">
            <text:p>421204</text:p>
          </table:table-cell>
          <table:table-cell table:formula="of:=[original.AC46]" office:value-type="float" office:value="185878" calcext:value-type="float">
            <text:p>185878</text:p>
          </table:table-cell>
          <table:table-cell table:formula="of:=[original.O46]" office:value-type="float" office:value="508896" calcext:value-type="float">
            <text:p>508896</text:p>
          </table:table-cell>
          <table:table-cell table:formula="of:=['patched-nolom'.AB46]" office:value-type="float" office:value="195072" calcext:value-type="float">
            <text:p>195072</text:p>
          </table:table-cell>
          <table:table-cell table:formula="of:=['patched-nolom'.AC46]" office:value-type="float" office:value="185633" calcext:value-type="float">
            <text:p>185633</text:p>
          </table:table-cell>
          <table:table-cell table:formula="of:=['patched-nolom'.O46]" office:value-type="float" office:value="320240" calcext:value-type="float">
            <text:p>320240</text:p>
          </table:table-cell>
          <table:table-cell table:formula="of:=['patched-lom'.AB46]" office:value-type="float" office:value="195008" calcext:value-type="float">
            <text:p>195008</text:p>
          </table:table-cell>
          <table:table-cell table:formula="of:=['patched-lom'.AC46]" office:value-type="float" office:value="184285" calcext:value-type="float">
            <text:p>184285</text:p>
          </table:table-cell>
          <table:table-cell table:formula="of:=['patched-lom'.O46]" office:value-type="float" office:value="319808" calcext:value-type="float">
            <text:p>319808</text:p>
          </table:table-cell>
        </table:table-row>
        <table:table-row table:style-name="ro1">
          <table:table-cell table:formula="of:=[original.AB47]" office:value-type="float" office:value="421204" calcext:value-type="float">
            <text:p>421204</text:p>
          </table:table-cell>
          <table:table-cell table:formula="of:=[original.AC47]" office:value-type="float" office:value="185878" calcext:value-type="float">
            <text:p>185878</text:p>
          </table:table-cell>
          <table:table-cell table:formula="of:=[original.O47]" office:value-type="float" office:value="508896" calcext:value-type="float">
            <text:p>508896</text:p>
          </table:table-cell>
          <table:table-cell table:formula="of:=['patched-nolom'.AB47]" office:value-type="float" office:value="195072" calcext:value-type="float">
            <text:p>195072</text:p>
          </table:table-cell>
          <table:table-cell table:formula="of:=['patched-nolom'.AC47]" office:value-type="float" office:value="185633" calcext:value-type="float">
            <text:p>185633</text:p>
          </table:table-cell>
          <table:table-cell table:formula="of:=['patched-nolom'.O47]" office:value-type="float" office:value="320240" calcext:value-type="float">
            <text:p>320240</text:p>
          </table:table-cell>
          <table:table-cell table:formula="of:=['patched-lom'.AB47]" office:value-type="float" office:value="195008" calcext:value-type="float">
            <text:p>195008</text:p>
          </table:table-cell>
          <table:table-cell table:formula="of:=['patched-lom'.AC47]" office:value-type="float" office:value="184285" calcext:value-type="float">
            <text:p>184285</text:p>
          </table:table-cell>
          <table:table-cell table:formula="of:=['patched-lom'.O47]" office:value-type="float" office:value="319808" calcext:value-type="float">
            <text:p>319808</text:p>
          </table:table-cell>
        </table:table-row>
        <table:table-row table:style-name="ro1">
          <table:table-cell table:formula="of:=[original.AB48]" office:value-type="float" office:value="421204" calcext:value-type="float">
            <text:p>421204</text:p>
          </table:table-cell>
          <table:table-cell table:formula="of:=[original.AC48]" office:value-type="float" office:value="185878" calcext:value-type="float">
            <text:p>185878</text:p>
          </table:table-cell>
          <table:table-cell table:formula="of:=[original.O48]" office:value-type="float" office:value="508896" calcext:value-type="float">
            <text:p>508896</text:p>
          </table:table-cell>
          <table:table-cell table:formula="of:=['patched-nolom'.AB48]" office:value-type="float" office:value="195072" calcext:value-type="float">
            <text:p>195072</text:p>
          </table:table-cell>
          <table:table-cell table:formula="of:=['patched-nolom'.AC48]" office:value-type="float" office:value="185633" calcext:value-type="float">
            <text:p>185633</text:p>
          </table:table-cell>
          <table:table-cell table:formula="of:=['patched-nolom'.O48]" office:value-type="float" office:value="320240" calcext:value-type="float">
            <text:p>320240</text:p>
          </table:table-cell>
          <table:table-cell table:formula="of:=['patched-lom'.AB48]" office:value-type="float" office:value="195008" calcext:value-type="float">
            <text:p>195008</text:p>
          </table:table-cell>
          <table:table-cell table:formula="of:=['patched-lom'.AC48]" office:value-type="float" office:value="184285" calcext:value-type="float">
            <text:p>184285</text:p>
          </table:table-cell>
          <table:table-cell table:formula="of:=['patched-lom'.O48]" office:value-type="float" office:value="319808" calcext:value-type="float">
            <text:p>319808</text:p>
          </table:table-cell>
        </table:table-row>
        <table:table-row table:style-name="ro1">
          <table:table-cell table:formula="of:=[original.AB49]" office:value-type="float" office:value="372052" calcext:value-type="float">
            <text:p>372052</text:p>
          </table:table-cell>
          <table:table-cell table:formula="of:=[original.AC49]" office:value-type="float" office:value="99464" calcext:value-type="float">
            <text:p>99464</text:p>
          </table:table-cell>
          <table:table-cell table:formula="of:=[original.O49]" office:value-type="float" office:value="461472" calcext:value-type="float">
            <text:p>461472</text:p>
          </table:table-cell>
          <table:table-cell table:formula="of:=['patched-nolom'.AB49]" office:value-type="float" office:value="195072" calcext:value-type="float">
            <text:p>195072</text:p>
          </table:table-cell>
          <table:table-cell table:formula="of:=['patched-nolom'.AC49]" office:value-type="float" office:value="185633" calcext:value-type="float">
            <text:p>185633</text:p>
          </table:table-cell>
          <table:table-cell table:formula="of:=['patched-nolom'.O49]" office:value-type="float" office:value="320240" calcext:value-type="float">
            <text:p>320240</text:p>
          </table:table-cell>
          <table:table-cell table:formula="of:=['patched-lom'.AB49]" office:value-type="float" office:value="195008" calcext:value-type="float">
            <text:p>195008</text:p>
          </table:table-cell>
          <table:table-cell table:formula="of:=['patched-lom'.AC49]" office:value-type="float" office:value="184285" calcext:value-type="float">
            <text:p>184285</text:p>
          </table:table-cell>
          <table:table-cell table:formula="of:=['patched-lom'.O49]" office:value-type="float" office:value="319808" calcext:value-type="float">
            <text:p>319808</text:p>
          </table:table-cell>
        </table:table-row>
        <table:table-row table:style-name="ro1">
          <table:table-cell table:formula="of:=[original.AB50]" office:value-type="float" office:value="372052" calcext:value-type="float">
            <text:p>372052</text:p>
          </table:table-cell>
          <table:table-cell table:formula="of:=[original.AC50]" office:value-type="float" office:value="99464" calcext:value-type="float">
            <text:p>99464</text:p>
          </table:table-cell>
          <table:table-cell table:formula="of:=[original.O50]" office:value-type="float" office:value="461472" calcext:value-type="float">
            <text:p>461472</text:p>
          </table:table-cell>
          <table:table-cell table:formula="of:=['patched-nolom'.AB50]" office:value-type="float" office:value="108032" calcext:value-type="float">
            <text:p>108032</text:p>
          </table:table-cell>
          <table:table-cell table:formula="of:=['patched-nolom'.AC50]" office:value-type="float" office:value="99355" calcext:value-type="float">
            <text:p>99355</text:p>
          </table:table-cell>
          <table:table-cell table:formula="of:=['patched-nolom'.O50]" office:value-type="float" office:value="233460" calcext:value-type="float">
            <text:p>233460</text:p>
          </table:table-cell>
          <table:table-cell table:formula="of:=['patched-lom'.AB50]" office:value-type="float" office:value="107968" calcext:value-type="float">
            <text:p>107968</text:p>
          </table:table-cell>
          <table:table-cell table:formula="of:=['patched-lom'.AC50]" office:value-type="float" office:value="98666" calcext:value-type="float">
            <text:p>98666</text:p>
          </table:table-cell>
          <table:table-cell table:formula="of:=['patched-lom'.O50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51]" office:value-type="float" office:value="372052" calcext:value-type="float">
            <text:p>372052</text:p>
          </table:table-cell>
          <table:table-cell table:formula="of:=[original.AC51]" office:value-type="float" office:value="99464" calcext:value-type="float">
            <text:p>99464</text:p>
          </table:table-cell>
          <table:table-cell table:formula="of:=[original.O51]" office:value-type="float" office:value="461472" calcext:value-type="float">
            <text:p>461472</text:p>
          </table:table-cell>
          <table:table-cell table:formula="of:=['patched-nolom'.AB51]" office:value-type="float" office:value="108032" calcext:value-type="float">
            <text:p>108032</text:p>
          </table:table-cell>
          <table:table-cell table:formula="of:=['patched-nolom'.AC51]" office:value-type="float" office:value="99355" calcext:value-type="float">
            <text:p>99355</text:p>
          </table:table-cell>
          <table:table-cell table:formula="of:=['patched-nolom'.O51]" office:value-type="float" office:value="233460" calcext:value-type="float">
            <text:p>233460</text:p>
          </table:table-cell>
          <table:table-cell table:formula="of:=['patched-lom'.AB51]" office:value-type="float" office:value="107968" calcext:value-type="float">
            <text:p>107968</text:p>
          </table:table-cell>
          <table:table-cell table:formula="of:=['patched-lom'.AC51]" office:value-type="float" office:value="98666" calcext:value-type="float">
            <text:p>98666</text:p>
          </table:table-cell>
          <table:table-cell table:formula="of:=['patched-lom'.O51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52]" office:value-type="float" office:value="372052" calcext:value-type="float">
            <text:p>372052</text:p>
          </table:table-cell>
          <table:table-cell table:formula="of:=[original.AC52]" office:value-type="float" office:value="99464" calcext:value-type="float">
            <text:p>99464</text:p>
          </table:table-cell>
          <table:table-cell table:formula="of:=[original.O52]" office:value-type="float" office:value="461472" calcext:value-type="float">
            <text:p>461472</text:p>
          </table:table-cell>
          <table:table-cell table:formula="of:=['patched-nolom'.AB52]" office:value-type="float" office:value="108032" calcext:value-type="float">
            <text:p>108032</text:p>
          </table:table-cell>
          <table:table-cell table:formula="of:=['patched-nolom'.AC52]" office:value-type="float" office:value="99355" calcext:value-type="float">
            <text:p>99355</text:p>
          </table:table-cell>
          <table:table-cell table:formula="of:=['patched-nolom'.O52]" office:value-type="float" office:value="233460" calcext:value-type="float">
            <text:p>233460</text:p>
          </table:table-cell>
          <table:table-cell table:formula="of:=['patched-lom'.AB52]" office:value-type="float" office:value="107968" calcext:value-type="float">
            <text:p>107968</text:p>
          </table:table-cell>
          <table:table-cell table:formula="of:=['patched-lom'.AC52]" office:value-type="float" office:value="98666" calcext:value-type="float">
            <text:p>98666</text:p>
          </table:table-cell>
          <table:table-cell table:formula="of:=['patched-lom'.O52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53]" office:value-type="float" office:value="372052" calcext:value-type="float">
            <text:p>372052</text:p>
          </table:table-cell>
          <table:table-cell table:formula="of:=[original.AC53]" office:value-type="float" office:value="99464" calcext:value-type="float">
            <text:p>99464</text:p>
          </table:table-cell>
          <table:table-cell table:formula="of:=[original.O53]" office:value-type="float" office:value="461472" calcext:value-type="float">
            <text:p>461472</text:p>
          </table:table-cell>
          <table:table-cell table:formula="of:=['patched-nolom'.AB53]" office:value-type="float" office:value="108032" calcext:value-type="float">
            <text:p>108032</text:p>
          </table:table-cell>
          <table:table-cell table:formula="of:=['patched-nolom'.AC53]" office:value-type="float" office:value="99355" calcext:value-type="float">
            <text:p>99355</text:p>
          </table:table-cell>
          <table:table-cell table:formula="of:=['patched-nolom'.O53]" office:value-type="float" office:value="233460" calcext:value-type="float">
            <text:p>233460</text:p>
          </table:table-cell>
          <table:table-cell table:formula="of:=['patched-lom'.AB53]" office:value-type="float" office:value="107968" calcext:value-type="float">
            <text:p>107968</text:p>
          </table:table-cell>
          <table:table-cell table:formula="of:=['patched-lom'.AC53]" office:value-type="float" office:value="98666" calcext:value-type="float">
            <text:p>98666</text:p>
          </table:table-cell>
          <table:table-cell table:formula="of:=['patched-lom'.O53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54]" office:value-type="float" office:value="372052" calcext:value-type="float">
            <text:p>372052</text:p>
          </table:table-cell>
          <table:table-cell table:formula="of:=[original.AC54]" office:value-type="float" office:value="99464" calcext:value-type="float">
            <text:p>99464</text:p>
          </table:table-cell>
          <table:table-cell table:formula="of:=[original.O54]" office:value-type="float" office:value="461472" calcext:value-type="float">
            <text:p>461472</text:p>
          </table:table-cell>
          <table:table-cell table:formula="of:=['patched-nolom'.AB54]" office:value-type="float" office:value="108032" calcext:value-type="float">
            <text:p>108032</text:p>
          </table:table-cell>
          <table:table-cell table:formula="of:=['patched-nolom'.AC54]" office:value-type="float" office:value="99355" calcext:value-type="float">
            <text:p>99355</text:p>
          </table:table-cell>
          <table:table-cell table:formula="of:=['patched-nolom'.O54]" office:value-type="float" office:value="233460" calcext:value-type="float">
            <text:p>233460</text:p>
          </table:table-cell>
          <table:table-cell table:formula="of:=['patched-lom'.AB54]" office:value-type="float" office:value="107968" calcext:value-type="float">
            <text:p>107968</text:p>
          </table:table-cell>
          <table:table-cell table:formula="of:=['patched-lom'.AC54]" office:value-type="float" office:value="98666" calcext:value-type="float">
            <text:p>98666</text:p>
          </table:table-cell>
          <table:table-cell table:formula="of:=['patched-lom'.O54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55]" office:value-type="float" office:value="372052" calcext:value-type="float">
            <text:p>372052</text:p>
          </table:table-cell>
          <table:table-cell table:formula="of:=[original.AC55]" office:value-type="float" office:value="99464" calcext:value-type="float">
            <text:p>99464</text:p>
          </table:table-cell>
          <table:table-cell table:formula="of:=[original.O55]" office:value-type="float" office:value="461472" calcext:value-type="float">
            <text:p>461472</text:p>
          </table:table-cell>
          <table:table-cell table:formula="of:=['patched-nolom'.AB55]" office:value-type="float" office:value="108032" calcext:value-type="float">
            <text:p>108032</text:p>
          </table:table-cell>
          <table:table-cell table:formula="of:=['patched-nolom'.AC55]" office:value-type="float" office:value="99355" calcext:value-type="float">
            <text:p>99355</text:p>
          </table:table-cell>
          <table:table-cell table:formula="of:=['patched-nolom'.O55]" office:value-type="float" office:value="233460" calcext:value-type="float">
            <text:p>233460</text:p>
          </table:table-cell>
          <table:table-cell table:formula="of:=['patched-lom'.AB55]" office:value-type="float" office:value="107968" calcext:value-type="float">
            <text:p>107968</text:p>
          </table:table-cell>
          <table:table-cell table:formula="of:=['patched-lom'.AC55]" office:value-type="float" office:value="98666" calcext:value-type="float">
            <text:p>98666</text:p>
          </table:table-cell>
          <table:table-cell table:formula="of:=['patched-lom'.O55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56]" office:value-type="float" office:value="372052" calcext:value-type="float">
            <text:p>372052</text:p>
          </table:table-cell>
          <table:table-cell table:formula="of:=[original.AC56]" office:value-type="float" office:value="99464" calcext:value-type="float">
            <text:p>99464</text:p>
          </table:table-cell>
          <table:table-cell table:formula="of:=[original.O56]" office:value-type="float" office:value="461472" calcext:value-type="float">
            <text:p>461472</text:p>
          </table:table-cell>
          <table:table-cell table:formula="of:=['patched-nolom'.AB56]" office:value-type="float" office:value="108032" calcext:value-type="float">
            <text:p>108032</text:p>
          </table:table-cell>
          <table:table-cell table:formula="of:=['patched-nolom'.AC56]" office:value-type="float" office:value="99355" calcext:value-type="float">
            <text:p>99355</text:p>
          </table:table-cell>
          <table:table-cell table:formula="of:=['patched-nolom'.O56]" office:value-type="float" office:value="233460" calcext:value-type="float">
            <text:p>233460</text:p>
          </table:table-cell>
          <table:table-cell table:formula="of:=['patched-lom'.AB56]" office:value-type="float" office:value="107968" calcext:value-type="float">
            <text:p>107968</text:p>
          </table:table-cell>
          <table:table-cell table:formula="of:=['patched-lom'.AC56]" office:value-type="float" office:value="98666" calcext:value-type="float">
            <text:p>98666</text:p>
          </table:table-cell>
          <table:table-cell table:formula="of:=['patched-lom'.O56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57]" office:value-type="float" office:value="372052" calcext:value-type="float">
            <text:p>372052</text:p>
          </table:table-cell>
          <table:table-cell table:formula="of:=[original.AC57]" office:value-type="float" office:value="99464" calcext:value-type="float">
            <text:p>99464</text:p>
          </table:table-cell>
          <table:table-cell table:formula="of:=[original.O57]" office:value-type="float" office:value="461472" calcext:value-type="float">
            <text:p>461472</text:p>
          </table:table-cell>
          <table:table-cell table:formula="of:=['patched-nolom'.AB57]" office:value-type="float" office:value="108032" calcext:value-type="float">
            <text:p>108032</text:p>
          </table:table-cell>
          <table:table-cell table:formula="of:=['patched-nolom'.AC57]" office:value-type="float" office:value="99355" calcext:value-type="float">
            <text:p>99355</text:p>
          </table:table-cell>
          <table:table-cell table:formula="of:=['patched-nolom'.O57]" office:value-type="float" office:value="233460" calcext:value-type="float">
            <text:p>233460</text:p>
          </table:table-cell>
          <table:table-cell table:formula="of:=['patched-lom'.AB57]" office:value-type="float" office:value="107968" calcext:value-type="float">
            <text:p>107968</text:p>
          </table:table-cell>
          <table:table-cell table:formula="of:=['patched-lom'.AC57]" office:value-type="float" office:value="98666" calcext:value-type="float">
            <text:p>98666</text:p>
          </table:table-cell>
          <table:table-cell table:formula="of:=['patched-lom'.O57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58]" office:value-type="float" office:value="372052" calcext:value-type="float">
            <text:p>372052</text:p>
          </table:table-cell>
          <table:table-cell table:formula="of:=[original.AC58]" office:value-type="float" office:value="99464" calcext:value-type="float">
            <text:p>99464</text:p>
          </table:table-cell>
          <table:table-cell table:formula="of:=[original.O58]" office:value-type="float" office:value="461472" calcext:value-type="float">
            <text:p>461472</text:p>
          </table:table-cell>
          <table:table-cell table:formula="of:=['patched-nolom'.AB58]" office:value-type="float" office:value="108032" calcext:value-type="float">
            <text:p>108032</text:p>
          </table:table-cell>
          <table:table-cell table:formula="of:=['patched-nolom'.AC58]" office:value-type="float" office:value="99355" calcext:value-type="float">
            <text:p>99355</text:p>
          </table:table-cell>
          <table:table-cell table:formula="of:=['patched-nolom'.O58]" office:value-type="float" office:value="233460" calcext:value-type="float">
            <text:p>233460</text:p>
          </table:table-cell>
          <table:table-cell table:formula="of:=['patched-lom'.AB58]" office:value-type="float" office:value="107968" calcext:value-type="float">
            <text:p>107968</text:p>
          </table:table-cell>
          <table:table-cell table:formula="of:=['patched-lom'.AC58]" office:value-type="float" office:value="98666" calcext:value-type="float">
            <text:p>98666</text:p>
          </table:table-cell>
          <table:table-cell table:formula="of:=['patched-lom'.O58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59]" office:value-type="float" office:value="372052" calcext:value-type="float">
            <text:p>372052</text:p>
          </table:table-cell>
          <table:table-cell table:formula="of:=[original.AC59]" office:value-type="float" office:value="99464" calcext:value-type="float">
            <text:p>99464</text:p>
          </table:table-cell>
          <table:table-cell table:formula="of:=[original.O59]" office:value-type="float" office:value="461472" calcext:value-type="float">
            <text:p>461472</text:p>
          </table:table-cell>
          <table:table-cell table:formula="of:=['patched-nolom'.AB59]" office:value-type="float" office:value="108032" calcext:value-type="float">
            <text:p>108032</text:p>
          </table:table-cell>
          <table:table-cell table:formula="of:=['patched-nolom'.AC59]" office:value-type="float" office:value="99355" calcext:value-type="float">
            <text:p>99355</text:p>
          </table:table-cell>
          <table:table-cell table:formula="of:=['patched-nolom'.O59]" office:value-type="float" office:value="233460" calcext:value-type="float">
            <text:p>233460</text:p>
          </table:table-cell>
          <table:table-cell table:formula="of:=['patched-lom'.AB59]" office:value-type="float" office:value="107968" calcext:value-type="float">
            <text:p>107968</text:p>
          </table:table-cell>
          <table:table-cell table:formula="of:=['patched-lom'.AC59]" office:value-type="float" office:value="98666" calcext:value-type="float">
            <text:p>98666</text:p>
          </table:table-cell>
          <table:table-cell table:formula="of:=['patched-lom'.O59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0]" office:value-type="float" office:value="372052" calcext:value-type="float">
            <text:p>372052</text:p>
          </table:table-cell>
          <table:table-cell table:formula="of:=[original.AC60]" office:value-type="float" office:value="99464" calcext:value-type="float">
            <text:p>99464</text:p>
          </table:table-cell>
          <table:table-cell table:formula="of:=[original.O60]" office:value-type="float" office:value="461472" calcext:value-type="float">
            <text:p>461472</text:p>
          </table:table-cell>
          <table:table-cell table:formula="of:=['patched-nolom'.AB60]" office:value-type="float" office:value="108032" calcext:value-type="float">
            <text:p>108032</text:p>
          </table:table-cell>
          <table:table-cell table:formula="of:=['patched-nolom'.AC60]" office:value-type="float" office:value="99355" calcext:value-type="float">
            <text:p>99355</text:p>
          </table:table-cell>
          <table:table-cell table:formula="of:=['patched-nolom'.O60]" office:value-type="float" office:value="233460" calcext:value-type="float">
            <text:p>233460</text:p>
          </table:table-cell>
          <table:table-cell table:formula="of:=['patched-lom'.AB60]" office:value-type="float" office:value="107968" calcext:value-type="float">
            <text:p>107968</text:p>
          </table:table-cell>
          <table:table-cell table:formula="of:=['patched-lom'.AC60]" office:value-type="float" office:value="98666" calcext:value-type="float">
            <text:p>98666</text:p>
          </table:table-cell>
          <table:table-cell table:formula="of:=['patched-lom'.O60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1]" office:value-type="float" office:value="372052" calcext:value-type="float">
            <text:p>372052</text:p>
          </table:table-cell>
          <table:table-cell table:formula="of:=[original.AC61]" office:value-type="float" office:value="99464" calcext:value-type="float">
            <text:p>99464</text:p>
          </table:table-cell>
          <table:table-cell table:formula="of:=[original.O61]" office:value-type="float" office:value="461472" calcext:value-type="float">
            <text:p>461472</text:p>
          </table:table-cell>
          <table:table-cell table:formula="of:=['patched-nolom'.AB61]" office:value-type="float" office:value="108032" calcext:value-type="float">
            <text:p>108032</text:p>
          </table:table-cell>
          <table:table-cell table:formula="of:=['patched-nolom'.AC61]" office:value-type="float" office:value="99355" calcext:value-type="float">
            <text:p>99355</text:p>
          </table:table-cell>
          <table:table-cell table:formula="of:=['patched-nolom'.O61]" office:value-type="float" office:value="233460" calcext:value-type="float">
            <text:p>233460</text:p>
          </table:table-cell>
          <table:table-cell table:formula="of:=['patched-lom'.AB61]" office:value-type="float" office:value="107968" calcext:value-type="float">
            <text:p>107968</text:p>
          </table:table-cell>
          <table:table-cell table:formula="of:=['patched-lom'.AC61]" office:value-type="float" office:value="98666" calcext:value-type="float">
            <text:p>98666</text:p>
          </table:table-cell>
          <table:table-cell table:formula="of:=['patched-lom'.O61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2]" office:value-type="float" office:value="372052" calcext:value-type="float">
            <text:p>372052</text:p>
          </table:table-cell>
          <table:table-cell table:formula="of:=[original.AC62]" office:value-type="float" office:value="99464" calcext:value-type="float">
            <text:p>99464</text:p>
          </table:table-cell>
          <table:table-cell table:formula="of:=[original.O62]" office:value-type="float" office:value="461472" calcext:value-type="float">
            <text:p>461472</text:p>
          </table:table-cell>
          <table:table-cell table:formula="of:=['patched-nolom'.AB62]" office:value-type="float" office:value="108032" calcext:value-type="float">
            <text:p>108032</text:p>
          </table:table-cell>
          <table:table-cell table:formula="of:=['patched-nolom'.AC62]" office:value-type="float" office:value="99355" calcext:value-type="float">
            <text:p>99355</text:p>
          </table:table-cell>
          <table:table-cell table:formula="of:=['patched-nolom'.O62]" office:value-type="float" office:value="233460" calcext:value-type="float">
            <text:p>233460</text:p>
          </table:table-cell>
          <table:table-cell table:formula="of:=['patched-lom'.AB62]" office:value-type="float" office:value="107968" calcext:value-type="float">
            <text:p>107968</text:p>
          </table:table-cell>
          <table:table-cell table:formula="of:=['patched-lom'.AC62]" office:value-type="float" office:value="98666" calcext:value-type="float">
            <text:p>98666</text:p>
          </table:table-cell>
          <table:table-cell table:formula="of:=['patched-lom'.O62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3]" office:value-type="float" office:value="372052" calcext:value-type="float">
            <text:p>372052</text:p>
          </table:table-cell>
          <table:table-cell table:formula="of:=[original.AC63]" office:value-type="float" office:value="99464" calcext:value-type="float">
            <text:p>99464</text:p>
          </table:table-cell>
          <table:table-cell table:formula="of:=[original.O63]" office:value-type="float" office:value="461472" calcext:value-type="float">
            <text:p>461472</text:p>
          </table:table-cell>
          <table:table-cell table:formula="of:=['patched-nolom'.AB63]" office:value-type="float" office:value="108032" calcext:value-type="float">
            <text:p>108032</text:p>
          </table:table-cell>
          <table:table-cell table:formula="of:=['patched-nolom'.AC63]" office:value-type="float" office:value="99355" calcext:value-type="float">
            <text:p>99355</text:p>
          </table:table-cell>
          <table:table-cell table:formula="of:=['patched-nolom'.O63]" office:value-type="float" office:value="233460" calcext:value-type="float">
            <text:p>233460</text:p>
          </table:table-cell>
          <table:table-cell table:formula="of:=['patched-lom'.AB63]" office:value-type="float" office:value="107968" calcext:value-type="float">
            <text:p>107968</text:p>
          </table:table-cell>
          <table:table-cell table:formula="of:=['patched-lom'.AC63]" office:value-type="float" office:value="98666" calcext:value-type="float">
            <text:p>98666</text:p>
          </table:table-cell>
          <table:table-cell table:formula="of:=['patched-lom'.O63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4]" office:value-type="float" office:value="372052" calcext:value-type="float">
            <text:p>372052</text:p>
          </table:table-cell>
          <table:table-cell table:formula="of:=[original.AC64]" office:value-type="float" office:value="99464" calcext:value-type="float">
            <text:p>99464</text:p>
          </table:table-cell>
          <table:table-cell table:formula="of:=[original.O64]" office:value-type="float" office:value="461472" calcext:value-type="float">
            <text:p>461472</text:p>
          </table:table-cell>
          <table:table-cell table:formula="of:=['patched-nolom'.AB64]" office:value-type="float" office:value="108032" calcext:value-type="float">
            <text:p>108032</text:p>
          </table:table-cell>
          <table:table-cell table:formula="of:=['patched-nolom'.AC64]" office:value-type="float" office:value="99355" calcext:value-type="float">
            <text:p>99355</text:p>
          </table:table-cell>
          <table:table-cell table:formula="of:=['patched-nolom'.O64]" office:value-type="float" office:value="233460" calcext:value-type="float">
            <text:p>233460</text:p>
          </table:table-cell>
          <table:table-cell table:formula="of:=['patched-lom'.AB64]" office:value-type="float" office:value="107968" calcext:value-type="float">
            <text:p>107968</text:p>
          </table:table-cell>
          <table:table-cell table:formula="of:=['patched-lom'.AC64]" office:value-type="float" office:value="98666" calcext:value-type="float">
            <text:p>98666</text:p>
          </table:table-cell>
          <table:table-cell table:formula="of:=['patched-lom'.O64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5]" office:value-type="float" office:value="372052" calcext:value-type="float">
            <text:p>372052</text:p>
          </table:table-cell>
          <table:table-cell table:formula="of:=[original.AC65]" office:value-type="float" office:value="99464" calcext:value-type="float">
            <text:p>99464</text:p>
          </table:table-cell>
          <table:table-cell table:formula="of:=[original.O65]" office:value-type="float" office:value="461472" calcext:value-type="float">
            <text:p>461472</text:p>
          </table:table-cell>
          <table:table-cell table:formula="of:=['patched-nolom'.AB65]" office:value-type="float" office:value="108032" calcext:value-type="float">
            <text:p>108032</text:p>
          </table:table-cell>
          <table:table-cell table:formula="of:=['patched-nolom'.AC65]" office:value-type="float" office:value="99355" calcext:value-type="float">
            <text:p>99355</text:p>
          </table:table-cell>
          <table:table-cell table:formula="of:=['patched-nolom'.O65]" office:value-type="float" office:value="233460" calcext:value-type="float">
            <text:p>233460</text:p>
          </table:table-cell>
          <table:table-cell table:formula="of:=['patched-lom'.AB65]" office:value-type="float" office:value="107968" calcext:value-type="float">
            <text:p>107968</text:p>
          </table:table-cell>
          <table:table-cell table:formula="of:=['patched-lom'.AC65]" office:value-type="float" office:value="98666" calcext:value-type="float">
            <text:p>98666</text:p>
          </table:table-cell>
          <table:table-cell table:formula="of:=['patched-lom'.O65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6]" office:value-type="float" office:value="372052" calcext:value-type="float">
            <text:p>372052</text:p>
          </table:table-cell>
          <table:table-cell table:formula="of:=[original.AC66]" office:value-type="float" office:value="99464" calcext:value-type="float">
            <text:p>99464</text:p>
          </table:table-cell>
          <table:table-cell table:formula="of:=[original.O66]" office:value-type="float" office:value="461472" calcext:value-type="float">
            <text:p>461472</text:p>
          </table:table-cell>
          <table:table-cell table:formula="of:=['patched-nolom'.AB66]" office:value-type="float" office:value="108032" calcext:value-type="float">
            <text:p>108032</text:p>
          </table:table-cell>
          <table:table-cell table:formula="of:=['patched-nolom'.AC66]" office:value-type="float" office:value="99355" calcext:value-type="float">
            <text:p>99355</text:p>
          </table:table-cell>
          <table:table-cell table:formula="of:=['patched-nolom'.O66]" office:value-type="float" office:value="233460" calcext:value-type="float">
            <text:p>233460</text:p>
          </table:table-cell>
          <table:table-cell table:formula="of:=['patched-lom'.AB66]" office:value-type="float" office:value="107968" calcext:value-type="float">
            <text:p>107968</text:p>
          </table:table-cell>
          <table:table-cell table:formula="of:=['patched-lom'.AC66]" office:value-type="float" office:value="98666" calcext:value-type="float">
            <text:p>98666</text:p>
          </table:table-cell>
          <table:table-cell table:formula="of:=['patched-lom'.O66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7]" office:value-type="float" office:value="372052" calcext:value-type="float">
            <text:p>372052</text:p>
          </table:table-cell>
          <table:table-cell table:formula="of:=[original.AC67]" office:value-type="float" office:value="99464" calcext:value-type="float">
            <text:p>99464</text:p>
          </table:table-cell>
          <table:table-cell table:formula="of:=[original.O67]" office:value-type="float" office:value="461472" calcext:value-type="float">
            <text:p>461472</text:p>
          </table:table-cell>
          <table:table-cell table:formula="of:=['patched-nolom'.AB67]" office:value-type="float" office:value="108032" calcext:value-type="float">
            <text:p>108032</text:p>
          </table:table-cell>
          <table:table-cell table:formula="of:=['patched-nolom'.AC67]" office:value-type="float" office:value="99355" calcext:value-type="float">
            <text:p>99355</text:p>
          </table:table-cell>
          <table:table-cell table:formula="of:=['patched-nolom'.O67]" office:value-type="float" office:value="233460" calcext:value-type="float">
            <text:p>233460</text:p>
          </table:table-cell>
          <table:table-cell table:formula="of:=['patched-lom'.AB67]" office:value-type="float" office:value="107968" calcext:value-type="float">
            <text:p>107968</text:p>
          </table:table-cell>
          <table:table-cell table:formula="of:=['patched-lom'.AC67]" office:value-type="float" office:value="98666" calcext:value-type="float">
            <text:p>98666</text:p>
          </table:table-cell>
          <table:table-cell table:formula="of:=['patched-lom'.O67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8]" office:value-type="float" office:value="372052" calcext:value-type="float">
            <text:p>372052</text:p>
          </table:table-cell>
          <table:table-cell table:formula="of:=[original.AC68]" office:value-type="float" office:value="99464" calcext:value-type="float">
            <text:p>99464</text:p>
          </table:table-cell>
          <table:table-cell table:formula="of:=[original.O68]" office:value-type="float" office:value="461472" calcext:value-type="float">
            <text:p>461472</text:p>
          </table:table-cell>
          <table:table-cell table:formula="of:=['patched-nolom'.AB68]" office:value-type="float" office:value="108032" calcext:value-type="float">
            <text:p>108032</text:p>
          </table:table-cell>
          <table:table-cell table:formula="of:=['patched-nolom'.AC68]" office:value-type="float" office:value="99355" calcext:value-type="float">
            <text:p>99355</text:p>
          </table:table-cell>
          <table:table-cell table:formula="of:=['patched-nolom'.O68]" office:value-type="float" office:value="233460" calcext:value-type="float">
            <text:p>233460</text:p>
          </table:table-cell>
          <table:table-cell table:formula="of:=['patched-lom'.AB68]" office:value-type="float" office:value="107968" calcext:value-type="float">
            <text:p>107968</text:p>
          </table:table-cell>
          <table:table-cell table:formula="of:=['patched-lom'.AC68]" office:value-type="float" office:value="98666" calcext:value-type="float">
            <text:p>98666</text:p>
          </table:table-cell>
          <table:table-cell table:formula="of:=['patched-lom'.O68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69]" office:value-type="float" office:value="372052" calcext:value-type="float">
            <text:p>372052</text:p>
          </table:table-cell>
          <table:table-cell table:formula="of:=[original.AC69]" office:value-type="float" office:value="99464" calcext:value-type="float">
            <text:p>99464</text:p>
          </table:table-cell>
          <table:table-cell table:formula="of:=[original.O69]" office:value-type="float" office:value="461472" calcext:value-type="float">
            <text:p>461472</text:p>
          </table:table-cell>
          <table:table-cell table:formula="of:=['patched-nolom'.AB69]" office:value-type="float" office:value="108032" calcext:value-type="float">
            <text:p>108032</text:p>
          </table:table-cell>
          <table:table-cell table:formula="of:=['patched-nolom'.AC69]" office:value-type="float" office:value="99355" calcext:value-type="float">
            <text:p>99355</text:p>
          </table:table-cell>
          <table:table-cell table:formula="of:=['patched-nolom'.O69]" office:value-type="float" office:value="233460" calcext:value-type="float">
            <text:p>233460</text:p>
          </table:table-cell>
          <table:table-cell table:formula="of:=['patched-lom'.AB69]" office:value-type="float" office:value="107968" calcext:value-type="float">
            <text:p>107968</text:p>
          </table:table-cell>
          <table:table-cell table:formula="of:=['patched-lom'.AC69]" office:value-type="float" office:value="98666" calcext:value-type="float">
            <text:p>98666</text:p>
          </table:table-cell>
          <table:table-cell table:formula="of:=['patched-lom'.O69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0]" office:value-type="float" office:value="372052" calcext:value-type="float">
            <text:p>372052</text:p>
          </table:table-cell>
          <table:table-cell table:formula="of:=[original.AC70]" office:value-type="float" office:value="99464" calcext:value-type="float">
            <text:p>99464</text:p>
          </table:table-cell>
          <table:table-cell table:formula="of:=[original.O70]" office:value-type="float" office:value="461472" calcext:value-type="float">
            <text:p>461472</text:p>
          </table:table-cell>
          <table:table-cell table:formula="of:=['patched-nolom'.AB70]" office:value-type="float" office:value="108032" calcext:value-type="float">
            <text:p>108032</text:p>
          </table:table-cell>
          <table:table-cell table:formula="of:=['patched-nolom'.AC70]" office:value-type="float" office:value="99355" calcext:value-type="float">
            <text:p>99355</text:p>
          </table:table-cell>
          <table:table-cell table:formula="of:=['patched-nolom'.O70]" office:value-type="float" office:value="233460" calcext:value-type="float">
            <text:p>233460</text:p>
          </table:table-cell>
          <table:table-cell table:formula="of:=['patched-lom'.AB70]" office:value-type="float" office:value="107968" calcext:value-type="float">
            <text:p>107968</text:p>
          </table:table-cell>
          <table:table-cell table:formula="of:=['patched-lom'.AC70]" office:value-type="float" office:value="98666" calcext:value-type="float">
            <text:p>98666</text:p>
          </table:table-cell>
          <table:table-cell table:formula="of:=['patched-lom'.O70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1]" office:value-type="float" office:value="372052" calcext:value-type="float">
            <text:p>372052</text:p>
          </table:table-cell>
          <table:table-cell table:formula="of:=[original.AC71]" office:value-type="float" office:value="99464" calcext:value-type="float">
            <text:p>99464</text:p>
          </table:table-cell>
          <table:table-cell table:formula="of:=[original.O71]" office:value-type="float" office:value="461472" calcext:value-type="float">
            <text:p>461472</text:p>
          </table:table-cell>
          <table:table-cell table:formula="of:=['patched-nolom'.AB71]" office:value-type="float" office:value="108032" calcext:value-type="float">
            <text:p>108032</text:p>
          </table:table-cell>
          <table:table-cell table:formula="of:=['patched-nolom'.AC71]" office:value-type="float" office:value="99355" calcext:value-type="float">
            <text:p>99355</text:p>
          </table:table-cell>
          <table:table-cell table:formula="of:=['patched-nolom'.O71]" office:value-type="float" office:value="233460" calcext:value-type="float">
            <text:p>233460</text:p>
          </table:table-cell>
          <table:table-cell table:formula="of:=['patched-lom'.AB71]" office:value-type="float" office:value="107968" calcext:value-type="float">
            <text:p>107968</text:p>
          </table:table-cell>
          <table:table-cell table:formula="of:=['patched-lom'.AC71]" office:value-type="float" office:value="98666" calcext:value-type="float">
            <text:p>98666</text:p>
          </table:table-cell>
          <table:table-cell table:formula="of:=['patched-lom'.O71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2]" office:value-type="float" office:value="372052" calcext:value-type="float">
            <text:p>372052</text:p>
          </table:table-cell>
          <table:table-cell table:formula="of:=[original.AC72]" office:value-type="float" office:value="99464" calcext:value-type="float">
            <text:p>99464</text:p>
          </table:table-cell>
          <table:table-cell table:formula="of:=[original.O72]" office:value-type="float" office:value="461472" calcext:value-type="float">
            <text:p>461472</text:p>
          </table:table-cell>
          <table:table-cell table:formula="of:=['patched-nolom'.AB72]" office:value-type="float" office:value="108032" calcext:value-type="float">
            <text:p>108032</text:p>
          </table:table-cell>
          <table:table-cell table:formula="of:=['patched-nolom'.AC72]" office:value-type="float" office:value="99355" calcext:value-type="float">
            <text:p>99355</text:p>
          </table:table-cell>
          <table:table-cell table:formula="of:=['patched-nolom'.O72]" office:value-type="float" office:value="233460" calcext:value-type="float">
            <text:p>233460</text:p>
          </table:table-cell>
          <table:table-cell table:formula="of:=['patched-lom'.AB72]" office:value-type="float" office:value="107968" calcext:value-type="float">
            <text:p>107968</text:p>
          </table:table-cell>
          <table:table-cell table:formula="of:=['patched-lom'.AC72]" office:value-type="float" office:value="98666" calcext:value-type="float">
            <text:p>98666</text:p>
          </table:table-cell>
          <table:table-cell table:formula="of:=['patched-lom'.O72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3]" office:value-type="float" office:value="372052" calcext:value-type="float">
            <text:p>372052</text:p>
          </table:table-cell>
          <table:table-cell table:formula="of:=[original.AC73]" office:value-type="float" office:value="99464" calcext:value-type="float">
            <text:p>99464</text:p>
          </table:table-cell>
          <table:table-cell table:formula="of:=[original.O73]" office:value-type="float" office:value="461472" calcext:value-type="float">
            <text:p>461472</text:p>
          </table:table-cell>
          <table:table-cell table:formula="of:=['patched-nolom'.AB73]" office:value-type="float" office:value="108032" calcext:value-type="float">
            <text:p>108032</text:p>
          </table:table-cell>
          <table:table-cell table:formula="of:=['patched-nolom'.AC73]" office:value-type="float" office:value="99355" calcext:value-type="float">
            <text:p>99355</text:p>
          </table:table-cell>
          <table:table-cell table:formula="of:=['patched-nolom'.O73]" office:value-type="float" office:value="233460" calcext:value-type="float">
            <text:p>233460</text:p>
          </table:table-cell>
          <table:table-cell table:formula="of:=['patched-lom'.AB73]" office:value-type="float" office:value="107968" calcext:value-type="float">
            <text:p>107968</text:p>
          </table:table-cell>
          <table:table-cell table:formula="of:=['patched-lom'.AC73]" office:value-type="float" office:value="98666" calcext:value-type="float">
            <text:p>98666</text:p>
          </table:table-cell>
          <table:table-cell table:formula="of:=['patched-lom'.O73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4]" office:value-type="float" office:value="372052" calcext:value-type="float">
            <text:p>372052</text:p>
          </table:table-cell>
          <table:table-cell table:formula="of:=[original.AC74]" office:value-type="float" office:value="99464" calcext:value-type="float">
            <text:p>99464</text:p>
          </table:table-cell>
          <table:table-cell table:formula="of:=[original.O74]" office:value-type="float" office:value="461472" calcext:value-type="float">
            <text:p>461472</text:p>
          </table:table-cell>
          <table:table-cell table:formula="of:=['patched-nolom'.AB74]" office:value-type="float" office:value="108032" calcext:value-type="float">
            <text:p>108032</text:p>
          </table:table-cell>
          <table:table-cell table:formula="of:=['patched-nolom'.AC74]" office:value-type="float" office:value="99355" calcext:value-type="float">
            <text:p>99355</text:p>
          </table:table-cell>
          <table:table-cell table:formula="of:=['patched-nolom'.O74]" office:value-type="float" office:value="233460" calcext:value-type="float">
            <text:p>233460</text:p>
          </table:table-cell>
          <table:table-cell table:formula="of:=['patched-lom'.AB74]" office:value-type="float" office:value="107968" calcext:value-type="float">
            <text:p>107968</text:p>
          </table:table-cell>
          <table:table-cell table:formula="of:=['patched-lom'.AC74]" office:value-type="float" office:value="98666" calcext:value-type="float">
            <text:p>98666</text:p>
          </table:table-cell>
          <table:table-cell table:formula="of:=['patched-lom'.O74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5]" office:value-type="float" office:value="372052" calcext:value-type="float">
            <text:p>372052</text:p>
          </table:table-cell>
          <table:table-cell table:formula="of:=[original.AC75]" office:value-type="float" office:value="99464" calcext:value-type="float">
            <text:p>99464</text:p>
          </table:table-cell>
          <table:table-cell table:formula="of:=[original.O75]" office:value-type="float" office:value="461472" calcext:value-type="float">
            <text:p>461472</text:p>
          </table:table-cell>
          <table:table-cell table:formula="of:=['patched-nolom'.AB75]" office:value-type="float" office:value="108032" calcext:value-type="float">
            <text:p>108032</text:p>
          </table:table-cell>
          <table:table-cell table:formula="of:=['patched-nolom'.AC75]" office:value-type="float" office:value="99355" calcext:value-type="float">
            <text:p>99355</text:p>
          </table:table-cell>
          <table:table-cell table:formula="of:=['patched-nolom'.O75]" office:value-type="float" office:value="233460" calcext:value-type="float">
            <text:p>233460</text:p>
          </table:table-cell>
          <table:table-cell table:formula="of:=['patched-lom'.AB75]" office:value-type="float" office:value="107968" calcext:value-type="float">
            <text:p>107968</text:p>
          </table:table-cell>
          <table:table-cell table:formula="of:=['patched-lom'.AC75]" office:value-type="float" office:value="98666" calcext:value-type="float">
            <text:p>98666</text:p>
          </table:table-cell>
          <table:table-cell table:formula="of:=['patched-lom'.O75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6]" office:value-type="float" office:value="372052" calcext:value-type="float">
            <text:p>372052</text:p>
          </table:table-cell>
          <table:table-cell table:formula="of:=[original.AC76]" office:value-type="float" office:value="99464" calcext:value-type="float">
            <text:p>99464</text:p>
          </table:table-cell>
          <table:table-cell table:formula="of:=[original.O76]" office:value-type="float" office:value="461472" calcext:value-type="float">
            <text:p>461472</text:p>
          </table:table-cell>
          <table:table-cell table:formula="of:=['patched-nolom'.AB76]" office:value-type="float" office:value="108032" calcext:value-type="float">
            <text:p>108032</text:p>
          </table:table-cell>
          <table:table-cell table:formula="of:=['patched-nolom'.AC76]" office:value-type="float" office:value="99355" calcext:value-type="float">
            <text:p>99355</text:p>
          </table:table-cell>
          <table:table-cell table:formula="of:=['patched-nolom'.O76]" office:value-type="float" office:value="233460" calcext:value-type="float">
            <text:p>233460</text:p>
          </table:table-cell>
          <table:table-cell table:formula="of:=['patched-lom'.AB76]" office:value-type="float" office:value="107968" calcext:value-type="float">
            <text:p>107968</text:p>
          </table:table-cell>
          <table:table-cell table:formula="of:=['patched-lom'.AC76]" office:value-type="float" office:value="98666" calcext:value-type="float">
            <text:p>98666</text:p>
          </table:table-cell>
          <table:table-cell table:formula="of:=['patched-lom'.O76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7]" office:value-type="float" office:value="372052" calcext:value-type="float">
            <text:p>372052</text:p>
          </table:table-cell>
          <table:table-cell table:formula="of:=[original.AC77]" office:value-type="float" office:value="99464" calcext:value-type="float">
            <text:p>99464</text:p>
          </table:table-cell>
          <table:table-cell table:formula="of:=[original.O77]" office:value-type="float" office:value="461472" calcext:value-type="float">
            <text:p>461472</text:p>
          </table:table-cell>
          <table:table-cell table:formula="of:=['patched-nolom'.AB77]" office:value-type="float" office:value="108032" calcext:value-type="float">
            <text:p>108032</text:p>
          </table:table-cell>
          <table:table-cell table:formula="of:=['patched-nolom'.AC77]" office:value-type="float" office:value="99355" calcext:value-type="float">
            <text:p>99355</text:p>
          </table:table-cell>
          <table:table-cell table:formula="of:=['patched-nolom'.O77]" office:value-type="float" office:value="233460" calcext:value-type="float">
            <text:p>233460</text:p>
          </table:table-cell>
          <table:table-cell table:formula="of:=['patched-lom'.AB77]" office:value-type="float" office:value="107968" calcext:value-type="float">
            <text:p>107968</text:p>
          </table:table-cell>
          <table:table-cell table:formula="of:=['patched-lom'.AC77]" office:value-type="float" office:value="98666" calcext:value-type="float">
            <text:p>98666</text:p>
          </table:table-cell>
          <table:table-cell table:formula="of:=['patched-lom'.O77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8]" office:value-type="float" office:value="372052" calcext:value-type="float">
            <text:p>372052</text:p>
          </table:table-cell>
          <table:table-cell table:formula="of:=[original.AC78]" office:value-type="float" office:value="99464" calcext:value-type="float">
            <text:p>99464</text:p>
          </table:table-cell>
          <table:table-cell table:formula="of:=[original.O78]" office:value-type="float" office:value="461472" calcext:value-type="float">
            <text:p>461472</text:p>
          </table:table-cell>
          <table:table-cell table:formula="of:=['patched-nolom'.AB78]" office:value-type="float" office:value="108032" calcext:value-type="float">
            <text:p>108032</text:p>
          </table:table-cell>
          <table:table-cell table:formula="of:=['patched-nolom'.AC78]" office:value-type="float" office:value="99355" calcext:value-type="float">
            <text:p>99355</text:p>
          </table:table-cell>
          <table:table-cell table:formula="of:=['patched-nolom'.O78]" office:value-type="float" office:value="233460" calcext:value-type="float">
            <text:p>233460</text:p>
          </table:table-cell>
          <table:table-cell table:formula="of:=['patched-lom'.AB78]" office:value-type="float" office:value="107968" calcext:value-type="float">
            <text:p>107968</text:p>
          </table:table-cell>
          <table:table-cell table:formula="of:=['patched-lom'.AC78]" office:value-type="float" office:value="98666" calcext:value-type="float">
            <text:p>98666</text:p>
          </table:table-cell>
          <table:table-cell table:formula="of:=['patched-lom'.O78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79]" office:value-type="float" office:value="372052" calcext:value-type="float">
            <text:p>372052</text:p>
          </table:table-cell>
          <table:table-cell table:formula="of:=[original.AC79]" office:value-type="float" office:value="99464" calcext:value-type="float">
            <text:p>99464</text:p>
          </table:table-cell>
          <table:table-cell table:formula="of:=[original.O79]" office:value-type="float" office:value="461472" calcext:value-type="float">
            <text:p>461472</text:p>
          </table:table-cell>
          <table:table-cell table:formula="of:=['patched-nolom'.AB79]" office:value-type="float" office:value="108032" calcext:value-type="float">
            <text:p>108032</text:p>
          </table:table-cell>
          <table:table-cell table:formula="of:=['patched-nolom'.AC79]" office:value-type="float" office:value="99355" calcext:value-type="float">
            <text:p>99355</text:p>
          </table:table-cell>
          <table:table-cell table:formula="of:=['patched-nolom'.O79]" office:value-type="float" office:value="233460" calcext:value-type="float">
            <text:p>233460</text:p>
          </table:table-cell>
          <table:table-cell table:formula="of:=['patched-lom'.AB79]" office:value-type="float" office:value="107968" calcext:value-type="float">
            <text:p>107968</text:p>
          </table:table-cell>
          <table:table-cell table:formula="of:=['patched-lom'.AC79]" office:value-type="float" office:value="98666" calcext:value-type="float">
            <text:p>98666</text:p>
          </table:table-cell>
          <table:table-cell table:formula="of:=['patched-lom'.O79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0]" office:value-type="float" office:value="372052" calcext:value-type="float">
            <text:p>372052</text:p>
          </table:table-cell>
          <table:table-cell table:formula="of:=[original.AC80]" office:value-type="float" office:value="99464" calcext:value-type="float">
            <text:p>99464</text:p>
          </table:table-cell>
          <table:table-cell table:formula="of:=[original.O80]" office:value-type="float" office:value="461472" calcext:value-type="float">
            <text:p>461472</text:p>
          </table:table-cell>
          <table:table-cell table:formula="of:=['patched-nolom'.AB80]" office:value-type="float" office:value="108032" calcext:value-type="float">
            <text:p>108032</text:p>
          </table:table-cell>
          <table:table-cell table:formula="of:=['patched-nolom'.AC80]" office:value-type="float" office:value="99355" calcext:value-type="float">
            <text:p>99355</text:p>
          </table:table-cell>
          <table:table-cell table:formula="of:=['patched-nolom'.O80]" office:value-type="float" office:value="233460" calcext:value-type="float">
            <text:p>233460</text:p>
          </table:table-cell>
          <table:table-cell table:formula="of:=['patched-lom'.AB80]" office:value-type="float" office:value="107968" calcext:value-type="float">
            <text:p>107968</text:p>
          </table:table-cell>
          <table:table-cell table:formula="of:=['patched-lom'.AC80]" office:value-type="float" office:value="98666" calcext:value-type="float">
            <text:p>98666</text:p>
          </table:table-cell>
          <table:table-cell table:formula="of:=['patched-lom'.O80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1]" office:value-type="float" office:value="372052" calcext:value-type="float">
            <text:p>372052</text:p>
          </table:table-cell>
          <table:table-cell table:formula="of:=[original.AC81]" office:value-type="float" office:value="99464" calcext:value-type="float">
            <text:p>99464</text:p>
          </table:table-cell>
          <table:table-cell table:formula="of:=[original.O81]" office:value-type="float" office:value="461472" calcext:value-type="float">
            <text:p>461472</text:p>
          </table:table-cell>
          <table:table-cell table:formula="of:=['patched-nolom'.AB81]" office:value-type="float" office:value="108032" calcext:value-type="float">
            <text:p>108032</text:p>
          </table:table-cell>
          <table:table-cell table:formula="of:=['patched-nolom'.AC81]" office:value-type="float" office:value="99355" calcext:value-type="float">
            <text:p>99355</text:p>
          </table:table-cell>
          <table:table-cell table:formula="of:=['patched-nolom'.O81]" office:value-type="float" office:value="233460" calcext:value-type="float">
            <text:p>233460</text:p>
          </table:table-cell>
          <table:table-cell table:formula="of:=['patched-lom'.AB81]" office:value-type="float" office:value="107968" calcext:value-type="float">
            <text:p>107968</text:p>
          </table:table-cell>
          <table:table-cell table:formula="of:=['patched-lom'.AC81]" office:value-type="float" office:value="98666" calcext:value-type="float">
            <text:p>98666</text:p>
          </table:table-cell>
          <table:table-cell table:formula="of:=['patched-lom'.O81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2]" office:value-type="float" office:value="372052" calcext:value-type="float">
            <text:p>372052</text:p>
          </table:table-cell>
          <table:table-cell table:formula="of:=[original.AC82]" office:value-type="float" office:value="99464" calcext:value-type="float">
            <text:p>99464</text:p>
          </table:table-cell>
          <table:table-cell table:formula="of:=[original.O82]" office:value-type="float" office:value="461472" calcext:value-type="float">
            <text:p>461472</text:p>
          </table:table-cell>
          <table:table-cell table:formula="of:=['patched-nolom'.AB82]" office:value-type="float" office:value="108032" calcext:value-type="float">
            <text:p>108032</text:p>
          </table:table-cell>
          <table:table-cell table:formula="of:=['patched-nolom'.AC82]" office:value-type="float" office:value="99355" calcext:value-type="float">
            <text:p>99355</text:p>
          </table:table-cell>
          <table:table-cell table:formula="of:=['patched-nolom'.O82]" office:value-type="float" office:value="233460" calcext:value-type="float">
            <text:p>233460</text:p>
          </table:table-cell>
          <table:table-cell table:formula="of:=['patched-lom'.AB82]" office:value-type="float" office:value="107968" calcext:value-type="float">
            <text:p>107968</text:p>
          </table:table-cell>
          <table:table-cell table:formula="of:=['patched-lom'.AC82]" office:value-type="float" office:value="98666" calcext:value-type="float">
            <text:p>98666</text:p>
          </table:table-cell>
          <table:table-cell table:formula="of:=['patched-lom'.O82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3]" office:value-type="float" office:value="372052" calcext:value-type="float">
            <text:p>372052</text:p>
          </table:table-cell>
          <table:table-cell table:formula="of:=[original.AC83]" office:value-type="float" office:value="99464" calcext:value-type="float">
            <text:p>99464</text:p>
          </table:table-cell>
          <table:table-cell table:formula="of:=[original.O83]" office:value-type="float" office:value="461472" calcext:value-type="float">
            <text:p>461472</text:p>
          </table:table-cell>
          <table:table-cell table:formula="of:=['patched-nolom'.AB83]" office:value-type="float" office:value="108032" calcext:value-type="float">
            <text:p>108032</text:p>
          </table:table-cell>
          <table:table-cell table:formula="of:=['patched-nolom'.AC83]" office:value-type="float" office:value="99355" calcext:value-type="float">
            <text:p>99355</text:p>
          </table:table-cell>
          <table:table-cell table:formula="of:=['patched-nolom'.O83]" office:value-type="float" office:value="233460" calcext:value-type="float">
            <text:p>233460</text:p>
          </table:table-cell>
          <table:table-cell table:formula="of:=['patched-lom'.AB83]" office:value-type="float" office:value="107968" calcext:value-type="float">
            <text:p>107968</text:p>
          </table:table-cell>
          <table:table-cell table:formula="of:=['patched-lom'.AC83]" office:value-type="float" office:value="98666" calcext:value-type="float">
            <text:p>98666</text:p>
          </table:table-cell>
          <table:table-cell table:formula="of:=['patched-lom'.O83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4]" office:value-type="float" office:value="372052" calcext:value-type="float">
            <text:p>372052</text:p>
          </table:table-cell>
          <table:table-cell table:formula="of:=[original.AC84]" office:value-type="float" office:value="99464" calcext:value-type="float">
            <text:p>99464</text:p>
          </table:table-cell>
          <table:table-cell table:formula="of:=[original.O84]" office:value-type="float" office:value="461472" calcext:value-type="float">
            <text:p>461472</text:p>
          </table:table-cell>
          <table:table-cell table:formula="of:=['patched-nolom'.AB84]" office:value-type="float" office:value="108032" calcext:value-type="float">
            <text:p>108032</text:p>
          </table:table-cell>
          <table:table-cell table:formula="of:=['patched-nolom'.AC84]" office:value-type="float" office:value="99355" calcext:value-type="float">
            <text:p>99355</text:p>
          </table:table-cell>
          <table:table-cell table:formula="of:=['patched-nolom'.O84]" office:value-type="float" office:value="233460" calcext:value-type="float">
            <text:p>233460</text:p>
          </table:table-cell>
          <table:table-cell table:formula="of:=['patched-lom'.AB84]" office:value-type="float" office:value="107968" calcext:value-type="float">
            <text:p>107968</text:p>
          </table:table-cell>
          <table:table-cell table:formula="of:=['patched-lom'.AC84]" office:value-type="float" office:value="98666" calcext:value-type="float">
            <text:p>98666</text:p>
          </table:table-cell>
          <table:table-cell table:formula="of:=['patched-lom'.O84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5]" office:value-type="float" office:value="372052" calcext:value-type="float">
            <text:p>372052</text:p>
          </table:table-cell>
          <table:table-cell table:formula="of:=[original.AC85]" office:value-type="float" office:value="99464" calcext:value-type="float">
            <text:p>99464</text:p>
          </table:table-cell>
          <table:table-cell table:formula="of:=[original.O85]" office:value-type="float" office:value="461472" calcext:value-type="float">
            <text:p>461472</text:p>
          </table:table-cell>
          <table:table-cell table:formula="of:=['patched-nolom'.AB85]" office:value-type="float" office:value="108032" calcext:value-type="float">
            <text:p>108032</text:p>
          </table:table-cell>
          <table:table-cell table:formula="of:=['patched-nolom'.AC85]" office:value-type="float" office:value="99355" calcext:value-type="float">
            <text:p>99355</text:p>
          </table:table-cell>
          <table:table-cell table:formula="of:=['patched-nolom'.O85]" office:value-type="float" office:value="233460" calcext:value-type="float">
            <text:p>233460</text:p>
          </table:table-cell>
          <table:table-cell table:formula="of:=['patched-lom'.AB85]" office:value-type="float" office:value="107968" calcext:value-type="float">
            <text:p>107968</text:p>
          </table:table-cell>
          <table:table-cell table:formula="of:=['patched-lom'.AC85]" office:value-type="float" office:value="98666" calcext:value-type="float">
            <text:p>98666</text:p>
          </table:table-cell>
          <table:table-cell table:formula="of:=['patched-lom'.O85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6]" office:value-type="float" office:value="372052" calcext:value-type="float">
            <text:p>372052</text:p>
          </table:table-cell>
          <table:table-cell table:formula="of:=[original.AC86]" office:value-type="float" office:value="99464" calcext:value-type="float">
            <text:p>99464</text:p>
          </table:table-cell>
          <table:table-cell table:formula="of:=[original.O86]" office:value-type="float" office:value="461472" calcext:value-type="float">
            <text:p>461472</text:p>
          </table:table-cell>
          <table:table-cell table:formula="of:=['patched-nolom'.AB86]" office:value-type="float" office:value="108032" calcext:value-type="float">
            <text:p>108032</text:p>
          </table:table-cell>
          <table:table-cell table:formula="of:=['patched-nolom'.AC86]" office:value-type="float" office:value="99355" calcext:value-type="float">
            <text:p>99355</text:p>
          </table:table-cell>
          <table:table-cell table:formula="of:=['patched-nolom'.O86]" office:value-type="float" office:value="233460" calcext:value-type="float">
            <text:p>233460</text:p>
          </table:table-cell>
          <table:table-cell table:formula="of:=['patched-lom'.AB86]" office:value-type="float" office:value="107968" calcext:value-type="float">
            <text:p>107968</text:p>
          </table:table-cell>
          <table:table-cell table:formula="of:=['patched-lom'.AC86]" office:value-type="float" office:value="98666" calcext:value-type="float">
            <text:p>98666</text:p>
          </table:table-cell>
          <table:table-cell table:formula="of:=['patched-lom'.O86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7]" office:value-type="float" office:value="372052" calcext:value-type="float">
            <text:p>372052</text:p>
          </table:table-cell>
          <table:table-cell table:formula="of:=[original.AC87]" office:value-type="float" office:value="99464" calcext:value-type="float">
            <text:p>99464</text:p>
          </table:table-cell>
          <table:table-cell table:formula="of:=[original.O87]" office:value-type="float" office:value="461472" calcext:value-type="float">
            <text:p>461472</text:p>
          </table:table-cell>
          <table:table-cell table:formula="of:=['patched-nolom'.AB87]" office:value-type="float" office:value="108032" calcext:value-type="float">
            <text:p>108032</text:p>
          </table:table-cell>
          <table:table-cell table:formula="of:=['patched-nolom'.AC87]" office:value-type="float" office:value="99355" calcext:value-type="float">
            <text:p>99355</text:p>
          </table:table-cell>
          <table:table-cell table:formula="of:=['patched-nolom'.O87]" office:value-type="float" office:value="233460" calcext:value-type="float">
            <text:p>233460</text:p>
          </table:table-cell>
          <table:table-cell table:formula="of:=['patched-lom'.AB87]" office:value-type="float" office:value="107968" calcext:value-type="float">
            <text:p>107968</text:p>
          </table:table-cell>
          <table:table-cell table:formula="of:=['patched-lom'.AC87]" office:value-type="float" office:value="98666" calcext:value-type="float">
            <text:p>98666</text:p>
          </table:table-cell>
          <table:table-cell table:formula="of:=['patched-lom'.O87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8]" office:value-type="float" office:value="372052" calcext:value-type="float">
            <text:p>372052</text:p>
          </table:table-cell>
          <table:table-cell table:formula="of:=[original.AC88]" office:value-type="float" office:value="99464" calcext:value-type="float">
            <text:p>99464</text:p>
          </table:table-cell>
          <table:table-cell table:formula="of:=[original.O88]" office:value-type="float" office:value="461472" calcext:value-type="float">
            <text:p>461472</text:p>
          </table:table-cell>
          <table:table-cell table:formula="of:=['patched-nolom'.AB88]" office:value-type="float" office:value="108032" calcext:value-type="float">
            <text:p>108032</text:p>
          </table:table-cell>
          <table:table-cell table:formula="of:=['patched-nolom'.AC88]" office:value-type="float" office:value="99355" calcext:value-type="float">
            <text:p>99355</text:p>
          </table:table-cell>
          <table:table-cell table:formula="of:=['patched-nolom'.O88]" office:value-type="float" office:value="233460" calcext:value-type="float">
            <text:p>233460</text:p>
          </table:table-cell>
          <table:table-cell table:formula="of:=['patched-lom'.AB88]" office:value-type="float" office:value="107968" calcext:value-type="float">
            <text:p>107968</text:p>
          </table:table-cell>
          <table:table-cell table:formula="of:=['patched-lom'.AC88]" office:value-type="float" office:value="98666" calcext:value-type="float">
            <text:p>98666</text:p>
          </table:table-cell>
          <table:table-cell table:formula="of:=['patched-lom'.O88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89]" office:value-type="float" office:value="372052" calcext:value-type="float">
            <text:p>372052</text:p>
          </table:table-cell>
          <table:table-cell table:formula="of:=[original.AC89]" office:value-type="float" office:value="99464" calcext:value-type="float">
            <text:p>99464</text:p>
          </table:table-cell>
          <table:table-cell table:formula="of:=[original.O89]" office:value-type="float" office:value="461472" calcext:value-type="float">
            <text:p>461472</text:p>
          </table:table-cell>
          <table:table-cell table:formula="of:=['patched-nolom'.AB89]" office:value-type="float" office:value="108032" calcext:value-type="float">
            <text:p>108032</text:p>
          </table:table-cell>
          <table:table-cell table:formula="of:=['patched-nolom'.AC89]" office:value-type="float" office:value="99355" calcext:value-type="float">
            <text:p>99355</text:p>
          </table:table-cell>
          <table:table-cell table:formula="of:=['patched-nolom'.O89]" office:value-type="float" office:value="233460" calcext:value-type="float">
            <text:p>233460</text:p>
          </table:table-cell>
          <table:table-cell table:formula="of:=['patched-lom'.AB89]" office:value-type="float" office:value="107968" calcext:value-type="float">
            <text:p>107968</text:p>
          </table:table-cell>
          <table:table-cell table:formula="of:=['patched-lom'.AC89]" office:value-type="float" office:value="98666" calcext:value-type="float">
            <text:p>98666</text:p>
          </table:table-cell>
          <table:table-cell table:formula="of:=['patched-lom'.O89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0]" office:value-type="float" office:value="372052" calcext:value-type="float">
            <text:p>372052</text:p>
          </table:table-cell>
          <table:table-cell table:formula="of:=[original.AC90]" office:value-type="float" office:value="99464" calcext:value-type="float">
            <text:p>99464</text:p>
          </table:table-cell>
          <table:table-cell table:formula="of:=[original.O90]" office:value-type="float" office:value="461472" calcext:value-type="float">
            <text:p>461472</text:p>
          </table:table-cell>
          <table:table-cell table:formula="of:=['patched-nolom'.AB90]" office:value-type="float" office:value="108032" calcext:value-type="float">
            <text:p>108032</text:p>
          </table:table-cell>
          <table:table-cell table:formula="of:=['patched-nolom'.AC90]" office:value-type="float" office:value="99355" calcext:value-type="float">
            <text:p>99355</text:p>
          </table:table-cell>
          <table:table-cell table:formula="of:=['patched-nolom'.O90]" office:value-type="float" office:value="233460" calcext:value-type="float">
            <text:p>233460</text:p>
          </table:table-cell>
          <table:table-cell table:formula="of:=['patched-lom'.AB90]" office:value-type="float" office:value="107968" calcext:value-type="float">
            <text:p>107968</text:p>
          </table:table-cell>
          <table:table-cell table:formula="of:=['patched-lom'.AC90]" office:value-type="float" office:value="98666" calcext:value-type="float">
            <text:p>98666</text:p>
          </table:table-cell>
          <table:table-cell table:formula="of:=['patched-lom'.O90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1]" office:value-type="float" office:value="372052" calcext:value-type="float">
            <text:p>372052</text:p>
          </table:table-cell>
          <table:table-cell table:formula="of:=[original.AC91]" office:value-type="float" office:value="99464" calcext:value-type="float">
            <text:p>99464</text:p>
          </table:table-cell>
          <table:table-cell table:formula="of:=[original.O91]" office:value-type="float" office:value="461472" calcext:value-type="float">
            <text:p>461472</text:p>
          </table:table-cell>
          <table:table-cell table:formula="of:=['patched-nolom'.AB91]" office:value-type="float" office:value="108032" calcext:value-type="float">
            <text:p>108032</text:p>
          </table:table-cell>
          <table:table-cell table:formula="of:=['patched-nolom'.AC91]" office:value-type="float" office:value="99355" calcext:value-type="float">
            <text:p>99355</text:p>
          </table:table-cell>
          <table:table-cell table:formula="of:=['patched-nolom'.O91]" office:value-type="float" office:value="233460" calcext:value-type="float">
            <text:p>233460</text:p>
          </table:table-cell>
          <table:table-cell table:formula="of:=['patched-lom'.AB91]" office:value-type="float" office:value="107968" calcext:value-type="float">
            <text:p>107968</text:p>
          </table:table-cell>
          <table:table-cell table:formula="of:=['patched-lom'.AC91]" office:value-type="float" office:value="98666" calcext:value-type="float">
            <text:p>98666</text:p>
          </table:table-cell>
          <table:table-cell table:formula="of:=['patched-lom'.O91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2]" office:value-type="float" office:value="372052" calcext:value-type="float">
            <text:p>372052</text:p>
          </table:table-cell>
          <table:table-cell table:formula="of:=[original.AC92]" office:value-type="float" office:value="99464" calcext:value-type="float">
            <text:p>99464</text:p>
          </table:table-cell>
          <table:table-cell table:formula="of:=[original.O92]" office:value-type="float" office:value="461472" calcext:value-type="float">
            <text:p>461472</text:p>
          </table:table-cell>
          <table:table-cell table:formula="of:=['patched-nolom'.AB92]" office:value-type="float" office:value="108032" calcext:value-type="float">
            <text:p>108032</text:p>
          </table:table-cell>
          <table:table-cell table:formula="of:=['patched-nolom'.AC92]" office:value-type="float" office:value="99355" calcext:value-type="float">
            <text:p>99355</text:p>
          </table:table-cell>
          <table:table-cell table:formula="of:=['patched-nolom'.O92]" office:value-type="float" office:value="233460" calcext:value-type="float">
            <text:p>233460</text:p>
          </table:table-cell>
          <table:table-cell table:formula="of:=['patched-lom'.AB92]" office:value-type="float" office:value="107968" calcext:value-type="float">
            <text:p>107968</text:p>
          </table:table-cell>
          <table:table-cell table:formula="of:=['patched-lom'.AC92]" office:value-type="float" office:value="98666" calcext:value-type="float">
            <text:p>98666</text:p>
          </table:table-cell>
          <table:table-cell table:formula="of:=['patched-lom'.O92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3]" office:value-type="float" office:value="372052" calcext:value-type="float">
            <text:p>372052</text:p>
          </table:table-cell>
          <table:table-cell table:formula="of:=[original.AC93]" office:value-type="float" office:value="99464" calcext:value-type="float">
            <text:p>99464</text:p>
          </table:table-cell>
          <table:table-cell table:formula="of:=[original.O93]" office:value-type="float" office:value="461472" calcext:value-type="float">
            <text:p>461472</text:p>
          </table:table-cell>
          <table:table-cell table:formula="of:=['patched-nolom'.AB93]" office:value-type="float" office:value="108032" calcext:value-type="float">
            <text:p>108032</text:p>
          </table:table-cell>
          <table:table-cell table:formula="of:=['patched-nolom'.AC93]" office:value-type="float" office:value="99355" calcext:value-type="float">
            <text:p>99355</text:p>
          </table:table-cell>
          <table:table-cell table:formula="of:=['patched-nolom'.O93]" office:value-type="float" office:value="233460" calcext:value-type="float">
            <text:p>233460</text:p>
          </table:table-cell>
          <table:table-cell table:formula="of:=['patched-lom'.AB93]" office:value-type="float" office:value="107968" calcext:value-type="float">
            <text:p>107968</text:p>
          </table:table-cell>
          <table:table-cell table:formula="of:=['patched-lom'.AC93]" office:value-type="float" office:value="98666" calcext:value-type="float">
            <text:p>98666</text:p>
          </table:table-cell>
          <table:table-cell table:formula="of:=['patched-lom'.O93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4]" office:value-type="float" office:value="372052" calcext:value-type="float">
            <text:p>372052</text:p>
          </table:table-cell>
          <table:table-cell table:formula="of:=[original.AC94]" office:value-type="float" office:value="99464" calcext:value-type="float">
            <text:p>99464</text:p>
          </table:table-cell>
          <table:table-cell table:formula="of:=[original.O94]" office:value-type="float" office:value="461472" calcext:value-type="float">
            <text:p>461472</text:p>
          </table:table-cell>
          <table:table-cell table:formula="of:=['patched-nolom'.AB94]" office:value-type="float" office:value="108032" calcext:value-type="float">
            <text:p>108032</text:p>
          </table:table-cell>
          <table:table-cell table:formula="of:=['patched-nolom'.AC94]" office:value-type="float" office:value="99355" calcext:value-type="float">
            <text:p>99355</text:p>
          </table:table-cell>
          <table:table-cell table:formula="of:=['patched-nolom'.O94]" office:value-type="float" office:value="233460" calcext:value-type="float">
            <text:p>233460</text:p>
          </table:table-cell>
          <table:table-cell table:formula="of:=['patched-lom'.AB94]" office:value-type="float" office:value="107968" calcext:value-type="float">
            <text:p>107968</text:p>
          </table:table-cell>
          <table:table-cell table:formula="of:=['patched-lom'.AC94]" office:value-type="float" office:value="98666" calcext:value-type="float">
            <text:p>98666</text:p>
          </table:table-cell>
          <table:table-cell table:formula="of:=['patched-lom'.O94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5]" office:value-type="float" office:value="372052" calcext:value-type="float">
            <text:p>372052</text:p>
          </table:table-cell>
          <table:table-cell table:formula="of:=[original.AC95]" office:value-type="float" office:value="99464" calcext:value-type="float">
            <text:p>99464</text:p>
          </table:table-cell>
          <table:table-cell table:formula="of:=[original.O95]" office:value-type="float" office:value="461472" calcext:value-type="float">
            <text:p>461472</text:p>
          </table:table-cell>
          <table:table-cell table:formula="of:=['patched-nolom'.AB95]" office:value-type="float" office:value="108032" calcext:value-type="float">
            <text:p>108032</text:p>
          </table:table-cell>
          <table:table-cell table:formula="of:=['patched-nolom'.AC95]" office:value-type="float" office:value="99355" calcext:value-type="float">
            <text:p>99355</text:p>
          </table:table-cell>
          <table:table-cell table:formula="of:=['patched-nolom'.O95]" office:value-type="float" office:value="233460" calcext:value-type="float">
            <text:p>233460</text:p>
          </table:table-cell>
          <table:table-cell table:formula="of:=['patched-lom'.AB95]" office:value-type="float" office:value="107968" calcext:value-type="float">
            <text:p>107968</text:p>
          </table:table-cell>
          <table:table-cell table:formula="of:=['patched-lom'.AC95]" office:value-type="float" office:value="98666" calcext:value-type="float">
            <text:p>98666</text:p>
          </table:table-cell>
          <table:table-cell table:formula="of:=['patched-lom'.O95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6]" office:value-type="float" office:value="372052" calcext:value-type="float">
            <text:p>372052</text:p>
          </table:table-cell>
          <table:table-cell table:formula="of:=[original.AC96]" office:value-type="float" office:value="99464" calcext:value-type="float">
            <text:p>99464</text:p>
          </table:table-cell>
          <table:table-cell table:formula="of:=[original.O96]" office:value-type="float" office:value="461472" calcext:value-type="float">
            <text:p>461472</text:p>
          </table:table-cell>
          <table:table-cell table:formula="of:=['patched-nolom'.AB96]" office:value-type="float" office:value="108032" calcext:value-type="float">
            <text:p>108032</text:p>
          </table:table-cell>
          <table:table-cell table:formula="of:=['patched-nolom'.AC96]" office:value-type="float" office:value="99355" calcext:value-type="float">
            <text:p>99355</text:p>
          </table:table-cell>
          <table:table-cell table:formula="of:=['patched-nolom'.O96]" office:value-type="float" office:value="233460" calcext:value-type="float">
            <text:p>233460</text:p>
          </table:table-cell>
          <table:table-cell table:formula="of:=['patched-lom'.AB96]" office:value-type="float" office:value="107968" calcext:value-type="float">
            <text:p>107968</text:p>
          </table:table-cell>
          <table:table-cell table:formula="of:=['patched-lom'.AC96]" office:value-type="float" office:value="98666" calcext:value-type="float">
            <text:p>98666</text:p>
          </table:table-cell>
          <table:table-cell table:formula="of:=['patched-lom'.O96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7]" office:value-type="float" office:value="372052" calcext:value-type="float">
            <text:p>372052</text:p>
          </table:table-cell>
          <table:table-cell table:formula="of:=[original.AC97]" office:value-type="float" office:value="99464" calcext:value-type="float">
            <text:p>99464</text:p>
          </table:table-cell>
          <table:table-cell table:formula="of:=[original.O97]" office:value-type="float" office:value="461472" calcext:value-type="float">
            <text:p>461472</text:p>
          </table:table-cell>
          <table:table-cell table:formula="of:=['patched-nolom'.AB97]" office:value-type="float" office:value="108032" calcext:value-type="float">
            <text:p>108032</text:p>
          </table:table-cell>
          <table:table-cell table:formula="of:=['patched-nolom'.AC97]" office:value-type="float" office:value="99355" calcext:value-type="float">
            <text:p>99355</text:p>
          </table:table-cell>
          <table:table-cell table:formula="of:=['patched-nolom'.O97]" office:value-type="float" office:value="233460" calcext:value-type="float">
            <text:p>233460</text:p>
          </table:table-cell>
          <table:table-cell table:formula="of:=['patched-lom'.AB97]" office:value-type="float" office:value="107968" calcext:value-type="float">
            <text:p>107968</text:p>
          </table:table-cell>
          <table:table-cell table:formula="of:=['patched-lom'.AC97]" office:value-type="float" office:value="98666" calcext:value-type="float">
            <text:p>98666</text:p>
          </table:table-cell>
          <table:table-cell table:formula="of:=['patched-lom'.O97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8]" office:value-type="float" office:value="372052" calcext:value-type="float">
            <text:p>372052</text:p>
          </table:table-cell>
          <table:table-cell table:formula="of:=[original.AC98]" office:value-type="float" office:value="99464" calcext:value-type="float">
            <text:p>99464</text:p>
          </table:table-cell>
          <table:table-cell table:formula="of:=[original.O98]" office:value-type="float" office:value="461472" calcext:value-type="float">
            <text:p>461472</text:p>
          </table:table-cell>
          <table:table-cell table:formula="of:=['patched-nolom'.AB98]" office:value-type="float" office:value="108032" calcext:value-type="float">
            <text:p>108032</text:p>
          </table:table-cell>
          <table:table-cell table:formula="of:=['patched-nolom'.AC98]" office:value-type="float" office:value="99355" calcext:value-type="float">
            <text:p>99355</text:p>
          </table:table-cell>
          <table:table-cell table:formula="of:=['patched-nolom'.O98]" office:value-type="float" office:value="233460" calcext:value-type="float">
            <text:p>233460</text:p>
          </table:table-cell>
          <table:table-cell table:formula="of:=['patched-lom'.AB98]" office:value-type="float" office:value="107968" calcext:value-type="float">
            <text:p>107968</text:p>
          </table:table-cell>
          <table:table-cell table:formula="of:=['patched-lom'.AC98]" office:value-type="float" office:value="98666" calcext:value-type="float">
            <text:p>98666</text:p>
          </table:table-cell>
          <table:table-cell table:formula="of:=['patched-lom'.O98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99]" office:value-type="float" office:value="372052" calcext:value-type="float">
            <text:p>372052</text:p>
          </table:table-cell>
          <table:table-cell table:formula="of:=[original.AC99]" office:value-type="float" office:value="99464" calcext:value-type="float">
            <text:p>99464</text:p>
          </table:table-cell>
          <table:table-cell table:formula="of:=[original.O99]" office:value-type="float" office:value="461472" calcext:value-type="float">
            <text:p>461472</text:p>
          </table:table-cell>
          <table:table-cell table:formula="of:=['patched-nolom'.AB99]" office:value-type="float" office:value="108032" calcext:value-type="float">
            <text:p>108032</text:p>
          </table:table-cell>
          <table:table-cell table:formula="of:=['patched-nolom'.AC99]" office:value-type="float" office:value="99355" calcext:value-type="float">
            <text:p>99355</text:p>
          </table:table-cell>
          <table:table-cell table:formula="of:=['patched-nolom'.O99]" office:value-type="float" office:value="233460" calcext:value-type="float">
            <text:p>233460</text:p>
          </table:table-cell>
          <table:table-cell table:formula="of:=['patched-lom'.AB99]" office:value-type="float" office:value="107968" calcext:value-type="float">
            <text:p>107968</text:p>
          </table:table-cell>
          <table:table-cell table:formula="of:=['patched-lom'.AC99]" office:value-type="float" office:value="98666" calcext:value-type="float">
            <text:p>98666</text:p>
          </table:table-cell>
          <table:table-cell table:formula="of:=['patched-lom'.O99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0]" office:value-type="float" office:value="372052" calcext:value-type="float">
            <text:p>372052</text:p>
          </table:table-cell>
          <table:table-cell table:formula="of:=[original.AC100]" office:value-type="float" office:value="99464" calcext:value-type="float">
            <text:p>99464</text:p>
          </table:table-cell>
          <table:table-cell table:formula="of:=[original.O100]" office:value-type="float" office:value="461472" calcext:value-type="float">
            <text:p>461472</text:p>
          </table:table-cell>
          <table:table-cell table:formula="of:=['patched-nolom'.AB100]" office:value-type="float" office:value="108032" calcext:value-type="float">
            <text:p>108032</text:p>
          </table:table-cell>
          <table:table-cell table:formula="of:=['patched-nolom'.AC100]" office:value-type="float" office:value="99355" calcext:value-type="float">
            <text:p>99355</text:p>
          </table:table-cell>
          <table:table-cell table:formula="of:=['patched-nolom'.O100]" office:value-type="float" office:value="233460" calcext:value-type="float">
            <text:p>233460</text:p>
          </table:table-cell>
          <table:table-cell table:formula="of:=['patched-lom'.AB100]" office:value-type="float" office:value="107968" calcext:value-type="float">
            <text:p>107968</text:p>
          </table:table-cell>
          <table:table-cell table:formula="of:=['patched-lom'.AC100]" office:value-type="float" office:value="98666" calcext:value-type="float">
            <text:p>98666</text:p>
          </table:table-cell>
          <table:table-cell table:formula="of:=['patched-lom'.O100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1]" office:value-type="float" office:value="372052" calcext:value-type="float">
            <text:p>372052</text:p>
          </table:table-cell>
          <table:table-cell table:formula="of:=[original.AC101]" office:value-type="float" office:value="99464" calcext:value-type="float">
            <text:p>99464</text:p>
          </table:table-cell>
          <table:table-cell table:formula="of:=[original.O101]" office:value-type="float" office:value="461472" calcext:value-type="float">
            <text:p>461472</text:p>
          </table:table-cell>
          <table:table-cell table:formula="of:=['patched-nolom'.AB101]" office:value-type="float" office:value="108032" calcext:value-type="float">
            <text:p>108032</text:p>
          </table:table-cell>
          <table:table-cell table:formula="of:=['patched-nolom'.AC101]" office:value-type="float" office:value="99355" calcext:value-type="float">
            <text:p>99355</text:p>
          </table:table-cell>
          <table:table-cell table:formula="of:=['patched-nolom'.O101]" office:value-type="float" office:value="233460" calcext:value-type="float">
            <text:p>233460</text:p>
          </table:table-cell>
          <table:table-cell table:formula="of:=['patched-lom'.AB101]" office:value-type="float" office:value="107968" calcext:value-type="float">
            <text:p>107968</text:p>
          </table:table-cell>
          <table:table-cell table:formula="of:=['patched-lom'.AC101]" office:value-type="float" office:value="98666" calcext:value-type="float">
            <text:p>98666</text:p>
          </table:table-cell>
          <table:table-cell table:formula="of:=['patched-lom'.O101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2]" office:value-type="float" office:value="372052" calcext:value-type="float">
            <text:p>372052</text:p>
          </table:table-cell>
          <table:table-cell table:formula="of:=[original.AC102]" office:value-type="float" office:value="99464" calcext:value-type="float">
            <text:p>99464</text:p>
          </table:table-cell>
          <table:table-cell table:formula="of:=[original.O102]" office:value-type="float" office:value="461472" calcext:value-type="float">
            <text:p>461472</text:p>
          </table:table-cell>
          <table:table-cell table:formula="of:=['patched-nolom'.AB102]" office:value-type="float" office:value="108032" calcext:value-type="float">
            <text:p>108032</text:p>
          </table:table-cell>
          <table:table-cell table:formula="of:=['patched-nolom'.AC102]" office:value-type="float" office:value="99355" calcext:value-type="float">
            <text:p>99355</text:p>
          </table:table-cell>
          <table:table-cell table:formula="of:=['patched-nolom'.O102]" office:value-type="float" office:value="233460" calcext:value-type="float">
            <text:p>233460</text:p>
          </table:table-cell>
          <table:table-cell table:formula="of:=['patched-lom'.AB102]" office:value-type="float" office:value="107968" calcext:value-type="float">
            <text:p>107968</text:p>
          </table:table-cell>
          <table:table-cell table:formula="of:=['patched-lom'.AC102]" office:value-type="float" office:value="98666" calcext:value-type="float">
            <text:p>98666</text:p>
          </table:table-cell>
          <table:table-cell table:formula="of:=['patched-lom'.O102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3]" office:value-type="float" office:value="372052" calcext:value-type="float">
            <text:p>372052</text:p>
          </table:table-cell>
          <table:table-cell table:formula="of:=[original.AC103]" office:value-type="float" office:value="99464" calcext:value-type="float">
            <text:p>99464</text:p>
          </table:table-cell>
          <table:table-cell table:formula="of:=[original.O103]" office:value-type="float" office:value="461472" calcext:value-type="float">
            <text:p>461472</text:p>
          </table:table-cell>
          <table:table-cell table:formula="of:=['patched-nolom'.AB103]" office:value-type="float" office:value="108032" calcext:value-type="float">
            <text:p>108032</text:p>
          </table:table-cell>
          <table:table-cell table:formula="of:=['patched-nolom'.AC103]" office:value-type="float" office:value="99355" calcext:value-type="float">
            <text:p>99355</text:p>
          </table:table-cell>
          <table:table-cell table:formula="of:=['patched-nolom'.O103]" office:value-type="float" office:value="233460" calcext:value-type="float">
            <text:p>233460</text:p>
          </table:table-cell>
          <table:table-cell table:formula="of:=['patched-lom'.AB103]" office:value-type="float" office:value="107968" calcext:value-type="float">
            <text:p>107968</text:p>
          </table:table-cell>
          <table:table-cell table:formula="of:=['patched-lom'.AC103]" office:value-type="float" office:value="98666" calcext:value-type="float">
            <text:p>98666</text:p>
          </table:table-cell>
          <table:table-cell table:formula="of:=['patched-lom'.O103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4]" office:value-type="float" office:value="372052" calcext:value-type="float">
            <text:p>372052</text:p>
          </table:table-cell>
          <table:table-cell table:formula="of:=[original.AC104]" office:value-type="float" office:value="99464" calcext:value-type="float">
            <text:p>99464</text:p>
          </table:table-cell>
          <table:table-cell table:formula="of:=[original.O104]" office:value-type="float" office:value="461472" calcext:value-type="float">
            <text:p>461472</text:p>
          </table:table-cell>
          <table:table-cell table:formula="of:=['patched-nolom'.AB104]" office:value-type="float" office:value="108032" calcext:value-type="float">
            <text:p>108032</text:p>
          </table:table-cell>
          <table:table-cell table:formula="of:=['patched-nolom'.AC104]" office:value-type="float" office:value="99355" calcext:value-type="float">
            <text:p>99355</text:p>
          </table:table-cell>
          <table:table-cell table:formula="of:=['patched-nolom'.O104]" office:value-type="float" office:value="233460" calcext:value-type="float">
            <text:p>233460</text:p>
          </table:table-cell>
          <table:table-cell table:formula="of:=['patched-lom'.AB104]" office:value-type="float" office:value="107968" calcext:value-type="float">
            <text:p>107968</text:p>
          </table:table-cell>
          <table:table-cell table:formula="of:=['patched-lom'.AC104]" office:value-type="float" office:value="98666" calcext:value-type="float">
            <text:p>98666</text:p>
          </table:table-cell>
          <table:table-cell table:formula="of:=['patched-lom'.O104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5]" office:value-type="float" office:value="372052" calcext:value-type="float">
            <text:p>372052</text:p>
          </table:table-cell>
          <table:table-cell table:formula="of:=[original.AC105]" office:value-type="float" office:value="99464" calcext:value-type="float">
            <text:p>99464</text:p>
          </table:table-cell>
          <table:table-cell table:formula="of:=[original.O105]" office:value-type="float" office:value="461472" calcext:value-type="float">
            <text:p>461472</text:p>
          </table:table-cell>
          <table:table-cell table:formula="of:=['patched-nolom'.AB105]" office:value-type="float" office:value="108032" calcext:value-type="float">
            <text:p>108032</text:p>
          </table:table-cell>
          <table:table-cell table:formula="of:=['patched-nolom'.AC105]" office:value-type="float" office:value="99355" calcext:value-type="float">
            <text:p>99355</text:p>
          </table:table-cell>
          <table:table-cell table:formula="of:=['patched-nolom'.O105]" office:value-type="float" office:value="233460" calcext:value-type="float">
            <text:p>233460</text:p>
          </table:table-cell>
          <table:table-cell table:formula="of:=['patched-lom'.AB105]" office:value-type="float" office:value="107968" calcext:value-type="float">
            <text:p>107968</text:p>
          </table:table-cell>
          <table:table-cell table:formula="of:=['patched-lom'.AC105]" office:value-type="float" office:value="98666" calcext:value-type="float">
            <text:p>98666</text:p>
          </table:table-cell>
          <table:table-cell table:formula="of:=['patched-lom'.O105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6]" office:value-type="float" office:value="372052" calcext:value-type="float">
            <text:p>372052</text:p>
          </table:table-cell>
          <table:table-cell table:formula="of:=[original.AC106]" office:value-type="float" office:value="99464" calcext:value-type="float">
            <text:p>99464</text:p>
          </table:table-cell>
          <table:table-cell table:formula="of:=[original.O106]" office:value-type="float" office:value="461472" calcext:value-type="float">
            <text:p>461472</text:p>
          </table:table-cell>
          <table:table-cell table:formula="of:=['patched-nolom'.AB106]" office:value-type="float" office:value="108032" calcext:value-type="float">
            <text:p>108032</text:p>
          </table:table-cell>
          <table:table-cell table:formula="of:=['patched-nolom'.AC106]" office:value-type="float" office:value="99355" calcext:value-type="float">
            <text:p>99355</text:p>
          </table:table-cell>
          <table:table-cell table:formula="of:=['patched-nolom'.O106]" office:value-type="float" office:value="233460" calcext:value-type="float">
            <text:p>233460</text:p>
          </table:table-cell>
          <table:table-cell table:formula="of:=['patched-lom'.AB106]" office:value-type="float" office:value="107968" calcext:value-type="float">
            <text:p>107968</text:p>
          </table:table-cell>
          <table:table-cell table:formula="of:=['patched-lom'.AC106]" office:value-type="float" office:value="98666" calcext:value-type="float">
            <text:p>98666</text:p>
          </table:table-cell>
          <table:table-cell table:formula="of:=['patched-lom'.O106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7]" office:value-type="float" office:value="372052" calcext:value-type="float">
            <text:p>372052</text:p>
          </table:table-cell>
          <table:table-cell table:formula="of:=[original.AC107]" office:value-type="float" office:value="99464" calcext:value-type="float">
            <text:p>99464</text:p>
          </table:table-cell>
          <table:table-cell table:formula="of:=[original.O107]" office:value-type="float" office:value="461472" calcext:value-type="float">
            <text:p>461472</text:p>
          </table:table-cell>
          <table:table-cell table:formula="of:=['patched-nolom'.AB107]" office:value-type="float" office:value="108032" calcext:value-type="float">
            <text:p>108032</text:p>
          </table:table-cell>
          <table:table-cell table:formula="of:=['patched-nolom'.AC107]" office:value-type="float" office:value="99355" calcext:value-type="float">
            <text:p>99355</text:p>
          </table:table-cell>
          <table:table-cell table:formula="of:=['patched-nolom'.O107]" office:value-type="float" office:value="233460" calcext:value-type="float">
            <text:p>233460</text:p>
          </table:table-cell>
          <table:table-cell table:formula="of:=['patched-lom'.AB107]" office:value-type="float" office:value="107968" calcext:value-type="float">
            <text:p>107968</text:p>
          </table:table-cell>
          <table:table-cell table:formula="of:=['patched-lom'.AC107]" office:value-type="float" office:value="98666" calcext:value-type="float">
            <text:p>98666</text:p>
          </table:table-cell>
          <table:table-cell table:formula="of:=['patched-lom'.O107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8]" office:value-type="float" office:value="372052" calcext:value-type="float">
            <text:p>372052</text:p>
          </table:table-cell>
          <table:table-cell table:formula="of:=[original.AC108]" office:value-type="float" office:value="99464" calcext:value-type="float">
            <text:p>99464</text:p>
          </table:table-cell>
          <table:table-cell table:formula="of:=[original.O108]" office:value-type="float" office:value="461472" calcext:value-type="float">
            <text:p>461472</text:p>
          </table:table-cell>
          <table:table-cell table:formula="of:=['patched-nolom'.AB108]" office:value-type="float" office:value="108032" calcext:value-type="float">
            <text:p>108032</text:p>
          </table:table-cell>
          <table:table-cell table:formula="of:=['patched-nolom'.AC108]" office:value-type="float" office:value="99355" calcext:value-type="float">
            <text:p>99355</text:p>
          </table:table-cell>
          <table:table-cell table:formula="of:=['patched-nolom'.O108]" office:value-type="float" office:value="233460" calcext:value-type="float">
            <text:p>233460</text:p>
          </table:table-cell>
          <table:table-cell table:formula="of:=['patched-lom'.AB108]" office:value-type="float" office:value="107968" calcext:value-type="float">
            <text:p>107968</text:p>
          </table:table-cell>
          <table:table-cell table:formula="of:=['patched-lom'.AC108]" office:value-type="float" office:value="98666" calcext:value-type="float">
            <text:p>98666</text:p>
          </table:table-cell>
          <table:table-cell table:formula="of:=['patched-lom'.O108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09]" office:value-type="float" office:value="372052" calcext:value-type="float">
            <text:p>372052</text:p>
          </table:table-cell>
          <table:table-cell table:formula="of:=[original.AC109]" office:value-type="float" office:value="99464" calcext:value-type="float">
            <text:p>99464</text:p>
          </table:table-cell>
          <table:table-cell table:formula="of:=[original.O109]" office:value-type="float" office:value="461472" calcext:value-type="float">
            <text:p>461472</text:p>
          </table:table-cell>
          <table:table-cell table:formula="of:=['patched-nolom'.AB109]" office:value-type="float" office:value="108032" calcext:value-type="float">
            <text:p>108032</text:p>
          </table:table-cell>
          <table:table-cell table:formula="of:=['patched-nolom'.AC109]" office:value-type="float" office:value="99355" calcext:value-type="float">
            <text:p>99355</text:p>
          </table:table-cell>
          <table:table-cell table:formula="of:=['patched-nolom'.O109]" office:value-type="float" office:value="233460" calcext:value-type="float">
            <text:p>233460</text:p>
          </table:table-cell>
          <table:table-cell table:formula="of:=['patched-lom'.AB109]" office:value-type="float" office:value="107968" calcext:value-type="float">
            <text:p>107968</text:p>
          </table:table-cell>
          <table:table-cell table:formula="of:=['patched-lom'.AC109]" office:value-type="float" office:value="98666" calcext:value-type="float">
            <text:p>98666</text:p>
          </table:table-cell>
          <table:table-cell table:formula="of:=['patched-lom'.O109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10]" office:value-type="float" office:value="372052" calcext:value-type="float">
            <text:p>372052</text:p>
          </table:table-cell>
          <table:table-cell table:formula="of:=[original.AC110]" office:value-type="float" office:value="99464" calcext:value-type="float">
            <text:p>99464</text:p>
          </table:table-cell>
          <table:table-cell table:formula="of:=[original.O110]" office:value-type="float" office:value="461472" calcext:value-type="float">
            <text:p>461472</text:p>
          </table:table-cell>
          <table:table-cell table:formula="of:=['patched-nolom'.AB110]" office:value-type="float" office:value="108032" calcext:value-type="float">
            <text:p>108032</text:p>
          </table:table-cell>
          <table:table-cell table:formula="of:=['patched-nolom'.AC110]" office:value-type="float" office:value="99355" calcext:value-type="float">
            <text:p>99355</text:p>
          </table:table-cell>
          <table:table-cell table:formula="of:=['patched-nolom'.O110]" office:value-type="float" office:value="233460" calcext:value-type="float">
            <text:p>233460</text:p>
          </table:table-cell>
          <table:table-cell table:formula="of:=['patched-lom'.AB110]" office:value-type="float" office:value="107968" calcext:value-type="float">
            <text:p>107968</text:p>
          </table:table-cell>
          <table:table-cell table:formula="of:=['patched-lom'.AC110]" office:value-type="float" office:value="98666" calcext:value-type="float">
            <text:p>98666</text:p>
          </table:table-cell>
          <table:table-cell table:formula="of:=['patched-lom'.O110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11]" office:value-type="float" office:value="372052" calcext:value-type="float">
            <text:p>372052</text:p>
          </table:table-cell>
          <table:table-cell table:formula="of:=[original.AC111]" office:value-type="float" office:value="99464" calcext:value-type="float">
            <text:p>99464</text:p>
          </table:table-cell>
          <table:table-cell table:formula="of:=[original.O111]" office:value-type="float" office:value="461472" calcext:value-type="float">
            <text:p>461472</text:p>
          </table:table-cell>
          <table:table-cell table:formula="of:=['patched-nolom'.AB111]" office:value-type="float" office:value="108032" calcext:value-type="float">
            <text:p>108032</text:p>
          </table:table-cell>
          <table:table-cell table:formula="of:=['patched-nolom'.AC111]" office:value-type="float" office:value="99355" calcext:value-type="float">
            <text:p>99355</text:p>
          </table:table-cell>
          <table:table-cell table:formula="of:=['patched-nolom'.O111]" office:value-type="float" office:value="233460" calcext:value-type="float">
            <text:p>233460</text:p>
          </table:table-cell>
          <table:table-cell table:formula="of:=['patched-lom'.AB111]" office:value-type="float" office:value="107968" calcext:value-type="float">
            <text:p>107968</text:p>
          </table:table-cell>
          <table:table-cell table:formula="of:=['patched-lom'.AC111]" office:value-type="float" office:value="98666" calcext:value-type="float">
            <text:p>98666</text:p>
          </table:table-cell>
          <table:table-cell table:formula="of:=['patched-lom'.O111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12]" office:value-type="float" office:value="372052" calcext:value-type="float">
            <text:p>372052</text:p>
          </table:table-cell>
          <table:table-cell table:formula="of:=[original.AC112]" office:value-type="float" office:value="99464" calcext:value-type="float">
            <text:p>99464</text:p>
          </table:table-cell>
          <table:table-cell table:formula="of:=[original.O112]" office:value-type="float" office:value="461472" calcext:value-type="float">
            <text:p>461472</text:p>
          </table:table-cell>
          <table:table-cell table:formula="of:=['patched-nolom'.AB112]" office:value-type="float" office:value="108032" calcext:value-type="float">
            <text:p>108032</text:p>
          </table:table-cell>
          <table:table-cell table:formula="of:=['patched-nolom'.AC112]" office:value-type="float" office:value="99355" calcext:value-type="float">
            <text:p>99355</text:p>
          </table:table-cell>
          <table:table-cell table:formula="of:=['patched-nolom'.O112]" office:value-type="float" office:value="233460" calcext:value-type="float">
            <text:p>233460</text:p>
          </table:table-cell>
          <table:table-cell table:formula="of:=['patched-lom'.AB112]" office:value-type="float" office:value="107968" calcext:value-type="float">
            <text:p>107968</text:p>
          </table:table-cell>
          <table:table-cell table:formula="of:=['patched-lom'.AC112]" office:value-type="float" office:value="98666" calcext:value-type="float">
            <text:p>98666</text:p>
          </table:table-cell>
          <table:table-cell table:formula="of:=['patched-lom'.O112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13]" office:value-type="float" office:value="372052" calcext:value-type="float">
            <text:p>372052</text:p>
          </table:table-cell>
          <table:table-cell table:formula="of:=[original.AC113]" office:value-type="float" office:value="115346" calcext:value-type="float">
            <text:p>115346</text:p>
          </table:table-cell>
          <table:table-cell table:formula="of:=[original.O113]" office:value-type="float" office:value="461724" calcext:value-type="float">
            <text:p>461724</text:p>
          </table:table-cell>
          <table:table-cell table:formula="of:=['patched-nolom'.AB113]" office:value-type="float" office:value="108032" calcext:value-type="float">
            <text:p>108032</text:p>
          </table:table-cell>
          <table:table-cell table:formula="of:=['patched-nolom'.AC113]" office:value-type="float" office:value="99355" calcext:value-type="float">
            <text:p>99355</text:p>
          </table:table-cell>
          <table:table-cell table:formula="of:=['patched-nolom'.O113]" office:value-type="float" office:value="233460" calcext:value-type="float">
            <text:p>233460</text:p>
          </table:table-cell>
          <table:table-cell table:formula="of:=['patched-lom'.AB113]" office:value-type="float" office:value="107968" calcext:value-type="float">
            <text:p>107968</text:p>
          </table:table-cell>
          <table:table-cell table:formula="of:=['patched-lom'.AC113]" office:value-type="float" office:value="98666" calcext:value-type="float">
            <text:p>98666</text:p>
          </table:table-cell>
          <table:table-cell table:formula="of:=['patched-lom'.O113]" office:value-type="float" office:value="233400" calcext:value-type="float">
            <text:p>233400</text:p>
          </table:table-cell>
        </table:table-row>
        <table:table-row table:style-name="ro1">
          <table:table-cell table:formula="of:=[original.AB114]" office:value-type="float" office:value="372052" calcext:value-type="float">
            <text:p>372052</text:p>
          </table:table-cell>
          <table:table-cell table:formula="of:=[original.AC114]" office:value-type="float" office:value="213788" calcext:value-type="float">
            <text:p>213788</text:p>
          </table:table-cell>
          <table:table-cell table:formula="of:=[original.O114]" office:value-type="float" office:value="464892" calcext:value-type="float">
            <text:p>464892</text:p>
          </table:table-cell>
          <table:table-cell table:formula="of:=['patched-nolom'.AB114]" office:value-type="float" office:value="192000" calcext:value-type="float">
            <text:p>192000</text:p>
          </table:table-cell>
          <table:table-cell table:formula="of:=['patched-nolom'.AC114]" office:value-type="float" office:value="190134" calcext:value-type="float">
            <text:p>190134</text:p>
          </table:table-cell>
          <table:table-cell table:formula="of:=['patched-nolom'.O114]" office:value-type="float" office:value="324504" calcext:value-type="float">
            <text:p>324504</text:p>
          </table:table-cell>
          <table:table-cell table:formula="of:=['patched-lom'.AB114]" office:value-type="float" office:value="152384" calcext:value-type="float">
            <text:p>152384</text:p>
          </table:table-cell>
          <table:table-cell table:formula="of:=['patched-lom'.AC114]" office:value-type="float" office:value="149834" calcext:value-type="float">
            <text:p>149834</text:p>
          </table:table-cell>
          <table:table-cell table:formula="of:=['patched-lom'.O114]" office:value-type="float" office:value="283084" calcext:value-type="float">
            <text:p>283084</text:p>
          </table:table-cell>
        </table:table-row>
        <table:table-row table:style-name="ro1">
          <table:table-cell table:formula="of:=[original.AB115]" office:value-type="float" office:value="372052" calcext:value-type="float">
            <text:p>372052</text:p>
          </table:table-cell>
          <table:table-cell table:formula="of:=[original.AC115]" office:value-type="float" office:value="311986" calcext:value-type="float">
            <text:p>311986</text:p>
          </table:table-cell>
          <table:table-cell table:formula="of:=[original.O115]" office:value-type="float" office:value="470436" calcext:value-type="float">
            <text:p>470436</text:p>
          </table:table-cell>
          <table:table-cell table:formula="of:=['patched-nolom'.AB115]" office:value-type="float" office:value="287360" calcext:value-type="float">
            <text:p>287360</text:p>
          </table:table-cell>
          <table:table-cell table:formula="of:=['patched-nolom'.AC115]" office:value-type="float" office:value="284679" calcext:value-type="float">
            <text:p>284679</text:p>
          </table:table-cell>
          <table:table-cell table:formula="of:=['patched-nolom'.O115]" office:value-type="float" office:value="419844" calcext:value-type="float">
            <text:p>419844</text:p>
          </table:table-cell>
          <table:table-cell table:formula="of:=['patched-lom'.AB115]" office:value-type="float" office:value="244032" calcext:value-type="float">
            <text:p>244032</text:p>
          </table:table-cell>
          <table:table-cell table:formula="of:=['patched-lom'.AC115]" office:value-type="float" office:value="239924" calcext:value-type="float">
            <text:p>239924</text:p>
          </table:table-cell>
          <table:table-cell table:formula="of:=['patched-lom'.O115]" office:value-type="float" office:value="373672" calcext:value-type="float">
            <text:p>373672</text:p>
          </table:table-cell>
        </table:table-row>
        <table:table-row table:style-name="ro1">
          <table:table-cell table:formula="of:=[original.AB116]" office:value-type="float" office:value="435796" calcext:value-type="float">
            <text:p>435796</text:p>
          </table:table-cell>
          <table:table-cell table:formula="of:=[original.AC116]" office:value-type="float" office:value="406630" calcext:value-type="float">
            <text:p>406630</text:p>
          </table:table-cell>
          <table:table-cell table:formula="of:=[original.O116]" office:value-type="float" office:value="535244" calcext:value-type="float">
            <text:p>535244</text:p>
          </table:table-cell>
          <table:table-cell table:formula="of:=['patched-nolom'.AB116]" office:value-type="float" office:value="381696" calcext:value-type="float">
            <text:p>381696</text:p>
          </table:table-cell>
          <table:table-cell table:formula="of:=['patched-nolom'.AC116]" office:value-type="float" office:value="378122" calcext:value-type="float">
            <text:p>378122</text:p>
          </table:table-cell>
          <table:table-cell table:formula="of:=['patched-nolom'.O116]" office:value-type="float" office:value="513868" calcext:value-type="float">
            <text:p>513868</text:p>
          </table:table-cell>
          <table:table-cell table:formula="of:=['patched-lom'.AB116]" office:value-type="float" office:value="338368" calcext:value-type="float">
            <text:p>338368</text:p>
          </table:table-cell>
          <table:table-cell table:formula="of:=['patched-lom'.AC116]" office:value-type="float" office:value="332750" calcext:value-type="float">
            <text:p>332750</text:p>
          </table:table-cell>
          <table:table-cell table:formula="of:=['patched-lom'.O116]" office:value-type="float" office:value="466992" calcext:value-type="float">
            <text:p>466992</text:p>
          </table:table-cell>
        </table:table-row>
        <table:table-row table:style-name="ro1">
          <table:table-cell table:formula="of:=[original.AB117]" office:value-type="float" office:value="528980" calcext:value-type="float">
            <text:p>528980</text:p>
          </table:table-cell>
          <table:table-cell table:formula="of:=[original.AC117]" office:value-type="float" office:value="498461" calcext:value-type="float">
            <text:p>498461</text:p>
          </table:table-cell>
          <table:table-cell table:formula="of:=[original.O117]" office:value-type="float" office:value="626836" calcext:value-type="float">
            <text:p>626836</text:p>
          </table:table-cell>
          <table:table-cell table:formula="of:=['patched-nolom'.AB117]" office:value-type="float" office:value="475136" calcext:value-type="float">
            <text:p>475136</text:p>
          </table:table-cell>
          <table:table-cell table:formula="of:=['patched-nolom'.AC117]" office:value-type="float" office:value="470807" calcext:value-type="float">
            <text:p>470807</text:p>
          </table:table-cell>
          <table:table-cell table:formula="of:=['patched-nolom'.O117]" office:value-type="float" office:value="614304" calcext:value-type="float">
            <text:p>614304</text:p>
          </table:table-cell>
          <table:table-cell table:formula="of:=['patched-lom'.AB117]" office:value-type="float" office:value="431488" calcext:value-type="float">
            <text:p>431488</text:p>
          </table:table-cell>
          <table:table-cell table:formula="of:=['patched-lom'.AC117]" office:value-type="float" office:value="424383" calcext:value-type="float">
            <text:p>424383</text:p>
          </table:table-cell>
          <table:table-cell table:formula="of:=['patched-lom'.O117]" office:value-type="float" office:value="559364" calcext:value-type="float">
            <text:p>559364</text:p>
          </table:table-cell>
        </table:table-row>
        <table:table-row table:style-name="ro1">
          <table:table-cell table:formula="of:=[original.AB118]" office:value-type="float" office:value="563924" calcext:value-type="float">
            <text:p>563924</text:p>
          </table:table-cell>
          <table:table-cell table:formula="of:=[original.AC118]" office:value-type="float" office:value="531532" calcext:value-type="float">
            <text:p>531532</text:p>
          </table:table-cell>
          <table:table-cell table:formula="of:=[original.O118]" office:value-type="float" office:value="661348" calcext:value-type="float">
            <text:p>661348</text:p>
          </table:table-cell>
          <table:table-cell table:formula="of:=['patched-nolom'.AB118]" office:value-type="float" office:value="535616" calcext:value-type="float">
            <text:p>535616</text:p>
          </table:table-cell>
          <table:table-cell table:formula="of:=['patched-nolom'.AC118]" office:value-type="float" office:value="530748" calcext:value-type="float">
            <text:p>530748</text:p>
          </table:table-cell>
          <table:table-cell table:formula="of:=['patched-nolom'.O118]" office:value-type="float" office:value="670016" calcext:value-type="float">
            <text:p>670016</text:p>
          </table:table-cell>
          <table:table-cell table:formula="of:=['patched-lom'.AB118]" office:value-type="float" office:value="525312" calcext:value-type="float">
            <text:p>525312</text:p>
          </table:table-cell>
          <table:table-cell table:formula="of:=['patched-lom'.AC118]" office:value-type="float" office:value="516640" calcext:value-type="float">
            <text:p>516640</text:p>
          </table:table-cell>
          <table:table-cell table:formula="of:=['patched-lom'.O118]" office:value-type="float" office:value="687392" calcext:value-type="float">
            <text:p>687392</text:p>
          </table:table-cell>
        </table:table-row>
        <table:table-row table:style-name="ro1">
          <table:table-cell table:formula="of:=[original.AB119]" office:value-type="float" office:value="563924" calcext:value-type="float">
            <text:p>563924</text:p>
          </table:table-cell>
          <table:table-cell table:formula="of:=[original.AC119]" office:value-type="float" office:value="531532" calcext:value-type="float">
            <text:p>531532</text:p>
          </table:table-cell>
          <table:table-cell table:formula="of:=[original.O119]" office:value-type="float" office:value="661348" calcext:value-type="float">
            <text:p>661348</text:p>
          </table:table-cell>
          <table:table-cell table:formula="of:=['patched-nolom'.AB119]" office:value-type="float" office:value="535616" calcext:value-type="float">
            <text:p>535616</text:p>
          </table:table-cell>
          <table:table-cell table:formula="of:=['patched-nolom'.AC119]" office:value-type="float" office:value="530748" calcext:value-type="float">
            <text:p>530748</text:p>
          </table:table-cell>
          <table:table-cell table:formula="of:=['patched-nolom'.O119]" office:value-type="float" office:value="670016" calcext:value-type="float">
            <text:p>670016</text:p>
          </table:table-cell>
          <table:table-cell table:formula="of:=['patched-lom'.AB119]" office:value-type="float" office:value="535616" calcext:value-type="float">
            <text:p>535616</text:p>
          </table:table-cell>
          <table:table-cell table:formula="of:=['patched-lom'.AC119]" office:value-type="float" office:value="526763" calcext:value-type="float">
            <text:p>526763</text:p>
          </table:table-cell>
          <table:table-cell table:formula="of:=['patched-lom'.O119]" office:value-type="float" office:value="663056" calcext:value-type="float">
            <text:p>663056</text:p>
          </table:table-cell>
        </table:table-row>
        <table:table-row table:style-name="ro1">
          <table:table-cell table:formula="of:=[original.AB120]" office:value-type="float" office:value="563924" calcext:value-type="float">
            <text:p>563924</text:p>
          </table:table-cell>
          <table:table-cell table:formula="of:=[original.AC120]" office:value-type="float" office:value="531532" calcext:value-type="float">
            <text:p>531532</text:p>
          </table:table-cell>
          <table:table-cell table:formula="of:=[original.O120]" office:value-type="float" office:value="661348" calcext:value-type="float">
            <text:p>661348</text:p>
          </table:table-cell>
          <table:table-cell table:formula="of:=['patched-nolom'.AB120]" office:value-type="float" office:value="535616" calcext:value-type="float">
            <text:p>535616</text:p>
          </table:table-cell>
          <table:table-cell table:formula="of:=['patched-nolom'.AC120]" office:value-type="float" office:value="530748" calcext:value-type="float">
            <text:p>530748</text:p>
          </table:table-cell>
          <table:table-cell table:formula="of:=['patched-nolom'.O120]" office:value-type="float" office:value="670016" calcext:value-type="float">
            <text:p>670016</text:p>
          </table:table-cell>
          <table:table-cell table:formula="of:=['patched-lom'.AB120]" office:value-type="float" office:value="535616" calcext:value-type="float">
            <text:p>535616</text:p>
          </table:table-cell>
          <table:table-cell table:formula="of:=['patched-lom'.AC120]" office:value-type="float" office:value="526763" calcext:value-type="float">
            <text:p>526763</text:p>
          </table:table-cell>
          <table:table-cell table:formula="of:=['patched-lom'.O120]" office:value-type="float" office:value="663056" calcext:value-type="float">
            <text:p>663056</text:p>
          </table:table-cell>
        </table:table-row>
        <table:table-row table:style-name="ro1">
          <table:table-cell table:formula="of:=[original.AB121]" office:value-type="float" office:value="563924" calcext:value-type="float">
            <text:p>563924</text:p>
          </table:table-cell>
          <table:table-cell table:formula="of:=[original.AC121]" office:value-type="float" office:value="531532" calcext:value-type="float">
            <text:p>531532</text:p>
          </table:table-cell>
          <table:table-cell table:formula="of:=[original.O121]" office:value-type="float" office:value="661348" calcext:value-type="float">
            <text:p>661348</text:p>
          </table:table-cell>
          <table:table-cell table:formula="of:=['patched-nolom'.AB121]" office:value-type="float" office:value="535616" calcext:value-type="float">
            <text:p>535616</text:p>
          </table:table-cell>
          <table:table-cell table:formula="of:=['patched-nolom'.AC121]" office:value-type="float" office:value="530748" calcext:value-type="float">
            <text:p>530748</text:p>
          </table:table-cell>
          <table:table-cell table:formula="of:=['patched-nolom'.O121]" office:value-type="float" office:value="670016" calcext:value-type="float">
            <text:p>670016</text:p>
          </table:table-cell>
          <table:table-cell table:formula="of:=['patched-lom'.AB121]" office:value-type="float" office:value="535616" calcext:value-type="float">
            <text:p>535616</text:p>
          </table:table-cell>
          <table:table-cell table:formula="of:=['patched-lom'.AC121]" office:value-type="float" office:value="526763" calcext:value-type="float">
            <text:p>526763</text:p>
          </table:table-cell>
          <table:table-cell table:formula="of:=['patched-lom'.O121]" office:value-type="float" office:value="663056" calcext:value-type="float">
            <text:p>663056</text:p>
          </table:table-cell>
        </table:table-row>
        <table:table-row table:style-name="ro1">
          <table:table-cell table:formula="of:=[original.AB122]" office:value-type="float" office:value="563924" calcext:value-type="float">
            <text:p>563924</text:p>
          </table:table-cell>
          <table:table-cell table:formula="of:=[original.AC122]" office:value-type="float" office:value="531532" calcext:value-type="float">
            <text:p>531532</text:p>
          </table:table-cell>
          <table:table-cell table:formula="of:=[original.O122]" office:value-type="float" office:value="661348" calcext:value-type="float">
            <text:p>661348</text:p>
          </table:table-cell>
          <table:table-cell table:formula="of:=['patched-nolom'.AB122]" office:value-type="float" office:value="535616" calcext:value-type="float">
            <text:p>535616</text:p>
          </table:table-cell>
          <table:table-cell table:formula="of:=['patched-nolom'.AC122]" office:value-type="float" office:value="530748" calcext:value-type="float">
            <text:p>530748</text:p>
          </table:table-cell>
          <table:table-cell table:formula="of:=['patched-nolom'.O122]" office:value-type="float" office:value="670016" calcext:value-type="float">
            <text:p>670016</text:p>
          </table:table-cell>
          <table:table-cell table:formula="of:=['patched-lom'.AB122]" office:value-type="float" office:value="535616" calcext:value-type="float">
            <text:p>535616</text:p>
          </table:table-cell>
          <table:table-cell table:formula="of:=['patched-lom'.AC122]" office:value-type="float" office:value="526763" calcext:value-type="float">
            <text:p>526763</text:p>
          </table:table-cell>
          <table:table-cell table:formula="of:=['patched-lom'.O122]" office:value-type="float" office:value="663056" calcext:value-type="float">
            <text:p>663056</text:p>
          </table:table-cell>
        </table:table-row>
        <table:table-row table:style-name="ro1">
          <table:table-cell table:formula="of:=[original.AB123]" office:value-type="float" office:value="563924" calcext:value-type="float">
            <text:p>563924</text:p>
          </table:table-cell>
          <table:table-cell table:formula="of:=[original.AC123]" office:value-type="float" office:value="531532" calcext:value-type="float">
            <text:p>531532</text:p>
          </table:table-cell>
          <table:table-cell table:formula="of:=[original.O123]" office:value-type="float" office:value="661348" calcext:value-type="float">
            <text:p>661348</text:p>
          </table:table-cell>
          <table:table-cell table:formula="of:=['patched-nolom'.AB123]" office:value-type="float" office:value="535616" calcext:value-type="float">
            <text:p>535616</text:p>
          </table:table-cell>
          <table:table-cell table:formula="of:=['patched-nolom'.AC123]" office:value-type="float" office:value="530748" calcext:value-type="float">
            <text:p>530748</text:p>
          </table:table-cell>
          <table:table-cell table:formula="of:=['patched-nolom'.O123]" office:value-type="float" office:value="670016" calcext:value-type="float">
            <text:p>670016</text:p>
          </table:table-cell>
          <table:table-cell table:formula="of:=['patched-lom'.AB123]" office:value-type="float" office:value="535616" calcext:value-type="float">
            <text:p>535616</text:p>
          </table:table-cell>
          <table:table-cell table:formula="of:=['patched-lom'.AC123]" office:value-type="float" office:value="526763" calcext:value-type="float">
            <text:p>526763</text:p>
          </table:table-cell>
          <table:table-cell table:formula="of:=['patched-lom'.O123]" office:value-type="float" office:value="663056" calcext:value-type="float">
            <text:p>663056</text:p>
          </table:table-cell>
        </table:table-row>
        <table:table-row table:style-name="ro1">
          <table:table-cell table:formula="of:=[original.AB124]" office:value-type="float" office:value="563924" calcext:value-type="float">
            <text:p>563924</text:p>
          </table:table-cell>
          <table:table-cell table:formula="of:=[original.AC124]" office:value-type="float" office:value="531532" calcext:value-type="float">
            <text:p>531532</text:p>
          </table:table-cell>
          <table:table-cell table:formula="of:=[original.O124]" office:value-type="float" office:value="661348" calcext:value-type="float">
            <text:p>661348</text:p>
          </table:table-cell>
          <table:table-cell table:formula="of:=['patched-nolom'.AB124]" office:value-type="float" office:value="535616" calcext:value-type="float">
            <text:p>535616</text:p>
          </table:table-cell>
          <table:table-cell table:formula="of:=['patched-nolom'.AC124]" office:value-type="float" office:value="530748" calcext:value-type="float">
            <text:p>530748</text:p>
          </table:table-cell>
          <table:table-cell table:formula="of:=['patched-nolom'.O124]" office:value-type="float" office:value="670016" calcext:value-type="float">
            <text:p>670016</text:p>
          </table:table-cell>
          <table:table-cell table:formula="of:=['patched-lom'.AB124]" office:value-type="float" office:value="535616" calcext:value-type="float">
            <text:p>535616</text:p>
          </table:table-cell>
          <table:table-cell table:formula="of:=['patched-lom'.AC124]" office:value-type="float" office:value="526763" calcext:value-type="float">
            <text:p>526763</text:p>
          </table:table-cell>
          <table:table-cell table:formula="of:=['patched-lom'.O124]" office:value-type="float" office:value="663056" calcext:value-type="float">
            <text:p>663056</text:p>
          </table:table-cell>
        </table:table-row>
        <table:table-row table:style-name="ro1">
          <table:table-cell table:formula="of:=[original.AB125]" office:value-type="float" office:value="563924" calcext:value-type="float">
            <text:p>563924</text:p>
          </table:table-cell>
          <table:table-cell table:formula="of:=[original.AC125]" office:value-type="float" office:value="531532" calcext:value-type="float">
            <text:p>531532</text:p>
          </table:table-cell>
          <table:table-cell table:formula="of:=[original.O125]" office:value-type="float" office:value="661348" calcext:value-type="float">
            <text:p>661348</text:p>
          </table:table-cell>
          <table:table-cell table:formula="of:=['patched-nolom'.AB125]" office:value-type="float" office:value="535616" calcext:value-type="float">
            <text:p>535616</text:p>
          </table:table-cell>
          <table:table-cell table:formula="of:=['patched-nolom'.AC125]" office:value-type="float" office:value="530748" calcext:value-type="float">
            <text:p>530748</text:p>
          </table:table-cell>
          <table:table-cell table:formula="of:=['patched-nolom'.O125]" office:value-type="float" office:value="670016" calcext:value-type="float">
            <text:p>670016</text:p>
          </table:table-cell>
          <table:table-cell table:formula="of:=['patched-lom'.AB125]" office:value-type="float" office:value="535616" calcext:value-type="float">
            <text:p>535616</text:p>
          </table:table-cell>
          <table:table-cell table:formula="of:=['patched-lom'.AC125]" office:value-type="float" office:value="526763" calcext:value-type="float">
            <text:p>526763</text:p>
          </table:table-cell>
          <table:table-cell table:formula="of:=['patched-lom'.O125]" office:value-type="float" office:value="663056" calcext:value-type="float">
            <text:p>663056</text:p>
          </table:table-cell>
        </table:table-row>
        <table:table-row table:style-name="ro1">
          <table:table-cell table:formula="of:=[original.AB126]" office:value-type="float" office:value="563924" calcext:value-type="float">
            <text:p>563924</text:p>
          </table:table-cell>
          <table:table-cell table:formula="of:=[original.AC126]" office:value-type="float" office:value="445119" calcext:value-type="float">
            <text:p>445119</text:p>
          </table:table-cell>
          <table:table-cell table:formula="of:=[original.O126]" office:value-type="float" office:value="661348" calcext:value-type="float">
            <text:p>661348</text:p>
          </table:table-cell>
          <table:table-cell table:formula="of:=['patched-nolom'.AB126]" office:value-type="float" office:value="456448" calcext:value-type="float">
            <text:p>456448</text:p>
          </table:table-cell>
          <table:table-cell table:formula="of:=['patched-nolom'.AC126]" office:value-type="float" office:value="444471" calcext:value-type="float">
            <text:p>444471</text:p>
          </table:table-cell>
          <table:table-cell table:formula="of:=['patched-nolom'.O126]" office:value-type="float" office:value="591184" calcext:value-type="float">
            <text:p>591184</text:p>
          </table:table-cell>
          <table:table-cell table:formula="of:=['patched-lom'.AB126]" office:value-type="float" office:value="535616" calcext:value-type="float">
            <text:p>535616</text:p>
          </table:table-cell>
          <table:table-cell table:formula="of:=['patched-lom'.AC126]" office:value-type="float" office:value="526763" calcext:value-type="float">
            <text:p>526763</text:p>
          </table:table-cell>
          <table:table-cell table:formula="of:=['patched-lom'.O126]" office:value-type="float" office:value="663056" calcext:value-type="float">
            <text:p>663056</text:p>
          </table:table-cell>
        </table:table-row>
        <table:table-row table:style-name="ro1">
          <table:table-cell table:formula="of:=[original.AB127]" office:value-type="float" office:value="563924" calcext:value-type="float">
            <text:p>563924</text:p>
          </table:table-cell>
          <table:table-cell table:formula="of:=[original.AC127]" office:value-type="float" office:value="445119" calcext:value-type="float">
            <text:p>445119</text:p>
          </table:table-cell>
          <table:table-cell table:formula="of:=[original.O127]" office:value-type="float" office:value="661348" calcext:value-type="float">
            <text:p>661348</text:p>
          </table:table-cell>
          <table:table-cell table:formula="of:=['patched-nolom'.AB127]" office:value-type="float" office:value="456448" calcext:value-type="float">
            <text:p>456448</text:p>
          </table:table-cell>
          <table:table-cell table:formula="of:=['patched-nolom'.AC127]" office:value-type="float" office:value="444471" calcext:value-type="float">
            <text:p>444471</text:p>
          </table:table-cell>
          <table:table-cell table:formula="of:=['patched-nolom'.O127]" office:value-type="float" office:value="591184" calcext:value-type="float">
            <text:p>591184</text:p>
          </table:table-cell>
          <table:table-cell table:formula="of:=['patched-lom'.AB127]" office:value-type="float" office:value="456384" calcext:value-type="float">
            <text:p>456384</text:p>
          </table:table-cell>
          <table:table-cell table:formula="of:=['patched-lom'.AC127]" office:value-type="float" office:value="441144" calcext:value-type="float">
            <text:p>441144</text:p>
          </table:table-cell>
          <table:table-cell table:formula="of:=['patched-lom'.O127]" office:value-type="float" office:value="584132" calcext:value-type="float">
            <text:p>584132</text:p>
          </table:table-cell>
        </table:table-row>
        <table:table-row table:style-name="ro1">
          <table:table-cell table:formula="of:=[original.AB128]" office:value-type="float" office:value="563924" calcext:value-type="float">
            <text:p>563924</text:p>
          </table:table-cell>
          <table:table-cell table:formula="of:=[original.AC128]" office:value-type="float" office:value="445119" calcext:value-type="float">
            <text:p>445119</text:p>
          </table:table-cell>
          <table:table-cell table:formula="of:=[original.O128]" office:value-type="float" office:value="661348" calcext:value-type="float">
            <text:p>661348</text:p>
          </table:table-cell>
          <table:table-cell table:formula="of:=['patched-nolom'.AB128]" office:value-type="float" office:value="456448" calcext:value-type="float">
            <text:p>456448</text:p>
          </table:table-cell>
          <table:table-cell table:formula="of:=['patched-nolom'.AC128]" office:value-type="float" office:value="444471" calcext:value-type="float">
            <text:p>444471</text:p>
          </table:table-cell>
          <table:table-cell table:formula="of:=['patched-nolom'.O128]" office:value-type="float" office:value="591184" calcext:value-type="float">
            <text:p>591184</text:p>
          </table:table-cell>
          <table:table-cell table:formula="of:=['patched-lom'.AB128]" office:value-type="float" office:value="456384" calcext:value-type="float">
            <text:p>456384</text:p>
          </table:table-cell>
          <table:table-cell table:formula="of:=['patched-lom'.AC128]" office:value-type="float" office:value="441144" calcext:value-type="float">
            <text:p>441144</text:p>
          </table:table-cell>
          <table:table-cell table:formula="of:=['patched-lom'.O128]" office:value-type="float" office:value="584132" calcext:value-type="float">
            <text:p>584132</text:p>
          </table:table-cell>
        </table:table-row>
        <table:table-row table:style-name="ro1">
          <table:table-cell table:formula="of:=[original.AB129]" office:value-type="float" office:value="563924" calcext:value-type="float">
            <text:p>563924</text:p>
          </table:table-cell>
          <table:table-cell table:formula="of:=[original.AC129]" office:value-type="float" office:value="445119" calcext:value-type="float">
            <text:p>445119</text:p>
          </table:table-cell>
          <table:table-cell table:formula="of:=[original.O129]" office:value-type="float" office:value="661348" calcext:value-type="float">
            <text:p>661348</text:p>
          </table:table-cell>
          <table:table-cell table:formula="of:=['patched-nolom'.AB129]" office:value-type="float" office:value="456448" calcext:value-type="float">
            <text:p>456448</text:p>
          </table:table-cell>
          <table:table-cell table:formula="of:=['patched-nolom'.AC129]" office:value-type="float" office:value="444471" calcext:value-type="float">
            <text:p>444471</text:p>
          </table:table-cell>
          <table:table-cell table:formula="of:=['patched-nolom'.O129]" office:value-type="float" office:value="591184" calcext:value-type="float">
            <text:p>591184</text:p>
          </table:table-cell>
          <table:table-cell table:formula="of:=['patched-lom'.AB129]" office:value-type="float" office:value="456384" calcext:value-type="float">
            <text:p>456384</text:p>
          </table:table-cell>
          <table:table-cell table:formula="of:=['patched-lom'.AC129]" office:value-type="float" office:value="441144" calcext:value-type="float">
            <text:p>441144</text:p>
          </table:table-cell>
          <table:table-cell table:formula="of:=['patched-lom'.O129]" office:value-type="float" office:value="584132" calcext:value-type="float">
            <text:p>584132</text:p>
          </table:table-cell>
        </table:table-row>
        <table:table-row table:style-name="ro1">
          <table:table-cell table:formula="of:=[original.AB130]" office:value-type="float" office:value="563924" calcext:value-type="float">
            <text:p>563924</text:p>
          </table:table-cell>
          <table:table-cell table:formula="of:=[original.AC130]" office:value-type="float" office:value="445119" calcext:value-type="float">
            <text:p>445119</text:p>
          </table:table-cell>
          <table:table-cell table:formula="of:=[original.O130]" office:value-type="float" office:value="661348" calcext:value-type="float">
            <text:p>661348</text:p>
          </table:table-cell>
          <table:table-cell table:formula="of:=['patched-nolom'.AB130]" office:value-type="float" office:value="456448" calcext:value-type="float">
            <text:p>456448</text:p>
          </table:table-cell>
          <table:table-cell table:formula="of:=['patched-nolom'.AC130]" office:value-type="float" office:value="444471" calcext:value-type="float">
            <text:p>444471</text:p>
          </table:table-cell>
          <table:table-cell table:formula="of:=['patched-nolom'.O130]" office:value-type="float" office:value="591184" calcext:value-type="float">
            <text:p>591184</text:p>
          </table:table-cell>
          <table:table-cell table:formula="of:=['patched-lom'.AB130]" office:value-type="float" office:value="456384" calcext:value-type="float">
            <text:p>456384</text:p>
          </table:table-cell>
          <table:table-cell table:formula="of:=['patched-lom'.AC130]" office:value-type="float" office:value="441144" calcext:value-type="float">
            <text:p>441144</text:p>
          </table:table-cell>
          <table:table-cell table:formula="of:=['patched-lom'.O130]" office:value-type="float" office:value="584132" calcext:value-type="float">
            <text:p>584132</text:p>
          </table:table-cell>
        </table:table-row>
        <table:table-row table:style-name="ro1">
          <table:table-cell table:formula="of:=[original.AB131]" office:value-type="float" office:value="563924" calcext:value-type="float">
            <text:p>563924</text:p>
          </table:table-cell>
          <table:table-cell table:formula="of:=[original.AC131]" office:value-type="float" office:value="445119" calcext:value-type="float">
            <text:p>445119</text:p>
          </table:table-cell>
          <table:table-cell table:formula="of:=[original.O131]" office:value-type="float" office:value="661348" calcext:value-type="float">
            <text:p>661348</text:p>
          </table:table-cell>
          <table:table-cell table:formula="of:=['patched-nolom'.AB131]" office:value-type="float" office:value="456448" calcext:value-type="float">
            <text:p>456448</text:p>
          </table:table-cell>
          <table:table-cell table:formula="of:=['patched-nolom'.AC131]" office:value-type="float" office:value="444471" calcext:value-type="float">
            <text:p>444471</text:p>
          </table:table-cell>
          <table:table-cell table:formula="of:=['patched-nolom'.O131]" office:value-type="float" office:value="591184" calcext:value-type="float">
            <text:p>591184</text:p>
          </table:table-cell>
          <table:table-cell table:formula="of:=['patched-lom'.AB131]" office:value-type="float" office:value="456384" calcext:value-type="float">
            <text:p>456384</text:p>
          </table:table-cell>
          <table:table-cell table:formula="of:=['patched-lom'.AC131]" office:value-type="float" office:value="441144" calcext:value-type="float">
            <text:p>441144</text:p>
          </table:table-cell>
          <table:table-cell table:formula="of:=['patched-lom'.O131]" office:value-type="float" office:value="584132" calcext:value-type="float">
            <text:p>584132</text:p>
          </table:table-cell>
        </table:table-row>
        <table:table-row table:style-name="ro1">
          <table:table-cell table:formula="of:=[original.AB132]" office:value-type="float" office:value="563924" calcext:value-type="float">
            <text:p>563924</text:p>
          </table:table-cell>
          <table:table-cell table:formula="of:=[original.AC132]" office:value-type="float" office:value="445119" calcext:value-type="float">
            <text:p>445119</text:p>
          </table:table-cell>
          <table:table-cell table:formula="of:=[original.O132]" office:value-type="float" office:value="661348" calcext:value-type="float">
            <text:p>661348</text:p>
          </table:table-cell>
          <table:table-cell table:formula="of:=['patched-nolom'.AB132]" office:value-type="float" office:value="456448" calcext:value-type="float">
            <text:p>456448</text:p>
          </table:table-cell>
          <table:table-cell table:formula="of:=['patched-nolom'.AC132]" office:value-type="float" office:value="444471" calcext:value-type="float">
            <text:p>444471</text:p>
          </table:table-cell>
          <table:table-cell table:formula="of:=['patched-nolom'.O132]" office:value-type="float" office:value="591184" calcext:value-type="float">
            <text:p>591184</text:p>
          </table:table-cell>
          <table:table-cell table:formula="of:=['patched-lom'.AB132]" office:value-type="float" office:value="456384" calcext:value-type="float">
            <text:p>456384</text:p>
          </table:table-cell>
          <table:table-cell table:formula="of:=['patched-lom'.AC132]" office:value-type="float" office:value="441144" calcext:value-type="float">
            <text:p>441144</text:p>
          </table:table-cell>
          <table:table-cell table:formula="of:=['patched-lom'.O132]" office:value-type="float" office:value="584132" calcext:value-type="float">
            <text:p>584132</text:p>
          </table:table-cell>
        </table:table-row>
        <table:table-row table:style-name="ro1">
          <table:table-cell table:formula="of:=[original.AB133]" office:value-type="float" office:value="563924" calcext:value-type="float">
            <text:p>563924</text:p>
          </table:table-cell>
          <table:table-cell table:formula="of:=[original.AC133]" office:value-type="float" office:value="445119" calcext:value-type="float">
            <text:p>445119</text:p>
          </table:table-cell>
          <table:table-cell table:formula="of:=[original.O133]" office:value-type="float" office:value="661348" calcext:value-type="float">
            <text:p>661348</text:p>
          </table:table-cell>
          <table:table-cell table:formula="of:=['patched-nolom'.AB133]" office:value-type="float" office:value="456448" calcext:value-type="float">
            <text:p>456448</text:p>
          </table:table-cell>
          <table:table-cell table:formula="of:=['patched-nolom'.AC133]" office:value-type="float" office:value="444471" calcext:value-type="float">
            <text:p>444471</text:p>
          </table:table-cell>
          <table:table-cell table:formula="of:=['patched-nolom'.O133]" office:value-type="float" office:value="591184" calcext:value-type="float">
            <text:p>591184</text:p>
          </table:table-cell>
          <table:table-cell table:formula="of:=['patched-lom'.AB133]" office:value-type="float" office:value="456384" calcext:value-type="float">
            <text:p>456384</text:p>
          </table:table-cell>
          <table:table-cell table:formula="of:=['patched-lom'.AC133]" office:value-type="float" office:value="441144" calcext:value-type="float">
            <text:p>441144</text:p>
          </table:table-cell>
          <table:table-cell table:formula="of:=['patched-lom'.O133]" office:value-type="float" office:value="584132" calcext:value-type="float">
            <text:p>584132</text:p>
          </table:table-cell>
        </table:table-row>
        <table:table-row table:style-name="ro1">
          <table:table-cell table:formula="of:=[original.AB134]" office:value-type="float" office:value="561876" calcext:value-type="float">
            <text:p>561876</text:p>
          </table:table-cell>
          <table:table-cell table:formula="of:=[original.AC134]" office:value-type="float" office:value="358706" calcext:value-type="float">
            <text:p>358706</text:p>
          </table:table-cell>
          <table:table-cell table:formula="of:=[original.O134]" office:value-type="float" office:value="659644" calcext:value-type="float">
            <text:p>659644</text:p>
          </table:table-cell>
          <table:table-cell table:formula="of:=['patched-nolom'.AB134]" office:value-type="float" office:value="370944" calcext:value-type="float">
            <text:p>370944</text:p>
          </table:table-cell>
          <table:table-cell table:formula="of:=['patched-nolom'.AC134]" office:value-type="float" office:value="358193" calcext:value-type="float">
            <text:p>358193</text:p>
          </table:table-cell>
          <table:table-cell table:formula="of:=['patched-nolom'.O134]" office:value-type="float" office:value="505968" calcext:value-type="float">
            <text:p>505968</text:p>
          </table:table-cell>
          <table:table-cell table:formula="of:=['patched-lom'.AB134]" office:value-type="float" office:value="456384" calcext:value-type="float">
            <text:p>456384</text:p>
          </table:table-cell>
          <table:table-cell table:formula="of:=['patched-lom'.AC134]" office:value-type="float" office:value="441144" calcext:value-type="float">
            <text:p>441144</text:p>
          </table:table-cell>
          <table:table-cell table:formula="of:=['patched-lom'.O134]" office:value-type="float" office:value="584132" calcext:value-type="float">
            <text:p>584132</text:p>
          </table:table-cell>
        </table:table-row>
        <table:table-row table:style-name="ro1">
          <table:table-cell table:formula="of:=[original.AB135]" office:value-type="float" office:value="561876" calcext:value-type="float">
            <text:p>561876</text:p>
          </table:table-cell>
          <table:table-cell table:formula="of:=[original.AC135]" office:value-type="float" office:value="358706" calcext:value-type="float">
            <text:p>358706</text:p>
          </table:table-cell>
          <table:table-cell table:formula="of:=[original.O135]" office:value-type="float" office:value="659644" calcext:value-type="float">
            <text:p>659644</text:p>
          </table:table-cell>
          <table:table-cell table:formula="of:=['patched-nolom'.AB135]" office:value-type="float" office:value="370944" calcext:value-type="float">
            <text:p>370944</text:p>
          </table:table-cell>
          <table:table-cell table:formula="of:=['patched-nolom'.AC135]" office:value-type="float" office:value="358193" calcext:value-type="float">
            <text:p>358193</text:p>
          </table:table-cell>
          <table:table-cell table:formula="of:=['patched-nolom'.O135]" office:value-type="float" office:value="505968" calcext:value-type="float">
            <text:p>505968</text:p>
          </table:table-cell>
          <table:table-cell table:formula="of:=['patched-lom'.AB135]" office:value-type="float" office:value="370880" calcext:value-type="float">
            <text:p>370880</text:p>
          </table:table-cell>
          <table:table-cell table:formula="of:=['patched-lom'.AC135]" office:value-type="float" office:value="355525" calcext:value-type="float">
            <text:p>355525</text:p>
          </table:table-cell>
          <table:table-cell table:formula="of:=['patched-lom'.O135]" office:value-type="float" office:value="499528" calcext:value-type="float">
            <text:p>499528</text:p>
          </table:table-cell>
        </table:table-row>
        <table:table-row table:style-name="ro1">
          <table:table-cell table:formula="of:=[original.AB136]" office:value-type="float" office:value="561876" calcext:value-type="float">
            <text:p>561876</text:p>
          </table:table-cell>
          <table:table-cell table:formula="of:=[original.AC136]" office:value-type="float" office:value="358706" calcext:value-type="float">
            <text:p>358706</text:p>
          </table:table-cell>
          <table:table-cell table:formula="of:=[original.O136]" office:value-type="float" office:value="659644" calcext:value-type="float">
            <text:p>659644</text:p>
          </table:table-cell>
          <table:table-cell table:formula="of:=['patched-nolom'.AB136]" office:value-type="float" office:value="370944" calcext:value-type="float">
            <text:p>370944</text:p>
          </table:table-cell>
          <table:table-cell table:formula="of:=['patched-nolom'.AC136]" office:value-type="float" office:value="358193" calcext:value-type="float">
            <text:p>358193</text:p>
          </table:table-cell>
          <table:table-cell table:formula="of:=['patched-nolom'.O136]" office:value-type="float" office:value="505968" calcext:value-type="float">
            <text:p>505968</text:p>
          </table:table-cell>
          <table:table-cell table:formula="of:=['patched-lom'.AB136]" office:value-type="float" office:value="370880" calcext:value-type="float">
            <text:p>370880</text:p>
          </table:table-cell>
          <table:table-cell table:formula="of:=['patched-lom'.AC136]" office:value-type="float" office:value="355525" calcext:value-type="float">
            <text:p>355525</text:p>
          </table:table-cell>
          <table:table-cell table:formula="of:=['patched-lom'.O136]" office:value-type="float" office:value="499528" calcext:value-type="float">
            <text:p>499528</text:p>
          </table:table-cell>
        </table:table-row>
        <table:table-row table:style-name="ro1">
          <table:table-cell table:formula="of:=[original.AB137]" office:value-type="float" office:value="561876" calcext:value-type="float">
            <text:p>561876</text:p>
          </table:table-cell>
          <table:table-cell table:formula="of:=[original.AC137]" office:value-type="float" office:value="358706" calcext:value-type="float">
            <text:p>358706</text:p>
          </table:table-cell>
          <table:table-cell table:formula="of:=[original.O137]" office:value-type="float" office:value="659644" calcext:value-type="float">
            <text:p>659644</text:p>
          </table:table-cell>
          <table:table-cell table:formula="of:=['patched-nolom'.AB137]" office:value-type="float" office:value="370944" calcext:value-type="float">
            <text:p>370944</text:p>
          </table:table-cell>
          <table:table-cell table:formula="of:=['patched-nolom'.AC137]" office:value-type="float" office:value="358193" calcext:value-type="float">
            <text:p>358193</text:p>
          </table:table-cell>
          <table:table-cell table:formula="of:=['patched-nolom'.O137]" office:value-type="float" office:value="505968" calcext:value-type="float">
            <text:p>505968</text:p>
          </table:table-cell>
          <table:table-cell table:formula="of:=['patched-lom'.AB137]" office:value-type="float" office:value="370880" calcext:value-type="float">
            <text:p>370880</text:p>
          </table:table-cell>
          <table:table-cell table:formula="of:=['patched-lom'.AC137]" office:value-type="float" office:value="355525" calcext:value-type="float">
            <text:p>355525</text:p>
          </table:table-cell>
          <table:table-cell table:formula="of:=['patched-lom'.O137]" office:value-type="float" office:value="499528" calcext:value-type="float">
            <text:p>499528</text:p>
          </table:table-cell>
        </table:table-row>
        <table:table-row table:style-name="ro1">
          <table:table-cell table:formula="of:=[original.AB138]" office:value-type="float" office:value="561876" calcext:value-type="float">
            <text:p>561876</text:p>
          </table:table-cell>
          <table:table-cell table:formula="of:=[original.AC138]" office:value-type="float" office:value="358706" calcext:value-type="float">
            <text:p>358706</text:p>
          </table:table-cell>
          <table:table-cell table:formula="of:=[original.O138]" office:value-type="float" office:value="659644" calcext:value-type="float">
            <text:p>659644</text:p>
          </table:table-cell>
          <table:table-cell table:formula="of:=['patched-nolom'.AB138]" office:value-type="float" office:value="370944" calcext:value-type="float">
            <text:p>370944</text:p>
          </table:table-cell>
          <table:table-cell table:formula="of:=['patched-nolom'.AC138]" office:value-type="float" office:value="358193" calcext:value-type="float">
            <text:p>358193</text:p>
          </table:table-cell>
          <table:table-cell table:formula="of:=['patched-nolom'.O138]" office:value-type="float" office:value="505968" calcext:value-type="float">
            <text:p>505968</text:p>
          </table:table-cell>
          <table:table-cell table:formula="of:=['patched-lom'.AB138]" office:value-type="float" office:value="370880" calcext:value-type="float">
            <text:p>370880</text:p>
          </table:table-cell>
          <table:table-cell table:formula="of:=['patched-lom'.AC138]" office:value-type="float" office:value="355525" calcext:value-type="float">
            <text:p>355525</text:p>
          </table:table-cell>
          <table:table-cell table:formula="of:=['patched-lom'.O138]" office:value-type="float" office:value="499528" calcext:value-type="float">
            <text:p>499528</text:p>
          </table:table-cell>
        </table:table-row>
        <table:table-row table:style-name="ro1">
          <table:table-cell table:formula="of:=[original.AB139]" office:value-type="float" office:value="561876" calcext:value-type="float">
            <text:p>561876</text:p>
          </table:table-cell>
          <table:table-cell table:formula="of:=[original.AC139]" office:value-type="float" office:value="358706" calcext:value-type="float">
            <text:p>358706</text:p>
          </table:table-cell>
          <table:table-cell table:formula="of:=[original.O139]" office:value-type="float" office:value="659644" calcext:value-type="float">
            <text:p>659644</text:p>
          </table:table-cell>
          <table:table-cell table:formula="of:=['patched-nolom'.AB139]" office:value-type="float" office:value="370944" calcext:value-type="float">
            <text:p>370944</text:p>
          </table:table-cell>
          <table:table-cell table:formula="of:=['patched-nolom'.AC139]" office:value-type="float" office:value="358193" calcext:value-type="float">
            <text:p>358193</text:p>
          </table:table-cell>
          <table:table-cell table:formula="of:=['patched-nolom'.O139]" office:value-type="float" office:value="505968" calcext:value-type="float">
            <text:p>505968</text:p>
          </table:table-cell>
          <table:table-cell table:formula="of:=['patched-lom'.AB139]" office:value-type="float" office:value="370880" calcext:value-type="float">
            <text:p>370880</text:p>
          </table:table-cell>
          <table:table-cell table:formula="of:=['patched-lom'.AC139]" office:value-type="float" office:value="355525" calcext:value-type="float">
            <text:p>355525</text:p>
          </table:table-cell>
          <table:table-cell table:formula="of:=['patched-lom'.O139]" office:value-type="float" office:value="499528" calcext:value-type="float">
            <text:p>499528</text:p>
          </table:table-cell>
        </table:table-row>
        <table:table-row table:style-name="ro1">
          <table:table-cell table:formula="of:=[original.AB140]" office:value-type="float" office:value="561876" calcext:value-type="float">
            <text:p>561876</text:p>
          </table:table-cell>
          <table:table-cell table:formula="of:=[original.AC140]" office:value-type="float" office:value="358706" calcext:value-type="float">
            <text:p>358706</text:p>
          </table:table-cell>
          <table:table-cell table:formula="of:=[original.O140]" office:value-type="float" office:value="659644" calcext:value-type="float">
            <text:p>659644</text:p>
          </table:table-cell>
          <table:table-cell table:formula="of:=['patched-nolom'.AB140]" office:value-type="float" office:value="370944" calcext:value-type="float">
            <text:p>370944</text:p>
          </table:table-cell>
          <table:table-cell table:formula="of:=['patched-nolom'.AC140]" office:value-type="float" office:value="358193" calcext:value-type="float">
            <text:p>358193</text:p>
          </table:table-cell>
          <table:table-cell table:formula="of:=['patched-nolom'.O140]" office:value-type="float" office:value="505968" calcext:value-type="float">
            <text:p>505968</text:p>
          </table:table-cell>
          <table:table-cell table:formula="of:=['patched-lom'.AB140]" office:value-type="float" office:value="370880" calcext:value-type="float">
            <text:p>370880</text:p>
          </table:table-cell>
          <table:table-cell table:formula="of:=['patched-lom'.AC140]" office:value-type="float" office:value="355525" calcext:value-type="float">
            <text:p>355525</text:p>
          </table:table-cell>
          <table:table-cell table:formula="of:=['patched-lom'.O140]" office:value-type="float" office:value="499528" calcext:value-type="float">
            <text:p>499528</text:p>
          </table:table-cell>
        </table:table-row>
        <table:table-row table:style-name="ro1">
          <table:table-cell table:formula="of:=[original.AB141]" office:value-type="float" office:value="561876" calcext:value-type="float">
            <text:p>561876</text:p>
          </table:table-cell>
          <table:table-cell table:formula="of:=[original.AC141]" office:value-type="float" office:value="358706" calcext:value-type="float">
            <text:p>358706</text:p>
          </table:table-cell>
          <table:table-cell table:formula="of:=[original.O141]" office:value-type="float" office:value="659644" calcext:value-type="float">
            <text:p>659644</text:p>
          </table:table-cell>
          <table:table-cell table:formula="of:=['patched-nolom'.AB141]" office:value-type="float" office:value="370944" calcext:value-type="float">
            <text:p>370944</text:p>
          </table:table-cell>
          <table:table-cell table:formula="of:=['patched-nolom'.AC141]" office:value-type="float" office:value="358193" calcext:value-type="float">
            <text:p>358193</text:p>
          </table:table-cell>
          <table:table-cell table:formula="of:=['patched-nolom'.O141]" office:value-type="float" office:value="505968" calcext:value-type="float">
            <text:p>505968</text:p>
          </table:table-cell>
          <table:table-cell table:formula="of:=['patched-lom'.AB141]" office:value-type="float" office:value="370880" calcext:value-type="float">
            <text:p>370880</text:p>
          </table:table-cell>
          <table:table-cell table:formula="of:=['patched-lom'.AC141]" office:value-type="float" office:value="355525" calcext:value-type="float">
            <text:p>355525</text:p>
          </table:table-cell>
          <table:table-cell table:formula="of:=['patched-lom'.O141]" office:value-type="float" office:value="499528" calcext:value-type="float">
            <text:p>499528</text:p>
          </table:table-cell>
        </table:table-row>
        <table:table-row table:style-name="ro1">
          <table:table-cell table:formula="of:=[original.AB142]" office:value-type="float" office:value="533204" calcext:value-type="float">
            <text:p>533204</text:p>
          </table:table-cell>
          <table:table-cell table:formula="of:=[original.AC142]" office:value-type="float" office:value="272293" calcext:value-type="float">
            <text:p>272293</text:p>
          </table:table-cell>
          <table:table-cell table:formula="of:=[original.O142]" office:value-type="float" office:value="631944" calcext:value-type="float">
            <text:p>631944</text:p>
          </table:table-cell>
          <table:table-cell table:formula="of:=['patched-nolom'.AB142]" office:value-type="float" office:value="285696" calcext:value-type="float">
            <text:p>285696</text:p>
          </table:table-cell>
          <table:table-cell table:formula="of:=['patched-nolom'.AC142]" office:value-type="float" office:value="271915" calcext:value-type="float">
            <text:p>271915</text:p>
          </table:table-cell>
          <table:table-cell table:formula="of:=['patched-nolom'.O142]" office:value-type="float" office:value="421012" calcext:value-type="float">
            <text:p>421012</text:p>
          </table:table-cell>
          <table:table-cell table:formula="of:=['patched-lom'.AB142]" office:value-type="float" office:value="370880" calcext:value-type="float">
            <text:p>370880</text:p>
          </table:table-cell>
          <table:table-cell table:formula="of:=['patched-lom'.AC142]" office:value-type="float" office:value="355525" calcext:value-type="float">
            <text:p>355525</text:p>
          </table:table-cell>
          <table:table-cell table:formula="of:=['patched-lom'.O142]" office:value-type="float" office:value="499528" calcext:value-type="float">
            <text:p>499528</text:p>
          </table:table-cell>
        </table:table-row>
        <table:table-row table:style-name="ro1">
          <table:table-cell table:formula="of:=[original.AB143]" office:value-type="float" office:value="533204" calcext:value-type="float">
            <text:p>533204</text:p>
          </table:table-cell>
          <table:table-cell table:formula="of:=[original.AC143]" office:value-type="float" office:value="272293" calcext:value-type="float">
            <text:p>272293</text:p>
          </table:table-cell>
          <table:table-cell table:formula="of:=[original.O143]" office:value-type="float" office:value="631944" calcext:value-type="float">
            <text:p>631944</text:p>
          </table:table-cell>
          <table:table-cell table:formula="of:=['patched-nolom'.AB143]" office:value-type="float" office:value="285696" calcext:value-type="float">
            <text:p>285696</text:p>
          </table:table-cell>
          <table:table-cell table:formula="of:=['patched-nolom'.AC143]" office:value-type="float" office:value="271915" calcext:value-type="float">
            <text:p>271915</text:p>
          </table:table-cell>
          <table:table-cell table:formula="of:=['patched-nolom'.O143]" office:value-type="float" office:value="421012" calcext:value-type="float">
            <text:p>421012</text:p>
          </table:table-cell>
          <table:table-cell table:formula="of:=['patched-lom'.AB143]" office:value-type="float" office:value="285632" calcext:value-type="float">
            <text:p>285632</text:p>
          </table:table-cell>
          <table:table-cell table:formula="of:=['patched-lom'.AC143]" office:value-type="float" office:value="269906" calcext:value-type="float">
            <text:p>269906</text:p>
          </table:table-cell>
          <table:table-cell table:formula="of:=['patched-lom'.O143]" office:value-type="float" office:value="415180" calcext:value-type="float">
            <text:p>415180</text:p>
          </table:table-cell>
        </table:table-row>
        <table:table-row table:style-name="ro1">
          <table:table-cell table:formula="of:=[original.AB144]" office:value-type="float" office:value="533204" calcext:value-type="float">
            <text:p>533204</text:p>
          </table:table-cell>
          <table:table-cell table:formula="of:=[original.AC144]" office:value-type="float" office:value="272293" calcext:value-type="float">
            <text:p>272293</text:p>
          </table:table-cell>
          <table:table-cell table:formula="of:=[original.O144]" office:value-type="float" office:value="631944" calcext:value-type="float">
            <text:p>631944</text:p>
          </table:table-cell>
          <table:table-cell table:formula="of:=['patched-nolom'.AB144]" office:value-type="float" office:value="285696" calcext:value-type="float">
            <text:p>285696</text:p>
          </table:table-cell>
          <table:table-cell table:formula="of:=['patched-nolom'.AC144]" office:value-type="float" office:value="271915" calcext:value-type="float">
            <text:p>271915</text:p>
          </table:table-cell>
          <table:table-cell table:formula="of:=['patched-nolom'.O144]" office:value-type="float" office:value="421012" calcext:value-type="float">
            <text:p>421012</text:p>
          </table:table-cell>
          <table:table-cell table:formula="of:=['patched-lom'.AB144]" office:value-type="float" office:value="285632" calcext:value-type="float">
            <text:p>285632</text:p>
          </table:table-cell>
          <table:table-cell table:formula="of:=['patched-lom'.AC144]" office:value-type="float" office:value="269906" calcext:value-type="float">
            <text:p>269906</text:p>
          </table:table-cell>
          <table:table-cell table:formula="of:=['patched-lom'.O144]" office:value-type="float" office:value="415180" calcext:value-type="float">
            <text:p>415180</text:p>
          </table:table-cell>
        </table:table-row>
        <table:table-row table:style-name="ro1">
          <table:table-cell table:formula="of:=[original.AB145]" office:value-type="float" office:value="533204" calcext:value-type="float">
            <text:p>533204</text:p>
          </table:table-cell>
          <table:table-cell table:formula="of:=[original.AC145]" office:value-type="float" office:value="272293" calcext:value-type="float">
            <text:p>272293</text:p>
          </table:table-cell>
          <table:table-cell table:formula="of:=[original.O145]" office:value-type="float" office:value="631944" calcext:value-type="float">
            <text:p>631944</text:p>
          </table:table-cell>
          <table:table-cell table:formula="of:=['patched-nolom'.AB145]" office:value-type="float" office:value="285696" calcext:value-type="float">
            <text:p>285696</text:p>
          </table:table-cell>
          <table:table-cell table:formula="of:=['patched-nolom'.AC145]" office:value-type="float" office:value="271915" calcext:value-type="float">
            <text:p>271915</text:p>
          </table:table-cell>
          <table:table-cell table:formula="of:=['patched-nolom'.O145]" office:value-type="float" office:value="421012" calcext:value-type="float">
            <text:p>421012</text:p>
          </table:table-cell>
          <table:table-cell table:formula="of:=['patched-lom'.AB145]" office:value-type="float" office:value="285632" calcext:value-type="float">
            <text:p>285632</text:p>
          </table:table-cell>
          <table:table-cell table:formula="of:=['patched-lom'.AC145]" office:value-type="float" office:value="269906" calcext:value-type="float">
            <text:p>269906</text:p>
          </table:table-cell>
          <table:table-cell table:formula="of:=['patched-lom'.O145]" office:value-type="float" office:value="415180" calcext:value-type="float">
            <text:p>415180</text:p>
          </table:table-cell>
        </table:table-row>
        <table:table-row table:style-name="ro1">
          <table:table-cell table:formula="of:=[original.AB146]" office:value-type="float" office:value="533204" calcext:value-type="float">
            <text:p>533204</text:p>
          </table:table-cell>
          <table:table-cell table:formula="of:=[original.AC146]" office:value-type="float" office:value="272294" calcext:value-type="float">
            <text:p>272294</text:p>
          </table:table-cell>
          <table:table-cell table:formula="of:=[original.O146]" office:value-type="float" office:value="631944" calcext:value-type="float">
            <text:p>631944</text:p>
          </table:table-cell>
          <table:table-cell table:formula="of:=['patched-nolom'.AB146]" office:value-type="float" office:value="285696" calcext:value-type="float">
            <text:p>285696</text:p>
          </table:table-cell>
          <table:table-cell table:formula="of:=['patched-nolom'.AC146]" office:value-type="float" office:value="271916" calcext:value-type="float">
            <text:p>271916</text:p>
          </table:table-cell>
          <table:table-cell table:formula="of:=['patched-nolom'.O146]" office:value-type="float" office:value="421012" calcext:value-type="float">
            <text:p>421012</text:p>
          </table:table-cell>
          <table:table-cell table:formula="of:=['patched-lom'.AB146]" office:value-type="float" office:value="285632" calcext:value-type="float">
            <text:p>285632</text:p>
          </table:table-cell>
          <table:table-cell table:formula="of:=['patched-lom'.AC146]" office:value-type="float" office:value="269906" calcext:value-type="float">
            <text:p>269906</text:p>
          </table:table-cell>
          <table:table-cell table:formula="of:=['patched-lom'.O146]" office:value-type="float" office:value="415180" calcext:value-type="float">
            <text:p>415180</text:p>
          </table:table-cell>
        </table:table-row>
        <table:table-row table:style-name="ro1">
          <table:table-cell table:formula="of:=[original.AB147]" office:value-type="float" office:value="533204" calcext:value-type="float">
            <text:p>533204</text:p>
          </table:table-cell>
          <table:table-cell table:formula="of:=[original.AC147]" office:value-type="float" office:value="272294" calcext:value-type="float">
            <text:p>272294</text:p>
          </table:table-cell>
          <table:table-cell table:formula="of:=[original.O147]" office:value-type="float" office:value="631944" calcext:value-type="float">
            <text:p>631944</text:p>
          </table:table-cell>
          <table:table-cell table:formula="of:=['patched-nolom'.AB147]" office:value-type="float" office:value="285696" calcext:value-type="float">
            <text:p>285696</text:p>
          </table:table-cell>
          <table:table-cell table:formula="of:=['patched-nolom'.AC147]" office:value-type="float" office:value="271916" calcext:value-type="float">
            <text:p>271916</text:p>
          </table:table-cell>
          <table:table-cell table:formula="of:=['patched-nolom'.O147]" office:value-type="float" office:value="421012" calcext:value-type="float">
            <text:p>421012</text:p>
          </table:table-cell>
          <table:table-cell table:formula="of:=['patched-lom'.AB147]" office:value-type="float" office:value="285632" calcext:value-type="float">
            <text:p>285632</text:p>
          </table:table-cell>
          <table:table-cell table:formula="of:=['patched-lom'.AC147]" office:value-type="float" office:value="269908" calcext:value-type="float">
            <text:p>269908</text:p>
          </table:table-cell>
          <table:table-cell table:formula="of:=['patched-lom'.O147]" office:value-type="float" office:value="415180" calcext:value-type="float">
            <text:p>415180</text:p>
          </table:table-cell>
        </table:table-row>
        <table:table-row table:style-name="ro1">
          <table:table-cell table:formula="of:=[original.AB148]" office:value-type="float" office:value="533204" calcext:value-type="float">
            <text:p>533204</text:p>
          </table:table-cell>
          <table:table-cell table:formula="of:=[original.AC148]" office:value-type="float" office:value="272294" calcext:value-type="float">
            <text:p>272294</text:p>
          </table:table-cell>
          <table:table-cell table:formula="of:=[original.O148]" office:value-type="float" office:value="631944" calcext:value-type="float">
            <text:p>631944</text:p>
          </table:table-cell>
          <table:table-cell table:formula="of:=['patched-nolom'.AB148]" office:value-type="float" office:value="285696" calcext:value-type="float">
            <text:p>285696</text:p>
          </table:table-cell>
          <table:table-cell table:formula="of:=['patched-nolom'.AC148]" office:value-type="float" office:value="271916" calcext:value-type="float">
            <text:p>271916</text:p>
          </table:table-cell>
          <table:table-cell table:formula="of:=['patched-nolom'.O148]" office:value-type="float" office:value="421012" calcext:value-type="float">
            <text:p>421012</text:p>
          </table:table-cell>
          <table:table-cell table:formula="of:=['patched-lom'.AB148]" office:value-type="float" office:value="285632" calcext:value-type="float">
            <text:p>285632</text:p>
          </table:table-cell>
          <table:table-cell table:formula="of:=['patched-lom'.AC148]" office:value-type="float" office:value="269908" calcext:value-type="float">
            <text:p>269908</text:p>
          </table:table-cell>
          <table:table-cell table:formula="of:=['patched-lom'.O148]" office:value-type="float" office:value="415180" calcext:value-type="float">
            <text:p>415180</text:p>
          </table:table-cell>
        </table:table-row>
        <table:table-row table:style-name="ro1">
          <table:table-cell table:formula="of:=[original.AB149]" office:value-type="float" office:value="533204" calcext:value-type="float">
            <text:p>533204</text:p>
          </table:table-cell>
          <table:table-cell table:formula="of:=[original.AC149]" office:value-type="float" office:value="272294" calcext:value-type="float">
            <text:p>272294</text:p>
          </table:table-cell>
          <table:table-cell table:formula="of:=[original.O149]" office:value-type="float" office:value="631944" calcext:value-type="float">
            <text:p>631944</text:p>
          </table:table-cell>
          <table:table-cell table:formula="of:=['patched-nolom'.AB149]" office:value-type="float" office:value="285696" calcext:value-type="float">
            <text:p>285696</text:p>
          </table:table-cell>
          <table:table-cell table:formula="of:=['patched-nolom'.AC149]" office:value-type="float" office:value="271916" calcext:value-type="float">
            <text:p>271916</text:p>
          </table:table-cell>
          <table:table-cell table:formula="of:=['patched-nolom'.O149]" office:value-type="float" office:value="421012" calcext:value-type="float">
            <text:p>421012</text:p>
          </table:table-cell>
          <table:table-cell table:formula="of:=['patched-lom'.AB149]" office:value-type="float" office:value="285632" calcext:value-type="float">
            <text:p>285632</text:p>
          </table:table-cell>
          <table:table-cell table:formula="of:=['patched-lom'.AC149]" office:value-type="float" office:value="269908" calcext:value-type="float">
            <text:p>269908</text:p>
          </table:table-cell>
          <table:table-cell table:formula="of:=['patched-lom'.O149]" office:value-type="float" office:value="415180" calcext:value-type="float">
            <text:p>415180</text:p>
          </table:table-cell>
        </table:table-row>
        <table:table-row table:style-name="ro1">
          <table:table-cell table:formula="of:=[original.AB150]" office:value-type="float" office:value="506580" calcext:value-type="float">
            <text:p>506580</text:p>
          </table:table-cell>
          <table:table-cell table:formula="of:=[original.AC150]" office:value-type="float" office:value="185890" calcext:value-type="float">
            <text:p>185890</text:p>
          </table:table-cell>
          <table:table-cell table:formula="of:=[original.O150]" office:value-type="float" office:value="606220" calcext:value-type="float">
            <text:p>606220</text:p>
          </table:table-cell>
          <table:table-cell table:formula="of:=['patched-nolom'.AB150]" office:value-type="float" office:value="200448" calcext:value-type="float">
            <text:p>200448</text:p>
          </table:table-cell>
          <table:table-cell table:formula="of:=['patched-nolom'.AC150]" office:value-type="float" office:value="185638" calcext:value-type="float">
            <text:p>185638</text:p>
          </table:table-cell>
          <table:table-cell table:formula="of:=['patched-nolom'.O150]" office:value-type="float" office:value="336036" calcext:value-type="float">
            <text:p>336036</text:p>
          </table:table-cell>
          <table:table-cell table:formula="of:=['patched-lom'.AB150]" office:value-type="float" office:value="285632" calcext:value-type="float">
            <text:p>285632</text:p>
          </table:table-cell>
          <table:table-cell table:formula="of:=['patched-lom'.AC150]" office:value-type="float" office:value="269908" calcext:value-type="float">
            <text:p>269908</text:p>
          </table:table-cell>
          <table:table-cell table:formula="of:=['patched-lom'.O150]" office:value-type="float" office:value="415180" calcext:value-type="float">
            <text:p>415180</text:p>
          </table:table-cell>
        </table:table-row>
        <table:table-row table:style-name="ro1">
          <table:table-cell table:formula="of:=[original.AB151]" office:value-type="float" office:value="506580" calcext:value-type="float">
            <text:p>506580</text:p>
          </table:table-cell>
          <table:table-cell table:formula="of:=[original.AC151]" office:value-type="float" office:value="185890" calcext:value-type="float">
            <text:p>185890</text:p>
          </table:table-cell>
          <table:table-cell table:formula="of:=[original.O151]" office:value-type="float" office:value="606220" calcext:value-type="float">
            <text:p>606220</text:p>
          </table:table-cell>
          <table:table-cell table:formula="of:=['patched-nolom'.AB151]" office:value-type="float" office:value="200448" calcext:value-type="float">
            <text:p>200448</text:p>
          </table:table-cell>
          <table:table-cell table:formula="of:=['patched-nolom'.AC151]" office:value-type="float" office:value="185647" calcext:value-type="float">
            <text:p>185647</text:p>
          </table:table-cell>
          <table:table-cell table:formula="of:=['patched-nolom'.O151]" office:value-type="float" office:value="336036" calcext:value-type="float">
            <text:p>336036</text:p>
          </table:table-cell>
          <table:table-cell table:formula="of:=['patched-lom'.AB151]" office:value-type="float" office:value="200320" calcext:value-type="float">
            <text:p>200320</text:p>
          </table:table-cell>
          <table:table-cell table:formula="of:=['patched-lom'.AC151]" office:value-type="float" office:value="184299" calcext:value-type="float">
            <text:p>184299</text:p>
          </table:table-cell>
          <table:table-cell table:formula="of:=['patched-lom'.O151]" office:value-type="float" office:value="330820" calcext:value-type="float">
            <text:p>330820</text:p>
          </table:table-cell>
        </table:table-row>
        <table:table-row table:style-name="ro1">
          <table:table-cell table:formula="of:=[original.AB152]" office:value-type="float" office:value="506580" calcext:value-type="float">
            <text:p>506580</text:p>
          </table:table-cell>
          <table:table-cell table:formula="of:=[original.AC152]" office:value-type="float" office:value="185890" calcext:value-type="float">
            <text:p>185890</text:p>
          </table:table-cell>
          <table:table-cell table:formula="of:=[original.O152]" office:value-type="float" office:value="606220" calcext:value-type="float">
            <text:p>606220</text:p>
          </table:table-cell>
          <table:table-cell table:formula="of:=['patched-nolom'.AB152]" office:value-type="float" office:value="200448" calcext:value-type="float">
            <text:p>200448</text:p>
          </table:table-cell>
          <table:table-cell table:formula="of:=['patched-nolom'.AC152]" office:value-type="float" office:value="185647" calcext:value-type="float">
            <text:p>185647</text:p>
          </table:table-cell>
          <table:table-cell table:formula="of:=['patched-nolom'.O152]" office:value-type="float" office:value="336036" calcext:value-type="float">
            <text:p>336036</text:p>
          </table:table-cell>
          <table:table-cell table:formula="of:=['patched-lom'.AB152]" office:value-type="float" office:value="200320" calcext:value-type="float">
            <text:p>200320</text:p>
          </table:table-cell>
          <table:table-cell table:formula="of:=['patched-lom'.AC152]" office:value-type="float" office:value="184299" calcext:value-type="float">
            <text:p>184299</text:p>
          </table:table-cell>
          <table:table-cell table:formula="of:=['patched-lom'.O152]" office:value-type="float" office:value="330820" calcext:value-type="float">
            <text:p>330820</text:p>
          </table:table-cell>
        </table:table-row>
        <table:table-row table:style-name="ro1">
          <table:table-cell table:formula="of:=[original.AB153]" office:value-type="float" office:value="506580" calcext:value-type="float">
            <text:p>506580</text:p>
          </table:table-cell>
          <table:table-cell table:formula="of:=[original.AC153]" office:value-type="float" office:value="185890" calcext:value-type="float">
            <text:p>185890</text:p>
          </table:table-cell>
          <table:table-cell table:formula="of:=[original.O153]" office:value-type="float" office:value="606220" calcext:value-type="float">
            <text:p>606220</text:p>
          </table:table-cell>
          <table:table-cell table:formula="of:=['patched-nolom'.AB153]" office:value-type="float" office:value="200448" calcext:value-type="float">
            <text:p>200448</text:p>
          </table:table-cell>
          <table:table-cell table:formula="of:=['patched-nolom'.AC153]" office:value-type="float" office:value="185647" calcext:value-type="float">
            <text:p>185647</text:p>
          </table:table-cell>
          <table:table-cell table:formula="of:=['patched-nolom'.O153]" office:value-type="float" office:value="336036" calcext:value-type="float">
            <text:p>336036</text:p>
          </table:table-cell>
          <table:table-cell table:formula="of:=['patched-lom'.AB153]" office:value-type="float" office:value="200320" calcext:value-type="float">
            <text:p>200320</text:p>
          </table:table-cell>
          <table:table-cell table:formula="of:=['patched-lom'.AC153]" office:value-type="float" office:value="184299" calcext:value-type="float">
            <text:p>184299</text:p>
          </table:table-cell>
          <table:table-cell table:formula="of:=['patched-lom'.O153]" office:value-type="float" office:value="330820" calcext:value-type="float">
            <text:p>330820</text:p>
          </table:table-cell>
        </table:table-row>
        <table:table-row table:style-name="ro1">
          <table:table-cell table:formula="of:=[original.AB154]" office:value-type="float" office:value="506580" calcext:value-type="float">
            <text:p>506580</text:p>
          </table:table-cell>
          <table:table-cell table:formula="of:=[original.AC154]" office:value-type="float" office:value="185890" calcext:value-type="float">
            <text:p>185890</text:p>
          </table:table-cell>
          <table:table-cell table:formula="of:=[original.O154]" office:value-type="float" office:value="606220" calcext:value-type="float">
            <text:p>606220</text:p>
          </table:table-cell>
          <table:table-cell table:formula="of:=['patched-nolom'.AB154]" office:value-type="float" office:value="200448" calcext:value-type="float">
            <text:p>200448</text:p>
          </table:table-cell>
          <table:table-cell table:formula="of:=['patched-nolom'.AC154]" office:value-type="float" office:value="185647" calcext:value-type="float">
            <text:p>185647</text:p>
          </table:table-cell>
          <table:table-cell table:formula="of:=['patched-nolom'.O154]" office:value-type="float" office:value="336036" calcext:value-type="float">
            <text:p>336036</text:p>
          </table:table-cell>
          <table:table-cell table:formula="of:=['patched-lom'.AB154]" office:value-type="float" office:value="200320" calcext:value-type="float">
            <text:p>200320</text:p>
          </table:table-cell>
          <table:table-cell table:formula="of:=['patched-lom'.AC154]" office:value-type="float" office:value="184299" calcext:value-type="float">
            <text:p>184299</text:p>
          </table:table-cell>
          <table:table-cell table:formula="of:=['patched-lom'.O154]" office:value-type="float" office:value="330820" calcext:value-type="float">
            <text:p>330820</text:p>
          </table:table-cell>
        </table:table-row>
        <table:table-row table:style-name="ro1">
          <table:table-cell table:formula="of:=[original.AB155]" office:value-type="float" office:value="506580" calcext:value-type="float">
            <text:p>506580</text:p>
          </table:table-cell>
          <table:table-cell table:formula="of:=[original.AC155]" office:value-type="float" office:value="185890" calcext:value-type="float">
            <text:p>185890</text:p>
          </table:table-cell>
          <table:table-cell table:formula="of:=[original.O155]" office:value-type="float" office:value="606220" calcext:value-type="float">
            <text:p>606220</text:p>
          </table:table-cell>
          <table:table-cell table:formula="of:=['patched-nolom'.AB155]" office:value-type="float" office:value="200448" calcext:value-type="float">
            <text:p>200448</text:p>
          </table:table-cell>
          <table:table-cell table:formula="of:=['patched-nolom'.AC155]" office:value-type="float" office:value="185647" calcext:value-type="float">
            <text:p>185647</text:p>
          </table:table-cell>
          <table:table-cell table:formula="of:=['patched-nolom'.O155]" office:value-type="float" office:value="336036" calcext:value-type="float">
            <text:p>336036</text:p>
          </table:table-cell>
          <table:table-cell table:formula="of:=['patched-lom'.AB155]" office:value-type="float" office:value="200320" calcext:value-type="float">
            <text:p>200320</text:p>
          </table:table-cell>
          <table:table-cell table:formula="of:=['patched-lom'.AC155]" office:value-type="float" office:value="184299" calcext:value-type="float">
            <text:p>184299</text:p>
          </table:table-cell>
          <table:table-cell table:formula="of:=['patched-lom'.O155]" office:value-type="float" office:value="330820" calcext:value-type="float">
            <text:p>330820</text:p>
          </table:table-cell>
        </table:table-row>
        <table:table-row table:style-name="ro1">
          <table:table-cell table:formula="of:=[original.AB156]" office:value-type="float" office:value="506580" calcext:value-type="float">
            <text:p>506580</text:p>
          </table:table-cell>
          <table:table-cell table:formula="of:=[original.AC156]" office:value-type="float" office:value="185890" calcext:value-type="float">
            <text:p>185890</text:p>
          </table:table-cell>
          <table:table-cell table:formula="of:=[original.O156]" office:value-type="float" office:value="606220" calcext:value-type="float">
            <text:p>606220</text:p>
          </table:table-cell>
          <table:table-cell table:formula="of:=['patched-nolom'.AB156]" office:value-type="float" office:value="200448" calcext:value-type="float">
            <text:p>200448</text:p>
          </table:table-cell>
          <table:table-cell table:formula="of:=['patched-nolom'.AC156]" office:value-type="float" office:value="185647" calcext:value-type="float">
            <text:p>185647</text:p>
          </table:table-cell>
          <table:table-cell table:formula="of:=['patched-nolom'.O156]" office:value-type="float" office:value="336036" calcext:value-type="float">
            <text:p>336036</text:p>
          </table:table-cell>
          <table:table-cell table:formula="of:=['patched-lom'.AB156]" office:value-type="float" office:value="200320" calcext:value-type="float">
            <text:p>200320</text:p>
          </table:table-cell>
          <table:table-cell table:formula="of:=['patched-lom'.AC156]" office:value-type="float" office:value="184299" calcext:value-type="float">
            <text:p>184299</text:p>
          </table:table-cell>
          <table:table-cell table:formula="of:=['patched-lom'.O156]" office:value-type="float" office:value="330820" calcext:value-type="float">
            <text:p>330820</text:p>
          </table:table-cell>
        </table:table-row>
        <table:table-row table:style-name="ro1">
          <table:table-cell table:formula="of:=[original.AB157]" office:value-type="float" office:value="506580" calcext:value-type="float">
            <text:p>506580</text:p>
          </table:table-cell>
          <table:table-cell table:formula="of:=[original.AC157]" office:value-type="float" office:value="185890" calcext:value-type="float">
            <text:p>185890</text:p>
          </table:table-cell>
          <table:table-cell table:formula="of:=[original.O157]" office:value-type="float" office:value="606220" calcext:value-type="float">
            <text:p>606220</text:p>
          </table:table-cell>
          <table:table-cell table:formula="of:=['patched-nolom'.AB157]" office:value-type="float" office:value="200448" calcext:value-type="float">
            <text:p>200448</text:p>
          </table:table-cell>
          <table:table-cell table:formula="of:=['patched-nolom'.AC157]" office:value-type="float" office:value="185647" calcext:value-type="float">
            <text:p>185647</text:p>
          </table:table-cell>
          <table:table-cell table:formula="of:=['patched-nolom'.O157]" office:value-type="float" office:value="336036" calcext:value-type="float">
            <text:p>336036</text:p>
          </table:table-cell>
          <table:table-cell table:formula="of:=['patched-lom'.AB157]" office:value-type="float" office:value="200320" calcext:value-type="float">
            <text:p>200320</text:p>
          </table:table-cell>
          <table:table-cell table:formula="of:=['patched-lom'.AC157]" office:value-type="float" office:value="184299" calcext:value-type="float">
            <text:p>184299</text:p>
          </table:table-cell>
          <table:table-cell table:formula="of:=['patched-lom'.O157]" office:value-type="float" office:value="330820" calcext:value-type="float">
            <text:p>330820</text:p>
          </table:table-cell>
        </table:table-row>
        <table:table-row table:style-name="ro1">
          <table:table-cell table:formula="of:=[original.AB158]" office:value-type="float" office:value="66432" calcext:value-type="float">
            <text:p>66432</text:p>
          </table:table-cell>
          <table:table-cell table:formula="of:=[original.AC158]" office:value-type="float" office:value="13064" calcext:value-type="float">
            <text:p>13064</text:p>
          </table:table-cell>
          <table:table-cell table:formula="of:=[original.O158]" office:value-type="float" office:value="163500" calcext:value-type="float">
            <text:p>163500</text:p>
          </table:table-cell>
          <table:table-cell table:formula="of:=['patched-nolom'.AB158]" office:value-type="float" office:value="13376" calcext:value-type="float">
            <text:p>13376</text:p>
          </table:table-cell>
          <table:table-cell table:formula="of:=['patched-nolom'.AC158]" office:value-type="float" office:value="13091" calcext:value-type="float">
            <text:p>13091</text:p>
          </table:table-cell>
          <table:table-cell table:formula="of:=['patched-nolom'.O158]" office:value-type="float" office:value="140300" calcext:value-type="float">
            <text:p>140300</text:p>
          </table:table-cell>
          <table:table-cell table:formula="of:=['patched-lom'.AB158]" office:value-type="float" office:value="200320" calcext:value-type="float">
            <text:p>200320</text:p>
          </table:table-cell>
          <table:table-cell table:formula="of:=['patched-lom'.AC158]" office:value-type="float" office:value="184299" calcext:value-type="float">
            <text:p>184299</text:p>
          </table:table-cell>
          <table:table-cell table:formula="of:=['patched-lom'.O158]" office:value-type="float" office:value="330820" calcext:value-type="float">
            <text:p>330820</text:p>
          </table:table-cell>
        </table:table-row>
        <table:table-row table:style-name="ro1">
          <table:table-cell table:formula="of:=[original.AB159]" office:value-type="float" office:value="66432" calcext:value-type="float">
            <text:p>66432</text:p>
          </table:table-cell>
          <table:table-cell table:formula="of:=[original.AC159]" office:value-type="float" office:value="13064" calcext:value-type="float">
            <text:p>13064</text:p>
          </table:table-cell>
          <table:table-cell table:formula="of:=[original.O159]" office:value-type="float" office:value="163500" calcext:value-type="float">
            <text:p>163500</text:p>
          </table:table-cell>
          <table:table-cell table:formula="of:=['patched-nolom'.AB159]" office:value-type="float" office:value="13376" calcext:value-type="float">
            <text:p>13376</text:p>
          </table:table-cell>
          <table:table-cell table:formula="of:=['patched-nolom'.AC159]" office:value-type="float" office:value="13091" calcext:value-type="float">
            <text:p>13091</text:p>
          </table:table-cell>
          <table:table-cell table:formula="of:=['patched-nolom'.O159]" office:value-type="float" office:value="140300" calcext:value-type="float">
            <text:p>140300</text:p>
          </table:table-cell>
          <table:table-cell table:formula="of:=['patched-lom'.AB159]" office:value-type="float" office:value="13376" calcext:value-type="float">
            <text:p>13376</text:p>
          </table:table-cell>
          <table:table-cell table:formula="of:=['patched-lom'.AC159]" office:value-type="float" office:value="13061" calcext:value-type="float">
            <text:p>13061</text:p>
          </table:table-cell>
          <table:table-cell table:formula="of:=['patched-lom'.O159]" office:value-type="float" office:value="139088" calcext:value-type="float">
            <text:p>139088</text:p>
          </table:table-cell>
        </table:table-row>
        <table:table-row table:style-name="ro1">
          <table:table-cell table:formula="of:=[original.AB160]" office:value-type="float" office:value="66432" calcext:value-type="float">
            <text:p>66432</text:p>
          </table:table-cell>
          <table:table-cell table:formula="of:=[original.AC160]" office:value-type="float" office:value="13064" calcext:value-type="float">
            <text:p>13064</text:p>
          </table:table-cell>
          <table:table-cell table:formula="of:=[original.O160]" office:value-type="float" office:value="163500" calcext:value-type="float">
            <text:p>163500</text:p>
          </table:table-cell>
          <table:table-cell table:formula="of:=['patched-nolom'.AB160]" office:value-type="float" office:value="13376" calcext:value-type="float">
            <text:p>13376</text:p>
          </table:table-cell>
          <table:table-cell table:formula="of:=['patched-nolom'.AC160]" office:value-type="float" office:value="13091" calcext:value-type="float">
            <text:p>13091</text:p>
          </table:table-cell>
          <table:table-cell table:formula="of:=['patched-nolom'.O160]" office:value-type="float" office:value="140300" calcext:value-type="float">
            <text:p>140300</text:p>
          </table:table-cell>
          <table:table-cell table:formula="of:=['patched-lom'.AB160]" office:value-type="float" office:value="13376" calcext:value-type="float">
            <text:p>13376</text:p>
          </table:table-cell>
          <table:table-cell table:formula="of:=['patched-lom'.AC160]" office:value-type="float" office:value="13061" calcext:value-type="float">
            <text:p>13061</text:p>
          </table:table-cell>
          <table:table-cell table:formula="of:=['patched-lom'.O160]" office:value-type="float" office:value="139088" calcext:value-type="float">
            <text:p>139088</text:p>
          </table:table-cell>
        </table:table-row>
        <table:table-row table:style-name="ro1">
          <table:table-cell table:formula="of:=[original.AB161]" office:value-type="float" office:value="66432" calcext:value-type="float">
            <text:p>66432</text:p>
          </table:table-cell>
          <table:table-cell table:formula="of:=[original.AC161]" office:value-type="float" office:value="13064" calcext:value-type="float">
            <text:p>13064</text:p>
          </table:table-cell>
          <table:table-cell table:formula="of:=[original.O161]" office:value-type="float" office:value="163500" calcext:value-type="float">
            <text:p>163500</text:p>
          </table:table-cell>
          <table:table-cell table:formula="of:=['patched-nolom'.AB161]" office:value-type="float" office:value="13376" calcext:value-type="float">
            <text:p>13376</text:p>
          </table:table-cell>
          <table:table-cell table:formula="of:=['patched-nolom'.AC161]" office:value-type="float" office:value="13091" calcext:value-type="float">
            <text:p>13091</text:p>
          </table:table-cell>
          <table:table-cell table:formula="of:=['patched-nolom'.O161]" office:value-type="float" office:value="140300" calcext:value-type="float">
            <text:p>140300</text:p>
          </table:table-cell>
          <table:table-cell table:formula="of:=['patched-lom'.AB161]" office:value-type="float" office:value="13376" calcext:value-type="float">
            <text:p>13376</text:p>
          </table:table-cell>
          <table:table-cell table:formula="of:=['patched-lom'.AC161]" office:value-type="float" office:value="13061" calcext:value-type="float">
            <text:p>13061</text:p>
          </table:table-cell>
          <table:table-cell table:formula="of:=['patched-lom'.O161]" office:value-type="float" office:value="139088" calcext:value-type="float">
            <text:p>139088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nolom'.AB162]" office:value-type="float" office:value="13376" calcext:value-type="float">
            <text:p>13376</text:p>
          </table:table-cell>
          <table:table-cell table:formula="of:=['patched-nolom'.AC162]" office:value-type="float" office:value="13091" calcext:value-type="float">
            <text:p>13091</text:p>
          </table:table-cell>
          <table:table-cell table:formula="of:=['patched-nolom'.O162]" office:value-type="float" office:value="140300" calcext:value-type="float">
            <text:p>140300</text:p>
          </table:table-cell>
          <table:table-cell table:formula="of:=['patched-lom'.AB162]" office:value-type="float" office:value="13376" calcext:value-type="float">
            <text:p>13376</text:p>
          </table:table-cell>
          <table:table-cell table:formula="of:=['patched-lom'.AC162]" office:value-type="float" office:value="13061" calcext:value-type="float">
            <text:p>13061</text:p>
          </table:table-cell>
          <table:table-cell table:formula="of:=['patched-lom'.O162]" office:value-type="float" office:value="139088" calcext:value-type="float">
            <text:p>139088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nolom'.AB163]" office:value-type="float" office:value="0" calcext:value-type="float">
            <text:p>0</text:p>
          </table:table-cell>
          <table:table-cell table:formula="of:=['patched-nolom'.AC163]" office:value-type="float" office:value="0" calcext:value-type="float">
            <text:p>0</text:p>
          </table:table-cell>
          <table:table-cell table:formula="of:=['patched-nolom'.O163]" office:value-type="float" office:value="0" calcext:value-type="float">
            <text:p>0</text:p>
          </table:table-cell>
          <table:table-cell table:formula="of:=['patched-lom'.AB163]" office:value-type="float" office:value="0" calcext:value-type="float">
            <text:p>0</text:p>
          </table:table-cell>
          <table:table-cell table:formula="of:=['patched-lom'.AC163]" office:value-type="float" office:value="0" calcext:value-type="float">
            <text:p>0</text:p>
          </table:table-cell>
          <table:table-cell table:formula="of:=['patched-lom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nolom'.AB164]" office:value-type="float" office:value="0" calcext:value-type="float">
            <text:p>0</text:p>
          </table:table-cell>
          <table:table-cell table:formula="of:=['patched-nolom'.AC164]" office:value-type="float" office:value="0" calcext:value-type="float">
            <text:p>0</text:p>
          </table:table-cell>
          <table:table-cell table:formula="of:=['patched-nolom'.O164]" office:value-type="float" office:value="0" calcext:value-type="float">
            <text:p>0</text:p>
          </table:table-cell>
          <table:table-cell table:formula="of:=['patched-lom'.AB164]" office:value-type="float" office:value="0" calcext:value-type="float">
            <text:p>0</text:p>
          </table:table-cell>
          <table:table-cell table:formula="of:=['patched-lom'.AC164]" office:value-type="float" office:value="0" calcext:value-type="float">
            <text:p>0</text:p>
          </table:table-cell>
          <table:table-cell table:formula="of:=['patched-lom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nolom'.AB165]" office:value-type="float" office:value="0" calcext:value-type="float">
            <text:p>0</text:p>
          </table:table-cell>
          <table:table-cell table:formula="of:=['patched-nolom'.AC165]" office:value-type="float" office:value="0" calcext:value-type="float">
            <text:p>0</text:p>
          </table:table-cell>
          <table:table-cell table:formula="of:=['patched-nolom'.O165]" office:value-type="float" office:value="0" calcext:value-type="float">
            <text:p>0</text:p>
          </table:table-cell>
          <table:table-cell table:formula="of:=['patched-lom'.AB165]" office:value-type="float" office:value="0" calcext:value-type="float">
            <text:p>0</text:p>
          </table:table-cell>
          <table:table-cell table:formula="of:=['patched-lom'.AC165]" office:value-type="float" office:value="0" calcext:value-type="float">
            <text:p>0</text:p>
          </table:table-cell>
          <table:table-cell table:formula="of:=['patched-lom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nolom'.AB166]" office:value-type="float" office:value="0" calcext:value-type="float">
            <text:p>0</text:p>
          </table:table-cell>
          <table:table-cell table:formula="of:=['patched-nolom'.AC166]" office:value-type="float" office:value="0" calcext:value-type="float">
            <text:p>0</text:p>
          </table:table-cell>
          <table:table-cell table:formula="of:=['patched-nolom'.O166]" office:value-type="float" office:value="0" calcext:value-type="float">
            <text:p>0</text:p>
          </table:table-cell>
          <table:table-cell table:formula="of:=['patched-lom'.AB166]" office:value-type="float" office:value="0" calcext:value-type="float">
            <text:p>0</text:p>
          </table:table-cell>
          <table:table-cell table:formula="of:=['patched-lom'.AC166]" office:value-type="float" office:value="0" calcext:value-type="float">
            <text:p>0</text:p>
          </table:table-cell>
          <table:table-cell table:formula="of:=['patched-lom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nolom'.AB167]" office:value-type="float" office:value="0" calcext:value-type="float">
            <text:p>0</text:p>
          </table:table-cell>
          <table:table-cell table:formula="of:=['patched-nolom'.AC167]" office:value-type="float" office:value="0" calcext:value-type="float">
            <text:p>0</text:p>
          </table:table-cell>
          <table:table-cell table:formula="of:=['patched-nolom'.O167]" office:value-type="float" office:value="0" calcext:value-type="float">
            <text:p>0</text:p>
          </table:table-cell>
          <table:table-cell table:formula="of:=['patched-lom'.AB167]" office:value-type="float" office:value="0" calcext:value-type="float">
            <text:p>0</text:p>
          </table:table-cell>
          <table:table-cell table:formula="of:=['patched-lom'.AC167]" office:value-type="float" office:value="0" calcext:value-type="float">
            <text:p>0</text:p>
          </table:table-cell>
          <table:table-cell table:formula="of:=['patched-lom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nolom'.AB168]" office:value-type="float" office:value="0" calcext:value-type="float">
            <text:p>0</text:p>
          </table:table-cell>
          <table:table-cell table:formula="of:=['patched-nolom'.AC168]" office:value-type="float" office:value="0" calcext:value-type="float">
            <text:p>0</text:p>
          </table:table-cell>
          <table:table-cell table:formula="of:=['patched-nolom'.O168]" office:value-type="float" office:value="0" calcext:value-type="float">
            <text:p>0</text:p>
          </table:table-cell>
          <table:table-cell table:formula="of:=['patched-lom'.AB168]" office:value-type="float" office:value="0" calcext:value-type="float">
            <text:p>0</text:p>
          </table:table-cell>
          <table:table-cell table:formula="of:=['patched-lom'.AC168]" office:value-type="float" office:value="0" calcext:value-type="float">
            <text:p>0</text:p>
          </table:table-cell>
          <table:table-cell table:formula="of:=['patched-lom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nolom'.AB169]" office:value-type="float" office:value="0" calcext:value-type="float">
            <text:p>0</text:p>
          </table:table-cell>
          <table:table-cell table:formula="of:=['patched-nolom'.AC169]" office:value-type="float" office:value="0" calcext:value-type="float">
            <text:p>0</text:p>
          </table:table-cell>
          <table:table-cell table:formula="of:=['patched-nolom'.O169]" office:value-type="float" office:value="0" calcext:value-type="float">
            <text:p>0</text:p>
          </table:table-cell>
          <table:table-cell table:formula="of:=['patched-lom'.AB169]" office:value-type="float" office:value="0" calcext:value-type="float">
            <text:p>0</text:p>
          </table:table-cell>
          <table:table-cell table:formula="of:=['patched-lom'.AC169]" office:value-type="float" office:value="0" calcext:value-type="float">
            <text:p>0</text:p>
          </table:table-cell>
          <table:table-cell table:formula="of:=['patched-lom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nolom'.AB170]" office:value-type="float" office:value="0" calcext:value-type="float">
            <text:p>0</text:p>
          </table:table-cell>
          <table:table-cell table:formula="of:=['patched-nolom'.AC170]" office:value-type="float" office:value="0" calcext:value-type="float">
            <text:p>0</text:p>
          </table:table-cell>
          <table:table-cell table:formula="of:=['patched-nolom'.O170]" office:value-type="float" office:value="0" calcext:value-type="float">
            <text:p>0</text:p>
          </table:table-cell>
          <table:table-cell table:formula="of:=['patched-lom'.AB170]" office:value-type="float" office:value="0" calcext:value-type="float">
            <text:p>0</text:p>
          </table:table-cell>
          <table:table-cell table:formula="of:=['patched-lom'.AC170]" office:value-type="float" office:value="0" calcext:value-type="float">
            <text:p>0</text:p>
          </table:table-cell>
          <table:table-cell table:formula="of:=['patched-lom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nolom'.AB171]" office:value-type="float" office:value="0" calcext:value-type="float">
            <text:p>0</text:p>
          </table:table-cell>
          <table:table-cell table:formula="of:=['patched-nolom'.AC171]" office:value-type="float" office:value="0" calcext:value-type="float">
            <text:p>0</text:p>
          </table:table-cell>
          <table:table-cell table:formula="of:=['patched-nolom'.O171]" office:value-type="float" office:value="0" calcext:value-type="float">
            <text:p>0</text:p>
          </table:table-cell>
          <table:table-cell table:formula="of:=['patched-lom'.AB171]" office:value-type="float" office:value="0" calcext:value-type="float">
            <text:p>0</text:p>
          </table:table-cell>
          <table:table-cell table:formula="of:=['patched-lom'.AC171]" office:value-type="float" office:value="0" calcext:value-type="float">
            <text:p>0</text:p>
          </table:table-cell>
          <table:table-cell table:formula="of:=['patched-lom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nolom'.AB172]" office:value-type="float" office:value="0" calcext:value-type="float">
            <text:p>0</text:p>
          </table:table-cell>
          <table:table-cell table:formula="of:=['patched-nolom'.AC172]" office:value-type="float" office:value="0" calcext:value-type="float">
            <text:p>0</text:p>
          </table:table-cell>
          <table:table-cell table:formula="of:=['patched-nolom'.O172]" office:value-type="float" office:value="0" calcext:value-type="float">
            <text:p>0</text:p>
          </table:table-cell>
          <table:table-cell table:formula="of:=['patched-lom'.AB172]" office:value-type="float" office:value="0" calcext:value-type="float">
            <text:p>0</text:p>
          </table:table-cell>
          <table:table-cell table:formula="of:=['patched-lom'.AC172]" office:value-type="float" office:value="0" calcext:value-type="float">
            <text:p>0</text:p>
          </table:table-cell>
          <table:table-cell table:formula="of:=['patched-lom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nolom'.AB173]" office:value-type="float" office:value="0" calcext:value-type="float">
            <text:p>0</text:p>
          </table:table-cell>
          <table:table-cell table:formula="of:=['patched-nolom'.AC173]" office:value-type="float" office:value="0" calcext:value-type="float">
            <text:p>0</text:p>
          </table:table-cell>
          <table:table-cell table:formula="of:=['patched-nolom'.O173]" office:value-type="float" office:value="0" calcext:value-type="float">
            <text:p>0</text:p>
          </table:table-cell>
          <table:table-cell table:formula="of:=['patched-lom'.AB173]" office:value-type="float" office:value="0" calcext:value-type="float">
            <text:p>0</text:p>
          </table:table-cell>
          <table:table-cell table:formula="of:=['patched-lom'.AC173]" office:value-type="float" office:value="0" calcext:value-type="float">
            <text:p>0</text:p>
          </table:table-cell>
          <table:table-cell table:formula="of:=['patched-lom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nolom'.AB174]" office:value-type="float" office:value="0" calcext:value-type="float">
            <text:p>0</text:p>
          </table:table-cell>
          <table:table-cell table:formula="of:=['patched-nolom'.AC174]" office:value-type="float" office:value="0" calcext:value-type="float">
            <text:p>0</text:p>
          </table:table-cell>
          <table:table-cell table:formula="of:=['patched-nolom'.O174]" office:value-type="float" office:value="0" calcext:value-type="float">
            <text:p>0</text:p>
          </table:table-cell>
          <table:table-cell table:formula="of:=['patched-lom'.AB174]" office:value-type="float" office:value="0" calcext:value-type="float">
            <text:p>0</text:p>
          </table:table-cell>
          <table:table-cell table:formula="of:=['patched-lom'.AC174]" office:value-type="float" office:value="0" calcext:value-type="float">
            <text:p>0</text:p>
          </table:table-cell>
          <table:table-cell table:formula="of:=['patched-lom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nolom'.AB175]" office:value-type="float" office:value="0" calcext:value-type="float">
            <text:p>0</text:p>
          </table:table-cell>
          <table:table-cell table:formula="of:=['patched-nolom'.AC175]" office:value-type="float" office:value="0" calcext:value-type="float">
            <text:p>0</text:p>
          </table:table-cell>
          <table:table-cell table:formula="of:=['patched-nolom'.O175]" office:value-type="float" office:value="0" calcext:value-type="float">
            <text:p>0</text:p>
          </table:table-cell>
          <table:table-cell table:formula="of:=['patched-lom'.AB175]" office:value-type="float" office:value="0" calcext:value-type="float">
            <text:p>0</text:p>
          </table:table-cell>
          <table:table-cell table:formula="of:=['patched-lom'.AC175]" office:value-type="float" office:value="0" calcext:value-type="float">
            <text:p>0</text:p>
          </table:table-cell>
          <table:table-cell table:formula="of:=['patched-lom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nolom'.AB176]" office:value-type="float" office:value="0" calcext:value-type="float">
            <text:p>0</text:p>
          </table:table-cell>
          <table:table-cell table:formula="of:=['patched-nolom'.AC176]" office:value-type="float" office:value="0" calcext:value-type="float">
            <text:p>0</text:p>
          </table:table-cell>
          <table:table-cell table:formula="of:=['patched-nolom'.O176]" office:value-type="float" office:value="0" calcext:value-type="float">
            <text:p>0</text:p>
          </table:table-cell>
          <table:table-cell table:formula="of:=['patched-lom'.AB176]" office:value-type="float" office:value="0" calcext:value-type="float">
            <text:p>0</text:p>
          </table:table-cell>
          <table:table-cell table:formula="of:=['patched-lom'.AC176]" office:value-type="float" office:value="0" calcext:value-type="float">
            <text:p>0</text:p>
          </table:table-cell>
          <table:table-cell table:formula="of:=['patched-lom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nolom'.AB177]" office:value-type="float" office:value="0" calcext:value-type="float">
            <text:p>0</text:p>
          </table:table-cell>
          <table:table-cell table:formula="of:=['patched-nolom'.AC177]" office:value-type="float" office:value="0" calcext:value-type="float">
            <text:p>0</text:p>
          </table:table-cell>
          <table:table-cell table:formula="of:=['patched-nolom'.O177]" office:value-type="float" office:value="0" calcext:value-type="float">
            <text:p>0</text:p>
          </table:table-cell>
          <table:table-cell table:formula="of:=['patched-lom'.AB177]" office:value-type="float" office:value="0" calcext:value-type="float">
            <text:p>0</text:p>
          </table:table-cell>
          <table:table-cell table:formula="of:=['patched-lom'.AC177]" office:value-type="float" office:value="0" calcext:value-type="float">
            <text:p>0</text:p>
          </table:table-cell>
          <table:table-cell table:formula="of:=['patched-lom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nolom'.AB178]" office:value-type="float" office:value="0" calcext:value-type="float">
            <text:p>0</text:p>
          </table:table-cell>
          <table:table-cell table:formula="of:=['patched-nolom'.AC178]" office:value-type="float" office:value="0" calcext:value-type="float">
            <text:p>0</text:p>
          </table:table-cell>
          <table:table-cell table:formula="of:=['patched-nolom'.O178]" office:value-type="float" office:value="0" calcext:value-type="float">
            <text:p>0</text:p>
          </table:table-cell>
          <table:table-cell table:formula="of:=['patched-lom'.AB178]" office:value-type="float" office:value="0" calcext:value-type="float">
            <text:p>0</text:p>
          </table:table-cell>
          <table:table-cell table:formula="of:=['patched-lom'.AC178]" office:value-type="float" office:value="0" calcext:value-type="float">
            <text:p>0</text:p>
          </table:table-cell>
          <table:table-cell table:formula="of:=['patched-lom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nolom'.AB179]" office:value-type="float" office:value="0" calcext:value-type="float">
            <text:p>0</text:p>
          </table:table-cell>
          <table:table-cell table:formula="of:=['patched-nolom'.AC179]" office:value-type="float" office:value="0" calcext:value-type="float">
            <text:p>0</text:p>
          </table:table-cell>
          <table:table-cell table:formula="of:=['patched-nolom'.O179]" office:value-type="float" office:value="0" calcext:value-type="float">
            <text:p>0</text:p>
          </table:table-cell>
          <table:table-cell table:formula="of:=['patched-lom'.AB179]" office:value-type="float" office:value="0" calcext:value-type="float">
            <text:p>0</text:p>
          </table:table-cell>
          <table:table-cell table:formula="of:=['patched-lom'.AC179]" office:value-type="float" office:value="0" calcext:value-type="float">
            <text:p>0</text:p>
          </table:table-cell>
          <table:table-cell table:formula="of:=['patched-lom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nolom'.AB180]" office:value-type="float" office:value="0" calcext:value-type="float">
            <text:p>0</text:p>
          </table:table-cell>
          <table:table-cell table:formula="of:=['patched-nolom'.AC180]" office:value-type="float" office:value="0" calcext:value-type="float">
            <text:p>0</text:p>
          </table:table-cell>
          <table:table-cell table:formula="of:=['patched-nolom'.O180]" office:value-type="float" office:value="0" calcext:value-type="float">
            <text:p>0</text:p>
          </table:table-cell>
          <table:table-cell table:formula="of:=['patched-lom'.AB180]" office:value-type="float" office:value="0" calcext:value-type="float">
            <text:p>0</text:p>
          </table:table-cell>
          <table:table-cell table:formula="of:=['patched-lom'.AC180]" office:value-type="float" office:value="0" calcext:value-type="float">
            <text:p>0</text:p>
          </table:table-cell>
          <table:table-cell table:formula="of:=['patched-lom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-aggr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G2:Sheet3.G3 Sheet3.G4:Sheet3.G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I2:Sheet3.I3 Sheet3.I4:Sheet3.I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07:27:01.767566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1-07T07:29:31.765762236</dc:date>
    <meta:editing-duration>PT1H3M4S</meta:editing-duration>
    <meta:editing-cycles>37</meta:editing-cycles>
    <meta:generator>LibreOffice/5.1.6.2$Linux_X86_64 LibreOffice_project/10m0$Build-2</meta:generator>
    <meta:document-statistic meta:table-count="9" meta:cell-count="22049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1717">
                <text:p>11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2758">
                <text:p>12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88">
                <text:p>42188</text:p>
              </table:table-cell>
              <table:table-cell office:value-type="float" office:value="38453">
                <text:p>38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604">
                <text:p>134604</text:p>
              </table:table-cell>
              <table:table-cell office:value-type="float" office:value="126043">
                <text:p>126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756">
                <text:p>231756</text:p>
              </table:table-cell>
              <table:table-cell office:value-type="float" office:value="217972">
                <text:p>217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6484">
                <text:p>326484</text:p>
              </table:table-cell>
              <table:table-cell office:value-type="float" office:value="307367">
                <text:p>307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1716">
                <text:p>421716</text:p>
              </table:table-cell>
              <table:table-cell office:value-type="float" office:value="397308">
                <text:p>397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404">
                <text:p>472404</text:p>
              </table:table-cell>
              <table:table-cell office:value-type="float" office:value="445116">
                <text:p>445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404">
                <text:p>472404</text:p>
              </table:table-cell>
              <table:table-cell office:value-type="float" office:value="445116">
                <text:p>445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404">
                <text:p>472404</text:p>
              </table:table-cell>
              <table:table-cell office:value-type="float" office:value="445116">
                <text:p>445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404">
                <text:p>472404</text:p>
              </table:table-cell>
              <table:table-cell office:value-type="float" office:value="445116">
                <text:p>445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404">
                <text:p>472404</text:p>
              </table:table-cell>
              <table:table-cell office:value-type="float" office:value="445116">
                <text:p>445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404">
                <text:p>472404</text:p>
              </table:table-cell>
              <table:table-cell office:value-type="float" office:value="445116">
                <text:p>445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404">
                <text:p>472404</text:p>
              </table:table-cell>
              <table:table-cell office:value-type="float" office:value="445116">
                <text:p>445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404">
                <text:p>472404</text:p>
              </table:table-cell>
              <table:table-cell office:value-type="float" office:value="445116">
                <text:p>445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404">
                <text:p>472404</text:p>
              </table:table-cell>
              <table:table-cell office:value-type="float" office:value="358703">
                <text:p>358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404">
                <text:p>472404</text:p>
              </table:table-cell>
              <table:table-cell office:value-type="float" office:value="358703">
                <text:p>358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404">
                <text:p>472404</text:p>
              </table:table-cell>
              <table:table-cell office:value-type="float" office:value="358703">
                <text:p>358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404">
                <text:p>472404</text:p>
              </table:table-cell>
              <table:table-cell office:value-type="float" office:value="358703">
                <text:p>3587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404">
                <text:p>472404</text:p>
              </table:table-cell>
              <table:table-cell office:value-type="float" office:value="358703">
                <text:p>358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404">
                <text:p>472404</text:p>
              </table:table-cell>
              <table:table-cell office:value-type="float" office:value="358703">
                <text:p>358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404">
                <text:p>472404</text:p>
              </table:table-cell>
              <table:table-cell office:value-type="float" office:value="358703">
                <text:p>358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404">
                <text:p>472404</text:p>
              </table:table-cell>
              <table:table-cell office:value-type="float" office:value="358703">
                <text:p>3587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404">
                <text:p>472404</text:p>
              </table:table-cell>
              <table:table-cell office:value-type="float" office:value="272290">
                <text:p>272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2404">
                <text:p>472404</text:p>
              </table:table-cell>
              <table:table-cell office:value-type="float" office:value="272290">
                <text:p>272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404">
                <text:p>472404</text:p>
              </table:table-cell>
              <table:table-cell office:value-type="float" office:value="272290">
                <text:p>2722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404">
                <text:p>472404</text:p>
              </table:table-cell>
              <table:table-cell office:value-type="float" office:value="272290">
                <text:p>2722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2404">
                <text:p>472404</text:p>
              </table:table-cell>
              <table:table-cell office:value-type="float" office:value="272291">
                <text:p>272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2404">
                <text:p>472404</text:p>
              </table:table-cell>
              <table:table-cell office:value-type="float" office:value="272291">
                <text:p>272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2404">
                <text:p>472404</text:p>
              </table:table-cell>
              <table:table-cell office:value-type="float" office:value="272291">
                <text:p>272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2404">
                <text:p>472404</text:p>
              </table:table-cell>
              <table:table-cell office:value-type="float" office:value="272291">
                <text:p>272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204">
                <text:p>421204</text:p>
              </table:table-cell>
              <table:table-cell office:value-type="float" office:value="185878">
                <text:p>1858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1204">
                <text:p>421204</text:p>
              </table:table-cell>
              <table:table-cell office:value-type="float" office:value="185878">
                <text:p>185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1204">
                <text:p>421204</text:p>
              </table:table-cell>
              <table:table-cell office:value-type="float" office:value="185878">
                <text:p>185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1204">
                <text:p>421204</text:p>
              </table:table-cell>
              <table:table-cell office:value-type="float" office:value="185878">
                <text:p>185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204">
                <text:p>421204</text:p>
              </table:table-cell>
              <table:table-cell office:value-type="float" office:value="185878">
                <text:p>185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204">
                <text:p>421204</text:p>
              </table:table-cell>
              <table:table-cell office:value-type="float" office:value="185878">
                <text:p>1858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1204">
                <text:p>421204</text:p>
              </table:table-cell>
              <table:table-cell office:value-type="float" office:value="185878">
                <text:p>185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1204">
                <text:p>421204</text:p>
              </table:table-cell>
              <table:table-cell office:value-type="float" office:value="185878">
                <text:p>185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2052">
                <text:p>372052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2052">
                <text:p>372052</text:p>
              </table:table-cell>
              <table:table-cell office:value-type="float" office:value="115346">
                <text:p>1153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2052">
                <text:p>372052</text:p>
              </table:table-cell>
              <table:table-cell office:value-type="float" office:value="213788">
                <text:p>2137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2052">
                <text:p>372052</text:p>
              </table:table-cell>
              <table:table-cell office:value-type="float" office:value="311986">
                <text:p>3119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5796">
                <text:p>435796</text:p>
              </table:table-cell>
              <table:table-cell office:value-type="float" office:value="406630">
                <text:p>4066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8980">
                <text:p>528980</text:p>
              </table:table-cell>
              <table:table-cell office:value-type="float" office:value="498461">
                <text:p>498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3924">
                <text:p>563924</text:p>
              </table:table-cell>
              <table:table-cell office:value-type="float" office:value="531532">
                <text:p>531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3924">
                <text:p>563924</text:p>
              </table:table-cell>
              <table:table-cell office:value-type="float" office:value="531532">
                <text:p>5315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3924">
                <text:p>563924</text:p>
              </table:table-cell>
              <table:table-cell office:value-type="float" office:value="531532">
                <text:p>5315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3924">
                <text:p>563924</text:p>
              </table:table-cell>
              <table:table-cell office:value-type="float" office:value="531532">
                <text:p>5315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3924">
                <text:p>563924</text:p>
              </table:table-cell>
              <table:table-cell office:value-type="float" office:value="531532">
                <text:p>5315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3924">
                <text:p>563924</text:p>
              </table:table-cell>
              <table:table-cell office:value-type="float" office:value="531532">
                <text:p>5315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3924">
                <text:p>563924</text:p>
              </table:table-cell>
              <table:table-cell office:value-type="float" office:value="531532">
                <text:p>5315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3924">
                <text:p>563924</text:p>
              </table:table-cell>
              <table:table-cell office:value-type="float" office:value="531532">
                <text:p>5315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3924">
                <text:p>563924</text:p>
              </table:table-cell>
              <table:table-cell office:value-type="float" office:value="445119">
                <text:p>445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3924">
                <text:p>563924</text:p>
              </table:table-cell>
              <table:table-cell office:value-type="float" office:value="445119">
                <text:p>4451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3924">
                <text:p>563924</text:p>
              </table:table-cell>
              <table:table-cell office:value-type="float" office:value="445119">
                <text:p>445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3924">
                <text:p>563924</text:p>
              </table:table-cell>
              <table:table-cell office:value-type="float" office:value="445119">
                <text:p>4451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3924">
                <text:p>563924</text:p>
              </table:table-cell>
              <table:table-cell office:value-type="float" office:value="445119">
                <text:p>4451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3924">
                <text:p>563924</text:p>
              </table:table-cell>
              <table:table-cell office:value-type="float" office:value="445119">
                <text:p>445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3924">
                <text:p>563924</text:p>
              </table:table-cell>
              <table:table-cell office:value-type="float" office:value="445119">
                <text:p>4451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3924">
                <text:p>563924</text:p>
              </table:table-cell>
              <table:table-cell office:value-type="float" office:value="445119">
                <text:p>4451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1876">
                <text:p>561876</text:p>
              </table:table-cell>
              <table:table-cell office:value-type="float" office:value="358706">
                <text:p>3587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1876">
                <text:p>561876</text:p>
              </table:table-cell>
              <table:table-cell office:value-type="float" office:value="358706">
                <text:p>3587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1876">
                <text:p>561876</text:p>
              </table:table-cell>
              <table:table-cell office:value-type="float" office:value="358706">
                <text:p>3587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1876">
                <text:p>561876</text:p>
              </table:table-cell>
              <table:table-cell office:value-type="float" office:value="358706">
                <text:p>3587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1876">
                <text:p>561876</text:p>
              </table:table-cell>
              <table:table-cell office:value-type="float" office:value="358706">
                <text:p>3587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1876">
                <text:p>561876</text:p>
              </table:table-cell>
              <table:table-cell office:value-type="float" office:value="358706">
                <text:p>3587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1876">
                <text:p>561876</text:p>
              </table:table-cell>
              <table:table-cell office:value-type="float" office:value="358706">
                <text:p>3587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1876">
                <text:p>561876</text:p>
              </table:table-cell>
              <table:table-cell office:value-type="float" office:value="358706">
                <text:p>3587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3204">
                <text:p>533204</text:p>
              </table:table-cell>
              <table:table-cell office:value-type="float" office:value="272293">
                <text:p>272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3204">
                <text:p>533204</text:p>
              </table:table-cell>
              <table:table-cell office:value-type="float" office:value="272293">
                <text:p>2722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3204">
                <text:p>533204</text:p>
              </table:table-cell>
              <table:table-cell office:value-type="float" office:value="272293">
                <text:p>2722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3204">
                <text:p>533204</text:p>
              </table:table-cell>
              <table:table-cell office:value-type="float" office:value="272293">
                <text:p>272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3204">
                <text:p>533204</text:p>
              </table:table-cell>
              <table:table-cell office:value-type="float" office:value="272294">
                <text:p>2722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3204">
                <text:p>533204</text:p>
              </table:table-cell>
              <table:table-cell office:value-type="float" office:value="272294">
                <text:p>2722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3204">
                <text:p>533204</text:p>
              </table:table-cell>
              <table:table-cell office:value-type="float" office:value="272294">
                <text:p>2722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3204">
                <text:p>533204</text:p>
              </table:table-cell>
              <table:table-cell office:value-type="float" office:value="272294">
                <text:p>2722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6580">
                <text:p>506580</text:p>
              </table:table-cell>
              <table:table-cell office:value-type="float" office:value="185890">
                <text:p>1858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6580">
                <text:p>506580</text:p>
              </table:table-cell>
              <table:table-cell office:value-type="float" office:value="185890">
                <text:p>1858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6580">
                <text:p>506580</text:p>
              </table:table-cell>
              <table:table-cell office:value-type="float" office:value="185890">
                <text:p>1858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6580">
                <text:p>506580</text:p>
              </table:table-cell>
              <table:table-cell office:value-type="float" office:value="185890">
                <text:p>1858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6580">
                <text:p>506580</text:p>
              </table:table-cell>
              <table:table-cell office:value-type="float" office:value="185890">
                <text:p>1858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6580">
                <text:p>506580</text:p>
              </table:table-cell>
              <table:table-cell office:value-type="float" office:value="185890">
                <text:p>1858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6580">
                <text:p>506580</text:p>
              </table:table-cell>
              <table:table-cell office:value-type="float" office:value="185890">
                <text:p>1858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6580">
                <text:p>506580</text:p>
              </table:table-cell>
              <table:table-cell office:value-type="float" office:value="185890">
                <text:p>1858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432">
                <text:p>66432</text:p>
              </table:table-cell>
              <table:table-cell office:value-type="float" office:value="13064">
                <text:p>130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064">
                <text:p>130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064">
                <text:p>13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064">
                <text:p>130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6.167cm" svg:y="10.515cm" style:legend-expansion="high" chart:style-name="ch2"/>
        <chart:plot-area chart:style-name="ch3" table:cell-range-address="Sheet3.D2:Sheet3.E180" chart:data-source-has-labels="row" svg:x="0.633cm" svg:y="0.442cm" svg:width="24.901cm" svg:height="21.242cm">
          <chartooo:coordinate-region svg:x="1.995cm" svg:y="0.563cm" svg:width="23.532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nolom meta-comm</text:p>
                <text:list>
                  <text:list-item>
                    <text:p>patched-nolom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-nolom meta-used</text:p>
                <text:list>
                  <text:list-item>
                    <text:p>Patched-nolom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32">
                <text:p>12032</text:p>
              </table:table-cell>
              <table:table-cell office:value-type="float" office:value="11697">
                <text:p>11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92">
                <text:p>12992</text:p>
              </table:table-cell>
              <table:table-cell office:value-type="float" office:value="12686">
                <text:p>12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12">
                <text:p>13312</text:p>
              </table:table-cell>
              <table:table-cell office:value-type="float" office:value="13048">
                <text:p>13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12">
                <text:p>13312</text:p>
              </table:table-cell>
              <table:table-cell office:value-type="float" office:value="13048">
                <text:p>13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12">
                <text:p>13312</text:p>
              </table:table-cell>
              <table:table-cell office:value-type="float" office:value="13048">
                <text:p>13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12">
                <text:p>13312</text:p>
              </table:table-cell>
              <table:table-cell office:value-type="float" office:value="13048">
                <text:p>13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40">
                <text:p>13440</text:p>
              </table:table-cell>
              <table:table-cell office:value-type="float" office:value="13146">
                <text:p>13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880">
                <text:p>98880</text:p>
              </table:table-cell>
              <table:table-cell office:value-type="float" office:value="97810">
                <text:p>978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680">
                <text:p>191680</text:p>
              </table:table-cell>
              <table:table-cell office:value-type="float" office:value="189782">
                <text:p>189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688">
                <text:p>282688</text:p>
              </table:table-cell>
              <table:table-cell office:value-type="float" office:value="280032">
                <text:p>280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4656">
                <text:p>374656</text:p>
              </table:table-cell>
              <table:table-cell office:value-type="float" office:value="371132">
                <text:p>371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576">
                <text:p>448576</text:p>
              </table:table-cell>
              <table:table-cell office:value-type="float" office:value="444467">
                <text:p>444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576">
                <text:p>448576</text:p>
              </table:table-cell>
              <table:table-cell office:value-type="float" office:value="444467">
                <text:p>444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576">
                <text:p>448576</text:p>
              </table:table-cell>
              <table:table-cell office:value-type="float" office:value="444467">
                <text:p>444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576">
                <text:p>448576</text:p>
              </table:table-cell>
              <table:table-cell office:value-type="float" office:value="444467">
                <text:p>444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576">
                <text:p>448576</text:p>
              </table:table-cell>
              <table:table-cell office:value-type="float" office:value="444467">
                <text:p>444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576">
                <text:p>448576</text:p>
              </table:table-cell>
              <table:table-cell office:value-type="float" office:value="444467">
                <text:p>444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576">
                <text:p>448576</text:p>
              </table:table-cell>
              <table:table-cell office:value-type="float" office:value="444467">
                <text:p>444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576">
                <text:p>448576</text:p>
              </table:table-cell>
              <table:table-cell office:value-type="float" office:value="444467">
                <text:p>444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152">
                <text:p>369152</text:p>
              </table:table-cell>
              <table:table-cell office:value-type="float" office:value="358189">
                <text:p>358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152">
                <text:p>369152</text:p>
              </table:table-cell>
              <table:table-cell office:value-type="float" office:value="358189">
                <text:p>358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152">
                <text:p>369152</text:p>
              </table:table-cell>
              <table:table-cell office:value-type="float" office:value="358189">
                <text:p>358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152">
                <text:p>369152</text:p>
              </table:table-cell>
              <table:table-cell office:value-type="float" office:value="358189">
                <text:p>358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152">
                <text:p>369152</text:p>
              </table:table-cell>
              <table:table-cell office:value-type="float" office:value="358189">
                <text:p>358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152">
                <text:p>369152</text:p>
              </table:table-cell>
              <table:table-cell office:value-type="float" office:value="358189">
                <text:p>358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152">
                <text:p>369152</text:p>
              </table:table-cell>
              <table:table-cell office:value-type="float" office:value="358189">
                <text:p>358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152">
                <text:p>369152</text:p>
              </table:table-cell>
              <table:table-cell office:value-type="float" office:value="358189">
                <text:p>358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112">
                <text:p>282112</text:p>
              </table:table-cell>
              <table:table-cell office:value-type="float" office:value="271911">
                <text:p>271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112">
                <text:p>282112</text:p>
              </table:table-cell>
              <table:table-cell office:value-type="float" office:value="271911">
                <text:p>271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112">
                <text:p>282112</text:p>
              </table:table-cell>
              <table:table-cell office:value-type="float" office:value="271911">
                <text:p>271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112">
                <text:p>282112</text:p>
              </table:table-cell>
              <table:table-cell office:value-type="float" office:value="271911">
                <text:p>271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2112">
                <text:p>282112</text:p>
              </table:table-cell>
              <table:table-cell office:value-type="float" office:value="271912">
                <text:p>271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112">
                <text:p>282112</text:p>
              </table:table-cell>
              <table:table-cell office:value-type="float" office:value="271912">
                <text:p>271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112">
                <text:p>282112</text:p>
              </table:table-cell>
              <table:table-cell office:value-type="float" office:value="271912">
                <text:p>271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2112">
                <text:p>282112</text:p>
              </table:table-cell>
              <table:table-cell office:value-type="float" office:value="271912">
                <text:p>271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72">
                <text:p>195072</text:p>
              </table:table-cell>
              <table:table-cell office:value-type="float" office:value="185633">
                <text:p>185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72">
                <text:p>195072</text:p>
              </table:table-cell>
              <table:table-cell office:value-type="float" office:value="185633">
                <text:p>1856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72">
                <text:p>195072</text:p>
              </table:table-cell>
              <table:table-cell office:value-type="float" office:value="185633">
                <text:p>185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072">
                <text:p>195072</text:p>
              </table:table-cell>
              <table:table-cell office:value-type="float" office:value="185633">
                <text:p>185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072">
                <text:p>195072</text:p>
              </table:table-cell>
              <table:table-cell office:value-type="float" office:value="185633">
                <text:p>1856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072">
                <text:p>195072</text:p>
              </table:table-cell>
              <table:table-cell office:value-type="float" office:value="185633">
                <text:p>185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072">
                <text:p>195072</text:p>
              </table:table-cell>
              <table:table-cell office:value-type="float" office:value="185633">
                <text:p>185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5072">
                <text:p>195072</text:p>
              </table:table-cell>
              <table:table-cell office:value-type="float" office:value="185633">
                <text:p>185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5072">
                <text:p>195072</text:p>
              </table:table-cell>
              <table:table-cell office:value-type="float" office:value="185633">
                <text:p>185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032">
                <text:p>108032</text:p>
              </table:table-cell>
              <table:table-cell office:value-type="float" office:value="99355">
                <text:p>993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000">
                <text:p>192000</text:p>
              </table:table-cell>
              <table:table-cell office:value-type="float" office:value="190134">
                <text:p>190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7360">
                <text:p>287360</text:p>
              </table:table-cell>
              <table:table-cell office:value-type="float" office:value="284679">
                <text:p>2846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1696">
                <text:p>381696</text:p>
              </table:table-cell>
              <table:table-cell office:value-type="float" office:value="378122">
                <text:p>378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5136">
                <text:p>475136</text:p>
              </table:table-cell>
              <table:table-cell office:value-type="float" office:value="470807">
                <text:p>470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5616">
                <text:p>535616</text:p>
              </table:table-cell>
              <table:table-cell office:value-type="float" office:value="530748">
                <text:p>530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616">
                <text:p>535616</text:p>
              </table:table-cell>
              <table:table-cell office:value-type="float" office:value="530748">
                <text:p>5307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5616">
                <text:p>535616</text:p>
              </table:table-cell>
              <table:table-cell office:value-type="float" office:value="530748">
                <text:p>5307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616">
                <text:p>535616</text:p>
              </table:table-cell>
              <table:table-cell office:value-type="float" office:value="530748">
                <text:p>530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5616">
                <text:p>535616</text:p>
              </table:table-cell>
              <table:table-cell office:value-type="float" office:value="530748">
                <text:p>5307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5616">
                <text:p>535616</text:p>
              </table:table-cell>
              <table:table-cell office:value-type="float" office:value="530748">
                <text:p>5307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5616">
                <text:p>535616</text:p>
              </table:table-cell>
              <table:table-cell office:value-type="float" office:value="530748">
                <text:p>5307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5616">
                <text:p>535616</text:p>
              </table:table-cell>
              <table:table-cell office:value-type="float" office:value="530748">
                <text:p>5307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448">
                <text:p>456448</text:p>
              </table:table-cell>
              <table:table-cell office:value-type="float" office:value="444471">
                <text:p>4444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6448">
                <text:p>456448</text:p>
              </table:table-cell>
              <table:table-cell office:value-type="float" office:value="444471">
                <text:p>4444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448">
                <text:p>456448</text:p>
              </table:table-cell>
              <table:table-cell office:value-type="float" office:value="444471">
                <text:p>4444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6448">
                <text:p>456448</text:p>
              </table:table-cell>
              <table:table-cell office:value-type="float" office:value="444471">
                <text:p>4444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6448">
                <text:p>456448</text:p>
              </table:table-cell>
              <table:table-cell office:value-type="float" office:value="444471">
                <text:p>4444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6448">
                <text:p>456448</text:p>
              </table:table-cell>
              <table:table-cell office:value-type="float" office:value="444471">
                <text:p>444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6448">
                <text:p>456448</text:p>
              </table:table-cell>
              <table:table-cell office:value-type="float" office:value="444471">
                <text:p>4444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6448">
                <text:p>456448</text:p>
              </table:table-cell>
              <table:table-cell office:value-type="float" office:value="444471">
                <text:p>4444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0944">
                <text:p>370944</text:p>
              </table:table-cell>
              <table:table-cell office:value-type="float" office:value="358193">
                <text:p>3581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0944">
                <text:p>370944</text:p>
              </table:table-cell>
              <table:table-cell office:value-type="float" office:value="358193">
                <text:p>3581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0944">
                <text:p>370944</text:p>
              </table:table-cell>
              <table:table-cell office:value-type="float" office:value="358193">
                <text:p>358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0944">
                <text:p>370944</text:p>
              </table:table-cell>
              <table:table-cell office:value-type="float" office:value="358193">
                <text:p>3581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944">
                <text:p>370944</text:p>
              </table:table-cell>
              <table:table-cell office:value-type="float" office:value="358193">
                <text:p>358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944">
                <text:p>370944</text:p>
              </table:table-cell>
              <table:table-cell office:value-type="float" office:value="358193">
                <text:p>3581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0944">
                <text:p>370944</text:p>
              </table:table-cell>
              <table:table-cell office:value-type="float" office:value="358193">
                <text:p>358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944">
                <text:p>370944</text:p>
              </table:table-cell>
              <table:table-cell office:value-type="float" office:value="358193">
                <text:p>3581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5696">
                <text:p>285696</text:p>
              </table:table-cell>
              <table:table-cell office:value-type="float" office:value="271915">
                <text:p>271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5696">
                <text:p>285696</text:p>
              </table:table-cell>
              <table:table-cell office:value-type="float" office:value="271915">
                <text:p>2719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5696">
                <text:p>285696</text:p>
              </table:table-cell>
              <table:table-cell office:value-type="float" office:value="271915">
                <text:p>271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5696">
                <text:p>285696</text:p>
              </table:table-cell>
              <table:table-cell office:value-type="float" office:value="271915">
                <text:p>2719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696">
                <text:p>285696</text:p>
              </table:table-cell>
              <table:table-cell office:value-type="float" office:value="271916">
                <text:p>271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5696">
                <text:p>285696</text:p>
              </table:table-cell>
              <table:table-cell office:value-type="float" office:value="271916">
                <text:p>2719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5696">
                <text:p>285696</text:p>
              </table:table-cell>
              <table:table-cell office:value-type="float" office:value="271916">
                <text:p>2719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5696">
                <text:p>285696</text:p>
              </table:table-cell>
              <table:table-cell office:value-type="float" office:value="271916">
                <text:p>271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448">
                <text:p>200448</text:p>
              </table:table-cell>
              <table:table-cell office:value-type="float" office:value="185638">
                <text:p>1856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448">
                <text:p>200448</text:p>
              </table:table-cell>
              <table:table-cell office:value-type="float" office:value="185647">
                <text:p>185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448">
                <text:p>200448</text:p>
              </table:table-cell>
              <table:table-cell office:value-type="float" office:value="185647">
                <text:p>1856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448">
                <text:p>200448</text:p>
              </table:table-cell>
              <table:table-cell office:value-type="float" office:value="185647">
                <text:p>1856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448">
                <text:p>200448</text:p>
              </table:table-cell>
              <table:table-cell office:value-type="float" office:value="185647">
                <text:p>1856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448">
                <text:p>200448</text:p>
              </table:table-cell>
              <table:table-cell office:value-type="float" office:value="185647">
                <text:p>1856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448">
                <text:p>200448</text:p>
              </table:table-cell>
              <table:table-cell office:value-type="float" office:value="185647">
                <text:p>185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448">
                <text:p>200448</text:p>
              </table:table-cell>
              <table:table-cell office:value-type="float" office:value="185647">
                <text:p>1856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76">
                <text:p>13376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376">
                <text:p>13376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376">
                <text:p>13376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376">
                <text:p>13376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376">
                <text:p>13376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807cm" svg:y="0.56cm" svg:width="23.824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28">
                <text:p>33728</text:p>
              </table:table-cell>
              <table:table-cell office:value-type="float" office:value="30015">
                <text:p>3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584">
                <text:p>65584</text:p>
              </table:table-cell>
              <table:table-cell office:value-type="float" office:value="56891">
                <text:p>568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6.266cm" svg:y="10.435cm" style:legend-expansion="high" chart:style-name="ch2"/>
        <chart:plot-area chart:style-name="ch3" table:cell-range-address="Sheet3.A2:Sheet3.A180 Sheet3.G2:Sheet3.G180" chart:data-source-has-labels="row" svg:x="0.63cm" svg:y="0.439cm" svg:width="25.006cm" svg:height="21.088cm">
          <chartooo:coordinate-region svg:x="1.992cm" svg:y="0.56cm" svg:width="23.638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G4:Sheet3.G180" chart:label-cell-address="Sheet3.G2:Sheet3.G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768">
                <text:p>32768</text:p>
              </table:table-cell>
              <table:table-cell office:value-type="float" office:value="34992">
                <text:p>34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544">
                <text:p>123544</text:p>
              </table:table-cell>
              <table:table-cell office:value-type="float" office:value="126112">
                <text:p>126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640">
                <text:p>223640</text:p>
              </table:table-cell>
              <table:table-cell office:value-type="float" office:value="225760">
                <text:p>2257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328">
                <text:p>324328</text:p>
              </table:table-cell>
              <table:table-cell office:value-type="float" office:value="324720">
                <text:p>3247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2248">
                <text:p>422248</text:p>
              </table:table-cell>
              <table:table-cell office:value-type="float" office:value="420816">
                <text:p>420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424">
                <text:p>520424</text:p>
              </table:table-cell>
              <table:table-cell office:value-type="float" office:value="517216">
                <text:p>517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3416">
                <text:p>573416</text:p>
              </table:table-cell>
              <table:table-cell office:value-type="float" office:value="364736">
                <text:p>3647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3416">
                <text:p>573416</text:p>
              </table:table-cell>
              <table:table-cell office:value-type="float" office:value="449296">
                <text:p>4492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3416">
                <text:p>573416</text:p>
              </table:table-cell>
              <table:table-cell office:value-type="float" office:value="530896">
                <text:p>5308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6648">
                <text:p>636648</text:p>
              </table:table-cell>
              <table:table-cell office:value-type="float" office:value="622048">
                <text:p>6220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194cm" svg:y="10.74cm" style:legend-expansion="high" chart:style-name="ch2"/>
        <chart:plot-area chart:style-name="ch3" table:cell-range-address="Sheet3.C2:Sheet3.C180 Sheet3.I2:Sheet3.I180" chart:data-source-has-labels="row" svg:x="0.631cm" svg:y="0.451cm" svg:width="25.932cm" svg:height="21.675cm">
          <chartooo:coordinate-region svg:x="1.993cm" svg:y="0.572cm" svg:width="24.569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I4:Sheet3.I180" chart:label-cell-address="Sheet3.I2:Sheet3.I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-aggr rss-all</text:p>
                <text:list>
                  <text:list-item>
                    <text:p>patched-aggr</text:p>
                  </text:list-item>
                  <text:list-item>
                    <text:p>rss-all</text:p>
                  </text:list-item>
                </text:list>
                <draw:g>
                  <svg:desc>Sheet3.I2:Sheet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I4:Sheet3.I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20">
                <text:p>33220</text:p>
              </table:table-cell>
              <table:table-cell office:value-type="float" office:value="33080">
                <text:p>330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128">
                <text:p>117128</text:p>
              </table:table-cell>
              <table:table-cell office:value-type="float" office:value="109548">
                <text:p>109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492">
                <text:p>178492</text:p>
              </table:table-cell>
              <table:table-cell office:value-type="float" office:value="181908">
                <text:p>181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492">
                <text:p>178492</text:p>
              </table:table-cell>
              <table:table-cell office:value-type="float" office:value="181908">
                <text:p>181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492">
                <text:p>178492</text:p>
              </table:table-cell>
              <table:table-cell office:value-type="float" office:value="181908">
                <text:p>181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0292">
                <text:p>190292</text:p>
              </table:table-cell>
              <table:table-cell office:value-type="float" office:value="181096">
                <text:p>181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712">
                <text:p>191712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1712">
                <text:p>191712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1712">
                <text:p>191712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1712">
                <text:p>191712</text:p>
              </table:table-cell>
              <table:table-cell office:value-type="float" office:value="185200">
                <text:p>1852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